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La_Pamp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La Pampa</text:p>
          </table:table-cell>
          <table:table-cell office:value-type="float" office:value="420000100" table:style-name="ce1">
            <text:p>420000100</text:p>
          </table:table-cell>
          <table:table-cell office:value-type="string" table:style-name="ce1">
            <text:p>Instituto General José de San Martín - P41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ther de Monmany 451</text:p>
          </table:table-cell>
          <table:table-cell office:value-type="string" table:style-name="ce1">
            <text:p>L6207</text:p>
          </table:table-cell>
          <table:table-cell table:style-name="ce1"/>
          <table:table-cell office:value-type="string" table:style-name="ce1">
            <text:p>ALTA ITALIA</text:p>
          </table:table-cell>
          <table:table-cell office:value-type="string" table:style-name="ce1">
            <text:p>REALICO</text:p>
          </table:table-cell>
          <table:table-cell office:value-type="string" table:style-name="ce1">
            <text:p>institutoaltaitalia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53394166657177" table:style-name="ce2">
            <text:p>-353.394.166.657.177</text:p>
          </table:table-cell>
          <table:table-cell office:value-type="float" office:value="-641195155344591" table:style-name="ce2">
            <text:p>-641.195.155.344.5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0200" table:style-name="ce1">
            <text:p>420000200</text:p>
          </table:table-cell>
          <table:table-cell office:value-type="string" table:style-name="ce1">
            <text:p>Escuela Nº 50 Mariano More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cceso Ruta 1 Escuela Hogar Escuela Hogar</text:p>
          </table:table-cell>
          <table:table-cell office:value-type="string" table:style-name="ce1">
            <text:p>L6201</text:p>
          </table:table-cell>
          <table:table-cell table:style-name="ce1"/>
          <table:table-cell office:value-type="string" table:style-name="ce1">
            <text:p>OJEDA</text:p>
          </table:table-cell>
          <table:table-cell office:value-type="string" table:style-name="ce1">
            <text:p>REALI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530806387" table:style-name="ce2">
            <text:p>-3.530.806.387</text:p>
          </table:table-cell>
          <table:table-cell office:value-type="float" office:value="-6400576252" table:style-name="ce2">
            <text:p>-6.400.576.2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0300" table:style-name="ce1">
            <text:p>420000300</text:p>
          </table:table-cell>
          <table:table-cell office:value-type="string" table:style-name="ce1">
            <text:p>Escuela Nº 51 Nicolás Avellane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633</text:p>
          </table:table-cell>
          <table:table-cell office:value-type="string" table:style-name="ce1">
            <text:p>L6215</text:p>
          </table:table-cell>
          <table:table-cell office:value-type="string" table:style-name="ce1">
            <text:p>499312/44</text:p>
          </table:table-cell>
          <table:table-cell office:value-type="string" table:style-name="ce1">
            <text:p>FALUCHO</text:p>
          </table:table-cell>
          <table:table-cell office:value-type="string" table:style-name="ce1">
            <text:p>REALICO</text:p>
          </table:table-cell>
          <table:table-cell office:value-type="string" table:style-name="ce1">
            <text:p>ESC51FALUCHO@REALICONET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51912912486664" table:style-name="ce2">
            <text:p>-351.912.912.486.664</text:p>
          </table:table-cell>
          <table:table-cell office:value-type="float" office:value="-641110700644422" table:style-name="ce2">
            <text:p>-641.110.700.644.4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0400" table:style-name="ce1">
            <text:p>420000400</text:p>
          </table:table-cell>
          <table:table-cell office:value-type="string" table:style-name="ce1">
            <text:p>Escuela Nº 18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Z.R. Parera - Lote XI Paraje La Estrella - Z.R. Parera</text:p>
          </table:table-cell>
          <table:table-cell office:value-type="string" table:style-name="ce1">
            <text:p>L6213</text:p>
          </table:table-cell>
          <table:table-cell table:style-name="ce1"/>
          <table:table-cell office:value-type="string" table:style-name="ce1">
            <text:p>LOTE XI</text:p>
          </table:table-cell>
          <table:table-cell office:value-type="string" table:style-name="ce1">
            <text:p>REALICO</text:p>
          </table:table-cell>
          <table:table-cell office:value-type="string" table:style-name="ce1">
            <text:p>ISABEL@COPEOSPIL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518026952" table:style-name="ce2">
            <text:p>-3.518.026.952</text:p>
          </table:table-cell>
          <table:table-cell office:value-type="float" office:value="-643743537" table:style-name="ce2">
            <text:p>-643.743.5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0600" table:style-name="ce1">
            <text:p>420000600</text:p>
          </table:table-cell>
          <table:table-cell office:value-type="string" table:style-name="ce1">
            <text:p>Escuela de Comerci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Mullally 1925 San Cayetano</text:p>
          </table:table-cell>
          <table:table-cell office:value-type="string" table:style-name="ce1">
            <text:p>L6200</text:p>
          </table:table-cell>
          <table:table-cell table:style-name="ce1"/>
          <table:table-cell office:value-type="string" table:style-name="ce1">
            <text:p>REALICO</text:p>
          </table:table-cell>
          <table:table-cell office:value-type="string" table:style-name="ce1">
            <text:p>REALICO</text:p>
          </table:table-cell>
          <table:table-cell office:value-type="string" table:style-name="ce1">
            <text:p>escuecomercio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50422950076583" table:style-name="ce2">
            <text:p>-350.422.950.076.583</text:p>
          </table:table-cell>
          <table:table-cell office:value-type="float" office:value="-642462261421357" table:style-name="ce2">
            <text:p>-642.462.261.421.3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0601" table:style-name="ce1">
            <text:p>420000601</text:p>
          </table:table-cell>
          <table:table-cell office:value-type="string" table:style-name="ce1">
            <text:p>C.B. Anexo Escuela de Comercio en Escuela Nº 2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slas Malvinas</text:p>
          </table:table-cell>
          <table:table-cell office:value-type="float" office:value="6212" table:style-name="ce1">
            <text:p>6212</text:p>
          </table:table-cell>
          <table:table-cell table:style-name="ce1"/>
          <table:table-cell office:value-type="string" table:style-name="ce1">
            <text:p>DAMIAN MAISONAVE</text:p>
          </table:table-cell>
          <table:table-cell office:value-type="string" table:style-name="ce1">
            <text:p>REALICO</text:p>
          </table:table-cell>
          <table:table-cell office:value-type="string" table:style-name="ce1">
            <text:p>escuela28@realicosatelital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55959772006365" table:style-name="ce2">
            <text:p>-355.959.772.006.365</text:p>
          </table:table-cell>
          <table:table-cell office:value-type="float" office:value="-645577880779603" table:style-name="ce2">
            <text:p>-645.577.880.779.6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0700" table:style-name="ce1">
            <text:p>420000700</text:p>
          </table:table-cell>
          <table:table-cell office:value-type="string" table:style-name="ce1">
            <text:p>Centro Educativo Programa Especial Nº 10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paña 1362 Escuela Laboral N° 4</text:p>
          </table:table-cell>
          <table:table-cell office:value-type="string" table:style-name="ce1">
            <text:p>L6200</text:p>
          </table:table-cell>
          <table:table-cell table:style-name="ce1"/>
          <table:table-cell office:value-type="string" table:style-name="ce1">
            <text:p>REALICO</text:p>
          </table:table-cell>
          <table:table-cell office:value-type="string" table:style-name="ce1">
            <text:p>REALI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office:value-type="float" office:value="-350431965900614" table:style-name="ce2">
            <text:p>-350.431.965.900.614</text:p>
          </table:table-cell>
          <table:table-cell office:value-type="float" office:value="-642533953982918" table:style-name="ce2">
            <text:p>-642.533.953.982.9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0800" table:style-name="ce1">
            <text:p>420000800</text:p>
          </table:table-cell>
          <table:table-cell office:value-type="string" table:style-name="ce1">
            <text:p>Escuela Nº 21 Luis A. De Bougainvill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ercedes Alvarado</text:p>
          </table:table-cell>
          <table:table-cell office:value-type="string" table:style-name="ce1">
            <text:p>L6212</text:p>
          </table:table-cell>
          <table:table-cell table:style-name="ce1"/>
          <table:table-cell office:value-type="string" table:style-name="ce1">
            <text:p>ADOLFO VAN PRAET</text:p>
          </table:table-cell>
          <table:table-cell office:value-type="string" table:style-name="ce1">
            <text:p>REALICO</text:p>
          </table:table-cell>
          <table:table-cell office:value-type="string" table:style-name="ce1">
            <text:p>ESCUELA21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501662292" table:style-name="ce2">
            <text:p>-3.501.662.292</text:p>
          </table:table-cell>
          <table:table-cell office:value-type="float" office:value="-6403304545" table:style-name="ce2">
            <text:p>-6.403.304.5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0900" table:style-name="ce1">
            <text:p>420000900</text:p>
          </table:table-cell>
          <table:table-cell office:value-type="string" table:style-name="ce1">
            <text:p>Escuela Nº 15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Z.R. Adolfo Van Praet Campo Molina - Z.R. Adolfo Van Praet</text:p>
          </table:table-cell>
          <table:table-cell office:value-type="string" table:style-name="ce1">
            <text:p>L6212</text:p>
          </table:table-cell>
          <table:table-cell table:style-name="ce1"/>
          <table:table-cell office:value-type="string" table:style-name="ce1">
            <text:p>LOTE IV</text:p>
          </table:table-cell>
          <table:table-cell office:value-type="string" table:style-name="ce1">
            <text:p>REALI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513642521" table:style-name="ce2">
            <text:p>-3.513.642.521</text:p>
          </table:table-cell>
          <table:table-cell office:value-type="float" office:value="-6399067711" table:style-name="ce2">
            <text:p>-6.399.067.7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1100" table:style-name="ce1">
            <text:p>420001100</text:p>
          </table:table-cell>
          <table:table-cell office:value-type="string" table:style-name="ce1">
            <text:p>Escuela Nº 222 Manuel Belgr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1879</text:p>
          </table:table-cell>
          <table:table-cell office:value-type="string" table:style-name="ce1">
            <text:p>L6200</text:p>
          </table:table-cell>
          <table:table-cell table:style-name="ce1"/>
          <table:table-cell office:value-type="string" table:style-name="ce1">
            <text:p>REALICO</text:p>
          </table:table-cell>
          <table:table-cell office:value-type="string" table:style-name="ce1">
            <text:p>REALICO</text:p>
          </table:table-cell>
          <table:table-cell office:value-type="string" table:style-name="ce1">
            <text:p>ESCUELA222MB@YAHOO.COM.AR/ESCUELA222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5037427446785" table:style-name="ce2">
            <text:p>-35.037.427.446.785</text:p>
          </table:table-cell>
          <table:table-cell office:value-type="float" office:value="-642424725227003" table:style-name="ce2">
            <text:p>-642.424.725.227.0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1200" table:style-name="ce1">
            <text:p>420001200</text:p>
          </table:table-cell>
          <table:table-cell office:value-type="string" table:style-name="ce1">
            <text:p>J.I.N. Nº 9 en Escuela Nº 222 -Cabecera-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ndios Pampa 1870 CENTRO</text:p>
          </table:table-cell>
          <table:table-cell office:value-type="string" table:style-name="ce1">
            <text:p>L6200</text:p>
          </table:table-cell>
          <table:table-cell table:style-name="ce1"/>
          <table:table-cell office:value-type="string" table:style-name="ce1">
            <text:p>REALICO</text:p>
          </table:table-cell>
          <table:table-cell office:value-type="string" table:style-name="ce1">
            <text:p>REALICO</text:p>
          </table:table-cell>
          <table:table-cell office:value-type="string" table:style-name="ce1">
            <text:p>jin9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50374262080144" table:style-name="ce2">
            <text:p>-350.374.262.080.144</text:p>
          </table:table-cell>
          <table:table-cell office:value-type="float" office:value="-64242387027119" table:style-name="ce2">
            <text:p>-64.242.387.027.11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1201" table:style-name="ce1">
            <text:p>420001201</text:p>
          </table:table-cell>
          <table:table-cell office:value-type="string" table:style-name="ce1">
            <text:p>J.I.N. Nº 9 en Escuela Nº 3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dor. Centeno 1263 ESC. Nº34</text:p>
          </table:table-cell>
          <table:table-cell office:value-type="string" table:style-name="ce1">
            <text:p>L6200</text:p>
          </table:table-cell>
          <table:table-cell table:style-name="ce1"/>
          <table:table-cell office:value-type="string" table:style-name="ce1">
            <text:p>REALICO</text:p>
          </table:table-cell>
          <table:table-cell office:value-type="string" table:style-name="ce1">
            <text:p>REALICO</text:p>
          </table:table-cell>
          <table:table-cell office:value-type="string" table:style-name="ce1">
            <text:p>jin9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50374646326886" table:style-name="ce2">
            <text:p>-350.374.646.326.886</text:p>
          </table:table-cell>
          <table:table-cell office:value-type="float" office:value="-642522913670967" table:style-name="ce2">
            <text:p>-642.522.913.670.9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1202" table:style-name="ce1">
            <text:p>420001202</text:p>
          </table:table-cell>
          <table:table-cell office:value-type="string" table:style-name="ce1">
            <text:p>J.I.N. Nº 9 en Escuela Nº 24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raguay 1978 Centro</text:p>
          </table:table-cell>
          <table:table-cell office:value-type="string" table:style-name="ce1">
            <text:p>L6200</text:p>
          </table:table-cell>
          <table:table-cell table:style-name="ce1"/>
          <table:table-cell office:value-type="string" table:style-name="ce1">
            <text:p>REALICO</text:p>
          </table:table-cell>
          <table:table-cell office:value-type="string" table:style-name="ce1">
            <text:p>REALICO</text:p>
          </table:table-cell>
          <table:table-cell office:value-type="string" table:style-name="ce1">
            <text:p>jin9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5043331913283" table:style-name="ce2">
            <text:p>-35.043.331.913.283</text:p>
          </table:table-cell>
          <table:table-cell office:value-type="float" office:value="-642528572319046" table:style-name="ce2">
            <text:p>-642.528.572.319.0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1203" table:style-name="ce1">
            <text:p>420001203</text:p>
          </table:table-cell>
          <table:table-cell office:value-type="string" table:style-name="ce1">
            <text:p>J.I.N. Nº 9 en Escuela Nº 5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meghino 552</text:p>
          </table:table-cell>
          <table:table-cell office:value-type="string" table:style-name="ce1">
            <text:p>L6228</text:p>
          </table:table-cell>
          <table:table-cell table:style-name="ce1"/>
          <table:table-cell office:value-type="string" table:style-name="ce1">
            <text:p>CORONEL HILARIO LAGOS</text:p>
          </table:table-cell>
          <table:table-cell office:value-type="string" table:style-name="ce1">
            <text:p>CHAPALEUFU</text:p>
          </table:table-cell>
          <table:table-cell office:value-type="string" table:style-name="ce1">
            <text:p>jin9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502472101" table:style-name="ce2">
            <text:p>-3.502.472.101</text:p>
          </table:table-cell>
          <table:table-cell office:value-type="float" office:value="-6391322019" table:style-name="ce2">
            <text:p>-6.391.322.01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1204" table:style-name="ce1">
            <text:p>420001204</text:p>
          </table:table-cell>
          <table:table-cell office:value-type="string" table:style-name="ce1">
            <text:p>J.I.N. Nº 9 en Escuela Nº 2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rito Moreno s/n</text:p>
          </table:table-cell>
          <table:table-cell office:value-type="string" table:style-name="ce1">
            <text:p>L6208</text:p>
          </table:table-cell>
          <table:table-cell table:style-name="ce1"/>
          <table:table-cell office:value-type="string" table:style-name="ce1">
            <text:p>ADOLFO VAN PRAET</text:p>
          </table:table-cell>
          <table:table-cell office:value-type="string" table:style-name="ce1">
            <text:p>REALICO</text:p>
          </table:table-cell>
          <table:table-cell office:value-type="string" table:style-name="ce1">
            <text:p>jin9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501704973" table:style-name="ce2">
            <text:p>-3.501.704.973</text:p>
          </table:table-cell>
          <table:table-cell office:value-type="float" office:value="-6403284881" table:style-name="ce2">
            <text:p>-6.403.284.88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1205" table:style-name="ce1">
            <text:p>420001205</text:p>
          </table:table-cell>
          <table:table-cell office:value-type="string" table:style-name="ce1">
            <text:p>J.I.N. Nº 9 en Escuela Nº 2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slas Malvinas s/n Centro</text:p>
          </table:table-cell>
          <table:table-cell office:value-type="string" table:style-name="ce1">
            <text:p>L6200</text:p>
          </table:table-cell>
          <table:table-cell table:style-name="ce1"/>
          <table:table-cell office:value-type="string" table:style-name="ce1">
            <text:p>DAMIAN MAISONAVE</text:p>
          </table:table-cell>
          <table:table-cell office:value-type="string" table:style-name="ce1">
            <text:p>REALICO</text:p>
          </table:table-cell>
          <table:table-cell office:value-type="string" table:style-name="ce1">
            <text:p>jin9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504108735" table:style-name="ce2">
            <text:p>-3.504.108.735</text:p>
          </table:table-cell>
          <table:table-cell office:value-type="float" office:value="-6438689545" table:style-name="ce2">
            <text:p>-6.438.689.5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1206" table:style-name="ce1">
            <text:p>420001206</text:p>
          </table:table-cell>
          <table:table-cell office:value-type="string" table:style-name="ce1">
            <text:p>J.I.N. Nº 9 en Escuela Nº 5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633</text:p>
          </table:table-cell>
          <table:table-cell office:value-type="string" table:style-name="ce1">
            <text:p>L6201</text:p>
          </table:table-cell>
          <table:table-cell table:style-name="ce1"/>
          <table:table-cell office:value-type="string" table:style-name="ce1">
            <text:p>FALUCHO</text:p>
          </table:table-cell>
          <table:table-cell office:value-type="string" table:style-name="ce1">
            <text:p>REALICO</text:p>
          </table:table-cell>
          <table:table-cell office:value-type="string" table:style-name="ce1">
            <text:p>jin9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2" table:style-name="ce1">
            <text:p>42</text:p>
          </table:table-cell>
          <table:table-cell office:value-type="float" office:value="-351889390172319" table:style-name="ce2">
            <text:p>-351.889.390.172.319</text:p>
          </table:table-cell>
          <table:table-cell office:value-type="float" office:value="-641110412080226" table:style-name="ce2">
            <text:p>-641.110.412.080.22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1207" table:style-name="ce1">
            <text:p>420001207</text:p>
          </table:table-cell>
          <table:table-cell office:value-type="string" table:style-name="ce1">
            <text:p>J.I.N. N° 9 en Escuela N° 15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Z.R. Adolfo Van Praet Campo Molina</text:p>
          </table:table-cell>
          <table:table-cell office:value-type="string" table:style-name="ce1">
            <text:p>L6201</text:p>
          </table:table-cell>
          <table:table-cell table:style-name="ce1"/>
          <table:table-cell office:value-type="string" table:style-name="ce1">
            <text:p>FALUCHO</text:p>
          </table:table-cell>
          <table:table-cell office:value-type="string" table:style-name="ce1">
            <text:p>REALICO</text:p>
          </table:table-cell>
          <table:table-cell office:value-type="string" table:style-name="ce1">
            <text:p>jin9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2" table:style-name="ce1">
            <text:p>42</text:p>
          </table:table-cell>
          <table:table-cell office:value-type="float" office:value="-350188248494273" table:style-name="ce2">
            <text:p>-350.188.248.494.273</text:p>
          </table:table-cell>
          <table:table-cell office:value-type="float" office:value="-639189280958748" table:style-name="ce2">
            <text:p>-639.189.280.958.7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1300" table:style-name="ce1">
            <text:p>420001300</text:p>
          </table:table-cell>
          <table:table-cell office:value-type="string" table:style-name="ce1">
            <text:p>Centro Educativo Programa Especial Nº 2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31 y 16 1396 Este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41" table:style-name="ce1">
            <text:p>41</text:p>
          </table:table-cell>
          <table:table-cell office:value-type="float" office:value="-356577596556894" table:style-name="ce2">
            <text:p>-356.577.596.556.894</text:p>
          </table:table-cell>
          <table:table-cell office:value-type="float" office:value="-637663572960901" table:style-name="ce2">
            <text:p>-637.663.572.960.9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1400" table:style-name="ce1">
            <text:p>420001400</text:p>
          </table:table-cell>
          <table:table-cell office:value-type="string" table:style-name="ce1">
            <text:p>Centro Educativo Nº 1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Quintana y Rivadavia Comedor Escolar</text:p>
          </table:table-cell>
          <table:table-cell office:value-type="string" table:style-name="ce1">
            <text:p>L6214</text:p>
          </table:table-cell>
          <table:table-cell table:style-name="ce1"/>
          <table:table-cell office:value-type="string" table:style-name="ce1">
            <text:p>RANCUL</text:p>
          </table:table-cell>
          <table:table-cell office:value-type="string" table:style-name="ce1">
            <text:p>RANCU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office:value-type="float" office:value="-350708959293718" table:style-name="ce2">
            <text:p>-350.708.959.293.718</text:p>
          </table:table-cell>
          <table:table-cell office:value-type="float" office:value="-646827277369207" table:style-name="ce2">
            <text:p>-646.827.277.369.20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1600" table:style-name="ce1">
            <text:p>420001600</text:p>
          </table:table-cell>
          <table:table-cell office:value-type="string" table:style-name="ce1">
            <text:p>Escuela Nº 31 General Teodoro Garcí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itre 451 Centro</text:p>
          </table:table-cell>
          <table:table-cell office:value-type="string" table:style-name="ce1">
            <text:p>L6214</text:p>
          </table:table-cell>
          <table:table-cell table:style-name="ce1"/>
          <table:table-cell office:value-type="string" table:style-name="ce1">
            <text:p>RANCUL</text:p>
          </table:table-cell>
          <table:table-cell office:value-type="string" table:style-name="ce1">
            <text:p>RANCUL</text:p>
          </table:table-cell>
          <table:table-cell office:value-type="string" table:style-name="ce1">
            <text:p>ESCUELA.31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50708093116572" table:style-name="ce2">
            <text:p>-350.708.093.116.572</text:p>
          </table:table-cell>
          <table:table-cell office:value-type="float" office:value="-646827081094721" table:style-name="ce2">
            <text:p>-646.827.081.094.7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1700" table:style-name="ce1">
            <text:p>420001700</text:p>
          </table:table-cell>
          <table:table-cell office:value-type="string" table:style-name="ce1">
            <text:p>J.I.N. Nº 19 en Escuela Nº 234 -Cabecera-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860</text:p>
          </table:table-cell>
          <table:table-cell office:value-type="string" table:style-name="ce1">
            <text:p>L6214</text:p>
          </table:table-cell>
          <table:table-cell table:style-name="ce1"/>
          <table:table-cell office:value-type="string" table:style-name="ce1">
            <text:p>RANCUL</text:p>
          </table:table-cell>
          <table:table-cell office:value-type="string" table:style-name="ce1">
            <text:p>RANCUL</text:p>
          </table:table-cell>
          <table:table-cell office:value-type="string" table:style-name="ce1">
            <text:p>jin19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50706266420909" table:style-name="ce2">
            <text:p>-350.706.266.420.909</text:p>
          </table:table-cell>
          <table:table-cell office:value-type="float" office:value="-646897735788959" table:style-name="ce2">
            <text:p>-646.897.735.788.9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1701" table:style-name="ce1">
            <text:p>420001701</text:p>
          </table:table-cell>
          <table:table-cell office:value-type="string" table:style-name="ce1">
            <text:p>J.I.N. Nº 19 en Escuela Nº 3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itre 411</text:p>
          </table:table-cell>
          <table:table-cell office:value-type="string" table:style-name="ce1">
            <text:p>L6214</text:p>
          </table:table-cell>
          <table:table-cell table:style-name="ce1"/>
          <table:table-cell office:value-type="string" table:style-name="ce1">
            <text:p>RANCUL</text:p>
          </table:table-cell>
          <table:table-cell office:value-type="string" table:style-name="ce1">
            <text:p>RANCUL</text:p>
          </table:table-cell>
          <table:table-cell office:value-type="string" table:style-name="ce1">
            <text:p>jin19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5070722465646" table:style-name="ce2">
            <text:p>-35.070.722.465.646</text:p>
          </table:table-cell>
          <table:table-cell office:value-type="float" office:value="-646826674662713" table:style-name="ce2">
            <text:p>-646.826.674.662.7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1702" table:style-name="ce1">
            <text:p>420001702</text:p>
          </table:table-cell>
          <table:table-cell office:value-type="string" table:style-name="ce1">
            <text:p>J.I.N. Nº 19 en Escuela Nº 2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r. Martinez Zuviría 250</text:p>
          </table:table-cell>
          <table:table-cell office:value-type="string" table:style-name="ce1">
            <text:p>L6213</text:p>
          </table:table-cell>
          <table:table-cell table:style-name="ce1"/>
          <table:table-cell office:value-type="string" table:style-name="ce1">
            <text:p>PARERA</text:p>
          </table:table-cell>
          <table:table-cell office:value-type="string" table:style-name="ce1">
            <text:p>RANCUL</text:p>
          </table:table-cell>
          <table:table-cell office:value-type="string" table:style-name="ce1">
            <text:p>jin19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51462098268139" table:style-name="ce2">
            <text:p>-351.462.098.268.139</text:p>
          </table:table-cell>
          <table:table-cell office:value-type="float" office:value="-645028774778589" table:style-name="ce2">
            <text:p>-645.028.774.778.5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1703" table:style-name="ce1">
            <text:p>420001703</text:p>
          </table:table-cell>
          <table:table-cell office:value-type="string" table:style-name="ce1">
            <text:p>J.I.N. Nº 19 en Escuela Nº 4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eynaldo Diaz s/n</text:p>
          </table:table-cell>
          <table:table-cell office:value-type="string" table:style-name="ce1">
            <text:p>L6214</text:p>
          </table:table-cell>
          <table:table-cell table:style-name="ce1"/>
          <table:table-cell office:value-type="string" table:style-name="ce1">
            <text:p>QUETREQUEN</text:p>
          </table:table-cell>
          <table:table-cell office:value-type="string" table:style-name="ce1">
            <text:p>RANCUL</text:p>
          </table:table-cell>
          <table:table-cell office:value-type="string" table:style-name="ce1">
            <text:p>jin19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350566500628898" table:style-name="ce2">
            <text:p>-350.566.500.628.898</text:p>
          </table:table-cell>
          <table:table-cell office:value-type="float" office:value="-64525629414028" table:style-name="ce2">
            <text:p>-64.525.629.414.0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1705" table:style-name="ce1">
            <text:p>420001705</text:p>
          </table:table-cell>
          <table:table-cell office:value-type="string" table:style-name="ce1">
            <text:p>J.I.N. Nº 19 en Escuela Nº 11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º 188 Km. 540</text:p>
          </table:table-cell>
          <table:table-cell office:value-type="string" table:style-name="ce1">
            <text:p>L6214</text:p>
          </table:table-cell>
          <table:table-cell table:style-name="ce1"/>
          <table:table-cell office:value-type="string" table:style-name="ce1">
            <text:p>CHAMAICO</text:p>
          </table:table-cell>
          <table:table-cell office:value-type="string" table:style-name="ce1">
            <text:p>RANCU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5086443" table:style-name="ce2">
            <text:p>-35.086.443</text:p>
          </table:table-cell>
          <table:table-cell office:value-type="float" office:value="-6492320851" table:style-name="ce2">
            <text:p>-6.492.320.8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1800" table:style-name="ce1">
            <text:p>420001800</text:p>
          </table:table-cell>
          <table:table-cell office:value-type="string" table:style-name="ce1">
            <text:p>Escuela Nº 234 Ministro Jorge Agustín Picc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860 Fonavi</text:p>
          </table:table-cell>
          <table:table-cell office:value-type="string" table:style-name="ce1">
            <text:p>L6214</text:p>
          </table:table-cell>
          <table:table-cell table:style-name="ce1"/>
          <table:table-cell office:value-type="string" table:style-name="ce1">
            <text:p>RANCUL</text:p>
          </table:table-cell>
          <table:table-cell office:value-type="string" table:style-name="ce1">
            <text:p>RANCUL</text:p>
          </table:table-cell>
          <table:table-cell office:value-type="string" table:style-name="ce1">
            <text:p>ESCUELA234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50706084558743" table:style-name="ce2">
            <text:p>-350.706.084.558.743</text:p>
          </table:table-cell>
          <table:table-cell office:value-type="float" office:value="-646896897917966" table:style-name="ce2">
            <text:p>-646.896.897.917.9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2000" table:style-name="ce1">
            <text:p>420002000</text:p>
          </table:table-cell>
          <table:table-cell office:value-type="string" table:style-name="ce1">
            <text:p>Escuela Nº 42 Haidee Solozabal de Stump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osario Fernández</text:p>
          </table:table-cell>
          <table:table-cell office:value-type="string" table:style-name="ce1">
            <text:p>L6212</text:p>
          </table:table-cell>
          <table:table-cell table:style-name="ce1"/>
          <table:table-cell office:value-type="string" table:style-name="ce1">
            <text:p>QUETREQUEN</text:p>
          </table:table-cell>
          <table:table-cell office:value-type="string" table:style-name="ce1">
            <text:p>RANCUL</text:p>
          </table:table-cell>
          <table:table-cell office:value-type="string" table:style-name="ce1">
            <text:p>ESCUELA42@LAPAMPA.EDU.AR/ESC42QUETREQUEN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505687852" table:style-name="ce2">
            <text:p>-3.505.687.852</text:p>
          </table:table-cell>
          <table:table-cell office:value-type="float" office:value="-645252842" table:style-name="ce2">
            <text:p>-645.252.8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2100" table:style-name="ce1">
            <text:p>420002100</text:p>
          </table:table-cell>
          <table:table-cell office:value-type="string" table:style-name="ce1">
            <text:p>Escuela Nº 14 Justo José de Urqui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ther de Monmany 451</text:p>
          </table:table-cell>
          <table:table-cell office:value-type="string" table:style-name="ce1">
            <text:p>L6207</text:p>
          </table:table-cell>
          <table:table-cell table:style-name="ce1"/>
          <table:table-cell office:value-type="string" table:style-name="ce1">
            <text:p>ALTA ITALIA</text:p>
          </table:table-cell>
          <table:table-cell office:value-type="string" table:style-name="ce1">
            <text:p>REALICO</text:p>
          </table:table-cell>
          <table:table-cell office:value-type="string" table:style-name="ce1">
            <text:p>ESCUELA14@LAPAMPA.EDU.AR/ESCUELA14_JC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533484212" table:style-name="ce2">
            <text:p>-3.533.484.212</text:p>
          </table:table-cell>
          <table:table-cell office:value-type="float" office:value="-6411610349" table:style-name="ce2">
            <text:p>-6.411.610.3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2200" table:style-name="ce1">
            <text:p>420002200</text:p>
          </table:table-cell>
          <table:table-cell office:value-type="string" table:style-name="ce1">
            <text:p>Instituto Fundación Sociedad Rural Argentina - P39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.C. N° 1 - Ruta 35 Km. 488 Z.R. REALICO</text:p>
          </table:table-cell>
          <table:table-cell office:value-type="string" table:style-name="ce1">
            <text:p>L6200</text:p>
          </table:table-cell>
          <table:table-cell table:style-name="ce1"/>
          <table:table-cell office:value-type="string" table:style-name="ce1">
            <text:p>REALICO</text:p>
          </table:table-cell>
          <table:table-cell office:value-type="string" table:style-name="ce1">
            <text:p>REALICO</text:p>
          </table:table-cell>
          <table:table-cell office:value-type="string" table:style-name="ce1">
            <text:p>ipfsrara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350490710591012" table:style-name="ce2">
            <text:p>-350.490.710.591.012</text:p>
          </table:table-cell>
          <table:table-cell office:value-type="float" office:value="-642604309540421" table:style-name="ce2">
            <text:p>-642.604.309.540.4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2300" table:style-name="ce1">
            <text:p>420002300</text:p>
          </table:table-cell>
          <table:table-cell office:value-type="string" table:style-name="ce1">
            <text:p>Escuela Nº 34 San Martí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dor. Gonzalez 1549</text:p>
          </table:table-cell>
          <table:table-cell office:value-type="string" table:style-name="ce1">
            <text:p>L6200</text:p>
          </table:table-cell>
          <table:table-cell table:style-name="ce1"/>
          <table:table-cell office:value-type="string" table:style-name="ce1">
            <text:p>REALICO</text:p>
          </table:table-cell>
          <table:table-cell office:value-type="string" table:style-name="ce1">
            <text:p>REALICO</text:p>
          </table:table-cell>
          <table:table-cell office:value-type="string" table:style-name="ce1">
            <text:p>ESCUELA34REALICO@LAPAMPA.EDU.AR/ESCUELA34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50399480693812" table:style-name="ce2">
            <text:p>-350.399.480.693.812</text:p>
          </table:table-cell>
          <table:table-cell office:value-type="float" office:value="-642486007858227" table:style-name="ce2">
            <text:p>-642.486.007.858.2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2400" table:style-name="ce1">
            <text:p>420002400</text:p>
          </table:table-cell>
          <table:table-cell office:value-type="string" table:style-name="ce1">
            <text:p>EPET Nº 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Lorenzo 1330</text:p>
          </table:table-cell>
          <table:table-cell office:value-type="string" table:style-name="ce1">
            <text:p>L6200</text:p>
          </table:table-cell>
          <table:table-cell table:style-name="ce1"/>
          <table:table-cell office:value-type="string" table:style-name="ce1">
            <text:p>REALICO</text:p>
          </table:table-cell>
          <table:table-cell office:value-type="string" table:style-name="ce1">
            <text:p>REALICO</text:p>
          </table:table-cell>
          <table:table-cell office:value-type="string" table:style-name="ce1">
            <text:p>epetn6@cernet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350424303389725" table:style-name="ce2">
            <text:p>-350.424.303.389.725</text:p>
          </table:table-cell>
          <table:table-cell office:value-type="float" office:value="-642498654858627" table:style-name="ce2">
            <text:p>-642.498.654.858.6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2500" table:style-name="ce1">
            <text:p>420002500</text:p>
          </table:table-cell>
          <table:table-cell office:value-type="string" table:style-name="ce1">
            <text:p>Instituto Parroquial Sagrada Famili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nstitución 2005</text:p>
          </table:table-cell>
          <table:table-cell office:value-type="string" table:style-name="ce1">
            <text:p>L6200</text:p>
          </table:table-cell>
          <table:table-cell table:style-name="ce1"/>
          <table:table-cell office:value-type="string" table:style-name="ce1">
            <text:p>REALICO</text:p>
          </table:table-cell>
          <table:table-cell office:value-type="string" table:style-name="ce1">
            <text:p>REALICO</text:p>
          </table:table-cell>
          <table:table-cell office:value-type="string" table:style-name="ce1">
            <text:p>IPSF@HOTMAIL.COM.AR/DIRECCIONIPSF@CERNET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50426237417402" table:style-name="ce2">
            <text:p>-350.426.237.417.402</text:p>
          </table:table-cell>
          <table:table-cell office:value-type="float" office:value="-642390796861318" table:style-name="ce2">
            <text:p>-642.390.796.861.3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2600" table:style-name="ce1">
            <text:p>420002600</text:p>
          </table:table-cell>
          <table:table-cell office:value-type="string" table:style-name="ce1">
            <text:p>Instituto Agrotécnico - P35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Colón</text:p>
          </table:table-cell>
          <table:table-cell office:value-type="string" table:style-name="ce1">
            <text:p>L6214</text:p>
          </table:table-cell>
          <table:table-cell table:style-name="ce1"/>
          <table:table-cell office:value-type="string" table:style-name="ce1">
            <text:p>RANCUL</text:p>
          </table:table-cell>
          <table:table-cell office:value-type="string" table:style-name="ce1">
            <text:p>RANCUL</text:p>
          </table:table-cell>
          <table:table-cell office:value-type="string" table:style-name="ce1">
            <text:p>polimodaliar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350676014239154" table:style-name="ce2">
            <text:p>-350.676.014.239.154</text:p>
          </table:table-cell>
          <table:table-cell office:value-type="float" office:value="-646880773828439" table:style-name="ce2">
            <text:p>-646.880.773.828.4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2700" table:style-name="ce1">
            <text:p>420002700</text:p>
          </table:table-cell>
          <table:table-cell office:value-type="string" table:style-name="ce1">
            <text:p>Escuela Nº 28 Augusto Bravard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slas Malvinas</text:p>
          </table:table-cell>
          <table:table-cell office:value-type="string" table:style-name="ce1">
            <text:p>L6212</text:p>
          </table:table-cell>
          <table:table-cell table:style-name="ce1"/>
          <table:table-cell office:value-type="string" table:style-name="ce1">
            <text:p>DAMIAN MAISONAVE</text:p>
          </table:table-cell>
          <table:table-cell office:value-type="string" table:style-name="ce1">
            <text:p>REALICO</text:p>
          </table:table-cell>
          <table:table-cell office:value-type="string" table:style-name="ce1">
            <text:p>ESCUELA28@REALICOSATELITAL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504064788" table:style-name="ce2">
            <text:p>-3.504.064.788</text:p>
          </table:table-cell>
          <table:table-cell office:value-type="float" office:value="-643867963" table:style-name="ce2">
            <text:p>-643.867.9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2800" table:style-name="ce1">
            <text:p>420002800</text:p>
          </table:table-cell>
          <table:table-cell office:value-type="string" table:style-name="ce1">
            <text:p>Escuela Nº 249 Herminia Gandini de Día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Lorenzo 1179 Islas Malvinas</text:p>
          </table:table-cell>
          <table:table-cell office:value-type="string" table:style-name="ce1">
            <text:p>L6200</text:p>
          </table:table-cell>
          <table:table-cell table:style-name="ce1"/>
          <table:table-cell office:value-type="string" table:style-name="ce1">
            <text:p>REALICO</text:p>
          </table:table-cell>
          <table:table-cell office:value-type="string" table:style-name="ce1">
            <text:p>REALICO</text:p>
          </table:table-cell>
          <table:table-cell office:value-type="string" table:style-name="ce1">
            <text:p>ESCUELA249@LAPAMPA.EDU.AR/ESCUELA249@CERNET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50431981311482" table:style-name="ce2">
            <text:p>-350.431.981.311.482</text:p>
          </table:table-cell>
          <table:table-cell office:value-type="float" office:value="-642535024223856" table:style-name="ce2">
            <text:p>-642.535.024.223.8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2900" table:style-name="ce1">
            <text:p>420002900</text:p>
          </table:table-cell>
          <table:table-cell office:value-type="string" table:style-name="ce1">
            <text:p>Escuela Especial Nº 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talia 1302</text:p>
          </table:table-cell>
          <table:table-cell office:value-type="string" table:style-name="ce1">
            <text:p>L6200</text:p>
          </table:table-cell>
          <table:table-cell table:style-name="ce1"/>
          <table:table-cell office:value-type="string" table:style-name="ce1">
            <text:p>REALICO</text:p>
          </table:table-cell>
          <table:table-cell office:value-type="string" table:style-name="ce1">
            <text:p>REALICO</text:p>
          </table:table-cell>
          <table:table-cell office:value-type="string" table:style-name="ce1">
            <text:p>escuelaespecial7@yahoo.com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350338719243133" table:style-name="ce2">
            <text:p>-350.338.719.243.133</text:p>
          </table:table-cell>
          <table:table-cell office:value-type="float" office:value="-642523419528432" table:style-name="ce2">
            <text:p>-642.523.419.528.4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2903" table:style-name="ce1">
            <text:p>420002903</text:p>
          </table:table-cell>
          <table:table-cell office:value-type="string" table:style-name="ce1">
            <text:p>Servicio Educativo Especi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vadavia 140</text:p>
          </table:table-cell>
          <table:table-cell office:value-type="string" table:style-name="ce1">
            <text:p>L6214</text:p>
          </table:table-cell>
          <table:table-cell table:style-name="ce1"/>
          <table:table-cell office:value-type="string" table:style-name="ce1">
            <text:p>RANCUL</text:p>
          </table:table-cell>
          <table:table-cell office:value-type="string" table:style-name="ce1">
            <text:p>RANCUL</text:p>
          </table:table-cell>
          <table:table-cell office:value-type="string" table:style-name="ce1">
            <text:p>see.rancul@lapampa.edu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350677200477183" table:style-name="ce2">
            <text:p>-350.677.200.477.183</text:p>
          </table:table-cell>
          <table:table-cell office:value-type="float" office:value="-64679899212692" table:style-name="ce2">
            <text:p>-64.679.899.212.6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3000" table:style-name="ce1">
            <text:p>420003000</text:p>
          </table:table-cell>
          <table:table-cell office:value-type="string" table:style-name="ce1">
            <text:p>Escuela Nº 15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rera Z.R.-Lote XV Z.R. Parera</text:p>
          </table:table-cell>
          <table:table-cell office:value-type="string" table:style-name="ce1">
            <text:p>L6213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RANCUL</text:p>
          </table:table-cell>
          <table:table-cell office:value-type="string" table:style-name="ce1">
            <text:p>ESCUELA152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522406681" table:style-name="ce2">
            <text:p>-3.522.406.681</text:p>
          </table:table-cell>
          <table:table-cell office:value-type="float" office:value="-6453888819" table:style-name="ce2">
            <text:p>-6.453.888.81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3100" table:style-name="ce1">
            <text:p>420003100</text:p>
          </table:table-cell>
          <table:table-cell office:value-type="string" table:style-name="ce1">
            <text:p>Instituto República del Perú - P45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ín 501</text:p>
          </table:table-cell>
          <table:table-cell office:value-type="string" table:style-name="ce1">
            <text:p>L6213</text:p>
          </table:table-cell>
          <table:table-cell table:style-name="ce1"/>
          <table:table-cell office:value-type="string" table:style-name="ce1">
            <text:p>PARERA</text:p>
          </table:table-cell>
          <table:table-cell office:value-type="string" table:style-name="ce1">
            <text:p>RANCUL</text:p>
          </table:table-cell>
          <table:table-cell office:value-type="string" table:style-name="ce1">
            <text:p>irpparera@cernet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51478915447068" table:style-name="ce2">
            <text:p>-351.478.915.447.068</text:p>
          </table:table-cell>
          <table:table-cell office:value-type="float" office:value="-644980202596679" table:style-name="ce2">
            <text:p>-644.980.202.596.6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3400" table:style-name="ce1">
            <text:p>420003400</text:p>
          </table:table-cell>
          <table:table-cell office:value-type="string" table:style-name="ce1">
            <text:p>Escuela Nº 116 Casimiro Góm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º 188 Km. 540</text:p>
          </table:table-cell>
          <table:table-cell office:value-type="string" table:style-name="ce1">
            <text:p>L6214</text:p>
          </table:table-cell>
          <table:table-cell table:style-name="ce1"/>
          <table:table-cell office:value-type="string" table:style-name="ce1">
            <text:p>CHAMAICO</text:p>
          </table:table-cell>
          <table:table-cell office:value-type="string" table:style-name="ce1">
            <text:p>RANCUL</text:p>
          </table:table-cell>
          <table:table-cell office:value-type="string" table:style-name="ce1">
            <text:p>ESCUELA116CHAMAICO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508643621" table:style-name="ce2">
            <text:p>-3.508.643.621</text:p>
          </table:table-cell>
          <table:table-cell office:value-type="float" office:value="-6492315252" table:style-name="ce2">
            <text:p>-6.492.315.2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3500" table:style-name="ce1">
            <text:p>420003500</text:p>
          </table:table-cell>
          <table:table-cell office:value-type="string" table:style-name="ce1">
            <text:p>Escuela Nº 1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Z.R. Caleufù - Lote XV Z.R. CALEUFU</text:p>
          </table:table-cell>
          <table:table-cell office:value-type="string" table:style-name="ce1">
            <text:p>L6387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RANCUL</text:p>
          </table:table-cell>
          <table:table-cell office:value-type="string" table:style-name="ce1">
            <text:p>ESCUELA18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567488646" table:style-name="ce2">
            <text:p>-3.567.488.646</text:p>
          </table:table-cell>
          <table:table-cell office:value-type="float" office:value="-6455765326" table:style-name="ce2">
            <text:p>-6.455.765.32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3800" table:style-name="ce1">
            <text:p>420003800</text:p>
          </table:table-cell>
          <table:table-cell office:value-type="string" table:style-name="ce1">
            <text:p>Escuela Nº 14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nzana 8 MANZANA 8</text:p>
          </table:table-cell>
          <table:table-cell office:value-type="string" table:style-name="ce1">
            <text:p>L6385</text:p>
          </table:table-cell>
          <table:table-cell table:style-name="ce1"/>
          <table:table-cell office:value-type="string" table:style-name="ce1">
            <text:p>INGENIERO FOSTER</text:p>
          </table:table-cell>
          <table:table-cell office:value-type="string" table:style-name="ce1">
            <text:p>RANCUL</text:p>
          </table:table-cell>
          <table:table-cell office:value-type="string" table:style-name="ce1">
            <text:p>DAANDRE1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5703407695985" table:style-name="ce2">
            <text:p>-35.703.407.695.985</text:p>
          </table:table-cell>
          <table:table-cell office:value-type="float" office:value="-651013827025819" table:style-name="ce2">
            <text:p>-651.013.827.025.81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3900" table:style-name="ce1">
            <text:p>420003900</text:p>
          </table:table-cell>
          <table:table-cell office:value-type="string" table:style-name="ce1">
            <text:p>Colegio Modesto Caret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io Porta 312</text:p>
          </table:table-cell>
          <table:table-cell office:value-type="string" table:style-name="ce1">
            <text:p>L6385</text:p>
          </table:table-cell>
          <table:table-cell table:style-name="ce1"/>
          <table:table-cell office:value-type="string" table:style-name="ce1">
            <text:p>LA MARUJA</text:p>
          </table:table-cell>
          <table:table-cell office:value-type="string" table:style-name="ce1">
            <text:p>RANCU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567537999" table:style-name="ce2">
            <text:p>-3.567.537.999</text:p>
          </table:table-cell>
          <table:table-cell office:value-type="float" office:value="-649381516" table:style-name="ce2">
            <text:p>-649.381.5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3901" table:style-name="ce1">
            <text:p>420003901</text:p>
          </table:table-cell>
          <table:table-cell office:value-type="string" table:style-name="ce1">
            <text:p>C.B. Anexo Colegio Modesto Caretto en Escuela N° 15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Escuela Nº 156</text:p>
          </table:table-cell>
          <table:table-cell office:value-type="string" table:style-name="ce1">
            <text:p>L6388</text:p>
          </table:table-cell>
          <table:table-cell table:style-name="ce1"/>
          <table:table-cell office:value-type="string" table:style-name="ce1">
            <text:p>PICHI HUINCA</text:p>
          </table:table-cell>
          <table:table-cell office:value-type="string" table:style-name="ce1">
            <text:p>RANCUL</text:p>
          </table:table-cell>
          <table:table-cell office:value-type="string" table:style-name="ce1">
            <text:p>escuela156@lapampa.edu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56481773525491" table:style-name="ce2">
            <text:p>-356.481.773.525.491</text:p>
          </table:table-cell>
          <table:table-cell office:value-type="float" office:value="-647684506320565" table:style-name="ce2">
            <text:p>-647.684.506.320.5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4100" table:style-name="ce1">
            <text:p>420004100</text:p>
          </table:table-cell>
          <table:table-cell office:value-type="string" table:style-name="ce1">
            <text:p>Escuela Nº 13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Z.R. Ing. Luiggi - Lote XXIV Lote XXIV - Z.R. Ingeniero Luiggi</text:p>
          </table:table-cell>
          <table:table-cell office:value-type="string" table:style-name="ce1">
            <text:p>L6205</text:p>
          </table:table-cell>
          <table:table-cell table:style-name="ce1"/>
          <table:table-cell office:value-type="string" table:style-name="ce1">
            <text:p>ESTANCIA EL PUMA</text:p>
          </table:table-cell>
          <table:table-cell office:value-type="string" table:style-name="ce1">
            <text:p>RANCUL</text:p>
          </table:table-cell>
          <table:table-cell office:value-type="string" table:style-name="ce1">
            <text:p>ESCUELA137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540253094" table:style-name="ce2">
            <text:p>-3.540.253.094</text:p>
          </table:table-cell>
          <table:table-cell office:value-type="float" office:value="-6465214438" table:style-name="ce2">
            <text:p>-6.465.214.4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4500" table:style-name="ce1">
            <text:p>420004500</text:p>
          </table:table-cell>
          <table:table-cell office:value-type="string" table:style-name="ce1">
            <text:p>Escuela Nº 53 Victor Mercant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8 537</text:p>
          </table:table-cell>
          <table:table-cell office:value-type="string" table:style-name="ce1">
            <text:p>L6367</text:p>
          </table:table-cell>
          <table:table-cell table:style-name="ce1"/>
          <table:table-cell office:value-type="string" table:style-name="ce1">
            <text:p>METILEO</text:p>
          </table:table-cell>
          <table:table-cell office:value-type="string" table:style-name="ce1">
            <text:p>TRENEL</text:p>
          </table:table-cell>
          <table:table-cell office:value-type="string" table:style-name="ce1">
            <text:p>ESCUELA53@G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577568396" table:style-name="ce2">
            <text:p>-3.577.568.396</text:p>
          </table:table-cell>
          <table:table-cell office:value-type="float" office:value="-6394191597" table:style-name="ce2">
            <text:p>-6.394.191.5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4600" table:style-name="ce1">
            <text:p>420004600</text:p>
          </table:table-cell>
          <table:table-cell office:value-type="string" table:style-name="ce1">
            <text:p>Escuela Nº 54 Carlos Higinio Laguzz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. N. Alem 568</text:p>
          </table:table-cell>
          <table:table-cell office:value-type="string" table:style-name="ce1">
            <text:p>L6369</text:p>
          </table:table-cell>
          <table:table-cell table:style-name="ce1"/>
          <table:table-cell office:value-type="string" table:style-name="ce1">
            <text:p>TRENEL</text:p>
          </table:table-cell>
          <table:table-cell office:value-type="string" table:style-name="ce1">
            <text:p>TRENEL</text:p>
          </table:table-cell>
          <table:table-cell office:value-type="string" table:style-name="ce1">
            <text:p>ESCUELA54@MCE.LAPAMPA.GOV.AR/TRENELESCUELA54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57033999146449" table:style-name="ce2">
            <text:p>-357.033.999.146.449</text:p>
          </table:table-cell>
          <table:table-cell office:value-type="float" office:value="-641315366921055" table:style-name="ce2">
            <text:p>-641.315.366.921.0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4700" table:style-name="ce1">
            <text:p>420004700</text:p>
          </table:table-cell>
          <table:table-cell office:value-type="string" table:style-name="ce1">
            <text:p>Escuela Nº 230 Eva Peró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alucho 181 Norte</text:p>
          </table:table-cell>
          <table:table-cell office:value-type="string" table:style-name="ce1">
            <text:p>L6369</text:p>
          </table:table-cell>
          <table:table-cell table:style-name="ce1"/>
          <table:table-cell office:value-type="string" table:style-name="ce1">
            <text:p>TRENEL</text:p>
          </table:table-cell>
          <table:table-cell office:value-type="string" table:style-name="ce1">
            <text:p>TRENEL</text:p>
          </table:table-cell>
          <table:table-cell office:value-type="string" table:style-name="ce1">
            <text:p>ESCU230TRENEL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56944943804747" table:style-name="ce2">
            <text:p>-356.944.943.804.747</text:p>
          </table:table-cell>
          <table:table-cell office:value-type="float" office:value="-641367993841123" table:style-name="ce2">
            <text:p>-641.367.993.841.1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4900" table:style-name="ce1">
            <text:p>420004900</text:p>
          </table:table-cell>
          <table:table-cell office:value-type="string" table:style-name="ce1">
            <text:p>Escuela Nº 12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. N° 35 Y Ruta Prov. N° 4 Lote XIII -Z.R. Trenel</text:p>
          </table:table-cell>
          <table:table-cell office:value-type="string" table:style-name="ce1">
            <text:p>L6369</text:p>
          </table:table-cell>
          <table:table-cell table:style-name="ce1"/>
          <table:table-cell office:value-type="string" table:style-name="ce1">
            <text:p>ESTANCIA EL TIGRE</text:p>
          </table:table-cell>
          <table:table-cell office:value-type="string" table:style-name="ce1">
            <text:p>TRENEL</text:p>
          </table:table-cell>
          <table:table-cell office:value-type="string" table:style-name="ce1">
            <text:p>ESCUELA120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56776846901086" table:style-name="ce2">
            <text:p>-356.776.846.901.086</text:p>
          </table:table-cell>
          <table:table-cell office:value-type="float" office:value="-642691217627604" table:style-name="ce2">
            <text:p>-642.691.217.627.6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5100" table:style-name="ce1">
            <text:p>420005100</text:p>
          </table:table-cell>
          <table:table-cell office:value-type="string" table:style-name="ce1">
            <text:p>Colegio Santa Teresi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iguel de Güemes (Calle 21) 221</text:p>
          </table:table-cell>
          <table:table-cell office:value-type="string" table:style-name="ce1">
            <text:p>L6203</text:p>
          </table:table-cell>
          <table:table-cell table:style-name="ce1"/>
          <table:table-cell office:value-type="string" table:style-name="ce1">
            <text:p>EMBAJADOR MARTINI</text:p>
          </table:table-cell>
          <table:table-cell office:value-type="string" table:style-name="ce1">
            <text:p>REALICO</text:p>
          </table:table-cell>
          <table:table-cell office:value-type="string" table:style-name="ce1">
            <text:p>colestateresita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538709591" table:style-name="ce2">
            <text:p>-3.538.709.591</text:p>
          </table:table-cell>
          <table:table-cell office:value-type="float" office:value="-6427764305" table:style-name="ce2">
            <text:p>-6.427.764.3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5300" table:style-name="ce1">
            <text:p>420005300</text:p>
          </table:table-cell>
          <table:table-cell office:value-type="string" table:style-name="ce1">
            <text:p>Escuela Nº 47 Presidente Arturo Ill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sé Manuel Estrada</text:p>
          </table:table-cell>
          <table:table-cell office:value-type="string" table:style-name="ce1">
            <text:p>L6221</text:p>
          </table:table-cell>
          <table:table-cell table:style-name="ce1"/>
          <table:table-cell office:value-type="string" table:style-name="ce1">
            <text:p>CEBALLOS</text:p>
          </table:table-cell>
          <table:table-cell office:value-type="string" table:style-name="ce1">
            <text:p>CHAPALEUFU</text:p>
          </table:table-cell>
          <table:table-cell office:value-type="string" table:style-name="ce1">
            <text:p>ESCUELA47_CEBALLOS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529149478" table:style-name="ce2">
            <text:p>-3.529.149.478</text:p>
          </table:table-cell>
          <table:table-cell office:value-type="float" office:value="-6377603484" table:style-name="ce2">
            <text:p>-6.377.603.4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5400" table:style-name="ce1">
            <text:p>420005400</text:p>
          </table:table-cell>
          <table:table-cell office:value-type="string" table:style-name="ce1">
            <text:p>Escuela Especial Nº 1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Sarmiento 373</text:p>
          </table:table-cell>
          <table:table-cell office:value-type="string" table:style-name="ce1">
            <text:p>L6221</text:p>
          </table:table-cell>
          <table:table-cell table:style-name="ce1"/>
          <table:table-cell office:value-type="string" table:style-name="ce1">
            <text:p>INTENDENTE ALVEAR</text:p>
          </table:table-cell>
          <table:table-cell office:value-type="string" table:style-name="ce1">
            <text:p>CHAPALEUFU</text:p>
          </table:table-cell>
          <table:table-cell office:value-type="string" table:style-name="ce1">
            <text:p>especial12@lapampa.edu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352410543203155" table:style-name="ce2">
            <text:p>-352.410.543.203.155</text:p>
          </table:table-cell>
          <table:table-cell office:value-type="float" office:value="-635921256474411" table:style-name="ce2">
            <text:p>-635.921.256.474.4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5500" table:style-name="ce1">
            <text:p>420005500</text:p>
          </table:table-cell>
          <table:table-cell office:value-type="string" table:style-name="ce1">
            <text:p>Escuela Nº 6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te 11 fracc. B secc. I</text:p>
          </table:table-cell>
          <table:table-cell office:value-type="string" table:style-name="ce1">
            <text:p>L6228</text:p>
          </table:table-cell>
          <table:table-cell table:style-name="ce1"/>
          <table:table-cell office:value-type="string" table:style-name="ce1">
            <text:p>MARIANO MIRO</text:p>
          </table:table-cell>
          <table:table-cell office:value-type="string" table:style-name="ce1">
            <text:p>CHAPALEUF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50218634301759" table:style-name="ce2">
            <text:p>-350.218.634.301.759</text:p>
          </table:table-cell>
          <table:table-cell office:value-type="float" office:value="-638189773680413" table:style-name="ce2">
            <text:p>-638.189.773.680.4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5700" table:style-name="ce1">
            <text:p>420005700</text:p>
          </table:table-cell>
          <table:table-cell office:value-type="string" table:style-name="ce1">
            <text:p>Escuela Nº 20 Bernardino Rivadav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rnardino Rivadavia 250</text:p>
          </table:table-cell>
          <table:table-cell office:value-type="string" table:style-name="ce1">
            <text:p>L6220</text:p>
          </table:table-cell>
          <table:table-cell table:style-name="ce1"/>
          <table:table-cell office:value-type="string" table:style-name="ce1">
            <text:p>BERNARDO LARROUDE</text:p>
          </table:table-cell>
          <table:table-cell office:value-type="string" table:style-name="ce1">
            <text:p>CHAPALEUFU</text:p>
          </table:table-cell>
          <table:table-cell office:value-type="string" table:style-name="ce1">
            <text:p>ESCUELA20BR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50265520686515" table:style-name="ce2">
            <text:p>-350.265.520.686.515</text:p>
          </table:table-cell>
          <table:table-cell office:value-type="float" office:value="-635786624635149" table:style-name="ce2">
            <text:p>-635.786.624.635.1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5800" table:style-name="ce1">
            <text:p>420005800</text:p>
          </table:table-cell>
          <table:table-cell office:value-type="string" table:style-name="ce1">
            <text:p>Instituto Bernardo Larroudé - P28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talia 485</text:p>
          </table:table-cell>
          <table:table-cell office:value-type="string" table:style-name="ce1">
            <text:p>L6220</text:p>
          </table:table-cell>
          <table:table-cell table:style-name="ce1"/>
          <table:table-cell office:value-type="string" table:style-name="ce1">
            <text:p>BERNARDO LARROUDE</text:p>
          </table:table-cell>
          <table:table-cell office:value-type="string" table:style-name="ce1">
            <text:p>CHAPALEUFU</text:p>
          </table:table-cell>
          <table:table-cell office:value-type="string" table:style-name="ce1">
            <text:p>larroude@generalpic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50215499039715" table:style-name="ce2">
            <text:p>-350.215.499.039.715</text:p>
          </table:table-cell>
          <table:table-cell office:value-type="float" office:value="-635809701333605" table:style-name="ce2">
            <text:p>-635.809.701.333.6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6000" table:style-name="ce1">
            <text:p>420006000</text:p>
          </table:table-cell>
          <table:table-cell office:value-type="string" table:style-name="ce1">
            <text:p>Centro Educativo Programa Especial Nº 9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uther King 1785 Colonia Escalante Escuela de Adultos 5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66295608781773" table:style-name="ce2">
            <text:p>-366.295.608.781.773</text:p>
          </table:table-cell>
          <table:table-cell office:value-type="float" office:value="-642856552128873" table:style-name="ce2">
            <text:p>-642.856.552.128.8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6200" table:style-name="ce1">
            <text:p>420006200</text:p>
          </table:table-cell>
          <table:table-cell office:value-type="string" table:style-name="ce1">
            <text:p>Escuela Nº 22 Ingeniero Lorenzo Winte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r. Martinez Zuviría 250</text:p>
          </table:table-cell>
          <table:table-cell office:value-type="string" table:style-name="ce1">
            <text:p>L6213</text:p>
          </table:table-cell>
          <table:table-cell table:style-name="ce1"/>
          <table:table-cell office:value-type="string" table:style-name="ce1">
            <text:p>PARERA</text:p>
          </table:table-cell>
          <table:table-cell office:value-type="string" table:style-name="ce1">
            <text:p>RANCUL</text:p>
          </table:table-cell>
          <table:table-cell office:value-type="string" table:style-name="ce1">
            <text:p>ESCUELA22@CERNET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51463003534142" table:style-name="ce2">
            <text:p>-351.463.003.534.142</text:p>
          </table:table-cell>
          <table:table-cell office:value-type="float" office:value="-645029123826676" table:style-name="ce2">
            <text:p>-645.029.123.826.6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6300" table:style-name="ce1">
            <text:p>420006300</text:p>
          </table:table-cell>
          <table:table-cell office:value-type="string" table:style-name="ce1">
            <text:p>Escuela Nº 7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sina 265</text:p>
          </table:table-cell>
          <table:table-cell office:value-type="string" table:style-name="ce1">
            <text:p>L6387</text:p>
          </table:table-cell>
          <table:table-cell table:style-name="ce1"/>
          <table:table-cell office:value-type="string" table:style-name="ce1">
            <text:p>CALEUFU</text:p>
          </table:table-cell>
          <table:table-cell office:value-type="string" table:style-name="ce1">
            <text:p>RANCUL</text:p>
          </table:table-cell>
          <table:table-cell office:value-type="string" table:style-name="ce1">
            <text:p>FIOLUDE@YAHOO.COM.AR/ESCUELA75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55946882832158" table:style-name="ce2">
            <text:p>-355.946.882.832.158</text:p>
          </table:table-cell>
          <table:table-cell office:value-type="float" office:value="-64554758695238" table:style-name="ce2">
            <text:p>-64.554.758.695.2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6400" table:style-name="ce1">
            <text:p>420006400</text:p>
          </table:table-cell>
          <table:table-cell office:value-type="string" table:style-name="ce1">
            <text:p>Escuela Nº 192 Corrient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io Arsenio Escofett 250</text:p>
          </table:table-cell>
          <table:table-cell office:value-type="string" table:style-name="ce1">
            <text:p>L6385</text:p>
          </table:table-cell>
          <table:table-cell table:style-name="ce1"/>
          <table:table-cell office:value-type="string" table:style-name="ce1">
            <text:p>LA MARUJA</text:p>
          </table:table-cell>
          <table:table-cell office:value-type="string" table:style-name="ce1">
            <text:p>RANCUL</text:p>
          </table:table-cell>
          <table:table-cell office:value-type="string" table:style-name="ce1">
            <text:p>ESCUELA192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567417342" table:style-name="ce2">
            <text:p>-3.567.417.342</text:p>
          </table:table-cell>
          <table:table-cell office:value-type="float" office:value="-649447697" table:style-name="ce2">
            <text:p>-649.447.6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6500" table:style-name="ce1">
            <text:p>420006500</text:p>
          </table:table-cell>
          <table:table-cell office:value-type="string" table:style-name="ce1">
            <text:p>Colegio Aguas Buen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285</text:p>
          </table:table-cell>
          <table:table-cell office:value-type="string" table:style-name="ce1">
            <text:p>L6228</text:p>
          </table:table-cell>
          <table:table-cell table:style-name="ce1"/>
          <table:table-cell office:value-type="string" table:style-name="ce1">
            <text:p>CORONEL HILARIO LAGOS</text:p>
          </table:table-cell>
          <table:table-cell office:value-type="string" table:style-name="ce1">
            <text:p>CHAPALEUFU</text:p>
          </table:table-cell>
          <table:table-cell office:value-type="string" table:style-name="ce1">
            <text:p>colegio_aguas_buenas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502426219" table:style-name="ce2">
            <text:p>-3.502.426.219</text:p>
          </table:table-cell>
          <table:table-cell office:value-type="float" office:value="-6391459801" table:style-name="ce2">
            <text:p>-6.391.459.8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6501" table:style-name="ce1">
            <text:p>420006501</text:p>
          </table:table-cell>
          <table:table-cell office:value-type="string" table:style-name="ce1">
            <text:p>C.B. Anexo Colegio Aguas Buenas en Escuela Nº 2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ercedes Alvarado Escuela Nº 21</text:p>
          </table:table-cell>
          <table:table-cell office:value-type="string" table:style-name="ce1">
            <text:p>L6212</text:p>
          </table:table-cell>
          <table:table-cell table:style-name="ce1"/>
          <table:table-cell office:value-type="string" table:style-name="ce1">
            <text:p>ADOLFO VAN PRAET</text:p>
          </table:table-cell>
          <table:table-cell office:value-type="string" table:style-name="ce1">
            <text:p>REALICO</text:p>
          </table:table-cell>
          <table:table-cell office:value-type="string" table:style-name="ce1">
            <text:p>escuela21@lapampa.edu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50166977510815" table:style-name="ce2">
            <text:p>-350.166.977.510.815</text:p>
          </table:table-cell>
          <table:table-cell office:value-type="float" office:value="-640499080816244" table:style-name="ce2">
            <text:p>-640.499.080.816.2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6600" table:style-name="ce1">
            <text:p>420006600</text:p>
          </table:table-cell>
          <table:table-cell office:value-type="string" table:style-name="ce1">
            <text:p>EPET Nº 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Sarmiento 323 Plaza Guemes</text:p>
          </table:table-cell>
          <table:table-cell office:value-type="string" table:style-name="ce1">
            <text:p>L6221</text:p>
          </table:table-cell>
          <table:table-cell table:style-name="ce1"/>
          <table:table-cell office:value-type="string" table:style-name="ce1">
            <text:p>INTENDENTE ALVEAR</text:p>
          </table:table-cell>
          <table:table-cell office:value-type="string" table:style-name="ce1">
            <text:p>CHAPALEUFU</text:p>
          </table:table-cell>
          <table:table-cell office:value-type="string" table:style-name="ce1">
            <text:p>epet_7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352415818700095" table:style-name="ce2">
            <text:p>-352.415.818.700.095</text:p>
          </table:table-cell>
          <table:table-cell office:value-type="float" office:value="-635921295279751" table:style-name="ce2">
            <text:p>-635.921.295.279.7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6601" table:style-name="ce1">
            <text:p>420006601</text:p>
          </table:table-cell>
          <table:table-cell office:value-type="string" table:style-name="ce1">
            <text:p>C.B. Anexo EPET Nº 7 en Escuela Nº 4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sé Manuel Estrada ESCUELA Nº 47</text:p>
          </table:table-cell>
          <table:table-cell office:value-type="string" table:style-name="ce1">
            <text:p>L6221</text:p>
          </table:table-cell>
          <table:table-cell table:style-name="ce1"/>
          <table:table-cell office:value-type="string" table:style-name="ce1">
            <text:p>CEBALLOS</text:p>
          </table:table-cell>
          <table:table-cell office:value-type="string" table:style-name="ce1">
            <text:p>CHAPALEUFU</text:p>
          </table:table-cell>
          <table:table-cell office:value-type="string" table:style-name="ce1">
            <text:p>escuela47-ceballos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4" table:style-name="ce1">
            <text:p>4</text:p>
          </table:table-cell>
          <table:table-cell office:value-type="float" office:value="-352915142173229" table:style-name="ce2">
            <text:p>-352.915.142.173.229</text:p>
          </table:table-cell>
          <table:table-cell office:value-type="float" office:value="-637750690795265" table:style-name="ce2">
            <text:p>-637.750.690.795.2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6700" table:style-name="ce1">
            <text:p>420006700</text:p>
          </table:table-cell>
          <table:table-cell office:value-type="string" table:style-name="ce1">
            <text:p>Escuela Nº 17 Dr. Francisco Javier Muñi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ray Cayetano Rodriguez 423</text:p>
          </table:table-cell>
          <table:table-cell office:value-type="string" table:style-name="ce1">
            <text:p>L6221</text:p>
          </table:table-cell>
          <table:table-cell table:style-name="ce1"/>
          <table:table-cell office:value-type="string" table:style-name="ce1">
            <text:p>INTENDENTE ALVEAR</text:p>
          </table:table-cell>
          <table:table-cell office:value-type="string" table:style-name="ce1">
            <text:p>CHAPALEUFU</text:p>
          </table:table-cell>
          <table:table-cell office:value-type="string" table:style-name="ce1">
            <text:p>ESCUELA17ALVEAR@HOTMAIL.COM.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52373148722911" table:style-name="ce2">
            <text:p>-352.373.148.722.911</text:p>
          </table:table-cell>
          <table:table-cell office:value-type="float" office:value="-635907655672171" table:style-name="ce2">
            <text:p>-635.907.655.672.1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6800" table:style-name="ce1">
            <text:p>420006800</text:p>
          </table:table-cell>
          <table:table-cell office:value-type="string" table:style-name="ce1">
            <text:p>Instituto Heguy de La Sagrada Familia - P8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nuel Belgrano 884</text:p>
          </table:table-cell>
          <table:table-cell office:value-type="string" table:style-name="ce1">
            <text:p>L6221</text:p>
          </table:table-cell>
          <table:table-cell table:style-name="ce1"/>
          <table:table-cell office:value-type="string" table:style-name="ce1">
            <text:p>INTENDENTE ALVEAR</text:p>
          </table:table-cell>
          <table:table-cell office:value-type="string" table:style-name="ce1">
            <text:p>CHAPALEUFU</text:p>
          </table:table-cell>
          <table:table-cell office:value-type="string" table:style-name="ce1">
            <text:p>colegiohsf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52359825275173" table:style-name="ce2">
            <text:p>-352.359.825.275.173</text:p>
          </table:table-cell>
          <table:table-cell office:value-type="float" office:value="-635885937182763" table:style-name="ce2">
            <text:p>-635.885.937.182.7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6900" table:style-name="ce1">
            <text:p>420006900</text:p>
          </table:table-cell>
          <table:table-cell office:value-type="string" table:style-name="ce1">
            <text:p>Escuela Nº 236 Presidente Juan Domingo Peró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D. Perón 413</text:p>
          </table:table-cell>
          <table:table-cell office:value-type="string" table:style-name="ce1">
            <text:p>L6221</text:p>
          </table:table-cell>
          <table:table-cell table:style-name="ce1"/>
          <table:table-cell office:value-type="string" table:style-name="ce1">
            <text:p>INTENDENTE ALVEAR</text:p>
          </table:table-cell>
          <table:table-cell office:value-type="string" table:style-name="ce1">
            <text:p>CHAPALEUFU</text:p>
          </table:table-cell>
          <table:table-cell office:value-type="string" table:style-name="ce1">
            <text:p>ESCUELA236INTALVEAR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52403504159219" table:style-name="ce2">
            <text:p>-352.403.504.159.219</text:p>
          </table:table-cell>
          <table:table-cell office:value-type="float" office:value="-635849726942079" table:style-name="ce2">
            <text:p>-635.849.726.942.0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7000" table:style-name="ce1">
            <text:p>420007000</text:p>
          </table:table-cell>
          <table:table-cell office:value-type="string" table:style-name="ce1">
            <text:p>Escuela Nº 94 Ángel Norberto Tellez de Menes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lvinas Argentinas 480</text:p>
          </table:table-cell>
          <table:table-cell office:value-type="string" table:style-name="ce1">
            <text:p>L6385</text:p>
          </table:table-cell>
          <table:table-cell table:style-name="ce1"/>
          <table:table-cell office:value-type="string" table:style-name="ce1">
            <text:p>ARATA</text:p>
          </table:table-cell>
          <table:table-cell office:value-type="string" table:style-name="ce1">
            <text:p>TRENEL</text:p>
          </table:table-cell>
          <table:table-cell office:value-type="string" table:style-name="ce1">
            <text:p>estherbergues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564029628" table:style-name="ce2">
            <text:p>-3.564.029.628</text:p>
          </table:table-cell>
          <table:table-cell office:value-type="float" office:value="-643558374" table:style-name="ce2">
            <text:p>-643.558.3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7100" table:style-name="ce1">
            <text:p>420007100</text:p>
          </table:table-cell>
          <table:table-cell office:value-type="string" table:style-name="ce1">
            <text:p>Instituto 25 de Mayo - P30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ntonio Devoto 230</text:p>
          </table:table-cell>
          <table:table-cell office:value-type="string" table:style-name="ce1">
            <text:p>L6369</text:p>
          </table:table-cell>
          <table:table-cell table:style-name="ce1"/>
          <table:table-cell office:value-type="string" table:style-name="ce1">
            <text:p>TRENEL</text:p>
          </table:table-cell>
          <table:table-cell office:value-type="string" table:style-name="ce1">
            <text:p>TRENEL</text:p>
          </table:table-cell>
          <table:table-cell office:value-type="string" table:style-name="ce1">
            <text:p>institutotrenel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57018470124509" table:style-name="ce2">
            <text:p>-357.018.470.124.509</text:p>
          </table:table-cell>
          <table:table-cell office:value-type="float" office:value="-641341270973956" table:style-name="ce2">
            <text:p>-641.341.270.973.9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7200" table:style-name="ce1">
            <text:p>420007200</text:p>
          </table:table-cell>
          <table:table-cell office:value-type="string" table:style-name="ce1">
            <text:p>Escuela Nº 41 Dominga R. De Villeg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minga R. de Villegas 258</text:p>
          </table:table-cell>
          <table:table-cell office:value-type="string" table:style-name="ce1">
            <text:p>L6365</text:p>
          </table:table-cell>
          <table:table-cell table:style-name="ce1"/>
          <table:table-cell office:value-type="string" table:style-name="ce1">
            <text:p>VERTIZ</text:p>
          </table:table-cell>
          <table:table-cell office:value-type="string" table:style-name="ce1">
            <text:p>CHAPALEUFU</text:p>
          </table:table-cell>
          <table:table-cell office:value-type="string" table:style-name="ce1">
            <text:p>ESCUELA41VERTIZ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542605467" table:style-name="ce2">
            <text:p>-3.542.605.467</text:p>
          </table:table-cell>
          <table:table-cell office:value-type="float" office:value="-639108746" table:style-name="ce2">
            <text:p>-639.108.7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7300" table:style-name="ce1">
            <text:p>420007300</text:p>
          </table:table-cell>
          <table:table-cell office:value-type="string" table:style-name="ce1">
            <text:p>Escuela Nº 52 Nicolás Avellane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meghino 552</text:p>
          </table:table-cell>
          <table:table-cell office:value-type="string" table:style-name="ce1">
            <text:p>L6228</text:p>
          </table:table-cell>
          <table:table-cell table:style-name="ce1"/>
          <table:table-cell office:value-type="string" table:style-name="ce1">
            <text:p>CORONEL HILARIO LAGOS</text:p>
          </table:table-cell>
          <table:table-cell office:value-type="string" table:style-name="ce1">
            <text:p>CHAPALEUFU</text:p>
          </table:table-cell>
          <table:table-cell office:value-type="string" table:style-name="ce1">
            <text:p>ESCUELA52@REALICONET.COM.AR/ESCUELA52@LAPAMPA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502472252" table:style-name="ce2">
            <text:p>-3.502.472.252</text:p>
          </table:table-cell>
          <table:table-cell office:value-type="float" office:value="-6391284292" table:style-name="ce2">
            <text:p>-6.391.284.2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7400" table:style-name="ce1">
            <text:p>420007400</text:p>
          </table:table-cell>
          <table:table-cell office:value-type="string" table:style-name="ce1">
            <text:p>Escuela Nº 196 República del Líb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237</text:p>
          </table:table-cell>
          <table:table-cell office:value-type="string" table:style-name="ce1">
            <text:p>L6221</text:p>
          </table:table-cell>
          <table:table-cell table:style-name="ce1"/>
          <table:table-cell office:value-type="string" table:style-name="ce1">
            <text:p>INTENDENTE ALVEAR</text:p>
          </table:table-cell>
          <table:table-cell office:value-type="string" table:style-name="ce1">
            <text:p>CHAPALEUFU</text:p>
          </table:table-cell>
          <table:table-cell office:value-type="string" table:style-name="ce1">
            <text:p>ESCUELA196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52423715256259" table:style-name="ce2">
            <text:p>-352.423.715.256.259</text:p>
          </table:table-cell>
          <table:table-cell office:value-type="float" office:value="-635905577361772" table:style-name="ce2">
            <text:p>-635.905.577.361.7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7500" table:style-name="ce1">
            <text:p>420007500</text:p>
          </table:table-cell>
          <table:table-cell office:value-type="string" table:style-name="ce1">
            <text:p>Instituto Nuestra Señora de Luján - P14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Avellaneda 850</text:p>
          </table:table-cell>
          <table:table-cell office:value-type="string" table:style-name="ce1">
            <text:p>L6221</text:p>
          </table:table-cell>
          <table:table-cell table:style-name="ce1"/>
          <table:table-cell office:value-type="string" table:style-name="ce1">
            <text:p>INTENDENTE ALVEAR</text:p>
          </table:table-cell>
          <table:table-cell office:value-type="string" table:style-name="ce1">
            <text:p>CHAPALEUFU</text:p>
          </table:table-cell>
          <table:table-cell office:value-type="string" table:style-name="ce1">
            <text:p>insralujan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52352576771396" table:style-name="ce2">
            <text:p>-352.352.576.771.396</text:p>
          </table:table-cell>
          <table:table-cell office:value-type="float" office:value="-635857638369559" table:style-name="ce2">
            <text:p>-635.857.638.369.5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7600" table:style-name="ce1">
            <text:p>420007600</text:p>
          </table:table-cell>
          <table:table-cell office:value-type="string" table:style-name="ce1">
            <text:p>Centro Educativo Programa Especial Nº 7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San Martín 545 Escuela Laboral Nª 7</text:p>
          </table:table-cell>
          <table:table-cell office:value-type="string" table:style-name="ce1">
            <text:p>L6205</text:p>
          </table:table-cell>
          <table:table-cell table:style-name="ce1"/>
          <table:table-cell office:value-type="string" table:style-name="ce1">
            <text:p>INGENIERO LUIGGI</text:p>
          </table:table-cell>
          <table:table-cell office:value-type="string" table:style-name="ce1">
            <text:p>REALI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office:value-type="float" office:value="-353844890670069" table:style-name="ce2">
            <text:p>-353.844.890.670.069</text:p>
          </table:table-cell>
          <table:table-cell office:value-type="float" office:value="-644695841526424" table:style-name="ce2">
            <text:p>-644.695.841.526.4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7700" table:style-name="ce1">
            <text:p>420007700</text:p>
          </table:table-cell>
          <table:table-cell office:value-type="string" table:style-name="ce1">
            <text:p>Instituto Lucio Victorio Mansill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nsilla 340</text:p>
          </table:table-cell>
          <table:table-cell office:value-type="string" table:style-name="ce1">
            <text:p>L6387</text:p>
          </table:table-cell>
          <table:table-cell table:style-name="ce1"/>
          <table:table-cell office:value-type="string" table:style-name="ce1">
            <text:p>CALEUFU</text:p>
          </table:table-cell>
          <table:table-cell office:value-type="string" table:style-name="ce1">
            <text:p>RANCUL</text:p>
          </table:table-cell>
          <table:table-cell office:value-type="string" table:style-name="ce1">
            <text:p>iplum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5595600494193" table:style-name="ce2">
            <text:p>-35.595.600.494.193</text:p>
          </table:table-cell>
          <table:table-cell office:value-type="float" office:value="-645571754279996" table:style-name="ce2">
            <text:p>-645.571.754.279.9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7800" table:style-name="ce1">
            <text:p>420007800</text:p>
          </table:table-cell>
          <table:table-cell office:value-type="string" table:style-name="ce1">
            <text:p>Escuela Nº 15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</text:p>
          </table:table-cell>
          <table:table-cell office:value-type="string" table:style-name="ce1">
            <text:p>L6385</text:p>
          </table:table-cell>
          <table:table-cell table:style-name="ce1"/>
          <table:table-cell office:value-type="string" table:style-name="ce1">
            <text:p>PICHI HUINCA</text:p>
          </table:table-cell>
          <table:table-cell office:value-type="string" table:style-name="ce1">
            <text:p>RANCUL</text:p>
          </table:table-cell>
          <table:table-cell office:value-type="string" table:style-name="ce1">
            <text:p>ESCUELAHOGAR156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56481920170412" table:style-name="ce2">
            <text:p>-356.481.920.170.412</text:p>
          </table:table-cell>
          <table:table-cell office:value-type="float" office:value="-6476802753516" table:style-name="ce2">
            <text:p>-6.476.802.753.5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7900" table:style-name="ce1">
            <text:p>420007900</text:p>
          </table:table-cell>
          <table:table-cell office:value-type="string" table:style-name="ce1">
            <text:p>Escuela Nº 107 Provincia Tierra del Fuego Antártida e Islas del Atlántico Su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te XIX. Fracc. B. Sec.VII Pje. El Tala</text:p>
          </table:table-cell>
          <table:table-cell office:value-type="string" table:style-name="ce1">
            <text:p>L6214</text:p>
          </table:table-cell>
          <table:table-cell table:style-name="ce1"/>
          <table:table-cell office:value-type="string" table:style-name="ce1">
            <text:p>EL TALA</text:p>
          </table:table-cell>
          <table:table-cell office:value-type="string" table:style-name="ce1">
            <text:p>RANCU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535391749" table:style-name="ce2">
            <text:p>-3.535.391.749</text:p>
          </table:table-cell>
          <table:table-cell office:value-type="float" office:value="-6492458264" table:style-name="ce2">
            <text:p>-6.492.458.2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8000" table:style-name="ce1">
            <text:p>420008000</text:p>
          </table:table-cell>
          <table:table-cell office:value-type="string" table:style-name="ce1">
            <text:p>Escuela Nº 5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Z.R. Emb. Martini - Lote 8 Villa San Roque - Z.R. Embajador Martini</text:p>
          </table:table-cell>
          <table:table-cell office:value-type="string" table:style-name="ce1">
            <text:p>L6369</text:p>
          </table:table-cell>
          <table:table-cell table:style-name="ce1"/>
          <table:table-cell office:value-type="string" table:style-name="ce1">
            <text:p>VILLA SAN ROQUE</text:p>
          </table:table-cell>
          <table:table-cell office:value-type="string" table:style-name="ce1">
            <text:p>TRENEL</text:p>
          </table:table-cell>
          <table:table-cell office:value-type="string" table:style-name="ce1">
            <text:p>escuela58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554358169" table:style-name="ce2">
            <text:p>-3.554.358.169</text:p>
          </table:table-cell>
          <table:table-cell office:value-type="float" office:value="-6426783848" table:style-name="ce2">
            <text:p>-6.426.783.8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8300" table:style-name="ce1">
            <text:p>420008300</text:p>
          </table:table-cell>
          <table:table-cell office:value-type="string" table:style-name="ce1">
            <text:p>Instituto Agropecuario de Arata - P42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lvinas Argentinas 480</text:p>
          </table:table-cell>
          <table:table-cell office:value-type="string" table:style-name="ce1">
            <text:p>L6385</text:p>
          </table:table-cell>
          <table:table-cell table:style-name="ce1"/>
          <table:table-cell office:value-type="string" table:style-name="ce1">
            <text:p>ARATA</text:p>
          </table:table-cell>
          <table:table-cell office:value-type="string" table:style-name="ce1">
            <text:p>TRENEL</text:p>
          </table:table-cell>
          <table:table-cell office:value-type="string" table:style-name="ce1">
            <text:p>insagrop77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56384769186326" table:style-name="ce2">
            <text:p>-356.384.769.186.326</text:p>
          </table:table-cell>
          <table:table-cell office:value-type="float" office:value="-643557817176065" table:style-name="ce2">
            <text:p>-643.557.817.176.0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8400" table:style-name="ce1">
            <text:p>420008400</text:p>
          </table:table-cell>
          <table:table-cell office:value-type="string" table:style-name="ce1">
            <text:p>Escuela Nº 136 José Villa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4 Km 109. Lote XI - Zona Rural Los Hornos</text:p>
          </table:table-cell>
          <table:table-cell office:value-type="string" table:style-name="ce1">
            <text:p>L6385</text:p>
          </table:table-cell>
          <table:table-cell table:style-name="ce1"/>
          <table:table-cell office:value-type="string" table:style-name="ce1">
            <text:p>LOS HORNOS</text:p>
          </table:table-cell>
          <table:table-cell office:value-type="string" table:style-name="ce1">
            <text:p>TRENE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56310611767373" table:style-name="ce2">
            <text:p>-356.310.611.767.373</text:p>
          </table:table-cell>
          <table:table-cell office:value-type="float" office:value="-644461950937999" table:style-name="ce2">
            <text:p>-644.461.950.937.9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8500" table:style-name="ce1">
            <text:p>420008500</text:p>
          </table:table-cell>
          <table:table-cell office:value-type="string" table:style-name="ce1">
            <text:p>Escuela Nº 76 General Martín Rodrígu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250</text:p>
          </table:table-cell>
          <table:table-cell office:value-type="string" table:style-name="ce1">
            <text:p>L6205</text:p>
          </table:table-cell>
          <table:table-cell table:style-name="ce1"/>
          <table:table-cell office:value-type="string" table:style-name="ce1">
            <text:p>INGENIERO LUIGGI</text:p>
          </table:table-cell>
          <table:table-cell office:value-type="string" table:style-name="ce1">
            <text:p>REALICO</text:p>
          </table:table-cell>
          <table:table-cell office:value-type="string" table:style-name="ce1">
            <text:p>ESCUELA76GMR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53917424140837" table:style-name="ce2">
            <text:p>-353.917.424.140.837</text:p>
          </table:table-cell>
          <table:table-cell office:value-type="float" office:value="-644722117649299" table:style-name="ce2">
            <text:p>-644.722.117.649.2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8700" table:style-name="ce1">
            <text:p>420008700</text:p>
          </table:table-cell>
          <table:table-cell office:value-type="string" table:style-name="ce1">
            <text:p>Escuela Provincial de Comercio Mariano More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. M. Estrada 46</text:p>
          </table:table-cell>
          <table:table-cell office:value-type="string" table:style-name="ce1">
            <text:p>L6205</text:p>
          </table:table-cell>
          <table:table-cell table:style-name="ce1"/>
          <table:table-cell office:value-type="string" table:style-name="ce1">
            <text:p>INGENIERO LUIGGI</text:p>
          </table:table-cell>
          <table:table-cell office:value-type="string" table:style-name="ce1">
            <text:p>REALICO</text:p>
          </table:table-cell>
          <table:table-cell office:value-type="string" table:style-name="ce1">
            <text:p>escuela.marianomoreno@lapampa.edu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53898067838158" table:style-name="ce2">
            <text:p>-353.898.067.838.158</text:p>
          </table:table-cell>
          <table:table-cell office:value-type="float" office:value="-644651444607831" table:style-name="ce2">
            <text:p>-644.651.444.607.83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8900" table:style-name="ce1">
            <text:p>420008900</text:p>
          </table:table-cell>
          <table:table-cell office:value-type="string" table:style-name="ce1">
            <text:p>Escuela Nº 250 Delia Eglivomini de Parod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ibertad y Cristobal Colón</text:p>
          </table:table-cell>
          <table:table-cell office:value-type="string" table:style-name="ce1">
            <text:p>L6205</text:p>
          </table:table-cell>
          <table:table-cell table:style-name="ce1"/>
          <table:table-cell office:value-type="string" table:style-name="ce1">
            <text:p>INGENIERO LUIGGI</text:p>
          </table:table-cell>
          <table:table-cell office:value-type="string" table:style-name="ce1">
            <text:p>REALICO</text:p>
          </table:table-cell>
          <table:table-cell office:value-type="string" table:style-name="ce1">
            <text:p>ESCUELA250@LAPAMPA.EDU.AR/ESCUELA250LUIGGI@YAHOO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53799743128962" table:style-name="ce2">
            <text:p>-353.799.743.128.962</text:p>
          </table:table-cell>
          <table:table-cell office:value-type="float" office:value="-644683033793218" table:style-name="ce2">
            <text:p>-644.683.033.793.2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9200" table:style-name="ce1">
            <text:p>420009200</text:p>
          </table:table-cell>
          <table:table-cell office:value-type="string" table:style-name="ce1">
            <text:p>Instituto Heguy de La Sagrada Familia - P8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nuel Belgrano 884</text:p>
          </table:table-cell>
          <table:table-cell office:value-type="string" table:style-name="ce1">
            <text:p>L6221</text:p>
          </table:table-cell>
          <table:table-cell table:style-name="ce1"/>
          <table:table-cell office:value-type="string" table:style-name="ce1">
            <text:p>INTENDENTE ALVEAR</text:p>
          </table:table-cell>
          <table:table-cell office:value-type="string" table:style-name="ce1">
            <text:p>CHAPALEUFU</text:p>
          </table:table-cell>
          <table:table-cell office:value-type="string" table:style-name="ce1">
            <text:p>COLEGIOIHSF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52357462702308" table:style-name="ce2">
            <text:p>-352.357.462.702.308</text:p>
          </table:table-cell>
          <table:table-cell office:value-type="float" office:value="-635887170968047" table:style-name="ce2">
            <text:p>-635.887.170.968.0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9300" table:style-name="ce1">
            <text:p>420009300</text:p>
          </table:table-cell>
          <table:table-cell office:value-type="string" table:style-name="ce1">
            <text:p>Escuela Hogar Nº 7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cuela Hogar (Manzana 45) Escuela Hogar Nº 77</text:p>
          </table:table-cell>
          <table:table-cell office:value-type="string" table:style-name="ce1">
            <text:p>L6229</text:p>
          </table:table-cell>
          <table:table-cell table:style-name="ce1"/>
          <table:table-cell office:value-type="string" table:style-name="ce1">
            <text:p>SARAH</text:p>
          </table:table-cell>
          <table:table-cell office:value-type="string" table:style-name="ce1">
            <text:p>CHAPALEUFU</text:p>
          </table:table-cell>
          <table:table-cell office:value-type="string" table:style-name="ce1">
            <text:p>ESCUELA77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502920223" table:style-name="ce2">
            <text:p>-3.502.920.223</text:p>
          </table:table-cell>
          <table:table-cell office:value-type="float" office:value="-6368529923" table:style-name="ce2">
            <text:p>-6.368.529.9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9700" table:style-name="ce1">
            <text:p>420009700</text:p>
          </table:table-cell>
          <table:table-cell office:value-type="string" table:style-name="ce1">
            <text:p>Centro Educativo Programa Especial Nº 5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12 151 Julio Argentino Roca Escuela Nº 84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office:value-type="float" office:value="-356677932422668" table:style-name="ce2">
            <text:p>-356.677.932.422.668</text:p>
          </table:table-cell>
          <table:table-cell office:value-type="float" office:value="-637737132660572" table:style-name="ce2">
            <text:p>-637.737.132.660.5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09800" table:style-name="ce1">
            <text:p>420009800</text:p>
          </table:table-cell>
          <table:table-cell office:value-type="string" table:style-name="ce1">
            <text:p>Colegio Virginia Galletti de Ame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3 Bis Oeste 476 SAN ETELVINO OESTE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vgamela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5669896385179" table:style-name="ce2">
            <text:p>-35.669.896.385.179</text:p>
          </table:table-cell>
          <table:table-cell office:value-type="float" office:value="-637684463998675" table:style-name="ce2">
            <text:p>-637.684.463.998.67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0100" table:style-name="ce1">
            <text:p>420010100</text:p>
          </table:table-cell>
          <table:table-cell office:value-type="string" table:style-name="ce1">
            <text:p>Escuela Especial Nº 2 de Irregulares Moto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6 1137 ESTE ESTE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imotores.generalpico@lapampa.edu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35666637290116" table:style-name="ce2">
            <text:p>-35.666.637.290.116</text:p>
          </table:table-cell>
          <table:table-cell office:value-type="float" office:value="-637511884407614" table:style-name="ce2">
            <text:p>-637.511.884.407.6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0300" table:style-name="ce1">
            <text:p>420010300</text:p>
          </table:table-cell>
          <table:table-cell office:value-type="string" table:style-name="ce1">
            <text:p>J.I.N. Nº 8 en Escuela Nº 6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22 1389 ESTE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jin8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56651086280981" table:style-name="ce2">
            <text:p>-356.651.086.280.981</text:p>
          </table:table-cell>
          <table:table-cell office:value-type="float" office:value="-637454024636261" table:style-name="ce2">
            <text:p>-637.454.024.636.2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0301" table:style-name="ce1">
            <text:p>420010301</text:p>
          </table:table-cell>
          <table:table-cell office:value-type="string" table:style-name="ce1">
            <text:p>J.I.N. Nº 8 en Escuela Nº 1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29 5 EL MOLINO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jin8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56727156739789" table:style-name="ce2">
            <text:p>-356.727.156.739.789</text:p>
          </table:table-cell>
          <table:table-cell office:value-type="float" office:value="-637555433283513" table:style-name="ce2">
            <text:p>-637.555.433.283.5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0302" table:style-name="ce1">
            <text:p>420010302</text:p>
          </table:table-cell>
          <table:table-cell office:value-type="string" table:style-name="ce1">
            <text:p>J.I.N. Nº 8 en Escuela Nº 25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31 2185 Indios Ranqueles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jin8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5657129563535" table:style-name="ce2">
            <text:p>-35.657.129.563.535</text:p>
          </table:table-cell>
          <table:table-cell office:value-type="float" office:value="-637340189865828" table:style-name="ce2">
            <text:p>-637.340.189.865.8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0303" table:style-name="ce1">
            <text:p>420010303</text:p>
          </table:table-cell>
          <table:table-cell office:value-type="string" table:style-name="ce1">
            <text:p>J.I.N. Nº 8 en Escuela Nº 241 -Cabecera-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36 1328 INDIOS RANQUELES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jin8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5659611795615" table:style-name="ce2">
            <text:p>-35.659.611.795.615</text:p>
          </table:table-cell>
          <table:table-cell office:value-type="float" office:value="-637384169319461" table:style-name="ce2">
            <text:p>-637.384.169.319.4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0304" table:style-name="ce1">
            <text:p>420010304</text:p>
          </table:table-cell>
          <table:table-cell office:value-type="string" table:style-name="ce1">
            <text:p>J.I.N. Nº 8 en Escuela Nº 4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0 - Segundo Gonzalez s/n</text:p>
          </table:table-cell>
          <table:table-cell office:value-type="string" table:style-name="ce1">
            <text:p>L6365</text:p>
          </table:table-cell>
          <table:table-cell table:style-name="ce1"/>
          <table:table-cell office:value-type="string" table:style-name="ce1">
            <text:p>DORILA</text:p>
          </table:table-cell>
          <table:table-cell office:value-type="string" table:style-name="ce1">
            <text:p>MARA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577761482" table:style-name="ce2">
            <text:p>-3.577.761.482</text:p>
          </table:table-cell>
          <table:table-cell office:value-type="float" office:value="-6371337534" table:style-name="ce2">
            <text:p>-6.371.337.5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0305" table:style-name="ce1">
            <text:p>420010305</text:p>
          </table:table-cell>
          <table:table-cell office:value-type="string" table:style-name="ce1">
            <text:p>J.I.N. Nº 8 en Escuela Nº 26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7 (entre 54 y 56) B° Carlos Berg</text:p>
          </table:table-cell>
          <table:table-cell office:value-type="float" office:value="6380" table:style-name="ce1">
            <text:p>638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35659057" table:style-name="ce2">
            <text:p>-35.659.057</text:p>
          </table:table-cell>
          <table:table-cell office:value-type="float" office:value="-63738663" table:style-name="ce2">
            <text:p>-63.738.6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0400" table:style-name="ce1">
            <text:p>420010400</text:p>
          </table:table-cell>
          <table:table-cell office:value-type="string" table:style-name="ce1">
            <text:p>Escuela Nuestra Señora de Luján - P32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27 y 16 Este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ESCUELADELUJAN@SPEEDY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56672404305733" table:style-name="ce2">
            <text:p>-356.672.404.305.733</text:p>
          </table:table-cell>
          <table:table-cell office:value-type="float" office:value="-637504972297891" table:style-name="ce2">
            <text:p>-637.504.972.297.8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0500" table:style-name="ce1">
            <text:p>420010500</text:p>
          </table:table-cell>
          <table:table-cell office:value-type="string" table:style-name="ce1">
            <text:p>Escuela Nº 12 Congresales de Tucumá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29 5 El Molino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ESCUELA12@SPEEDY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567281385084" table:style-name="ce2">
            <text:p>-3.567.281.385.084</text:p>
          </table:table-cell>
          <table:table-cell office:value-type="float" office:value="-63755600089073" table:style-name="ce2">
            <text:p>-63.755.600.089.0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0600" table:style-name="ce1">
            <text:p>420010600</text:p>
          </table:table-cell>
          <table:table-cell office:value-type="string" table:style-name="ce1">
            <text:p>Centro Educativo Programa Especial Nº 10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36 1394 Indios Ranqueles Escuela 241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35667958711851" table:style-name="ce2">
            <text:p>-35.667.958.711.851</text:p>
          </table:table-cell>
          <table:table-cell office:value-type="float" office:value="-63773470640242" table:style-name="ce2">
            <text:p>-63.773.470.640.2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0700" table:style-name="ce1">
            <text:p>420010700</text:p>
          </table:table-cell>
          <table:table-cell office:value-type="string" table:style-name="ce1">
            <text:p>Centro Educativo Programa Especial Nº 11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Calle 9 550 Centro Escuela Adultos 2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56524397047677" table:style-name="ce2">
            <text:p>-356.524.397.047.677</text:p>
          </table:table-cell>
          <table:table-cell office:value-type="float" office:value="-637574895621662" table:style-name="ce2">
            <text:p>-637.574.895.621.6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0800" table:style-name="ce1">
            <text:p>420010800</text:p>
          </table:table-cell>
          <table:table-cell office:value-type="string" table:style-name="ce1">
            <text:p>Escuela Nº 36 Angela Farina de Día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270</text:p>
          </table:table-cell>
          <table:table-cell office:value-type="string" table:style-name="ce1">
            <text:p>L6331</text:p>
          </table:table-cell>
          <table:table-cell table:style-name="ce1"/>
          <table:table-cell office:value-type="string" table:style-name="ce1">
            <text:p>MIGUEL CANE</text:p>
          </table:table-cell>
          <table:table-cell office:value-type="string" table:style-name="ce1">
            <text:p>QUEMU QUEMU</text:p>
          </table:table-cell>
          <table:table-cell office:value-type="string" table:style-name="ce1">
            <text:p>ESCUE36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61554635327884" table:style-name="ce2">
            <text:p>-361.554.635.327.884</text:p>
          </table:table-cell>
          <table:table-cell office:value-type="float" office:value="-635145480341267" table:style-name="ce2">
            <text:p>-635.145.480.341.2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0900" table:style-name="ce1">
            <text:p>420010900</text:p>
          </table:table-cell>
          <table:table-cell office:value-type="string" table:style-name="ce1">
            <text:p>Escuela Nº 193 Juan José Pas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265</text:p>
          </table:table-cell>
          <table:table-cell office:value-type="string" table:style-name="ce1">
            <text:p>L6333</text:p>
          </table:table-cell>
          <table:table-cell table:style-name="ce1"/>
          <table:table-cell office:value-type="string" table:style-name="ce1">
            <text:p>QUEMU QUEMU</text:p>
          </table:table-cell>
          <table:table-cell office:value-type="string" table:style-name="ce1">
            <text:p>QUEMU QUEMU</text:p>
          </table:table-cell>
          <table:table-cell office:value-type="string" table:style-name="ce1">
            <text:p>ESCUELA193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60538938773062" table:style-name="ce2">
            <text:p>-360.538.938.773.062</text:p>
          </table:table-cell>
          <table:table-cell office:value-type="float" office:value="-635666611587105" table:style-name="ce2">
            <text:p>-635.666.611.587.1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1000" table:style-name="ce1">
            <text:p>420011000</text:p>
          </table:table-cell>
          <table:table-cell office:value-type="string" table:style-name="ce1">
            <text:p>J.I.N. Nº 14 -Cabecera-Pichi Ch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oca y Bvard. 25 de Mayo</text:p>
          </table:table-cell>
          <table:table-cell office:value-type="string" table:style-name="ce1">
            <text:p>L6333</text:p>
          </table:table-cell>
          <table:table-cell table:style-name="ce1"/>
          <table:table-cell office:value-type="string" table:style-name="ce1">
            <text:p>QUEMU QUEMU</text:p>
          </table:table-cell>
          <table:table-cell office:value-type="string" table:style-name="ce1">
            <text:p>QUEMU QUEMU</text:p>
          </table:table-cell>
          <table:table-cell office:value-type="string" table:style-name="ce1">
            <text:p>jin14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60551373576002" table:style-name="ce2">
            <text:p>-360.551.373.576.002</text:p>
          </table:table-cell>
          <table:table-cell office:value-type="float" office:value="-635639190816576" table:style-name="ce2">
            <text:p>-635.639.190.816.5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1002" table:style-name="ce1">
            <text:p>420011002</text:p>
          </table:table-cell>
          <table:table-cell office:value-type="string" table:style-name="ce1">
            <text:p>J.I.N. Nº 14 Sede Cnia. Baró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San Martín 1627</text:p>
          </table:table-cell>
          <table:table-cell office:value-type="string" table:style-name="ce1">
            <text:p>L6315</text:p>
          </table:table-cell>
          <table:table-cell table:style-name="ce1"/>
          <table:table-cell office:value-type="string" table:style-name="ce1">
            <text:p>COLONIA BARON</text:p>
          </table:table-cell>
          <table:table-cell office:value-type="string" table:style-name="ce1">
            <text:p>QUEMU QUEMU</text:p>
          </table:table-cell>
          <table:table-cell office:value-type="string" table:style-name="ce1">
            <text:p>jin14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61499504192048" table:style-name="ce2">
            <text:p>-361.499.504.192.048</text:p>
          </table:table-cell>
          <table:table-cell office:value-type="float" office:value="-638490797992443" table:style-name="ce2">
            <text:p>-638.490.797.992.4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1004" table:style-name="ce1">
            <text:p>420011004</text:p>
          </table:table-cell>
          <table:table-cell office:value-type="string" table:style-name="ce1">
            <text:p>J.I.N. Nº 14 en Escuela Nº 6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ín 345</text:p>
          </table:table-cell>
          <table:table-cell office:value-type="string" table:style-name="ce1">
            <text:p>L6315</text:p>
          </table:table-cell>
          <table:table-cell table:style-name="ce1"/>
          <table:table-cell office:value-type="string" table:style-name="ce1">
            <text:p>VILLA MIRASOL</text:p>
          </table:table-cell>
          <table:table-cell office:value-type="string" table:style-name="ce1">
            <text:p>QUEMU QUEMU</text:p>
          </table:table-cell>
          <table:table-cell office:value-type="string" table:style-name="ce1">
            <text:p>jin14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607968369" table:style-name="ce2">
            <text:p>-3.607.968.369</text:p>
          </table:table-cell>
          <table:table-cell office:value-type="float" office:value="-6388715038" table:style-name="ce2">
            <text:p>-6.388.715.0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1005" table:style-name="ce1">
            <text:p>420011005</text:p>
          </table:table-cell>
          <table:table-cell office:value-type="string" table:style-name="ce1">
            <text:p>J.I.N. Nº 14 en Escuela Nº 3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s/n</text:p>
          </table:table-cell>
          <table:table-cell office:value-type="string" table:style-name="ce1">
            <text:p>L6331</text:p>
          </table:table-cell>
          <table:table-cell table:style-name="ce1"/>
          <table:table-cell office:value-type="string" table:style-name="ce1">
            <text:p>MIGUEL CANE</text:p>
          </table:table-cell>
          <table:table-cell office:value-type="string" table:style-name="ce1">
            <text:p>QUEMU QUEMU</text:p>
          </table:table-cell>
          <table:table-cell office:value-type="string" table:style-name="ce1">
            <text:p>jin14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615541972" table:style-name="ce2">
            <text:p>-3.615.541.972</text:p>
          </table:table-cell>
          <table:table-cell office:value-type="float" office:value="-6351443137" table:style-name="ce2">
            <text:p>-6.351.443.1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1006" table:style-name="ce1">
            <text:p>420011006</text:p>
          </table:table-cell>
          <table:table-cell office:value-type="string" table:style-name="ce1">
            <text:p>J.I.N. Nº 14 en Escuela Nº 3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553</text:p>
          </table:table-cell>
          <table:table-cell office:value-type="string" table:style-name="ce1">
            <text:p>L6352</text:p>
          </table:table-cell>
          <table:table-cell table:style-name="ce1"/>
          <table:table-cell office:value-type="string" table:style-name="ce1">
            <text:p>LONQUIMAY</text:p>
          </table:table-cell>
          <table:table-cell office:value-type="string" table:style-name="ce1">
            <text:p>CATRILO</text:p>
          </table:table-cell>
          <table:table-cell office:value-type="string" table:style-name="ce1">
            <text:p>jin14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364651376219794" table:style-name="ce2">
            <text:p>-364.651.376.219.794</text:p>
          </table:table-cell>
          <table:table-cell office:value-type="float" office:value="-636239267989265" table:style-name="ce2">
            <text:p>-636.239.267.989.2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1007" table:style-name="ce1">
            <text:p>420011007</text:p>
          </table:table-cell>
          <table:table-cell office:value-type="string" table:style-name="ce1">
            <text:p>J.I.N. Nº 14 Sede Catriló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rturo Almaraz y Roque Saenz Peña</text:p>
          </table:table-cell>
          <table:table-cell office:value-type="string" table:style-name="ce1">
            <text:p>L6330</text:p>
          </table:table-cell>
          <table:table-cell table:style-name="ce1"/>
          <table:table-cell office:value-type="string" table:style-name="ce1">
            <text:p>CATRILO</text:p>
          </table:table-cell>
          <table:table-cell office:value-type="string" table:style-name="ce1">
            <text:p>CATRIL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64035532899471" table:style-name="ce2">
            <text:p>-364.035.532.899.471</text:p>
          </table:table-cell>
          <table:table-cell office:value-type="float" office:value="-634210927250207" table:style-name="ce2">
            <text:p>-634.210.927.250.20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1008" table:style-name="ce1">
            <text:p>420011008</text:p>
          </table:table-cell>
          <table:table-cell office:value-type="string" table:style-name="ce1">
            <text:p>J.I.N. Nº 14 en Escuela Nº 6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s/n</text:p>
          </table:table-cell>
          <table:table-cell office:value-type="string" table:style-name="ce1">
            <text:p>L6331</text:p>
          </table:table-cell>
          <table:table-cell table:style-name="ce1"/>
          <table:table-cell office:value-type="string" table:style-name="ce1">
            <text:p>RELMO</text:p>
          </table:table-cell>
          <table:table-cell office:value-type="string" table:style-name="ce1">
            <text:p>QUEMU QUEM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625716227" table:style-name="ce2">
            <text:p>-3.625.716.227</text:p>
          </table:table-cell>
          <table:table-cell office:value-type="float" office:value="-6344833" table:style-name="ce2">
            <text:p>-6.344.8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1100" table:style-name="ce1">
            <text:p>420011100</text:p>
          </table:table-cell>
          <table:table-cell office:value-type="string" table:style-name="ce1">
            <text:p>Escuela Especial Nº 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paña 16</text:p>
          </table:table-cell>
          <table:table-cell office:value-type="string" table:style-name="ce1">
            <text:p>L6333</text:p>
          </table:table-cell>
          <table:table-cell table:style-name="ce1"/>
          <table:table-cell office:value-type="string" table:style-name="ce1">
            <text:p>QUEMU QUEMU</text:p>
          </table:table-cell>
          <table:table-cell office:value-type="string" table:style-name="ce1">
            <text:p>QUEMU QUEMU</text:p>
          </table:table-cell>
          <table:table-cell office:value-type="string" table:style-name="ce1">
            <text:p>especial6@lapampa.edu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5" table:style-name="ce1">
            <text:p>5</text:p>
          </table:table-cell>
          <table:table-cell office:value-type="float" office:value="-360504800081611" table:style-name="ce2">
            <text:p>-360.504.800.081.611</text:p>
          </table:table-cell>
          <table:table-cell office:value-type="float" office:value="-635650646137616" table:style-name="ce2">
            <text:p>-635.650.646.137.6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1300" table:style-name="ce1">
            <text:p>420011300</text:p>
          </table:table-cell>
          <table:table-cell office:value-type="string" table:style-name="ce1">
            <text:p>Escuela Nº 68 Clara G. F. De Luc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</text:p>
          </table:table-cell>
          <table:table-cell office:value-type="string" table:style-name="ce1">
            <text:p>L6331</text:p>
          </table:table-cell>
          <table:table-cell table:style-name="ce1"/>
          <table:table-cell office:value-type="string" table:style-name="ce1">
            <text:p>RELMO</text:p>
          </table:table-cell>
          <table:table-cell office:value-type="string" table:style-name="ce1">
            <text:p>QUEMU QUEM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6257234878975" table:style-name="ce2">
            <text:p>-36.257.234.878.975</text:p>
          </table:table-cell>
          <table:table-cell office:value-type="float" office:value="-634482051978196" table:style-name="ce2">
            <text:p>-634.482.051.978.1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1500" table:style-name="ce1">
            <text:p>420011500</text:p>
          </table:table-cell>
          <table:table-cell office:value-type="string" table:style-name="ce1">
            <text:p>Instituto de Formación Docente Colonia Baró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.Yrigoyen y Colón 1550 Inst. J. Hernandez</text:p>
          </table:table-cell>
          <table:table-cell office:value-type="string" table:style-name="ce1">
            <text:p>L6315</text:p>
          </table:table-cell>
          <table:table-cell table:style-name="ce1"/>
          <table:table-cell office:value-type="string" table:style-name="ce1">
            <text:p>COLONIA BARON</text:p>
          </table:table-cell>
          <table:table-cell office:value-type="string" table:style-name="ce1">
            <text:p>QUEMU QUEMU</text:p>
          </table:table-cell>
          <table:table-cell office:value-type="string" table:style-name="ce1">
            <text:p>ifdcbaron@yahoo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361528410441419" table:style-name="ce2">
            <text:p>-361.528.410.441.419</text:p>
          </table:table-cell>
          <table:table-cell office:value-type="float" office:value="-638498381246861" table:style-name="ce2">
            <text:p>-638.498.381.246.8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1600" table:style-name="ce1">
            <text:p>420011600</text:p>
          </table:table-cell>
          <table:table-cell office:value-type="string" table:style-name="ce1">
            <text:p>Escuela Nº 238 Maestros Pampean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rancisco Engraff 445</text:p>
          </table:table-cell>
          <table:table-cell office:value-type="string" table:style-name="ce1">
            <text:p>L6315</text:p>
          </table:table-cell>
          <table:table-cell table:style-name="ce1"/>
          <table:table-cell office:value-type="string" table:style-name="ce1">
            <text:p>COLONIA BARON</text:p>
          </table:table-cell>
          <table:table-cell office:value-type="string" table:style-name="ce1">
            <text:p>QUEMU QUEMU</text:p>
          </table:table-cell>
          <table:table-cell office:value-type="string" table:style-name="ce1">
            <text:p>ESCUELA238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61526777559741" table:style-name="ce2">
            <text:p>-361.526.777.559.741</text:p>
          </table:table-cell>
          <table:table-cell office:value-type="float" office:value="-638449006073431" table:style-name="ce2">
            <text:p>-638.449.006.073.43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1800" table:style-name="ce1">
            <text:p>420011800</text:p>
          </table:table-cell>
          <table:table-cell office:value-type="string" table:style-name="ce1">
            <text:p>Escuela Nº 72 Santa Aurel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Z.R. Trebolares Estancia Santa Aurelia - Z.R.Trebolares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ESTANCIA SANTA AURELIA</text:p>
          </table:table-cell>
          <table:table-cell office:value-type="string" table:style-name="ce1">
            <text:p>MARA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548140196" table:style-name="ce2">
            <text:p>-3.548.140.196</text:p>
          </table:table-cell>
          <table:table-cell office:value-type="float" office:value="-6349637054" table:style-name="ce2">
            <text:p>-6.349.637.0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1900" table:style-name="ce1">
            <text:p>420011900</text:p>
          </table:table-cell>
          <table:table-cell office:value-type="string" table:style-name="ce1">
            <text:p>Escuela Nº 233 José Escol Prad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11 1450 Don Bosco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ESCUELAPRADO_233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56462145103796" table:style-name="ce2">
            <text:p>-356.462.145.103.796</text:p>
          </table:table-cell>
          <table:table-cell office:value-type="float" office:value="-637615662682994" table:style-name="ce2">
            <text:p>-637.615.662.682.9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2000" table:style-name="ce1">
            <text:p>420012000</text:p>
          </table:table-cell>
          <table:table-cell office:value-type="string" table:style-name="ce1">
            <text:p>Escuela Nº 40 Rosalía F. De Guila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7</text:p>
          </table:table-cell>
          <table:table-cell office:value-type="string" table:style-name="ce1">
            <text:p>L6365</text:p>
          </table:table-cell>
          <table:table-cell table:style-name="ce1"/>
          <table:table-cell office:value-type="string" table:style-name="ce1">
            <text:p>SPELUZZI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ESCUELA40SPELUZZI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554873186" table:style-name="ce2">
            <text:p>-3.554.873.186</text:p>
          </table:table-cell>
          <table:table-cell office:value-type="float" office:value="-6381974118" table:style-name="ce2">
            <text:p>-6.381.974.1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2300" table:style-name="ce1">
            <text:p>420012300</text:p>
          </table:table-cell>
          <table:table-cell office:value-type="string" table:style-name="ce1">
            <text:p>Escuela Nº 111 República de Sir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3 191 Talleres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ESC111@SPEEDY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56655320372796" table:style-name="ce2">
            <text:p>-356.655.320.372.796</text:p>
          </table:table-cell>
          <table:table-cell office:value-type="float" office:value="-637622305908377" table:style-name="ce2">
            <text:p>-637.622.305.908.3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2400" table:style-name="ce1">
            <text:p>420012400</text:p>
          </table:table-cell>
          <table:table-cell office:value-type="string" table:style-name="ce1">
            <text:p>J.I.N. Nº 1 en Escuela Nº 111 Jardín Barullito -Cabecera-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4 640 TALLERES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jin1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56660427508573" table:style-name="ce2">
            <text:p>-356.660.427.508.573</text:p>
          </table:table-cell>
          <table:table-cell office:value-type="float" office:value="-63762275837557" table:style-name="ce2">
            <text:p>-63.762.275.837.5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2401" table:style-name="ce1">
            <text:p>420012401</text:p>
          </table:table-cell>
          <table:table-cell office:value-type="string" table:style-name="ce1">
            <text:p>J.I.N. Nº 1 en Escuela Nº 64 Pequit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7 1100 MALVINAS ARGENTINA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jin1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5671923246203" table:style-name="ce2">
            <text:p>-35.671.923.246.203</text:p>
          </table:table-cell>
          <table:table-cell office:value-type="float" office:value="-637762671760047" table:style-name="ce2">
            <text:p>-637.762.671.760.0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2402" table:style-name="ce1">
            <text:p>420012402</text:p>
          </table:table-cell>
          <table:table-cell office:value-type="string" table:style-name="ce1">
            <text:p>J.I.N. Nº 1 en Escuela Nº 84 Grillitos Canto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12 151 JULIO ARGENTINO ROCA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jin1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56679118278294" table:style-name="ce2">
            <text:p>-356.679.118.278.294</text:p>
          </table:table-cell>
          <table:table-cell office:value-type="float" office:value="-637735612036936" table:style-name="ce2">
            <text:p>-637.735.612.036.9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2403" table:style-name="ce1">
            <text:p>420012403</text:p>
          </table:table-cell>
          <table:table-cell office:value-type="string" table:style-name="ce1">
            <text:p>J.I.N. Nº 1 en Escuela Nº 40 Abejit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</text:p>
          </table:table-cell>
          <table:table-cell office:value-type="string" table:style-name="ce1">
            <text:p>L6365</text:p>
          </table:table-cell>
          <table:table-cell table:style-name="ce1"/>
          <table:table-cell office:value-type="string" table:style-name="ce1">
            <text:p>SPELUZZI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jin1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355488688096386" table:style-name="ce2">
            <text:p>-355.488.688.096.386</text:p>
          </table:table-cell>
          <table:table-cell office:value-type="float" office:value="-638189827171112" table:style-name="ce2">
            <text:p>-638.189.827.171.1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2404" table:style-name="ce1">
            <text:p>420012404</text:p>
          </table:table-cell>
          <table:table-cell office:value-type="string" table:style-name="ce1">
            <text:p>J.I.N. Nº 1 en Escuela Nº 41 Grillit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S/N</text:p>
          </table:table-cell>
          <table:table-cell office:value-type="string" table:style-name="ce1">
            <text:p>L6365</text:p>
          </table:table-cell>
          <table:table-cell table:style-name="ce1"/>
          <table:table-cell office:value-type="string" table:style-name="ce1">
            <text:p>VERTIZ</text:p>
          </table:table-cell>
          <table:table-cell office:value-type="string" table:style-name="ce1">
            <text:p>CHAPALEUFU</text:p>
          </table:table-cell>
          <table:table-cell office:value-type="string" table:style-name="ce1">
            <text:p>jin1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354263760319759" table:style-name="ce2">
            <text:p>-354.263.760.319.759</text:p>
          </table:table-cell>
          <table:table-cell office:value-type="float" office:value="-639109342551467" table:style-name="ce2">
            <text:p>-639.109.342.551.4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2407" table:style-name="ce1">
            <text:p>420012407</text:p>
          </table:table-cell>
          <table:table-cell office:value-type="string" table:style-name="ce1">
            <text:p>J.I.N. Nº 1 en Escuela Nº 57 Caminito de Colo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2 ESQ. 7 CENTRO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jin1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56605920433747" table:style-name="ce2">
            <text:p>-356.605.920.433.747</text:p>
          </table:table-cell>
          <table:table-cell office:value-type="float" office:value="-637615999581297" table:style-name="ce2">
            <text:p>-637.615.999.581.2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2408" table:style-name="ce1">
            <text:p>420012408</text:p>
          </table:table-cell>
          <table:table-cell office:value-type="string" table:style-name="ce1">
            <text:p>J.I.N. Nº 1 en Escuela Nº 26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04 (entre 111 y 113) B° Rucci</text:p>
          </table:table-cell>
          <table:table-cell office:value-type="float" office:value="6360" table:style-name="ce1">
            <text:p>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jin1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35658839" table:style-name="ce2">
            <text:p>-35.658.839</text:p>
          </table:table-cell>
          <table:table-cell office:value-type="float" office:value="-6377645" table:style-name="ce2">
            <text:p>-6.377.6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2500" table:style-name="ce1">
            <text:p>420012500</text:p>
          </table:table-cell>
          <table:table-cell office:value-type="string" table:style-name="ce1">
            <text:p>Escuela Especial Nº 2 de Ciegos y Disminuidos Visual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30 N° 927 bis ENERGIA Y PROGRESO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ciegos.generalpico@lapampa.edu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356585566605247" table:style-name="ce2">
            <text:p>-356.585.566.605.247</text:p>
          </table:table-cell>
          <table:table-cell office:value-type="float" office:value="-637449470872445" table:style-name="ce2">
            <text:p>-637.449.470.872.4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2600" table:style-name="ce1">
            <text:p>420012600</text:p>
          </table:table-cell>
          <table:table-cell office:value-type="string" table:style-name="ce1">
            <text:p>Escuela Nº 57 Dr. Benjamín Zorril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9 550 Centro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ESCUELA57PAMPA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56607229605993" table:style-name="ce2">
            <text:p>-356.607.229.605.993</text:p>
          </table:table-cell>
          <table:table-cell office:value-type="float" office:value="-637608410101273" table:style-name="ce2">
            <text:p>-637.608.410.101.2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2700" table:style-name="ce1">
            <text:p>420012700</text:p>
          </table:table-cell>
          <table:table-cell office:value-type="string" table:style-name="ce1">
            <text:p>Colegio Santa Inés - P5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San Martin 717 Centro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COLEGIOSANTAINESGP@G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56619041397159" table:style-name="ce2">
            <text:p>-356.619.041.397.159</text:p>
          </table:table-cell>
          <table:table-cell office:value-type="float" office:value="-637551618033888" table:style-name="ce2">
            <text:p>-637.551.618.033.8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2800" table:style-name="ce1">
            <text:p>420012800</text:p>
          </table:table-cell>
          <table:table-cell office:value-type="string" table:style-name="ce1">
            <text:p>Escuela Nº 237 Agrónomo Juan Willams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0 209 Alborada-Rucci Norte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ESCUELA237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56574300885031" table:style-name="ce2">
            <text:p>-356.574.300.885.031</text:p>
          </table:table-cell>
          <table:table-cell office:value-type="float" office:value="-6376803160058" table:style-name="ce2">
            <text:p>-6.376.803.160.05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2900" table:style-name="ce1">
            <text:p>420012900</text:p>
          </table:table-cell>
          <table:table-cell office:value-type="string" table:style-name="ce1">
            <text:p>Colegio República de El Salvador - Sed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3 951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colegio.elsalvador@lapampa.edu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56555768231444" table:style-name="ce2">
            <text:p>-356.555.768.231.444</text:p>
          </table:table-cell>
          <table:table-cell office:value-type="float" office:value="-637590299846014" table:style-name="ce2">
            <text:p>-637.590.299.846.0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2901" table:style-name="ce1">
            <text:p>420012901</text:p>
          </table:table-cell>
          <table:table-cell office:value-type="string" table:style-name="ce1">
            <text:p>C.B. Anexo Colegio República de El Salvador en Escuela Nº 4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0 Segundo Gonzalez Escuela Nº 49</text:p>
          </table:table-cell>
          <table:table-cell office:value-type="string" table:style-name="ce1">
            <text:p>L6365</text:p>
          </table:table-cell>
          <table:table-cell table:style-name="ce1"/>
          <table:table-cell office:value-type="string" table:style-name="ce1">
            <text:p>DORILA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mariasoledadmayer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57741117021995" table:style-name="ce2">
            <text:p>-357.741.117.021.995</text:p>
          </table:table-cell>
          <table:table-cell office:value-type="float" office:value="-637107980992439" table:style-name="ce2">
            <text:p>-637.107.980.992.4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3000" table:style-name="ce1">
            <text:p>420013000</text:p>
          </table:table-cell>
          <table:table-cell office:value-type="string" table:style-name="ce1">
            <text:p>Instituto Superior de Educación Física Ciudad de General Pic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San Martin 147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ISEFGP@GENERALPICO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356576797860293" table:style-name="ce2">
            <text:p>-356.576.797.860.293</text:p>
          </table:table-cell>
          <table:table-cell office:value-type="float" office:value="-637605261598054" table:style-name="ce2">
            <text:p>-637.605.261.598.0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3100" table:style-name="ce1">
            <text:p>420013100</text:p>
          </table:table-cell>
          <table:table-cell office:value-type="string" table:style-name="ce1">
            <text:p>Escuela Nº 84 Municipalidad de la Cuidad de Buenos Ai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12 151 Julio Argentino Roca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PIIEESCUELA84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56678886608474" table:style-name="ce2">
            <text:p>-356.678.886.608.474</text:p>
          </table:table-cell>
          <table:table-cell office:value-type="float" office:value="-637736213545589" table:style-name="ce2">
            <text:p>-637.736.213.545.5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3200" table:style-name="ce1">
            <text:p>420013200</text:p>
          </table:table-cell>
          <table:table-cell office:value-type="string" table:style-name="ce1">
            <text:p>Escuela Nº 64 República del Paraguay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7 1100 Malvinas Argentinas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ESCUELA.64@HOTMAIL.COM/ESCUELA64@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56720208646913" table:style-name="ce2">
            <text:p>-356.720.208.646.913</text:p>
          </table:table-cell>
          <table:table-cell office:value-type="float" office:value="-637762942222067" table:style-name="ce2">
            <text:p>-637.762.942.222.0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3300" table:style-name="ce1">
            <text:p>420013300</text:p>
          </table:table-cell>
          <table:table-cell office:value-type="string" table:style-name="ce1">
            <text:p>Escuela Nº 49 Isabel Pablo de Nicolau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0 Segundo Gonzalez</text:p>
          </table:table-cell>
          <table:table-cell office:value-type="string" table:style-name="ce1">
            <text:p>L6365</text:p>
          </table:table-cell>
          <table:table-cell table:style-name="ce1"/>
          <table:table-cell office:value-type="string" table:style-name="ce1">
            <text:p>DORILA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ESCUELA49@LAPAMPA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577832762" table:style-name="ce2">
            <text:p>-3.577.832.762</text:p>
          </table:table-cell>
          <table:table-cell office:value-type="float" office:value="-6371372872" table:style-name="ce2">
            <text:p>-6.371.372.8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3400" table:style-name="ce1">
            <text:p>420013400</text:p>
          </table:table-cell>
          <table:table-cell office:value-type="string" table:style-name="ce1">
            <text:p>Colegio Don Eduardo de Chapeaurouge - Sed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8 1038 ESTE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direccionchape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5664088764421" table:style-name="ce2">
            <text:p>-35.664.088.764.421</text:p>
          </table:table-cell>
          <table:table-cell office:value-type="float" office:value="-637497753566095" table:style-name="ce2">
            <text:p>-637.497.753.566.0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3401" table:style-name="ce1">
            <text:p>420013401</text:p>
          </table:table-cell>
          <table:table-cell office:value-type="string" table:style-name="ce1">
            <text:p>C.B. Anexo Colegio Don Eduardo de Chapeaurouge en Escuela Nº 16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n Roberto Petit de Meurville s/n Escuela Nº 161</text:p>
          </table:table-cell>
          <table:table-cell office:value-type="string" table:style-name="ce1">
            <text:p>L6361</text:p>
          </table:table-cell>
          <table:table-cell table:style-name="ce1"/>
          <table:table-cell office:value-type="string" table:style-name="ce1">
            <text:p>AGUSTONI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bibigareis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57807286034345" table:style-name="ce2">
            <text:p>-357.807.286.034.345</text:p>
          </table:table-cell>
          <table:table-cell office:value-type="float" office:value="-633922556595181" table:style-name="ce2">
            <text:p>-633.922.556.595.18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3500" table:style-name="ce1">
            <text:p>420013500</text:p>
          </table:table-cell>
          <table:table-cell office:value-type="string" table:style-name="ce1">
            <text:p>Instituto Nuestra Señora - P44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26 755 PACIFICO Polimodal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INSTITUTONUESTRASEÑORA@SPEEDY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56580434961989" table:style-name="ce2">
            <text:p>-356.580.434.961.989</text:p>
          </table:table-cell>
          <table:table-cell office:value-type="float" office:value="-63750342119792" table:style-name="ce2">
            <text:p>-63.750.342.119.7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3600" table:style-name="ce1">
            <text:p>420013600</text:p>
          </table:table-cell>
          <table:table-cell office:value-type="string" table:style-name="ce1">
            <text:p>Instituto Dr. Carlos Lubetk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9 1250 Pacífico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nocturnolubetkin@speedy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356553243562842" table:style-name="ce2">
            <text:p>-356.553.243.562.842</text:p>
          </table:table-cell>
          <table:table-cell office:value-type="float" office:value="-637542623580588" table:style-name="ce2">
            <text:p>-637.542.623.580.5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3700" table:style-name="ce1">
            <text:p>420013700</text:p>
          </table:table-cell>
          <table:table-cell office:value-type="string" table:style-name="ce1">
            <text:p>Centro Educativo Los Caldene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24 830 Don Bosco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BIBLIOTECALOSCALDENES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56552325150861" table:style-name="ce2">
            <text:p>-356.552.325.150.861</text:p>
          </table:table-cell>
          <table:table-cell office:value-type="float" office:value="-637541982915994" table:style-name="ce2">
            <text:p>-637.541.982.915.9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3800" table:style-name="ce1">
            <text:p>420013800</text:p>
          </table:table-cell>
          <table:table-cell office:value-type="string" table:style-name="ce1">
            <text:p>E.P.E.T. Nº 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9 1670 PACIFICO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epet2@speedy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356521835165603" table:style-name="ce2">
            <text:p>-356.521.835.165.603</text:p>
          </table:table-cell>
          <table:table-cell office:value-type="float" office:value="-637501625173104" table:style-name="ce2">
            <text:p>-637.501.625.173.1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3900" table:style-name="ce1">
            <text:p>420013900</text:p>
          </table:table-cell>
          <table:table-cell office:value-type="string" table:style-name="ce1">
            <text:p>Colegio Ciudad de General Pico - Sed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30 1485 ENERGIA Y PROGRESO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colegiociudadgp@yahoo.com.ar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float" office:value="2" table:style-name="ce1">
            <text:p>2</text:p>
          </table:table-cell>
          <table:table-cell office:value-type="float" office:value="-356628623863942" table:style-name="ce2">
            <text:p>-356.628.623.863.942</text:p>
          </table:table-cell>
          <table:table-cell office:value-type="float" office:value="-637408541516817" table:style-name="ce2">
            <text:p>-637.408.541.516.8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3901" table:style-name="ce1">
            <text:p>420013901</text:p>
          </table:table-cell>
          <table:table-cell office:value-type="string" table:style-name="ce1">
            <text:p>C.B. Anexo Colegio Ciudad de General Pico en Escuela Nº 4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minga R. de Villegas 258 ESCUELA Nº 41</text:p>
          </table:table-cell>
          <table:table-cell office:value-type="string" table:style-name="ce1">
            <text:p>L6365</text:p>
          </table:table-cell>
          <table:table-cell table:style-name="ce1"/>
          <table:table-cell office:value-type="string" table:style-name="ce1">
            <text:p>VERTIZ</text:p>
          </table:table-cell>
          <table:table-cell office:value-type="string" table:style-name="ce1">
            <text:p>CHAPALEUF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54269258757484" table:style-name="ce2">
            <text:p>-354.269.258.757.484</text:p>
          </table:table-cell>
          <table:table-cell office:value-type="float" office:value="-639085129279575" table:style-name="ce2">
            <text:p>-639.085.129.279.57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4000" table:style-name="ce1">
            <text:p>420014000</text:p>
          </table:table-cell>
          <table:table-cell office:value-type="string" table:style-name="ce1">
            <text:p>Colegio General Martín Miguel de Güem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270</text:p>
          </table:table-cell>
          <table:table-cell office:value-type="string" table:style-name="ce1">
            <text:p>L6331</text:p>
          </table:table-cell>
          <table:table-cell table:style-name="ce1"/>
          <table:table-cell office:value-type="string" table:style-name="ce1">
            <text:p>MIGUEL CANE</text:p>
          </table:table-cell>
          <table:table-cell office:value-type="string" table:style-name="ce1">
            <text:p>QUEMU QUEMU</text:p>
          </table:table-cell>
          <table:table-cell office:value-type="string" table:style-name="ce1">
            <text:p>colgueme@cosypr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615541972" table:style-name="ce2">
            <text:p>-3.615.541.972</text:p>
          </table:table-cell>
          <table:table-cell office:value-type="float" office:value="-6351443137" table:style-name="ce2">
            <text:p>-6.351.443.1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4100" table:style-name="ce1">
            <text:p>420014100</text:p>
          </table:table-cell>
          <table:table-cell office:value-type="string" table:style-name="ce1">
            <text:p>Escuela Nº 8 Provincia del Chac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paña 251</text:p>
          </table:table-cell>
          <table:table-cell office:value-type="string" table:style-name="ce1">
            <text:p>L6333</text:p>
          </table:table-cell>
          <table:table-cell table:style-name="ce1"/>
          <table:table-cell office:value-type="string" table:style-name="ce1">
            <text:p>QUEMU QUEMU</text:p>
          </table:table-cell>
          <table:table-cell office:value-type="string" table:style-name="ce1">
            <text:p>QUEMU QUEMU</text:p>
          </table:table-cell>
          <table:table-cell office:value-type="string" table:style-name="ce1">
            <text:p>ESCUELA8QUEMÚ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60503141906686" table:style-name="ce2">
            <text:p>-360.503.141.906.686</text:p>
          </table:table-cell>
          <table:table-cell office:value-type="float" office:value="-635680977986845" table:style-name="ce2">
            <text:p>-635.680.977.986.8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4200" table:style-name="ce1">
            <text:p>420014200</text:p>
          </table:table-cell>
          <table:table-cell office:value-type="string" table:style-name="ce1">
            <text:p>Instituto Amadeo Jacques - P19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itre 255</text:p>
          </table:table-cell>
          <table:table-cell office:value-type="string" table:style-name="ce1">
            <text:p>L6333</text:p>
          </table:table-cell>
          <table:table-cell table:style-name="ce1"/>
          <table:table-cell office:value-type="string" table:style-name="ce1">
            <text:p>QUEMU QUEMU</text:p>
          </table:table-cell>
          <table:table-cell office:value-type="string" table:style-name="ce1">
            <text:p>QUEMU QUEMU</text:p>
          </table:table-cell>
          <table:table-cell office:value-type="string" table:style-name="ce1">
            <text:p>instajacques@cosypro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60531419129713" table:style-name="ce2">
            <text:p>-360.531.419.129.713</text:p>
          </table:table-cell>
          <table:table-cell office:value-type="float" office:value="-635666834002706" table:style-name="ce2">
            <text:p>-635.666.834.002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4300" table:style-name="ce1">
            <text:p>420014300</text:p>
          </table:table-cell>
          <table:table-cell office:value-type="string" table:style-name="ce1">
            <text:p>Escuela Nº 216 Juan Williams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 1250 Pampa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ESCUELA216@LAPAMPA.EDU.AR/ESC216@SPEEDY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56524093884417" table:style-name="ce2">
            <text:p>-356.524.093.884.417</text:p>
          </table:table-cell>
          <table:table-cell office:value-type="float" office:value="-637574600185764" table:style-name="ce2">
            <text:p>-637.574.600.185.7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4400" table:style-name="ce1">
            <text:p>420014400</text:p>
          </table:table-cell>
          <table:table-cell office:value-type="string" table:style-name="ce1">
            <text:p>E.P.E.T. Nº 3 - SED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01 1735 FRANCK-ALLAN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epet3gp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35648072647951" table:style-name="ce2">
            <text:p>-35.648.072.647.951</text:p>
          </table:table-cell>
          <table:table-cell office:value-type="float" office:value="-637532649353846" table:style-name="ce2">
            <text:p>-637.532.649.353.8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4401" table:style-name="ce1">
            <text:p>420014401</text:p>
          </table:table-cell>
          <table:table-cell office:value-type="string" table:style-name="ce1">
            <text:p>C.B. Anexo EPET Nº 3 en Escuela Nº 4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7 Escuela Nº 40</text:p>
          </table:table-cell>
          <table:table-cell office:value-type="string" table:style-name="ce1">
            <text:p>L6365</text:p>
          </table:table-cell>
          <table:table-cell table:style-name="ce1"/>
          <table:table-cell office:value-type="string" table:style-name="ce1">
            <text:p>SPELUZZI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hariel65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4" table:style-name="ce1">
            <text:p>4</text:p>
          </table:table-cell>
          <table:table-cell office:value-type="float" office:value="-355332983219345" table:style-name="ce2">
            <text:p>-355.332.983.219.345</text:p>
          </table:table-cell>
          <table:table-cell office:value-type="float" office:value="-637999096962574" table:style-name="ce2">
            <text:p>-637.999.096.962.5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4500" table:style-name="ce1">
            <text:p>420014500</text:p>
          </table:table-cell>
          <table:table-cell office:value-type="string" table:style-name="ce1">
            <text:p>Escuela Nº 241 Alicia Moreau de Jus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36 1394 Indios Ranqueles II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ESCUELA241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56596586528318" table:style-name="ce2">
            <text:p>-356.596.586.528.318</text:p>
          </table:table-cell>
          <table:table-cell office:value-type="float" office:value="-63738326359024" table:style-name="ce2">
            <text:p>-63.738.326.359.0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4600" table:style-name="ce1">
            <text:p>420014600</text:p>
          </table:table-cell>
          <table:table-cell office:value-type="string" table:style-name="ce1">
            <text:p>Escuela Especial Nº 1 María Montessor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23 110 EL MOLINO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356692826460147" table:style-name="ce2">
            <text:p>-356.692.826.460.147</text:p>
          </table:table-cell>
          <table:table-cell office:value-type="float" office:value="-637576330018923" table:style-name="ce2">
            <text:p>-637.576.330.018.9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4700" table:style-name="ce1">
            <text:p>420014700</text:p>
          </table:table-cell>
          <table:table-cell office:value-type="string" table:style-name="ce1">
            <text:p>Escuela de Adultos Nº 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9 550 Centro Escuela Nº 57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adultos2@lapampa.edu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356607036016717" table:style-name="ce2">
            <text:p>-356.607.036.016.717</text:p>
          </table:table-cell>
          <table:table-cell office:value-type="float" office:value="-637607749074256" table:style-name="ce2">
            <text:p>-637.607.749.074.2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4800" table:style-name="ce1">
            <text:p>420014800</text:p>
          </table:table-cell>
          <table:table-cell office:value-type="string" table:style-name="ce1">
            <text:p>Escuela Nº 161 Don Roberto Petit De Meurvill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n Roberto Petit de Meurville</text:p>
          </table:table-cell>
          <table:table-cell office:value-type="string" table:style-name="ce1">
            <text:p>L6361</text:p>
          </table:table-cell>
          <table:table-cell table:style-name="ce1"/>
          <table:table-cell office:value-type="string" table:style-name="ce1">
            <text:p>AGUSTONI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BIBIGAREIS@HOTMAIL.COM/ESCUELA161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57829302" table:style-name="ce2">
            <text:p>-357.829.302</text:p>
          </table:table-cell>
          <table:table-cell office:value-type="float" office:value="-6339113558" table:style-name="ce2">
            <text:p>-6.339.113.55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5000" table:style-name="ce1">
            <text:p>420015000</text:p>
          </table:table-cell>
          <table:table-cell office:value-type="string" table:style-name="ce1">
            <text:p>Escuela Nº 66 Estado de Israe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22 1327 Este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ESCUELA66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56650612086445" table:style-name="ce2">
            <text:p>-356.650.612.086.445</text:p>
          </table:table-cell>
          <table:table-cell office:value-type="float" office:value="-637454633023025" table:style-name="ce2">
            <text:p>-637.454.633.023.0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5100" table:style-name="ce1">
            <text:p>420015100</text:p>
          </table:table-cell>
          <table:table-cell office:value-type="string" table:style-name="ce1">
            <text:p>Escuela Nº 23 Juan Pascual Pringl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</text:p>
          </table:table-cell>
          <table:table-cell office:value-type="string" table:style-name="ce1">
            <text:p>L6315</text:p>
          </table:table-cell>
          <table:table-cell table:style-name="ce1"/>
          <table:table-cell office:value-type="string" table:style-name="ce1">
            <text:p>COLONIA SAN JOSE</text:p>
          </table:table-cell>
          <table:table-cell office:value-type="string" table:style-name="ce1">
            <text:p>QUEMU QUEMU</text:p>
          </table:table-cell>
          <table:table-cell office:value-type="string" table:style-name="ce1">
            <text:p>ESCUELA23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611863079" table:style-name="ce2">
            <text:p>-3.611.863.079</text:p>
          </table:table-cell>
          <table:table-cell office:value-type="float" office:value="-6390514272" table:style-name="ce2">
            <text:p>-6.390.514.2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5200" table:style-name="ce1">
            <text:p>420015200</text:p>
          </table:table-cell>
          <table:table-cell office:value-type="string" table:style-name="ce1">
            <text:p>Escuela Nº 6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Elvira Jofré de Villegas 582</text:p>
          </table:table-cell>
          <table:table-cell office:value-type="string" table:style-name="ce1">
            <text:p>L6315</text:p>
          </table:table-cell>
          <table:table-cell table:style-name="ce1"/>
          <table:table-cell office:value-type="string" table:style-name="ce1">
            <text:p>VILLA MIRASOL</text:p>
          </table:table-cell>
          <table:table-cell office:value-type="string" table:style-name="ce1">
            <text:p>QUEMU QUEMU</text:p>
          </table:table-cell>
          <table:table-cell office:value-type="string" table:style-name="ce1">
            <text:p>ESCUELA67@VMIRASOL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607971873" table:style-name="ce2">
            <text:p>-3.607.971.873</text:p>
          </table:table-cell>
          <table:table-cell office:value-type="float" office:value="-6388738809" table:style-name="ce2">
            <text:p>-6.388.738.8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5300" table:style-name="ce1">
            <text:p>420015300</text:p>
          </table:table-cell>
          <table:table-cell office:value-type="string" table:style-name="ce1">
            <text:p>C.E.N.S. N° 3 (Ex. 88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 1250 Ex.88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cens3gralpico@yahoo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356524190789069" table:style-name="ce2">
            <text:p>-356.524.190.789.069</text:p>
          </table:table-cell>
          <table:table-cell office:value-type="float" office:value="-637574475910202" table:style-name="ce2">
            <text:p>-637.574.475.910.2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5400" table:style-name="ce1">
            <text:p>420015400</text:p>
          </table:table-cell>
          <table:table-cell office:value-type="string" table:style-name="ce1">
            <text:p>Escuela Especial Nº 2 de Sordos e Hipoacúsic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4 y Calle 105 (Sector Minihogares Casa Nº 3) MINIHOGARES SECTOR MINI- HOGARES C3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sordos.generalpico@lapampa.edu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356673491786516" table:style-name="ce2">
            <text:p>-356.673.491.786.516</text:p>
          </table:table-cell>
          <table:table-cell office:value-type="float" office:value="-637521242853437" table:style-name="ce2">
            <text:p>-637.521.242.853.4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5500" table:style-name="ce1">
            <text:p>420015500</text:p>
          </table:table-cell>
          <table:table-cell office:value-type="string" table:style-name="ce1">
            <text:p>Escuela Nº 26 Provincia de Mendo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7 1251 Frank Alan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ESC26LP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56549171282291" table:style-name="ce2">
            <text:p>-356.549.171.282.291</text:p>
          </table:table-cell>
          <table:table-cell office:value-type="float" office:value="-637547846591065" table:style-name="ce2">
            <text:p>-637.547.846.591.0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5600" table:style-name="ce1">
            <text:p>420015600</text:p>
          </table:table-cell>
          <table:table-cell office:value-type="string" table:style-name="ce1">
            <text:p>Escuela Nº 13 Bartolomé Mit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Wilfrid Barón 450</text:p>
          </table:table-cell>
          <table:table-cell office:value-type="string" table:style-name="ce1">
            <text:p>L6315</text:p>
          </table:table-cell>
          <table:table-cell table:style-name="ce1"/>
          <table:table-cell office:value-type="string" table:style-name="ce1">
            <text:p>COLONIA BARON</text:p>
          </table:table-cell>
          <table:table-cell office:value-type="string" table:style-name="ce1">
            <text:p>QUEMU QUEMU</text:p>
          </table:table-cell>
          <table:table-cell office:value-type="string" table:style-name="ce1">
            <text:p>ESCUELA13113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61555364503207" table:style-name="ce2">
            <text:p>-361.555.364.503.207</text:p>
          </table:table-cell>
          <table:table-cell office:value-type="float" office:value="-638564607185607" table:style-name="ce2">
            <text:p>-638.564.607.185.60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5700" table:style-name="ce1">
            <text:p>420015700</text:p>
          </table:table-cell>
          <table:table-cell office:value-type="string" table:style-name="ce1">
            <text:p>Instituto Superior de Bellas Artes Municipalidad de General Pic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4 1135 ESTE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bellasartesgp@yahoo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356577596556894" table:style-name="ce2">
            <text:p>-356.577.596.556.894</text:p>
          </table:table-cell>
          <table:table-cell office:value-type="float" office:value="-637663572960901" table:style-name="ce2">
            <text:p>-637.663.572.960.9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5800" table:style-name="ce1">
            <text:p>420015800</text:p>
          </table:table-cell>
          <table:table-cell office:value-type="string" table:style-name="ce1">
            <text:p>Instituto José Hernández - P26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paña 311</text:p>
          </table:table-cell>
          <table:table-cell office:value-type="string" table:style-name="ce1">
            <text:p>L6315</text:p>
          </table:table-cell>
          <table:table-cell table:style-name="ce1"/>
          <table:table-cell office:value-type="string" table:style-name="ce1">
            <text:p>COLONIA BARON</text:p>
          </table:table-cell>
          <table:table-cell office:value-type="string" table:style-name="ce1">
            <text:p>QUEMU QUEMU</text:p>
          </table:table-cell>
          <table:table-cell office:value-type="string" table:style-name="ce1">
            <text:p>hernandez_p26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61528144507358" table:style-name="ce2">
            <text:p>-361.528.144.507.358</text:p>
          </table:table-cell>
          <table:table-cell office:value-type="float" office:value="-63849849868065" table:style-name="ce2">
            <text:p>-63.849.849.868.0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6000" table:style-name="ce1">
            <text:p>420016000</text:p>
          </table:table-cell>
          <table:table-cell office:value-type="string" table:style-name="ce1">
            <text:p>J.I.N. Nº 2 en Escuela Nº 216 -Cabecera-Huellas de los Ranquel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01 1289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jin2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56515529624352" table:style-name="ce2">
            <text:p>-356.515.529.624.352</text:p>
          </table:table-cell>
          <table:table-cell office:value-type="float" office:value="-637578243483875" table:style-name="ce2">
            <text:p>-637.578.243.483.87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6001" table:style-name="ce1">
            <text:p>420016001</text:p>
          </table:table-cell>
          <table:table-cell office:value-type="string" table:style-name="ce1">
            <text:p>J.I.N. Nº 2 en Escuela Nº 2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26 E/ 7 Y 9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jin2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56548338813423" table:style-name="ce2">
            <text:p>-356.548.338.813.423</text:p>
          </table:table-cell>
          <table:table-cell office:value-type="float" office:value="-637542094568754" table:style-name="ce2">
            <text:p>-637.542.094.568.7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6002" table:style-name="ce1">
            <text:p>420016002</text:p>
          </table:table-cell>
          <table:table-cell office:value-type="string" table:style-name="ce1">
            <text:p>J.I.N. Nº 2 en Escuela Nº 23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11 ESQ. 30 1450 DON BOSCO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jin2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5645750968314" table:style-name="ce2">
            <text:p>-35.645.750.968.314</text:p>
          </table:table-cell>
          <table:table-cell office:value-type="float" office:value="-637609897756115" table:style-name="ce2">
            <text:p>-637.609.897.756.1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6003" table:style-name="ce1">
            <text:p>420016003</text:p>
          </table:table-cell>
          <table:table-cell office:value-type="string" table:style-name="ce1">
            <text:p>J.I.N. Nº 2 en Escuela Nº 23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8 E/ 103 Y 105 RUCCI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jin2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56578229548352" table:style-name="ce2">
            <text:p>-356.578.229.548.352</text:p>
          </table:table-cell>
          <table:table-cell office:value-type="float" office:value="-637686870750368" table:style-name="ce2">
            <text:p>-637.686.870.750.3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6005" table:style-name="ce1">
            <text:p>420016005</text:p>
          </table:table-cell>
          <table:table-cell office:value-type="string" table:style-name="ce1">
            <text:p>J.I.N. N° 2 en Escuela N° 12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in nombre TREBOLARES</text:p>
          </table:table-cell>
          <table:table-cell office:value-type="string" table:style-name="ce1">
            <text:p>L6361</text:p>
          </table:table-cell>
          <table:table-cell table:style-name="ce1"/>
          <table:table-cell office:value-type="string" table:style-name="ce1">
            <text:p>TREBOLARES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jin2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2" table:style-name="ce1">
            <text:p>42</text:p>
          </table:table-cell>
          <table:table-cell office:value-type="float" office:value="-356395509599979" table:style-name="ce2">
            <text:p>-356.395.509.599.979</text:p>
          </table:table-cell>
          <table:table-cell office:value-type="float" office:value="-635265928944553" table:style-name="ce2">
            <text:p>-635.265.928.944.5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6008" table:style-name="ce1">
            <text:p>420016008</text:p>
          </table:table-cell>
          <table:table-cell office:value-type="string" table:style-name="ce1">
            <text:p>J.I.N. Nº 2 en Escuela Nº 16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N ROBERTO PETIT DE MEURVILLE S/N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AGUSTONI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jin2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357829776344612" table:style-name="ce2">
            <text:p>-357.829.776.344.612</text:p>
          </table:table-cell>
          <table:table-cell office:value-type="float" office:value="-633910990363956" table:style-name="ce2">
            <text:p>-633.910.990.363.9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6100" table:style-name="ce1">
            <text:p>420016100</text:p>
          </table:table-cell>
          <table:table-cell office:value-type="string" table:style-name="ce1">
            <text:p>Escuela Normal Mixta Provincia de San Luis - Sed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 1250 PAMPA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escuelanormalgenelpico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565243429366" table:style-name="ce2">
            <text:p>-3.565.243.429.366</text:p>
          </table:table-cell>
          <table:table-cell office:value-type="float" office:value="-637574654003691" table:style-name="ce2">
            <text:p>-637.574.654.003.6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6101" table:style-name="ce1">
            <text:p>420016101</text:p>
          </table:table-cell>
          <table:table-cell office:value-type="string" table:style-name="ce1">
            <text:p>C.B. Anexo Provincia de San Luis en Escuela Nº 5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cceso Ruta 1 Escuela Hogar Escuela Nº 50</text:p>
          </table:table-cell>
          <table:table-cell office:value-type="string" table:style-name="ce1">
            <text:p>L6201</text:p>
          </table:table-cell>
          <table:table-cell table:style-name="ce1"/>
          <table:table-cell office:value-type="string" table:style-name="ce1">
            <text:p>OJEDA</text:p>
          </table:table-cell>
          <table:table-cell office:value-type="string" table:style-name="ce1">
            <text:p>REALI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5306445671309" table:style-name="ce2">
            <text:p>-35.306.445.671.309</text:p>
          </table:table-cell>
          <table:table-cell office:value-type="float" office:value="-640108126266257" table:style-name="ce2">
            <text:p>-640.108.126.266.2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6200" table:style-name="ce1">
            <text:p>420016200</text:p>
          </table:table-cell>
          <table:table-cell office:value-type="string" table:style-name="ce1">
            <text:p>Centro Educativo Nº 4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llaneda 827 Centro Escuela de Adultos N° 4</text:p>
          </table:table-cell>
          <table:table-cell office:value-type="string" table:style-name="ce1">
            <text:p>L8200</text:p>
          </table:table-cell>
          <table:table-cell table:style-name="ce1"/>
          <table:table-cell office:value-type="string" table:style-name="ce1">
            <text:p>GENERAL ACHA</text:p>
          </table:table-cell>
          <table:table-cell office:value-type="string" table:style-name="ce1">
            <text:p>UTRACA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2" table:style-name="ce1">
            <text:p>42</text:p>
          </table:table-cell>
          <table:table-cell office:value-type="float" office:value="-373703954590762" table:style-name="ce2">
            <text:p>-373.703.954.590.762</text:p>
          </table:table-cell>
          <table:table-cell office:value-type="float" office:value="-64600552696724" table:style-name="ce2">
            <text:p>-64.600.552.696.7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6500" table:style-name="ce1">
            <text:p>420016500</text:p>
          </table:table-cell>
          <table:table-cell office:value-type="string" table:style-name="ce1">
            <text:p>Instituto Tecnológico de Educación Superio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iagonal San Martín 1193</text:p>
          </table:table-cell>
          <table:table-cell office:value-type="string" table:style-name="ce1">
            <text:p>L6380</text:p>
          </table:table-cell>
          <table:table-cell table:style-name="ce1"/>
          <table:table-cell office:value-type="string" table:style-name="ce1">
            <text:p>EDUARDO CASTEX</text:p>
          </table:table-cell>
          <table:table-cell office:value-type="string" table:style-name="ce1">
            <text:p>CONHELO</text:p>
          </table:table-cell>
          <table:table-cell office:value-type="string" table:style-name="ce1">
            <text:p>itescastex@hotmail.com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float" office:value="2" table:style-name="ce1">
            <text:p>2</text:p>
          </table:table-cell>
          <table:table-cell office:value-type="float" office:value="-359086177839769" table:style-name="ce2">
            <text:p>-359.086.177.839.769</text:p>
          </table:table-cell>
          <table:table-cell office:value-type="float" office:value="-642824565845364" table:style-name="ce2">
            <text:p>-642.824.565.845.3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6600" table:style-name="ce1">
            <text:p>420016600</text:p>
          </table:table-cell>
          <table:table-cell office:value-type="string" table:style-name="ce1">
            <text:p>Escuela Nº 214 Gino Soncin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te 12 Fracción A Sección II Z.R. Winifreda</text:p>
          </table:table-cell>
          <table:table-cell office:value-type="string" table:style-name="ce1">
            <text:p>L6313</text:p>
          </table:table-cell>
          <table:table-cell table:style-name="ce1"/>
          <table:table-cell office:value-type="string" table:style-name="ce1">
            <text:p>WINIFREDA</text:p>
          </table:table-cell>
          <table:table-cell office:value-type="string" table:style-name="ce1">
            <text:p>CONHELO</text:p>
          </table:table-cell>
          <table:table-cell office:value-type="string" table:style-name="ce1">
            <text:p>ESCUELA214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612984334" table:style-name="ce2">
            <text:p>-3.612.984.334</text:p>
          </table:table-cell>
          <table:table-cell office:value-type="float" office:value="-6433323258" table:style-name="ce2">
            <text:p>-6.433.323.25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6700" table:style-name="ce1">
            <text:p>420016700</text:p>
          </table:table-cell>
          <table:table-cell office:value-type="string" table:style-name="ce1">
            <text:p>Escuela Nº 147 Alberto Ari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Z.R. Eduardo Castex - Lote 9 Colonia La Raquel - ZR Eduardo Castex</text:p>
          </table:table-cell>
          <table:table-cell office:value-type="string" table:style-name="ce1">
            <text:p>L6380</text:p>
          </table:table-cell>
          <table:table-cell table:style-name="ce1"/>
          <table:table-cell office:value-type="string" table:style-name="ce1">
            <text:p>COLONIA LA RAQUEL</text:p>
          </table:table-cell>
          <table:table-cell office:value-type="string" table:style-name="ce1">
            <text:p>CONHELO</text:p>
          </table:table-cell>
          <table:table-cell office:value-type="string" table:style-name="ce1">
            <text:p>ESCUELA147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602974465" table:style-name="ce2">
            <text:p>-3.602.974.465</text:p>
          </table:table-cell>
          <table:table-cell office:value-type="float" office:value="-6431903246" table:style-name="ce2">
            <text:p>-6.431.903.2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6800" table:style-name="ce1">
            <text:p>420016800</text:p>
          </table:table-cell>
          <table:table-cell office:value-type="string" table:style-name="ce1">
            <text:p>Escuela Nº 10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129</text:p>
          </table:table-cell>
          <table:table-cell office:value-type="string" table:style-name="ce1">
            <text:p>L6315</text:p>
          </table:table-cell>
          <table:table-cell table:style-name="ce1"/>
          <table:table-cell office:value-type="string" table:style-name="ce1">
            <text:p>MAURICIO MAYER</text:p>
          </table:table-cell>
          <table:table-cell office:value-type="string" table:style-name="ce1">
            <text:p>CONHELO</text:p>
          </table:table-cell>
          <table:table-cell office:value-type="string" table:style-name="ce1">
            <text:p>ESCUELA103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62103191326615" table:style-name="ce2">
            <text:p>-362.103.191.326.615</text:p>
          </table:table-cell>
          <table:table-cell office:value-type="float" office:value="-640349327181114" table:style-name="ce2">
            <text:p>-640.349.327.181.1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7000" table:style-name="ce1">
            <text:p>420017000</text:p>
          </table:table-cell>
          <table:table-cell office:value-type="string" table:style-name="ce1">
            <text:p>Escuela Nº 79 Santiago del Est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Escuela Hogar</text:p>
          </table:table-cell>
          <table:table-cell office:value-type="string" table:style-name="ce1">
            <text:p>L6381</text:p>
          </table:table-cell>
          <table:table-cell table:style-name="ce1"/>
          <table:table-cell office:value-type="string" table:style-name="ce1">
            <text:p>CONHELO</text:p>
          </table:table-cell>
          <table:table-cell office:value-type="string" table:style-name="ce1">
            <text:p>CONHELO</text:p>
          </table:table-cell>
          <table:table-cell office:value-type="string" table:style-name="ce1">
            <text:p>escuela79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600238318" table:style-name="ce2">
            <text:p>-3.600.238.318</text:p>
          </table:table-cell>
          <table:table-cell office:value-type="float" office:value="-6459050068" table:style-name="ce2">
            <text:p>-6.459.050.0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7100" table:style-name="ce1">
            <text:p>420017100</text:p>
          </table:table-cell>
          <table:table-cell office:value-type="string" table:style-name="ce1">
            <text:p>Escuela Nº 140 Provincia de Neuqué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lvinas Argentinas</text:p>
          </table:table-cell>
          <table:table-cell office:value-type="string" table:style-name="ce1">
            <text:p>L6381</text:p>
          </table:table-cell>
          <table:table-cell table:style-name="ce1"/>
          <table:table-cell office:value-type="string" table:style-name="ce1">
            <text:p>RUCANELO</text:p>
          </table:table-cell>
          <table:table-cell office:value-type="string" table:style-name="ce1">
            <text:p>CONHELO</text:p>
          </table:table-cell>
          <table:table-cell office:value-type="string" table:style-name="ce1">
            <text:p>ESCUELA140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604153941" table:style-name="ce2">
            <text:p>-3.604.153.941</text:p>
          </table:table-cell>
          <table:table-cell office:value-type="float" office:value="-6483591971" table:style-name="ce2">
            <text:p>-6.483.591.9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7200" table:style-name="ce1">
            <text:p>420017200</text:p>
          </table:table-cell>
          <table:table-cell office:value-type="string" table:style-name="ce1">
            <text:p>Escuela Nº 17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TE XV S/N Z.R. CONELO - COLONIA EL DESTINO</text:p>
          </table:table-cell>
          <table:table-cell office:value-type="string" table:style-name="ce1">
            <text:p>L6381</text:p>
          </table:table-cell>
          <table:table-cell table:style-name="ce1"/>
          <table:table-cell office:value-type="string" table:style-name="ce1">
            <text:p>COLONIA EL DESTINO</text:p>
          </table:table-cell>
          <table:table-cell office:value-type="string" table:style-name="ce1">
            <text:p>CONHELO</text:p>
          </table:table-cell>
          <table:table-cell office:value-type="string" table:style-name="ce1">
            <text:p>ESCUELA170@LAPAMPA.EDU.AR/INAER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612893726" table:style-name="ce2">
            <text:p>-3.612.893.726</text:p>
          </table:table-cell>
          <table:table-cell office:value-type="float" office:value="-6454687128" table:style-name="ce2">
            <text:p>-6.454.687.1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7300" table:style-name="ce1">
            <text:p>420017300</text:p>
          </table:table-cell>
          <table:table-cell office:value-type="string" table:style-name="ce1">
            <text:p>Escuela Nº 10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Z.R. Winifreda - Lote 20 Colonia La Esperanza - ZR Winifreda</text:p>
          </table:table-cell>
          <table:table-cell office:value-type="string" table:style-name="ce1">
            <text:p>L6313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CONHELO</text:p>
          </table:table-cell>
          <table:table-cell office:value-type="string" table:style-name="ce1">
            <text:p>ESCUELA106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621822532" table:style-name="ce2">
            <text:p>-3.621.822.532</text:p>
          </table:table-cell>
          <table:table-cell office:value-type="float" office:value="-6444350331" table:style-name="ce2">
            <text:p>-6.444.350.33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7400" table:style-name="ce1">
            <text:p>420017400</text:p>
          </table:table-cell>
          <table:table-cell office:value-type="string" table:style-name="ce1">
            <text:p>Escuela Nº 195 República de Ital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. Irigoyen 1520 Norte</text:p>
          </table:table-cell>
          <table:table-cell office:value-type="string" table:style-name="ce1">
            <text:p>L6380</text:p>
          </table:table-cell>
          <table:table-cell table:style-name="ce1"/>
          <table:table-cell office:value-type="string" table:style-name="ce1">
            <text:p>EDUARDO CASTEX</text:p>
          </table:table-cell>
          <table:table-cell office:value-type="string" table:style-name="ce1">
            <text:p>CONHELO</text:p>
          </table:table-cell>
          <table:table-cell office:value-type="string" table:style-name="ce1">
            <text:p>ESCUELA195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59056692526642" table:style-name="ce2">
            <text:p>-359.056.692.526.642</text:p>
          </table:table-cell>
          <table:table-cell office:value-type="float" office:value="-642884620154661" table:style-name="ce2">
            <text:p>-642.884.620.154.6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7600" table:style-name="ce1">
            <text:p>420017600</text:p>
          </table:table-cell>
          <table:table-cell office:value-type="string" table:style-name="ce1">
            <text:p>Escuela Nº 43 Celestina Zuber de Colombi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dor. Duval</text:p>
          </table:table-cell>
          <table:table-cell office:value-type="string" table:style-name="ce1">
            <text:p>L6383</text:p>
          </table:table-cell>
          <table:table-cell table:style-name="ce1"/>
          <table:table-cell office:value-type="string" table:style-name="ce1">
            <text:p>MONTE NIEVAS</text:p>
          </table:table-cell>
          <table:table-cell office:value-type="string" table:style-name="ce1">
            <text:p>CONHELO</text:p>
          </table:table-cell>
          <table:table-cell office:value-type="string" table:style-name="ce1">
            <text:p>escuela43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58599020877736" table:style-name="ce2">
            <text:p>-358.599.020.877.736</text:p>
          </table:table-cell>
          <table:table-cell office:value-type="float" office:value="-641528763076087" table:style-name="ce2">
            <text:p>-641.528.763.076.0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7700" table:style-name="ce1">
            <text:p>420017700</text:p>
          </table:table-cell>
          <table:table-cell office:value-type="string" table:style-name="ce1">
            <text:p>Escuela Especial Nº 4 Gaspar Brandeman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Juan 2000</text:p>
          </table:table-cell>
          <table:table-cell office:value-type="string" table:style-name="ce1">
            <text:p>L6380</text:p>
          </table:table-cell>
          <table:table-cell table:style-name="ce1"/>
          <table:table-cell office:value-type="string" table:style-name="ce1">
            <text:p>EDUARDO CASTEX</text:p>
          </table:table-cell>
          <table:table-cell office:value-type="string" table:style-name="ce1">
            <text:p>CONHELO</text:p>
          </table:table-cell>
          <table:table-cell office:value-type="string" table:style-name="ce1">
            <text:p>especial4@lapampa.edu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359065179506452" table:style-name="ce2">
            <text:p>-359.065.179.506.452</text:p>
          </table:table-cell>
          <table:table-cell office:value-type="float" office:value="-642746568039277" table:style-name="ce2">
            <text:p>-642.746.568.039.2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7900" table:style-name="ce1">
            <text:p>420017900</text:p>
          </table:table-cell>
          <table:table-cell office:value-type="string" table:style-name="ce1">
            <text:p>Escuela Nº 55 Laureano Gonzál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a Fé 311</text:p>
          </table:table-cell>
          <table:table-cell office:value-type="string" table:style-name="ce1">
            <text:p>L6317</text:p>
          </table:table-cell>
          <table:table-cell table:style-name="ce1"/>
          <table:table-cell office:value-type="string" table:style-name="ce1">
            <text:p>LUAN TORO</text:p>
          </table:table-cell>
          <table:table-cell office:value-type="string" table:style-name="ce1">
            <text:p>LOVENTUE</text:p>
          </table:table-cell>
          <table:table-cell office:value-type="string" table:style-name="ce1">
            <text:p>ESC55.LUANTORO@GMAIL.COM/ESCUELA55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6203761267143" table:style-name="ce2">
            <text:p>-36.203.761.267.143</text:p>
          </table:table-cell>
          <table:table-cell office:value-type="float" office:value="-650985802589208" table:style-name="ce2">
            <text:p>-650.985.802.589.20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8000" table:style-name="ce1">
            <text:p>420018000</text:p>
          </table:table-cell>
          <table:table-cell office:value-type="string" table:style-name="ce1">
            <text:p>Escuela Provincial Agrotécnica Agrónomo Florencio Ernesto Peiron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.C. 16 - Ruta 105 Km. 8 RUTA 105 ORLANDO MARTIN. KM.8 NORTE C.C. 16</text:p>
          </table:table-cell>
          <table:table-cell office:value-type="string" table:style-name="ce1">
            <text:p>L6319</text:p>
          </table:table-cell>
          <table:table-cell table:style-name="ce1"/>
          <table:table-cell office:value-type="string" table:style-name="ce1">
            <text:p>VICTORICA</text:p>
          </table:table-cell>
          <table:table-cell office:value-type="string" table:style-name="ce1">
            <text:p>LOVENTU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362125971706586" table:style-name="ce2">
            <text:p>-362.125.971.706.586</text:p>
          </table:table-cell>
          <table:table-cell office:value-type="float" office:value="-654477784598262" table:style-name="ce2">
            <text:p>-654.477.784.598.2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8300" table:style-name="ce1">
            <text:p>420018300</text:p>
          </table:table-cell>
          <table:table-cell office:value-type="string" table:style-name="ce1">
            <text:p>Escuela de Adultos Nº 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4 850 Escuela Nº7</text:p>
          </table:table-cell>
          <table:table-cell office:value-type="string" table:style-name="ce1">
            <text:p>L6319</text:p>
          </table:table-cell>
          <table:table-cell table:style-name="ce1"/>
          <table:table-cell office:value-type="string" table:style-name="ce1">
            <text:p>VICTORICA</text:p>
          </table:table-cell>
          <table:table-cell office:value-type="string" table:style-name="ce1">
            <text:p>LOVENTU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362157049309274" table:style-name="ce2">
            <text:p>-362.157.049.309.274</text:p>
          </table:table-cell>
          <table:table-cell office:value-type="float" office:value="-654377713667918" table:style-name="ce2">
            <text:p>-654.377.713.667.9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8400" table:style-name="ce1">
            <text:p>420018400</text:p>
          </table:table-cell>
          <table:table-cell office:value-type="string" table:style-name="ce1">
            <text:p>Escuela Nº 159 Alejandra Elisa Ferrari de Ortiz Echagü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Sarmiento</text:p>
          </table:table-cell>
          <table:table-cell office:value-type="string" table:style-name="ce1">
            <text:p>L6319</text:p>
          </table:table-cell>
          <table:table-cell table:style-name="ce1"/>
          <table:table-cell office:value-type="string" table:style-name="ce1">
            <text:p>CARRO QUEMADO</text:p>
          </table:table-cell>
          <table:table-cell office:value-type="string" table:style-name="ce1">
            <text:p>LOVENTUE</text:p>
          </table:table-cell>
          <table:table-cell office:value-type="string" table:style-name="ce1">
            <text:p>ESCUELA159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64758852064807" table:style-name="ce2">
            <text:p>-364.758.852.064.807</text:p>
          </table:table-cell>
          <table:table-cell office:value-type="float" office:value="-653445319983052" table:style-name="ce2">
            <text:p>-653.445.319.983.0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8500" table:style-name="ce1">
            <text:p>420018500</text:p>
          </table:table-cell>
          <table:table-cell office:value-type="string" table:style-name="ce1">
            <text:p>Colegio República Argent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Unanue 1990 PLAN 5000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colegio.republica@lapampa.edu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66479986728754" table:style-name="ce2">
            <text:p>-366.479.986.728.754</text:p>
          </table:table-cell>
          <table:table-cell office:value-type="float" office:value="-642899249555816" table:style-name="ce2">
            <text:p>-642.899.249.555.8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8600" table:style-name="ce1">
            <text:p>420018600</text:p>
          </table:table-cell>
          <table:table-cell office:value-type="string" table:style-name="ce1">
            <text:p>Escuela Especial Nº 1 de Ciegos y Disminuidos Visual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eguizamón 1151 VILLA SANTILLAN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scciegossr@yahoo.com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366302853589497" table:style-name="ce2">
            <text:p>-366.302.853.589.497</text:p>
          </table:table-cell>
          <table:table-cell office:value-type="float" office:value="-642862733323879" table:style-name="ce2">
            <text:p>-642.862.733.323.8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8700" table:style-name="ce1">
            <text:p>420018700</text:p>
          </table:table-cell>
          <table:table-cell office:value-type="string" table:style-name="ce1">
            <text:p>Escuela Nº 25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Unanue 1490 Fonavui XLII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SCUELA254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66424940942145" table:style-name="ce2">
            <text:p>-366.424.940.942.145</text:p>
          </table:table-cell>
          <table:table-cell office:value-type="float" office:value="-642967883964139" table:style-name="ce2">
            <text:p>-642.967.883.964.1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8900" table:style-name="ce1">
            <text:p>420018900</text:p>
          </table:table-cell>
          <table:table-cell office:value-type="string" table:style-name="ce1">
            <text:p>Colegio Universitario Liceo Informático II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meghino 865 VILLA SANTILLAN</text:p>
          </table:table-cell>
          <table:table-cell office:value-type="string" table:style-name="ce1">
            <text:p>L6300</text:p>
          </table:table-cell>
          <table:table-cell office:value-type="string" table:style-name="ce1">
            <text:p>415777/432158</text:p>
          </table:table-cell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liceo@cpenet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366297321221901" table:style-name="ce2">
            <text:p>-366.297.321.221.901</text:p>
          </table:table-cell>
          <table:table-cell office:value-type="float" office:value="-64292772702924" table:style-name="ce2">
            <text:p>-64.292.772.702.9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9000" table:style-name="ce1">
            <text:p>420019000</text:p>
          </table:table-cell>
          <table:table-cell office:value-type="string" table:style-name="ce1">
            <text:p>Escuela Nº 2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in Nombre Z.R. TOAY</text:p>
          </table:table-cell>
          <table:table-cell office:value-type="string" table:style-name="ce1">
            <text:p>L6325</text:p>
          </table:table-cell>
          <table:table-cell office:value-type="string" table:style-name="ce1">
            <text:p>429900/15666691</text:p>
          </table:table-cell>
          <table:table-cell office:value-type="string" table:style-name="ce1">
            <text:p>CACHIRULO</text:p>
          </table:table-cell>
          <table:table-cell office:value-type="string" table:style-name="ce1">
            <text:p>TOAY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675073995" table:style-name="ce2">
            <text:p>-3.675.073.995</text:p>
          </table:table-cell>
          <table:table-cell office:value-type="float" office:value="-6436865367" table:style-name="ce2">
            <text:p>-6.436.865.3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9200" table:style-name="ce1">
            <text:p>420019200</text:p>
          </table:table-cell>
          <table:table-cell office:value-type="string" table:style-name="ce1">
            <text:p>Centro Educativo Nº 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vard. Brown 1250 Escuela Nº 5</text:p>
          </table:table-cell>
          <table:table-cell office:value-type="string" table:style-name="ce1">
            <text:p>L6303</text:p>
          </table:table-cell>
          <table:table-cell table:style-name="ce1"/>
          <table:table-cell office:value-type="string" table:style-name="ce1">
            <text:p>TOAY</text:p>
          </table:table-cell>
          <table:table-cell office:value-type="string" table:style-name="ce1">
            <text:p>TOAY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office:value-type="float" office:value="-366733135674023" table:style-name="ce2">
            <text:p>-366.733.135.674.023</text:p>
          </table:table-cell>
          <table:table-cell office:value-type="float" office:value="-643806348420892" table:style-name="ce2">
            <text:p>-643.806.348.420.8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9300" table:style-name="ce1">
            <text:p>420019300</text:p>
          </table:table-cell>
          <table:table-cell office:value-type="string" table:style-name="ce1">
            <text:p>J.I.N. Nº 17 LEPUN PUÑEN-Cabecera-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alucho 345</text:p>
          </table:table-cell>
          <table:table-cell office:value-type="string" table:style-name="ce1">
            <text:p>L6303</text:p>
          </table:table-cell>
          <table:table-cell table:style-name="ce1"/>
          <table:table-cell office:value-type="string" table:style-name="ce1">
            <text:p>TOAY</text:p>
          </table:table-cell>
          <table:table-cell office:value-type="string" table:style-name="ce1">
            <text:p>TOAY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66712537646848" table:style-name="ce2">
            <text:p>-366.712.537.646.848</text:p>
          </table:table-cell>
          <table:table-cell office:value-type="float" office:value="-643724934491382" table:style-name="ce2">
            <text:p>-643.724.934.491.3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9301" table:style-name="ce1">
            <text:p>420019301</text:p>
          </table:table-cell>
          <table:table-cell office:value-type="string" table:style-name="ce1">
            <text:p>J.I.N. Nº 17 en Escuela Nº 6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Lorenzo y Saenz Peña</text:p>
          </table:table-cell>
          <table:table-cell office:value-type="string" table:style-name="ce1">
            <text:p>L6303</text:p>
          </table:table-cell>
          <table:table-cell table:style-name="ce1"/>
          <table:table-cell office:value-type="string" table:style-name="ce1">
            <text:p>TOAY</text:p>
          </table:table-cell>
          <table:table-cell office:value-type="string" table:style-name="ce1">
            <text:p>TOAY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6680280039329" table:style-name="ce2">
            <text:p>-36.680.280.039.329</text:p>
          </table:table-cell>
          <table:table-cell office:value-type="float" office:value="-643876130299476" table:style-name="ce2">
            <text:p>-643.876.130.299.4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9303" table:style-name="ce1">
            <text:p>420019303</text:p>
          </table:table-cell>
          <table:table-cell office:value-type="string" table:style-name="ce1">
            <text:p>J.I.N. Nº 17 en Escuela Nº 4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eyrredón 168</text:p>
          </table:table-cell>
          <table:table-cell office:value-type="string" table:style-name="ce1">
            <text:p>L6301</text:p>
          </table:table-cell>
          <table:table-cell table:style-name="ce1"/>
          <table:table-cell office:value-type="string" table:style-name="ce1">
            <text:p>ATALIVA ROCA</text:p>
          </table:table-cell>
          <table:table-cell office:value-type="string" table:style-name="ce1">
            <text:p>UTRAC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702930604" table:style-name="ce2">
            <text:p>-3.702.930.604</text:p>
          </table:table-cell>
          <table:table-cell office:value-type="float" office:value="-642822997" table:style-name="ce2">
            <text:p>-642.822.9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9304" table:style-name="ce1">
            <text:p>420019304</text:p>
          </table:table-cell>
          <table:table-cell office:value-type="string" table:style-name="ce1">
            <text:p>J.I.N. Nº 17 en Escuela Nº 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y Bvard. Brown</text:p>
          </table:table-cell>
          <table:table-cell office:value-type="string" table:style-name="ce1">
            <text:p>L6303</text:p>
          </table:table-cell>
          <table:table-cell table:style-name="ce1"/>
          <table:table-cell office:value-type="string" table:style-name="ce1">
            <text:p>TOAY</text:p>
          </table:table-cell>
          <table:table-cell office:value-type="string" table:style-name="ce1">
            <text:p>TOAY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366734507609462" table:style-name="ce2">
            <text:p>-366.734.507.609.462</text:p>
          </table:table-cell>
          <table:table-cell office:value-type="float" office:value="-643791823652003" table:style-name="ce2">
            <text:p>-643.791.823.652.0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9305" table:style-name="ce1">
            <text:p>420019305</text:p>
          </table:table-cell>
          <table:table-cell office:value-type="string" table:style-name="ce1">
            <text:p>J.I.N. N° 17 en Escuela N° 2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in nombre</text:p>
          </table:table-cell>
          <table:table-cell office:value-type="string" table:style-name="ce1">
            <text:p>L6325</text:p>
          </table:table-cell>
          <table:table-cell table:style-name="ce1"/>
          <table:table-cell office:value-type="string" table:style-name="ce1">
            <text:p>CACHIRULO</text:p>
          </table:table-cell>
          <table:table-cell office:value-type="string" table:style-name="ce1">
            <text:p>TOAY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3675073995" table:style-name="ce2">
            <text:p>-3.675.073.995</text:p>
          </table:table-cell>
          <table:table-cell office:value-type="float" office:value="-6436865367" table:style-name="ce2">
            <text:p>-6.436.865.3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9307" table:style-name="ce1">
            <text:p>420019307</text:p>
          </table:table-cell>
          <table:table-cell office:value-type="string" table:style-name="ce1">
            <text:p>J.I.N. N° 17 en Escuela N° 26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13 de Caballeria Norte y C. Gugliota</text:p>
          </table:table-cell>
          <table:table-cell table:number-columns-repeated="2" table:style-name="ce1"/>
          <table:table-cell office:value-type="string" table:style-name="ce1">
            <text:p>TOAY</text:p>
          </table:table-cell>
          <table:table-cell office:value-type="string" table:style-name="ce1">
            <text:p>TOAY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36670983" table:style-name="ce2">
            <text:p>-36.670.983</text:p>
          </table:table-cell>
          <table:table-cell office:value-type="float" office:value="-64372244" table:style-name="ce2">
            <text:p>-64.372.2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9400" table:style-name="ce1">
            <text:p>420019400</text:p>
          </table:table-cell>
          <table:table-cell office:value-type="string" table:style-name="ce1">
            <text:p>Jardín de Infantes Brotecit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N BOSCO 429 CENTR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susanson1973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66243837452487" table:style-name="ce2">
            <text:p>-366.243.837.452.487</text:p>
          </table:table-cell>
          <table:table-cell office:value-type="float" office:value="-642969976166963" table:style-name="ce2">
            <text:p>-642.969.976.166.9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9500" table:style-name="ce1">
            <text:p>420019500</text:p>
          </table:table-cell>
          <table:table-cell office:value-type="string" table:style-name="ce1">
            <text:p>Escuela Nº 74 General Manuel Belgr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Uruguay 251 Fitte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MBELGRANO74@G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66256383670162" table:style-name="ce2">
            <text:p>-366.256.383.670.162</text:p>
          </table:table-cell>
          <table:table-cell office:value-type="float" office:value="-642944645561787" table:style-name="ce2">
            <text:p>-642.944.645.561.7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9600" table:style-name="ce1">
            <text:p>420019600</text:p>
          </table:table-cell>
          <table:table-cell office:value-type="string" table:style-name="ce1">
            <text:p>Centro Educativo Nº U-3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Circunvalación S. Marzo Este y L. Rosas Colonia Escalante Instituto de Jovenes Adultos Dr. Julio A. Alfonsin- U30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office:value-type="float" office:value="-366370110841015" table:style-name="ce2">
            <text:p>-366.370.110.841.015</text:p>
          </table:table-cell>
          <table:table-cell office:value-type="float" office:value="-642716266860677" table:style-name="ce2">
            <text:p>-642.716.266.860.6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9800" table:style-name="ce1">
            <text:p>420019800</text:p>
          </table:table-cell>
          <table:table-cell office:value-type="string" table:style-name="ce1">
            <text:p>Escuela Nº 217 Comandante Luis Piedrabue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ngreso 835 Matader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SCUELA217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66292819191419" table:style-name="ce2">
            <text:p>-366.292.819.191.419</text:p>
          </table:table-cell>
          <table:table-cell office:value-type="float" office:value="-642714847546657" table:style-name="ce2">
            <text:p>-642.714.847.546.6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19900" table:style-name="ce1">
            <text:p>420019900</text:p>
          </table:table-cell>
          <table:table-cell office:value-type="string" table:style-name="ce1">
            <text:p>Escuela de Adultos Nº 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uther King 1785 Colonia Escalante Escuela N° 37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36634887709942" table:style-name="ce2">
            <text:p>-36.634.887.709.942</text:p>
          </table:table-cell>
          <table:table-cell office:value-type="float" office:value="-642742756212768" table:style-name="ce2">
            <text:p>-642.742.756.212.7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0000" table:style-name="ce1">
            <text:p>420020000</text:p>
          </table:table-cell>
          <table:table-cell office:value-type="string" table:style-name="ce1">
            <text:p>Instituto Catriló Dr. Ernesto López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oque Saenz Peña 357</text:p>
          </table:table-cell>
          <table:table-cell office:value-type="string" table:style-name="ce1">
            <text:p>L6330</text:p>
          </table:table-cell>
          <table:table-cell table:style-name="ce1"/>
          <table:table-cell office:value-type="string" table:style-name="ce1">
            <text:p>CATRILO</text:p>
          </table:table-cell>
          <table:table-cell office:value-type="string" table:style-name="ce1">
            <text:p>CATRILO</text:p>
          </table:table-cell>
          <table:table-cell office:value-type="string" table:style-name="ce1">
            <text:p>intitutocatrilo@intercatril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64059319254513" table:style-name="ce2">
            <text:p>-364.059.319.254.513</text:p>
          </table:table-cell>
          <table:table-cell office:value-type="float" office:value="-634237766277088" table:style-name="ce2">
            <text:p>-634.237.766.277.0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0100" table:style-name="ce1">
            <text:p>420020100</text:p>
          </table:table-cell>
          <table:table-cell office:value-type="string" table:style-name="ce1">
            <text:p>Escuela Nº 10 Adolfo Als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ín 555</text:p>
          </table:table-cell>
          <table:table-cell office:value-type="string" table:style-name="ce1">
            <text:p>L6330</text:p>
          </table:table-cell>
          <table:table-cell table:style-name="ce1"/>
          <table:table-cell office:value-type="string" table:style-name="ce1">
            <text:p>CATRILO</text:p>
          </table:table-cell>
          <table:table-cell office:value-type="string" table:style-name="ce1">
            <text:p>CATRILO</text:p>
          </table:table-cell>
          <table:table-cell office:value-type="string" table:style-name="ce1">
            <text:p>ESCUELA-DIEZ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64034939229122" table:style-name="ce2">
            <text:p>-364.034.939.229.122</text:p>
          </table:table-cell>
          <table:table-cell office:value-type="float" office:value="-634211131849117" table:style-name="ce2">
            <text:p>-634.211.131.849.1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0200" table:style-name="ce1">
            <text:p>420020200</text:p>
          </table:table-cell>
          <table:table-cell office:value-type="string" table:style-name="ce1">
            <text:p>Centro Educativo Programa Especial Nº 7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aquin Ferro 1359 Villa del Busto Hnas. Adoratrices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0"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office:value-type="float" office:value="-3661979571838" table:style-name="ce2">
            <text:p>-3.661.979.571.838</text:p>
          </table:table-cell>
          <table:table-cell office:value-type="float" office:value="-642876851408963" table:style-name="ce2">
            <text:p>-642.876.851.408.9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0400" table:style-name="ce1">
            <text:p>420020400</text:p>
          </table:table-cell>
          <table:table-cell office:value-type="string" table:style-name="ce1">
            <text:p>Escuela Nº 3 María Auxiliado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° 1 Km 215 Z.R.Miguel Riglos</text:p>
          </table:table-cell>
          <table:table-cell office:value-type="string" table:style-name="ce1">
            <text:p>L6301</text:p>
          </table:table-cell>
          <table:table-cell table:style-name="ce1"/>
          <table:table-cell office:value-type="string" table:style-name="ce1">
            <text:p>COLONIA SAN MIGUEL</text:p>
          </table:table-cell>
          <table:table-cell office:value-type="string" table:style-name="ce1">
            <text:p>CATRILO</text:p>
          </table:table-cell>
          <table:table-cell office:value-type="string" table:style-name="ce1">
            <text:p>escuela3sanmiguel@g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667294558" table:style-name="ce2">
            <text:p>-3.667.294.558</text:p>
          </table:table-cell>
          <table:table-cell office:value-type="float" office:value="-6366446349" table:style-name="ce2">
            <text:p>-6.366.446.3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0600" table:style-name="ce1">
            <text:p>420020600</text:p>
          </table:table-cell>
          <table:table-cell office:value-type="string" table:style-name="ce1">
            <text:p>Instituto Privado Julio Neri Rubi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trada</text:p>
          </table:table-cell>
          <table:table-cell office:value-type="string" table:style-name="ce1">
            <text:p>L6352</text:p>
          </table:table-cell>
          <table:table-cell table:style-name="ce1"/>
          <table:table-cell office:value-type="string" table:style-name="ce1">
            <text:p>LONQUIMAY</text:p>
          </table:table-cell>
          <table:table-cell office:value-type="string" table:style-name="ce1">
            <text:p>CATRILO</text:p>
          </table:table-cell>
          <table:table-cell office:value-type="string" table:style-name="ce1">
            <text:p>ipjnrubio@intercatril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6465018743071" table:style-name="ce2">
            <text:p>-36.465.018.743.071</text:p>
          </table:table-cell>
          <table:table-cell office:value-type="float" office:value="-636228054728971" table:style-name="ce2">
            <text:p>-636.228.054.728.9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0700" table:style-name="ce1">
            <text:p>420020700</text:p>
          </table:table-cell>
          <table:table-cell office:value-type="string" table:style-name="ce1">
            <text:p>Escuela Nº 35 Capitán General Justo José de Urqui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553</text:p>
          </table:table-cell>
          <table:table-cell office:value-type="string" table:style-name="ce1">
            <text:p>L6352</text:p>
          </table:table-cell>
          <table:table-cell table:style-name="ce1"/>
          <table:table-cell office:value-type="string" table:style-name="ce1">
            <text:p>LONQUIMAY</text:p>
          </table:table-cell>
          <table:table-cell office:value-type="string" table:style-name="ce1">
            <text:p>CATRILO</text:p>
          </table:table-cell>
          <table:table-cell office:value-type="string" table:style-name="ce1">
            <text:p>ESC35LONQUI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64650191603388" table:style-name="ce2">
            <text:p>-364.650.191.603.388</text:p>
          </table:table-cell>
          <table:table-cell office:value-type="float" office:value="-636234565360354" table:style-name="ce2">
            <text:p>-636.234.565.360.3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0800" table:style-name="ce1">
            <text:p>420020800</text:p>
          </table:table-cell>
          <table:table-cell office:value-type="string" table:style-name="ce1">
            <text:p>Colegio Profesor Elpidio Oscar Pér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rtolomé Mitre S/N</text:p>
          </table:table-cell>
          <table:table-cell office:value-type="string" table:style-name="ce1">
            <text:p>L6354</text:p>
          </table:table-cell>
          <table:table-cell table:style-name="ce1"/>
          <table:table-cell office:value-type="string" table:style-name="ce1">
            <text:p>URIBURU</text:p>
          </table:table-cell>
          <table:table-cell office:value-type="string" table:style-name="ce1">
            <text:p>CATRILO</text:p>
          </table:table-cell>
          <table:table-cell office:value-type="string" table:style-name="ce1">
            <text:p>colegioelpidioperez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650523794" table:style-name="ce2">
            <text:p>-3.650.523.794</text:p>
          </table:table-cell>
          <table:table-cell office:value-type="float" office:value="-6386055954" table:style-name="ce2">
            <text:p>-6.386.055.9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0900" table:style-name="ce1">
            <text:p>420020900</text:p>
          </table:table-cell>
          <table:table-cell office:value-type="string" table:style-name="ce1">
            <text:p>Escuela Nº 24 Teniente General Bartolomé Mit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r.Folz</text:p>
          </table:table-cell>
          <table:table-cell office:value-type="string" table:style-name="ce1">
            <text:p>L6354</text:p>
          </table:table-cell>
          <table:table-cell table:style-name="ce1"/>
          <table:table-cell office:value-type="string" table:style-name="ce1">
            <text:p>URIBURU</text:p>
          </table:table-cell>
          <table:table-cell office:value-type="string" table:style-name="ce1">
            <text:p>CATRILO</text:p>
          </table:table-cell>
          <table:table-cell office:value-type="string" table:style-name="ce1">
            <text:p>ESCUELA24URIBURU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65058615449799" table:style-name="ce2">
            <text:p>-365.058.615.449.799</text:p>
          </table:table-cell>
          <table:table-cell office:value-type="float" office:value="-638601037029649" table:style-name="ce2">
            <text:p>-638.601.037.029.6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1000" table:style-name="ce1">
            <text:p>420021000</text:p>
          </table:table-cell>
          <table:table-cell office:value-type="string" table:style-name="ce1">
            <text:p>Colegio Juan Humberto Morá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iag. San Martín 1193 CENTRICO</text:p>
          </table:table-cell>
          <table:table-cell office:value-type="string" table:style-name="ce1">
            <text:p>L6380</text:p>
          </table:table-cell>
          <table:table-cell table:style-name="ce1"/>
          <table:table-cell office:value-type="string" table:style-name="ce1">
            <text:p>EDUARDO CASTEX</text:p>
          </table:table-cell>
          <table:table-cell office:value-type="string" table:style-name="ce1">
            <text:p>CONHELO</text:p>
          </table:table-cell>
          <table:table-cell office:value-type="string" table:style-name="ce1">
            <text:p>colegio.moran@lapampa.edu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59085542889761" table:style-name="ce2">
            <text:p>-359.085.542.889.761</text:p>
          </table:table-cell>
          <table:table-cell office:value-type="float" office:value="-642824065120349" table:style-name="ce2">
            <text:p>-642.824.065.120.3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1001" table:style-name="ce1">
            <text:p>420021001</text:p>
          </table:table-cell>
          <table:table-cell office:value-type="string" table:style-name="ce1">
            <text:p>C.B. Anexo de Colegio J. H. Morán en Escuela Nº 7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Escuela Nº 79</text:p>
          </table:table-cell>
          <table:table-cell office:value-type="string" table:style-name="ce1">
            <text:p>L6381</text:p>
          </table:table-cell>
          <table:table-cell table:style-name="ce1"/>
          <table:table-cell office:value-type="string" table:style-name="ce1">
            <text:p>CONHELO</text:p>
          </table:table-cell>
          <table:table-cell office:value-type="string" table:style-name="ce1">
            <text:p>CONHELO</text:p>
          </table:table-cell>
          <table:table-cell office:value-type="string" table:style-name="ce1">
            <text:p>escuelahogar79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60018099344455" table:style-name="ce2">
            <text:p>-360.018.099.344.455</text:p>
          </table:table-cell>
          <table:table-cell office:value-type="float" office:value="-645947253134004" table:style-name="ce2">
            <text:p>-645.947.253.134.0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1100" table:style-name="ce1">
            <text:p>420021100</text:p>
          </table:table-cell>
          <table:table-cell office:value-type="string" table:style-name="ce1">
            <text:p>J.I.N. Nº 10 en Escuela Nº 22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fredo Palacios 1684</text:p>
          </table:table-cell>
          <table:table-cell office:value-type="string" table:style-name="ce1">
            <text:p>L6380</text:p>
          </table:table-cell>
          <table:table-cell table:style-name="ce1"/>
          <table:table-cell office:value-type="string" table:style-name="ce1">
            <text:p>EDUARDO CASTEX</text:p>
          </table:table-cell>
          <table:table-cell office:value-type="string" table:style-name="ce1">
            <text:p>CONHELO</text:p>
          </table:table-cell>
          <table:table-cell office:value-type="string" table:style-name="ce1">
            <text:p>jin10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59126490223967" table:style-name="ce2">
            <text:p>-359.126.490.223.967</text:p>
          </table:table-cell>
          <table:table-cell office:value-type="float" office:value="-642760928083686" table:style-name="ce2">
            <text:p>-642.760.928.083.6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1101" table:style-name="ce1">
            <text:p>420021101</text:p>
          </table:table-cell>
          <table:table-cell office:value-type="string" table:style-name="ce1">
            <text:p>J.I.N. Nº 10 en Escuela Nº 195 -Cabecera- Ayen Hu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rrea Ortiz y 25 de Mayo</text:p>
          </table:table-cell>
          <table:table-cell office:value-type="string" table:style-name="ce1">
            <text:p>L6380</text:p>
          </table:table-cell>
          <table:table-cell table:style-name="ce1"/>
          <table:table-cell office:value-type="string" table:style-name="ce1">
            <text:p>EDUARDO CASTEX</text:p>
          </table:table-cell>
          <table:table-cell office:value-type="string" table:style-name="ce1">
            <text:p>CONHELO</text:p>
          </table:table-cell>
          <table:table-cell office:value-type="string" table:style-name="ce1">
            <text:p>jin10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59051290033474" table:style-name="ce2">
            <text:p>-359.051.290.033.474</text:p>
          </table:table-cell>
          <table:table-cell office:value-type="float" office:value="-642887308666431" table:style-name="ce2">
            <text:p>-642.887.308.666.43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1102" table:style-name="ce1">
            <text:p>420021102</text:p>
          </table:table-cell>
          <table:table-cell office:value-type="string" table:style-name="ce1">
            <text:p>J.I.N. Nº 10 en Escuela Nº 4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talia 710</text:p>
          </table:table-cell>
          <table:table-cell office:value-type="string" table:style-name="ce1">
            <text:p>L6380</text:p>
          </table:table-cell>
          <table:table-cell table:style-name="ce1"/>
          <table:table-cell office:value-type="string" table:style-name="ce1">
            <text:p>EDUARDO CASTEX</text:p>
          </table:table-cell>
          <table:table-cell office:value-type="string" table:style-name="ce1">
            <text:p>CONHELO</text:p>
          </table:table-cell>
          <table:table-cell office:value-type="string" table:style-name="ce1">
            <text:p>jin10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59152362013918" table:style-name="ce2">
            <text:p>-359.152.362.013.918</text:p>
          </table:table-cell>
          <table:table-cell office:value-type="float" office:value="-642874970006396" table:style-name="ce2">
            <text:p>-642.874.970.006.3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1103" table:style-name="ce1">
            <text:p>420021103</text:p>
          </table:table-cell>
          <table:table-cell office:value-type="string" table:style-name="ce1">
            <text:p>J.I.N. Nº 10 en Escuela Nº 25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paña 320</text:p>
          </table:table-cell>
          <table:table-cell office:value-type="string" table:style-name="ce1">
            <text:p>L6380</text:p>
          </table:table-cell>
          <table:table-cell table:style-name="ce1"/>
          <table:table-cell office:value-type="string" table:style-name="ce1">
            <text:p>EDUARDO CASTEX</text:p>
          </table:table-cell>
          <table:table-cell office:value-type="string" table:style-name="ce1">
            <text:p>CONHELO</text:p>
          </table:table-cell>
          <table:table-cell office:value-type="string" table:style-name="ce1">
            <text:p>jin10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59166837594535" table:style-name="ce2">
            <text:p>-359.166.837.594.535</text:p>
          </table:table-cell>
          <table:table-cell office:value-type="float" office:value="-64306013504202" table:style-name="ce2">
            <text:p>-64.306.013.504.2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1104" table:style-name="ce1">
            <text:p>420021104</text:p>
          </table:table-cell>
          <table:table-cell office:value-type="string" table:style-name="ce1">
            <text:p>J.I.N. Nº 10 en Escuela Nº 4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. Kennedy s/n</text:p>
          </table:table-cell>
          <table:table-cell office:value-type="string" table:style-name="ce1">
            <text:p>L6380</text:p>
          </table:table-cell>
          <table:table-cell table:style-name="ce1"/>
          <table:table-cell office:value-type="string" table:style-name="ce1">
            <text:p>MONTE NIEVAS</text:p>
          </table:table-cell>
          <table:table-cell office:value-type="string" table:style-name="ce1">
            <text:p>CONHELO</text:p>
          </table:table-cell>
          <table:table-cell office:value-type="string" table:style-name="ce1">
            <text:p>jin10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586016575" table:style-name="ce2">
            <text:p>-3.586.016.575</text:p>
          </table:table-cell>
          <table:table-cell office:value-type="float" office:value="-641535856" table:style-name="ce2">
            <text:p>-641.535.8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1105" table:style-name="ce1">
            <text:p>420021105</text:p>
          </table:table-cell>
          <table:table-cell office:value-type="string" table:style-name="ce1">
            <text:p>J.I.N. Nº 10 en Escuela Nº 7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s/n</text:p>
          </table:table-cell>
          <table:table-cell office:value-type="string" table:style-name="ce1">
            <text:p>L6380</text:p>
          </table:table-cell>
          <table:table-cell table:style-name="ce1"/>
          <table:table-cell office:value-type="string" table:style-name="ce1">
            <text:p>CONHELO</text:p>
          </table:table-cell>
          <table:table-cell office:value-type="string" table:style-name="ce1">
            <text:p>CONHELO</text:p>
          </table:table-cell>
          <table:table-cell office:value-type="string" table:style-name="ce1">
            <text:p>jin10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600235476" table:style-name="ce2">
            <text:p>-3.600.235.476</text:p>
          </table:table-cell>
          <table:table-cell office:value-type="float" office:value="-6459043229" table:style-name="ce2">
            <text:p>-6.459.043.2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1106" table:style-name="ce1">
            <text:p>420021106</text:p>
          </table:table-cell>
          <table:table-cell office:value-type="string" table:style-name="ce1">
            <text:p>J.I.N. Nº 10 en Escuela Nº 10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129</text:p>
          </table:table-cell>
          <table:table-cell office:value-type="string" table:style-name="ce1">
            <text:p>L6380</text:p>
          </table:table-cell>
          <table:table-cell table:style-name="ce1"/>
          <table:table-cell office:value-type="string" table:style-name="ce1">
            <text:p>MAURICIO MAYER</text:p>
          </table:table-cell>
          <table:table-cell office:value-type="string" table:style-name="ce1">
            <text:p>CONHELO</text:p>
          </table:table-cell>
          <table:table-cell office:value-type="string" table:style-name="ce1">
            <text:p>jin10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621011281" table:style-name="ce2">
            <text:p>-3.621.011.281</text:p>
          </table:table-cell>
          <table:table-cell office:value-type="float" office:value="-6403486918" table:style-name="ce2">
            <text:p>-6.403.486.9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1107" table:style-name="ce1">
            <text:p>420021107</text:p>
          </table:table-cell>
          <table:table-cell office:value-type="string" table:style-name="ce1">
            <text:p>J.I.N. Nº 10 en Escuela Nº 10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528</text:p>
          </table:table-cell>
          <table:table-cell office:value-type="string" table:style-name="ce1">
            <text:p>L6313</text:p>
          </table:table-cell>
          <table:table-cell table:style-name="ce1"/>
          <table:table-cell office:value-type="string" table:style-name="ce1">
            <text:p>WINIFREDA</text:p>
          </table:table-cell>
          <table:table-cell office:value-type="string" table:style-name="ce1">
            <text:p>CONHELO</text:p>
          </table:table-cell>
          <table:table-cell office:value-type="string" table:style-name="ce1">
            <text:p>jin10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62267192619175" table:style-name="ce2">
            <text:p>-362.267.192.619.175</text:p>
          </table:table-cell>
          <table:table-cell office:value-type="float" office:value="-642331189075878" table:style-name="ce2">
            <text:p>-642.331.189.075.87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1108" table:style-name="ce1">
            <text:p>420021108</text:p>
          </table:table-cell>
          <table:table-cell office:value-type="string" table:style-name="ce1">
            <text:p>J.I.N. Nº 10 en Escuela Nº 14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lvinas Argentinas s/n</text:p>
          </table:table-cell>
          <table:table-cell office:value-type="string" table:style-name="ce1">
            <text:p>L6381</text:p>
          </table:table-cell>
          <table:table-cell table:style-name="ce1"/>
          <table:table-cell office:value-type="string" table:style-name="ce1">
            <text:p>RUCANELO</text:p>
          </table:table-cell>
          <table:table-cell office:value-type="string" table:style-name="ce1">
            <text:p>CONHELO</text:p>
          </table:table-cell>
          <table:table-cell office:value-type="string" table:style-name="ce1">
            <text:p>jin10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604152751" table:style-name="ce2">
            <text:p>-3.604.152.751</text:p>
          </table:table-cell>
          <table:table-cell office:value-type="float" office:value="-6483576447" table:style-name="ce2">
            <text:p>-6.483.576.4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1111" table:style-name="ce1">
            <text:p>420021111</text:p>
          </table:table-cell>
          <table:table-cell office:value-type="string" table:style-name="ce1">
            <text:p>J.I.N. N° 10 en Escuela N° 14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Z.R. Eduardo Castex - Lote 9 ZONA RURAL EDUARDO CASTEX</text:p>
          </table:table-cell>
          <table:table-cell office:value-type="string" table:style-name="ce1">
            <text:p>L6380</text:p>
          </table:table-cell>
          <table:table-cell table:style-name="ce1"/>
          <table:table-cell office:value-type="string" table:style-name="ce1">
            <text:p>COLONIA LA RAQUEL</text:p>
          </table:table-cell>
          <table:table-cell office:value-type="string" table:style-name="ce1">
            <text:p>CONHEL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3602974465" table:style-name="ce2">
            <text:p>-3.602.974.465</text:p>
          </table:table-cell>
          <table:table-cell office:value-type="float" office:value="-6431903246" table:style-name="ce2">
            <text:p>-6.431.903.2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1112" table:style-name="ce1">
            <text:p>420021112</text:p>
          </table:table-cell>
          <table:table-cell office:value-type="string" table:style-name="ce1">
            <text:p>J.I.N. N° 10 en Escuela N° 21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te 12 Fracción A Sección II ZONA RURAL DE WINIFREDA</text:p>
          </table:table-cell>
          <table:table-cell office:value-type="string" table:style-name="ce1">
            <text:p>L6313</text:p>
          </table:table-cell>
          <table:table-cell table:style-name="ce1"/>
          <table:table-cell office:value-type="string" table:style-name="ce1">
            <text:p>COLONIA LOTE XII</text:p>
          </table:table-cell>
          <table:table-cell office:value-type="string" table:style-name="ce1">
            <text:p>CONHEL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3612984334" table:style-name="ce2">
            <text:p>-3.612.984.334</text:p>
          </table:table-cell>
          <table:table-cell office:value-type="float" office:value="-6433323258" table:style-name="ce2">
            <text:p>-6.433.323.25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1300" table:style-name="ce1">
            <text:p>420021300</text:p>
          </table:table-cell>
          <table:table-cell office:value-type="string" table:style-name="ce1">
            <text:p>Escuela Nº 251 Ministro H. Cor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ipú 1150</text:p>
          </table:table-cell>
          <table:table-cell office:value-type="string" table:style-name="ce1">
            <text:p>L6380</text:p>
          </table:table-cell>
          <table:table-cell table:style-name="ce1"/>
          <table:table-cell office:value-type="string" table:style-name="ce1">
            <text:p>EDUARDO CASTEX</text:p>
          </table:table-cell>
          <table:table-cell office:value-type="string" table:style-name="ce1">
            <text:p>CONHELO</text:p>
          </table:table-cell>
          <table:table-cell office:value-type="string" table:style-name="ce1">
            <text:p>ESCUELA251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59166837594535" table:style-name="ce2">
            <text:p>-359.166.837.594.535</text:p>
          </table:table-cell>
          <table:table-cell office:value-type="float" office:value="-64306013504202" table:style-name="ce2">
            <text:p>-64.306.013.504.2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1400" table:style-name="ce1">
            <text:p>420021400</text:p>
          </table:table-cell>
          <table:table-cell office:value-type="string" table:style-name="ce1">
            <text:p>Escuela Nº 227 General Manuel Savi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fredo Palacios 1636</text:p>
          </table:table-cell>
          <table:table-cell office:value-type="string" table:style-name="ce1">
            <text:p>L6380</text:p>
          </table:table-cell>
          <table:table-cell table:style-name="ce1"/>
          <table:table-cell office:value-type="string" table:style-name="ce1">
            <text:p>EDUARDO CASTEX</text:p>
          </table:table-cell>
          <table:table-cell office:value-type="string" table:style-name="ce1">
            <text:p>CONHELO</text:p>
          </table:table-cell>
          <table:table-cell office:value-type="string" table:style-name="ce1">
            <text:p>ESCUELA227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5912584416885" table:style-name="ce2">
            <text:p>-35.912.584.416.885</text:p>
          </table:table-cell>
          <table:table-cell office:value-type="float" office:value="-642759655912176" table:style-name="ce2">
            <text:p>-642.759.655.912.1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1500" table:style-name="ce1">
            <text:p>420021500</text:p>
          </table:table-cell>
          <table:table-cell office:value-type="string" table:style-name="ce1">
            <text:p>Escuela Nº 44 Dr. José B. Zubiau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eandro N. Alem 751</text:p>
          </table:table-cell>
          <table:table-cell office:value-type="string" table:style-name="ce1">
            <text:p>L6380</text:p>
          </table:table-cell>
          <table:table-cell office:value-type="string" table:style-name="ce1">
            <text:p>445532/33 442555</text:p>
          </table:table-cell>
          <table:table-cell office:value-type="string" table:style-name="ce1">
            <text:p>EDUARDO CASTEX</text:p>
          </table:table-cell>
          <table:table-cell office:value-type="string" table:style-name="ce1">
            <text:p>CONHELO</text:p>
          </table:table-cell>
          <table:table-cell office:value-type="string" table:style-name="ce1">
            <text:p>escuela44@lapampa.edu.ar/ESC44@COSPEC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59150604026692" table:style-name="ce2">
            <text:p>-359.150.604.026.692</text:p>
          </table:table-cell>
          <table:table-cell office:value-type="float" office:value="-64288131064785" table:style-name="ce2">
            <text:p>-64.288.131.064.7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1600" table:style-name="ce1">
            <text:p>420021600</text:p>
          </table:table-cell>
          <table:table-cell office:value-type="string" table:style-name="ce1">
            <text:p>Colegio General Manuel Belgrano y Sección Comerci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berdi 855</text:p>
          </table:table-cell>
          <table:table-cell office:value-type="string" table:style-name="ce1">
            <text:p>L6380</text:p>
          </table:table-cell>
          <table:table-cell table:style-name="ce1"/>
          <table:table-cell office:value-type="string" table:style-name="ce1">
            <text:p>EDUARDO CASTEX</text:p>
          </table:table-cell>
          <table:table-cell office:value-type="string" table:style-name="ce1">
            <text:p>CONHELO</text:p>
          </table:table-cell>
          <table:table-cell office:value-type="string" table:style-name="ce1">
            <text:p>belgrano.eduardocastex@lapampa.gov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59175072708117" table:style-name="ce2">
            <text:p>-359.175.072.708.117</text:p>
          </table:table-cell>
          <table:table-cell office:value-type="float" office:value="-642850941745961" table:style-name="ce2">
            <text:p>-642.850.941.745.9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1700" table:style-name="ce1">
            <text:p>420021700</text:p>
          </table:table-cell>
          <table:table-cell office:value-type="string" table:style-name="ce1">
            <text:p>Colegio Presidente Perón - Sed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lvinas Argentinas 427</text:p>
          </table:table-cell>
          <table:table-cell office:value-type="string" table:style-name="ce1">
            <text:p>L6317</text:p>
          </table:table-cell>
          <table:table-cell table:style-name="ce1"/>
          <table:table-cell office:value-type="string" table:style-name="ce1">
            <text:p>LUAN TORO</text:p>
          </table:table-cell>
          <table:table-cell office:value-type="string" table:style-name="ce1">
            <text:p>LOVENTUE</text:p>
          </table:table-cell>
          <table:table-cell office:value-type="string" table:style-name="ce1">
            <text:p>colegioluantoro@live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620260707" table:style-name="ce2">
            <text:p>-3.620.260.707</text:p>
          </table:table-cell>
          <table:table-cell office:value-type="float" office:value="-6509953475" table:style-name="ce2">
            <text:p>-6.509.953.47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1701" table:style-name="ce1">
            <text:p>420021701</text:p>
          </table:table-cell>
          <table:table-cell office:value-type="string" table:style-name="ce1">
            <text:p>C.B. Anexo Colegio Presidente Perón en Escuela Nº 10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° 10 Km. 116 Z.R. Winifreda - Escuela Nº 100</text:p>
          </table:table-cell>
          <table:table-cell office:value-type="string" table:style-name="ce1">
            <text:p>L6313</text:p>
          </table:table-cell>
          <table:table-cell table:style-name="ce1"/>
          <table:table-cell office:value-type="string" table:style-name="ce1">
            <text:p>COLONIA EL DESTINO</text:p>
          </table:table-cell>
          <table:table-cell office:value-type="string" table:style-name="ce1">
            <text:p>CONHELO</text:p>
          </table:table-cell>
          <table:table-cell office:value-type="string" table:style-name="ce1">
            <text:p>escuela100@lapampa.edu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6225205261903" table:style-name="ce2">
            <text:p>-36.225.205.261.903</text:p>
          </table:table-cell>
          <table:table-cell office:value-type="float" office:value="-643744469739655" table:style-name="ce2">
            <text:p>-643.744.469.739.6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1800" table:style-name="ce1">
            <text:p>420021800</text:p>
          </table:table-cell>
          <table:table-cell office:value-type="string" table:style-name="ce1">
            <text:p>Escuela Especial Nº 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5 1361</text:p>
          </table:table-cell>
          <table:table-cell office:value-type="string" table:style-name="ce1">
            <text:p>L6319</text:p>
          </table:table-cell>
          <table:table-cell table:style-name="ce1"/>
          <table:table-cell office:value-type="string" table:style-name="ce1">
            <text:p>VICTORICA</text:p>
          </table:table-cell>
          <table:table-cell office:value-type="string" table:style-name="ce1">
            <text:p>LOVENTUE</text:p>
          </table:table-cell>
          <table:table-cell office:value-type="string" table:style-name="ce1">
            <text:p>especial9@lapampa.edu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362155631019306" table:style-name="ce2">
            <text:p>-362.155.631.019.306</text:p>
          </table:table-cell>
          <table:table-cell office:value-type="float" office:value="-654376416773761" table:style-name="ce2">
            <text:p>-654.376.416.773.7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1900" table:style-name="ce1">
            <text:p>420021900</text:p>
          </table:table-cell>
          <table:table-cell office:value-type="string" table:style-name="ce1">
            <text:p>Escuela Nº 97 ADOLFO C.MERINGE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Uruguay 2665 Los Hornos Barrio Los Hornos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SCUELA97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66255232646468" table:style-name="ce2">
            <text:p>-366.255.232.646.468</text:p>
          </table:table-cell>
          <table:table-cell office:value-type="float" office:value="-643293877522645" table:style-name="ce2">
            <text:p>-643.293.877.522.6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2000" table:style-name="ce1">
            <text:p>420022000</text:p>
          </table:table-cell>
          <table:table-cell office:value-type="string" table:style-name="ce1">
            <text:p>Instituto 1º de May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errando 548 EMPLEADOS DE COMERCIO</text:p>
          </table:table-cell>
          <table:table-cell office:value-type="string" table:style-name="ce1">
            <text:p>L6300</text:p>
          </table:table-cell>
          <table:table-cell office:value-type="string" table:style-name="ce1">
            <text:p>459094-389001</text:p>
          </table:table-cell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colegioprimerodemayo@yahoo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36634543372614" table:style-name="ce2">
            <text:p>-36.634.543.372.614</text:p>
          </table:table-cell>
          <table:table-cell office:value-type="float" office:value="-643022532509737" table:style-name="ce2">
            <text:p>-643.022.532.509.7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2100" table:style-name="ce1">
            <text:p>420022100</text:p>
          </table:table-cell>
          <table:table-cell office:value-type="string" table:style-name="ce1">
            <text:p>Escuela Nº 27 Inspector General Raúl V. Urtubey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Unanue y Las Jarillas 215 Butalo I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SCUELA27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66327451127361" table:style-name="ce2">
            <text:p>-366.327.451.127.361</text:p>
          </table:table-cell>
          <table:table-cell office:value-type="float" office:value="-643074375460485" table:style-name="ce2">
            <text:p>-643.074.375.460.4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2200" table:style-name="ce1">
            <text:p>420022200</text:p>
          </table:table-cell>
          <table:table-cell office:value-type="string" table:style-name="ce1">
            <text:p>Escuela de Adultos Nº 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pe de Vega 1180 Villa Santillan Escuela 219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366346425695223" table:style-name="ce2">
            <text:p>-366.346.425.695.223</text:p>
          </table:table-cell>
          <table:table-cell office:value-type="float" office:value="-642938465933862" table:style-name="ce2">
            <text:p>-642.938.465.933.8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2300" table:style-name="ce1">
            <text:p>420022300</text:p>
          </table:table-cell>
          <table:table-cell office:value-type="string" table:style-name="ce1">
            <text:p>Escuela Nº 5 Bernardino Rivadav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vard. Brown 1250</text:p>
          </table:table-cell>
          <table:table-cell office:value-type="string" table:style-name="ce1">
            <text:p>L6303</text:p>
          </table:table-cell>
          <table:table-cell table:style-name="ce1"/>
          <table:table-cell office:value-type="string" table:style-name="ce1">
            <text:p>TOAY</text:p>
          </table:table-cell>
          <table:table-cell office:value-type="string" table:style-name="ce1">
            <text:p>TOAY</text:p>
          </table:table-cell>
          <table:table-cell office:value-type="string" table:style-name="ce1">
            <text:p>ESCUELA.CINCO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66733459889808" table:style-name="ce2">
            <text:p>-366.733.459.889.808</text:p>
          </table:table-cell>
          <table:table-cell office:value-type="float" office:value="-643804142984753" table:style-name="ce2">
            <text:p>-643.804.142.984.7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2500" table:style-name="ce1">
            <text:p>420022500</text:p>
          </table:table-cell>
          <table:table-cell office:value-type="string" table:style-name="ce1">
            <text:p>Escuela Nº 62 Maestros Puntan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vard. Brown 2015 Sur</text:p>
          </table:table-cell>
          <table:table-cell office:value-type="string" table:style-name="ce1">
            <text:p>L6303</text:p>
          </table:table-cell>
          <table:table-cell table:style-name="ce1"/>
          <table:table-cell office:value-type="string" table:style-name="ce1">
            <text:p>TOAY</text:p>
          </table:table-cell>
          <table:table-cell office:value-type="string" table:style-name="ce1">
            <text:p>TOAY</text:p>
          </table:table-cell>
          <table:table-cell office:value-type="string" table:style-name="ce1">
            <text:p>ESCUELA62@LAPAMPA.EDU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66797848746265" table:style-name="ce2">
            <text:p>-366.797.848.746.265</text:p>
          </table:table-cell>
          <table:table-cell office:value-type="float" office:value="-643876673434097" table:style-name="ce2">
            <text:p>-643.876.673.434.0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2600" table:style-name="ce1">
            <text:p>420022600</text:p>
          </table:table-cell>
          <table:table-cell office:value-type="string" table:style-name="ce1">
            <text:p>Instituto Toay - P43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lcarce 476 CENTRO</text:p>
          </table:table-cell>
          <table:table-cell office:value-type="string" table:style-name="ce1">
            <text:p>L6303</text:p>
          </table:table-cell>
          <table:table-cell office:value-type="string" table:style-name="ce1">
            <text:p>452600 Extensión 1930</text:p>
          </table:table-cell>
          <table:table-cell office:value-type="string" table:style-name="ce1">
            <text:p>TOAY</text:p>
          </table:table-cell>
          <table:table-cell office:value-type="string" table:style-name="ce1">
            <text:p>TOAY</text:p>
          </table:table-cell>
          <table:table-cell office:value-type="string" table:style-name="ce1">
            <text:p>institutitoayes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66732170438342" table:style-name="ce2">
            <text:p>-366.732.170.438.342</text:p>
          </table:table-cell>
          <table:table-cell office:value-type="float" office:value="-64376615586375" table:style-name="ce2">
            <text:p>-64.376.615.586.37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2700" table:style-name="ce1">
            <text:p>420022700</text:p>
          </table:table-cell>
          <table:table-cell office:value-type="string" table:style-name="ce1">
            <text:p>Colegio Provincia de La Pamp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ile 220 VILLA SANTILLAN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colegioprovinciadelapampa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66271490641752" table:style-name="ce2">
            <text:p>-366.271.490.641.752</text:p>
          </table:table-cell>
          <table:table-cell office:value-type="float" office:value="-643008000835593" table:style-name="ce2">
            <text:p>-643.008.000.835.5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2800" table:style-name="ce1">
            <text:p>420022800</text:p>
          </table:table-cell>
          <table:table-cell office:value-type="string" table:style-name="ce1">
            <text:p>Escuela Nº 25 Granaderos de San Martí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errando 548 Empleados de Comerci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SCUELA25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6634518900898" table:style-name="ce2">
            <text:p>-36.634.518.900.898</text:p>
          </table:table-cell>
          <table:table-cell office:value-type="float" office:value="-643022794780302" table:style-name="ce2">
            <text:p>-643.022.794.780.3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2900" table:style-name="ce1">
            <text:p>420022900</text:p>
          </table:table-cell>
          <table:table-cell office:value-type="string" table:style-name="ce1">
            <text:p>Escuela Nº 114 Floreal Olive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San Martín (oeste) 685 Centr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SCUELA114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6621285827481" table:style-name="ce2">
            <text:p>-36.621.285.827.481</text:p>
          </table:table-cell>
          <table:table-cell office:value-type="float" office:value="-642996606121524" table:style-name="ce2">
            <text:p>-642.996.606.121.5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3000" table:style-name="ce1">
            <text:p>420023000</text:p>
          </table:table-cell>
          <table:table-cell office:value-type="string" table:style-name="ce1">
            <text:p>Escuela Nº 37 Alemanes del Volg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uther King 1785 Expedicionarios del Desiert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SCUELA37@CPENET.COM.AR/ESCUELA37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66349260609255" table:style-name="ce2">
            <text:p>-366.349.260.609.255</text:p>
          </table:table-cell>
          <table:table-cell office:value-type="float" office:value="-642745707295835" table:style-name="ce2">
            <text:p>-642.745.707.295.8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3100" table:style-name="ce1">
            <text:p>420023100</text:p>
          </table:table-cell>
          <table:table-cell office:value-type="string" table:style-name="ce1">
            <text:p>Colegio Fernando Enrique Arao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ngreso 430 CONGRES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profesorfaraoz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66287411647788" table:style-name="ce2">
            <text:p>-366.287.411.647.788</text:p>
          </table:table-cell>
          <table:table-cell office:value-type="float" office:value="-642764258519495" table:style-name="ce2">
            <text:p>-642.764.258.519.4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3200" table:style-name="ce1">
            <text:p>420023200</text:p>
          </table:table-cell>
          <table:table-cell office:value-type="string" table:style-name="ce1">
            <text:p>Escuela Especial Nº 3 Rvdo. Padre Carlos Cens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Viale 477</text:p>
          </table:table-cell>
          <table:table-cell office:value-type="string" table:style-name="ce1">
            <text:p>L6330</text:p>
          </table:table-cell>
          <table:table-cell table:style-name="ce1"/>
          <table:table-cell office:value-type="string" table:style-name="ce1">
            <text:p>CATRILO</text:p>
          </table:table-cell>
          <table:table-cell office:value-type="string" table:style-name="ce1">
            <text:p>CATRILO</text:p>
          </table:table-cell>
          <table:table-cell office:value-type="string" table:style-name="ce1">
            <text:p>especial3@lapampa.edu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364054903230999" table:style-name="ce2">
            <text:p>-364.054.903.230.999</text:p>
          </table:table-cell>
          <table:table-cell office:value-type="float" office:value="-634238034300584" table:style-name="ce2">
            <text:p>-634.238.034.300.5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3300" table:style-name="ce1">
            <text:p>420023300</text:p>
          </table:table-cell>
          <table:table-cell office:value-type="string" table:style-name="ce1">
            <text:p>Escuela Nº 104 Roberto Fredio Fredian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528</text:p>
          </table:table-cell>
          <table:table-cell office:value-type="string" table:style-name="ce1">
            <text:p>L6313</text:p>
          </table:table-cell>
          <table:table-cell table:style-name="ce1"/>
          <table:table-cell office:value-type="string" table:style-name="ce1">
            <text:p>WINIFREDA</text:p>
          </table:table-cell>
          <table:table-cell office:value-type="string" table:style-name="ce1">
            <text:p>CONHELO</text:p>
          </table:table-cell>
          <table:table-cell office:value-type="string" table:style-name="ce1">
            <text:p>ESCUELA104@MCE.LAPAMPA.EDU.AR/ESC.104@CEW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6226717556593" table:style-name="ce2">
            <text:p>-36.226.717.556.593</text:p>
          </table:table-cell>
          <table:table-cell office:value-type="float" office:value="-642330034584516" table:style-name="ce2">
            <text:p>-642.330.034.584.5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3400" table:style-name="ce1">
            <text:p>420023400</text:p>
          </table:table-cell>
          <table:table-cell office:value-type="string" table:style-name="ce1">
            <text:p>Instituto Privado Cristo Redentor - P25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541</text:p>
          </table:table-cell>
          <table:table-cell office:value-type="string" table:style-name="ce1">
            <text:p>L6313</text:p>
          </table:table-cell>
          <table:table-cell table:style-name="ce1"/>
          <table:table-cell office:value-type="string" table:style-name="ce1">
            <text:p>WINIFREDA</text:p>
          </table:table-cell>
          <table:table-cell office:value-type="string" table:style-name="ce1">
            <text:p>CONHELO</text:p>
          </table:table-cell>
          <table:table-cell office:value-type="string" table:style-name="ce1">
            <text:p>cristoredentor@cableimagendigital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62263832017656" table:style-name="ce2">
            <text:p>-362.263.832.017.656</text:p>
          </table:table-cell>
          <table:table-cell office:value-type="float" office:value="-642331726638742" table:style-name="ce2">
            <text:p>-642.331.726.638.7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3500" table:style-name="ce1">
            <text:p>420023500</text:p>
          </table:table-cell>
          <table:table-cell office:value-type="string" table:style-name="ce1">
            <text:p>Escuela de Adultos Nº 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eandro N. Alem 751 Escuela 44</text:p>
          </table:table-cell>
          <table:table-cell office:value-type="string" table:style-name="ce1">
            <text:p>L6380</text:p>
          </table:table-cell>
          <table:table-cell table:style-name="ce1"/>
          <table:table-cell office:value-type="string" table:style-name="ce1">
            <text:p>EDUARDO CASTEX</text:p>
          </table:table-cell>
          <table:table-cell office:value-type="string" table:style-name="ce1">
            <text:p>CONHELO</text:p>
          </table:table-cell>
          <table:table-cell office:value-type="string" table:style-name="ce1">
            <text:p>adultos3@lapampa.edu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359150167293363" table:style-name="ce2">
            <text:p>-359.150.167.293.363</text:p>
          </table:table-cell>
          <table:table-cell office:value-type="float" office:value="-642880033826549" table:style-name="ce2">
            <text:p>-642.880.033.826.5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3501" table:style-name="ce1">
            <text:p>420023501</text:p>
          </table:table-cell>
          <table:table-cell office:value-type="string" table:style-name="ce1">
            <text:p>Ciclo Orientado de la Educación Secundar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eandro Alem 751 Escuela de Adultos Nº 3</text:p>
          </table:table-cell>
          <table:table-cell office:value-type="float" office:value="6380" table:style-name="ce1">
            <text:p>6380</text:p>
          </table:table-cell>
          <table:table-cell table:style-name="ce1"/>
          <table:table-cell office:value-type="string" table:style-name="ce1">
            <text:p>EDUARDO CASTEX</text:p>
          </table:table-cell>
          <table:table-cell office:value-type="string" table:style-name="ce1">
            <text:p>CONHEL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359115772315128" table:style-name="ce2">
            <text:p>-359.115.772.315.128</text:p>
          </table:table-cell>
          <table:table-cell office:value-type="float" office:value="-642825340261551" table:style-name="ce2">
            <text:p>-642.825.340.261.5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3600" table:style-name="ce1">
            <text:p>420023600</text:p>
          </table:table-cell>
          <table:table-cell office:value-type="string" table:style-name="ce1">
            <text:p>Instituto San Juan Bosco - P4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7 886 Centro</text:p>
          </table:table-cell>
          <table:table-cell office:value-type="string" table:style-name="ce1">
            <text:p>L6319</text:p>
          </table:table-cell>
          <table:table-cell table:style-name="ce1"/>
          <table:table-cell office:value-type="string" table:style-name="ce1">
            <text:p>VICTORICA</text:p>
          </table:table-cell>
          <table:table-cell office:value-type="string" table:style-name="ce1">
            <text:p>LOVENTUE</text:p>
          </table:table-cell>
          <table:table-cell office:value-type="string" table:style-name="ce1">
            <text:p>ISJBPRIMARIA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62167145584117" table:style-name="ce2">
            <text:p>-362.167.145.584.117</text:p>
          </table:table-cell>
          <table:table-cell office:value-type="float" office:value="-654364396682503" table:style-name="ce2">
            <text:p>-654.364.396.682.5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3700" table:style-name="ce1">
            <text:p>420023700</text:p>
          </table:table-cell>
          <table:table-cell office:value-type="string" table:style-name="ce1">
            <text:p>Colegio Félix Rom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7 1248</text:p>
          </table:table-cell>
          <table:table-cell office:value-type="string" table:style-name="ce1">
            <text:p>L6319</text:p>
          </table:table-cell>
          <table:table-cell table:style-name="ce1"/>
          <table:table-cell office:value-type="string" table:style-name="ce1">
            <text:p>VICTORICA</text:p>
          </table:table-cell>
          <table:table-cell office:value-type="string" table:style-name="ce1">
            <text:p>LOVENTUE</text:p>
          </table:table-cell>
          <table:table-cell office:value-type="string" table:style-name="ce1">
            <text:p>fromero2006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62208088218096" table:style-name="ce2">
            <text:p>-362.208.088.218.096</text:p>
          </table:table-cell>
          <table:table-cell office:value-type="float" office:value="-654331402676403" table:style-name="ce2">
            <text:p>-654.331.402.676.4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3800" table:style-name="ce1">
            <text:p>420023800</text:p>
          </table:table-cell>
          <table:table-cell office:value-type="string" table:style-name="ce1">
            <text:p>Instituto Tecnológico de Educación Superio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7 1248</text:p>
          </table:table-cell>
          <table:table-cell office:value-type="string" table:style-name="ce1">
            <text:p>L6319</text:p>
          </table:table-cell>
          <table:table-cell table:style-name="ce1"/>
          <table:table-cell office:value-type="string" table:style-name="ce1">
            <text:p>VICTORICA</text:p>
          </table:table-cell>
          <table:table-cell office:value-type="string" table:style-name="ce1">
            <text:p>LOVENTUE</text:p>
          </table:table-cell>
          <table:table-cell office:value-type="string" table:style-name="ce1">
            <text:p>isfd.victorica@lapampa.edu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float" office:value="5" table:style-name="ce1">
            <text:p>5</text:p>
          </table:table-cell>
          <table:table-cell office:value-type="float" office:value="-362206436889882" table:style-name="ce2">
            <text:p>-362.206.436.889.882</text:p>
          </table:table-cell>
          <table:table-cell office:value-type="float" office:value="-654333334127568" table:style-name="ce2">
            <text:p>-654.333.334.127.5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3900" table:style-name="ce1">
            <text:p>420023900</text:p>
          </table:table-cell>
          <table:table-cell office:value-type="string" table:style-name="ce1">
            <text:p>Escuela Nº 5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ibertad Escuela Hogar</text:p>
          </table:table-cell>
          <table:table-cell office:value-type="string" table:style-name="ce1">
            <text:p>L6317</text:p>
          </table:table-cell>
          <table:table-cell table:style-name="ce1"/>
          <table:table-cell office:value-type="string" table:style-name="ce1">
            <text:p>LOVENTUE</text:p>
          </table:table-cell>
          <table:table-cell office:value-type="string" table:style-name="ce1">
            <text:p>LOVENTUE</text:p>
          </table:table-cell>
          <table:table-cell office:value-type="string" table:style-name="ce1">
            <text:p>ESCUELA56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618822389" table:style-name="ce2">
            <text:p>-3.618.822.389</text:p>
          </table:table-cell>
          <table:table-cell office:value-type="float" office:value="-6528725074" table:style-name="ce2">
            <text:p>-6.528.725.0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4000" table:style-name="ce1">
            <text:p>420024000</text:p>
          </table:table-cell>
          <table:table-cell office:value-type="string" table:style-name="ce1">
            <text:p>Escuela Nº 7 Brigadier General Manuel Horn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4 850</text:p>
          </table:table-cell>
          <table:table-cell office:value-type="string" table:style-name="ce1">
            <text:p>L6319</text:p>
          </table:table-cell>
          <table:table-cell table:style-name="ce1"/>
          <table:table-cell office:value-type="string" table:style-name="ce1">
            <text:p>VICTORICA</text:p>
          </table:table-cell>
          <table:table-cell office:value-type="string" table:style-name="ce1">
            <text:p>LOVENTUE</text:p>
          </table:table-cell>
          <table:table-cell office:value-type="string" table:style-name="ce1">
            <text:p>ESCUELA7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62156452759024" table:style-name="ce2">
            <text:p>-362.156.452.759.024</text:p>
          </table:table-cell>
          <table:table-cell office:value-type="float" office:value="-654377004682606" table:style-name="ce2">
            <text:p>-654.377.004.682.6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4100" table:style-name="ce1">
            <text:p>420024100</text:p>
          </table:table-cell>
          <table:table-cell office:value-type="string" table:style-name="ce1">
            <text:p>Escuela Nº 246 Quelul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renel 1550 Butalo I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SCUELA246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66316630812974" table:style-name="ce2">
            <text:p>-366.316.630.812.974</text:p>
          </table:table-cell>
          <table:table-cell office:value-type="float" office:value="-6430326355627" table:style-name="ce2">
            <text:p>-6.430.326.355.6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4200" table:style-name="ce1">
            <text:p>420024200</text:p>
          </table:table-cell>
          <table:table-cell office:value-type="string" table:style-name="ce1">
            <text:p>Escuela Nº 219 República de Panamá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pe de Vega 1180 Villa Santillán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SCUELA219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66346218839298" table:style-name="ce2">
            <text:p>-366.346.218.839.298</text:p>
          </table:table-cell>
          <table:table-cell office:value-type="float" office:value="-64293877000308" table:style-name="ce2">
            <text:p>-64.293.877.000.30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4300" table:style-name="ce1">
            <text:p>420024300</text:p>
          </table:table-cell>
          <table:table-cell office:value-type="string" table:style-name="ce1">
            <text:p>Escuela Nº 180 Mariano More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oque Saenz Peña 1150 Nuestra Sra.de Luján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SCUELA180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66296451273274" table:style-name="ce2">
            <text:p>-366.296.451.273.274</text:p>
          </table:table-cell>
          <table:table-cell office:value-type="float" office:value="-642855899296869" table:style-name="ce2">
            <text:p>-642.855.899.296.8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4400" table:style-name="ce1">
            <text:p>420024400</text:p>
          </table:table-cell>
          <table:table-cell office:value-type="string" table:style-name="ce1">
            <text:p>Escuela Nº 242 Dr. Ricardo Balb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sé Luro 1713 FONAVI 34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SCUELA242@LAPAMPA.EDUC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66404533553155" table:style-name="ce2">
            <text:p>-366.404.533.553.155</text:p>
          </table:table-cell>
          <table:table-cell office:value-type="float" office:value="-642877194516285" table:style-name="ce2">
            <text:p>-642.877.194.516.2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4500" table:style-name="ce1">
            <text:p>420024500</text:p>
          </table:table-cell>
          <table:table-cell office:value-type="string" table:style-name="ce1">
            <text:p>Instituto Pampeano de Enseñanza Media - M9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ené Favaloro 1425 Santa María de Las Pampas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ipem@speedy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66043038783771" table:style-name="ce2">
            <text:p>-366.043.038.783.771</text:p>
          </table:table-cell>
          <table:table-cell office:value-type="float" office:value="-642709377962184" table:style-name="ce2">
            <text:p>-642.709.377.962.1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4700" table:style-name="ce1">
            <text:p>420024700</text:p>
          </table:table-cell>
          <table:table-cell office:value-type="string" table:style-name="ce1">
            <text:p>Escuela Nº 205 Manuel Lorenzo Jarr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paña 763</text:p>
          </table:table-cell>
          <table:table-cell office:value-type="string" table:style-name="ce1">
            <text:p>L6303</text:p>
          </table:table-cell>
          <table:table-cell table:style-name="ce1"/>
          <table:table-cell office:value-type="string" table:style-name="ce1">
            <text:p>TOAY</text:p>
          </table:table-cell>
          <table:table-cell office:value-type="string" table:style-name="ce1">
            <text:p>TOAY</text:p>
          </table:table-cell>
          <table:table-cell office:value-type="string" table:style-name="ce1">
            <text:p>PIIEESCUELA205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66712256554155" table:style-name="ce2">
            <text:p>-366.712.256.554.155</text:p>
          </table:table-cell>
          <table:table-cell office:value-type="float" office:value="-643729835793796" table:style-name="ce2">
            <text:p>-643.729.835.793.7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4800" table:style-name="ce1">
            <text:p>420024800</text:p>
          </table:table-cell>
          <table:table-cell office:value-type="string" table:style-name="ce1">
            <text:p>Escuela Nº 78 Contralmirante Martín Guerric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lan Kardec y López 2410 Río Atuel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SCUELA78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66411240703077" table:style-name="ce2">
            <text:p>-366.411.240.703.077</text:p>
          </table:table-cell>
          <table:table-cell office:value-type="float" office:value="-642793013448912" table:style-name="ce2">
            <text:p>-642.793.013.448.9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5000" table:style-name="ce1">
            <text:p>420025000</text:p>
          </table:table-cell>
          <table:table-cell office:value-type="string" table:style-name="ce1">
            <text:p>Instituto María Auxiliadora - P7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San Martín 63 Centr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MAUXILIADORA@SPEEDY.COM.AR/EGBAUXILIADORA09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66213524743733" table:style-name="ce2">
            <text:p>-366.213.524.743.733</text:p>
          </table:table-cell>
          <table:table-cell office:value-type="float" office:value="-642920138806527" table:style-name="ce2">
            <text:p>-642.920.138.806.5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5500" table:style-name="ce1">
            <text:p>420025500</text:p>
          </table:table-cell>
          <table:table-cell office:value-type="string" table:style-name="ce1">
            <text:p>Escuela Nº 100 Martín Miguel de Güem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° 10 Km. 116 - Z.R. Winifreda Z.R. Winifreda</text:p>
          </table:table-cell>
          <table:table-cell office:value-type="string" table:style-name="ce1">
            <text:p>L6313</text:p>
          </table:table-cell>
          <table:table-cell table:style-name="ce1"/>
          <table:table-cell office:value-type="string" table:style-name="ce1">
            <text:p>COLONIA EL DESTINO</text:p>
          </table:table-cell>
          <table:table-cell office:value-type="string" table:style-name="ce1">
            <text:p>CONHELO</text:p>
          </table:table-cell>
          <table:table-cell office:value-type="string" table:style-name="ce1">
            <text:p>ESCUELA100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621609983" table:style-name="ce2">
            <text:p>-3.621.609.983</text:p>
          </table:table-cell>
          <table:table-cell office:value-type="float" office:value="-6460941881" table:style-name="ce2">
            <text:p>-6.460.941.88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5600" table:style-name="ce1">
            <text:p>420025600</text:p>
          </table:table-cell>
          <table:table-cell office:value-type="string" table:style-name="ce1">
            <text:p>Escuela Nº 9 Wolf Scholnik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649</text:p>
          </table:table-cell>
          <table:table-cell office:value-type="string" table:style-name="ce1">
            <text:p>L6321</text:p>
          </table:table-cell>
          <table:table-cell table:style-name="ce1"/>
          <table:table-cell office:value-type="string" table:style-name="ce1">
            <text:p>TELEN</text:p>
          </table:table-cell>
          <table:table-cell office:value-type="string" table:style-name="ce1">
            <text:p>LOVENTUE</text:p>
          </table:table-cell>
          <table:table-cell office:value-type="string" table:style-name="ce1">
            <text:p>ESCUELA9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626581584" table:style-name="ce2">
            <text:p>-3.626.581.584</text:p>
          </table:table-cell>
          <table:table-cell office:value-type="float" office:value="-6551200427" table:style-name="ce2">
            <text:p>-6.551.200.4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5700" table:style-name="ce1">
            <text:p>420025700</text:p>
          </table:table-cell>
          <table:table-cell office:value-type="string" table:style-name="ce1">
            <text:p>Instituto San Juan Bosco - P4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6 821 CENTRO</text:p>
          </table:table-cell>
          <table:table-cell office:value-type="string" table:style-name="ce1">
            <text:p>L6319</text:p>
          </table:table-cell>
          <table:table-cell table:style-name="ce1"/>
          <table:table-cell office:value-type="string" table:style-name="ce1">
            <text:p>VICTORICA</text:p>
          </table:table-cell>
          <table:table-cell office:value-type="string" table:style-name="ce1">
            <text:p>LOVENTUE</text:p>
          </table:table-cell>
          <table:table-cell office:value-type="string" table:style-name="ce1">
            <text:p>isjbvictorica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62166312100193" table:style-name="ce2">
            <text:p>-362.166.312.100.193</text:p>
          </table:table-cell>
          <table:table-cell office:value-type="float" office:value="-65436352964377" table:style-name="ce2">
            <text:p>-65.436.352.964.3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5800" table:style-name="ce1">
            <text:p>420025800</text:p>
          </table:table-cell>
          <table:table-cell office:value-type="string" table:style-name="ce1">
            <text:p>Escuela Provincial de Educación Técnica N° 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San Martín esq.españa 490</text:p>
          </table:table-cell>
          <table:table-cell office:value-type="string" table:style-name="ce1">
            <text:p>L6321</text:p>
          </table:table-cell>
          <table:table-cell office:value-type="string" table:style-name="ce1">
            <text:p>498132/46</text:p>
          </table:table-cell>
          <table:table-cell office:value-type="string" table:style-name="ce1">
            <text:p>TELEN</text:p>
          </table:table-cell>
          <table:table-cell office:value-type="string" table:style-name="ce1">
            <text:p>LOVENTUE</text:p>
          </table:table-cell>
          <table:table-cell office:value-type="string" table:style-name="ce1">
            <text:p>epet8telen@yahoo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1" table:style-name="ce1">
            <text:p>1</text:p>
          </table:table-cell>
          <table:table-cell office:value-type="float" office:value="-3626421389" table:style-name="ce2">
            <text:p>-3.626.421.389</text:p>
          </table:table-cell>
          <table:table-cell office:value-type="float" office:value="-6550886399" table:style-name="ce2">
            <text:p>-6.550.886.3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5801" table:style-name="ce1">
            <text:p>420025801</text:p>
          </table:table-cell>
          <table:table-cell office:value-type="string" table:style-name="ce1">
            <text:p>Anexo de Formación Profesional Nº 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San Martín esq.España 490 EPET N° 8</text:p>
          </table:table-cell>
          <table:table-cell office:value-type="string" table:style-name="ce1">
            <text:p>L6321</text:p>
          </table:table-cell>
          <table:table-cell table:style-name="ce1"/>
          <table:table-cell office:value-type="string" table:style-name="ce1">
            <text:p>TELEN</text:p>
          </table:table-cell>
          <table:table-cell office:value-type="string" table:style-name="ce1">
            <text:p>LOVENTU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2" table:style-name="ce1">
            <text:p>42</text:p>
          </table:table-cell>
          <table:table-cell office:value-type="float" office:value="-3626416654943" table:style-name="ce2">
            <text:p>-3.626.416.654.943</text:p>
          </table:table-cell>
          <table:table-cell office:value-type="float" office:value="-655085743723392" table:style-name="ce2">
            <text:p>-655.085.743.723.3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5900" table:style-name="ce1">
            <text:p>420025900</text:p>
          </table:table-cell>
          <table:table-cell office:value-type="string" table:style-name="ce1">
            <text:p>Escuela Hogar Nº 19 Florian Olive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ruce Ruta Prov. 15 (Entre 14 y 10)</text:p>
          </table:table-cell>
          <table:table-cell office:value-type="string" table:style-name="ce1">
            <text:p>L6321</text:p>
          </table:table-cell>
          <table:table-cell table:style-name="ce1"/>
          <table:table-cell office:value-type="string" table:style-name="ce1">
            <text:p>JAGUEL DEL MONTE</text:p>
          </table:table-cell>
          <table:table-cell office:value-type="string" table:style-name="ce1">
            <text:p>LOVENTUE</text:p>
          </table:table-cell>
          <table:table-cell office:value-type="string" table:style-name="ce1">
            <text:p>ESCUELA19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667993164" table:style-name="ce2">
            <text:p>-3.667.993.164</text:p>
          </table:table-cell>
          <table:table-cell office:value-type="float" office:value="-657839635" table:style-name="ce2">
            <text:p>-657.839.6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6000" table:style-name="ce1">
            <text:p>420026000</text:p>
          </table:table-cell>
          <table:table-cell office:value-type="string" table:style-name="ce1">
            <text:p>J.I.N. Nº 7 en Escuela Nº 219 -Cabecera-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milio Civit 1215 VILLA SANTILLAN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jinsiete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66340587994193" table:style-name="ce2">
            <text:p>-366.340.587.994.193</text:p>
          </table:table-cell>
          <table:table-cell office:value-type="float" office:value="-642945895112317" table:style-name="ce2">
            <text:p>-642.945.895.112.3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6001" table:style-name="ce1">
            <text:p>420026001</text:p>
          </table:table-cell>
          <table:table-cell office:value-type="string" table:style-name="ce1">
            <text:p>J.I.N. Nº 7 en Escuela Nº 2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errando 548 EMPLEADOS DE COMERCI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jinsiete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66345677711069" table:style-name="ce2">
            <text:p>-366.345.677.711.069</text:p>
          </table:table-cell>
          <table:table-cell office:value-type="float" office:value="-643022218874998" table:style-name="ce2">
            <text:p>-643.022.218.874.9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6002" table:style-name="ce1">
            <text:p>420026002</text:p>
          </table:table-cell>
          <table:table-cell office:value-type="string" table:style-name="ce1">
            <text:p>J.I.N. Nº 7 en Escuela Nº 2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Jarillas 215 BUTALO I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jinsiete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66326354530993" table:style-name="ce2">
            <text:p>-366.326.354.530.993</text:p>
          </table:table-cell>
          <table:table-cell office:value-type="float" office:value="-643073062001533" table:style-name="ce2">
            <text:p>-643.073.062.001.5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6003" table:style-name="ce1">
            <text:p>420026003</text:p>
          </table:table-cell>
          <table:table-cell office:value-type="string" table:style-name="ce1">
            <text:p>J.I.N. Nº 7 en Escuela Nº 18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oque Sáenz Peña 1150 VILLA SANTILLAN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jinsiete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66298464733634" table:style-name="ce2">
            <text:p>-366.298.464.733.634</text:p>
          </table:table-cell>
          <table:table-cell office:value-type="float" office:value="-642853740793184" table:style-name="ce2">
            <text:p>-642.853.740.793.1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6004" table:style-name="ce1">
            <text:p>420026004</text:p>
          </table:table-cell>
          <table:table-cell office:value-type="string" table:style-name="ce1">
            <text:p>J.I.N. Nº 7 en Escuela Nº 24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Circunvalación S. Marzo Sur y Trenel BUTALO I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jinsiete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66311398341178" table:style-name="ce2">
            <text:p>-366.311.398.341.178</text:p>
          </table:table-cell>
          <table:table-cell office:value-type="float" office:value="-643026763217482" table:style-name="ce2">
            <text:p>-643.026.763.217.4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6005" table:style-name="ce1">
            <text:p>420026005</text:p>
          </table:table-cell>
          <table:table-cell office:value-type="string" table:style-name="ce1">
            <text:p>J.I.N. Nº 7 en Escuela Nº 9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ntonio Felice s/n y Av. Uruguay LOS HORNOS AVDA. URUGUAY Y LABATTE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jinsiete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66255645820307" table:style-name="ce2">
            <text:p>-366.255.645.820.307</text:p>
          </table:table-cell>
          <table:table-cell office:value-type="float" office:value="-643258950642952" table:style-name="ce2">
            <text:p>-643.258.950.642.9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6006" table:style-name="ce1">
            <text:p>420026006</text:p>
          </table:table-cell>
          <table:table-cell office:value-type="string" table:style-name="ce1">
            <text:p>J.I.N. Nº 7 en Escuela Nº 25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iguel Cané y Hucal 500 VILLA PARQUE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jinsiete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66352912249166" table:style-name="ce2">
            <text:p>-366.352.912.249.166</text:p>
          </table:table-cell>
          <table:table-cell office:value-type="float" office:value="-643088995170818" table:style-name="ce2">
            <text:p>-643.088.995.170.8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6200" table:style-name="ce1">
            <text:p>420026200</text:p>
          </table:table-cell>
          <table:table-cell office:value-type="string" table:style-name="ce1">
            <text:p>Escuela Nº 38 Martín M. De Güem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ile 1950 Pampa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SCUELACONTODOS@HOTMAIL.COM/ESCUELA38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66406006590195" table:style-name="ce2">
            <text:p>-366.406.006.590.195</text:p>
          </table:table-cell>
          <table:table-cell office:value-type="float" office:value="-642845034617383" table:style-name="ce2">
            <text:p>-642.845.034.617.3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6300" table:style-name="ce1">
            <text:p>420026300</text:p>
          </table:table-cell>
          <table:table-cell office:value-type="string" table:style-name="ce1">
            <text:p>Escuela Nº 39 Nicolás Avellane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251</text:p>
          </table:table-cell>
          <table:table-cell office:value-type="string" table:style-name="ce1">
            <text:p>L6326</text:p>
          </table:table-cell>
          <table:table-cell table:style-name="ce1"/>
          <table:table-cell office:value-type="string" table:style-name="ce1">
            <text:p>ANGUIL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652458145" table:style-name="ce2">
            <text:p>-3.652.458.145</text:p>
          </table:table-cell>
          <table:table-cell office:value-type="float" office:value="-6401423704" table:style-name="ce2">
            <text:p>-6.401.423.7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6400" table:style-name="ce1">
            <text:p>420026400</text:p>
          </table:table-cell>
          <table:table-cell office:value-type="string" table:style-name="ce1">
            <text:p>Escuela Nº 125 Francisco J. Migu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te 3. Fracción B. Sección II. Z.R. Toay - Colonia Chapalco</text:p>
          </table:table-cell>
          <table:table-cell office:value-type="string" table:style-name="ce1">
            <text:p>L6303</text:p>
          </table:table-cell>
          <table:table-cell table:style-name="ce1"/>
          <table:table-cell office:value-type="string" table:style-name="ce1">
            <text:p>COLONIA CHAPALCO</text:p>
          </table:table-cell>
          <table:table-cell office:value-type="string" table:style-name="ce1">
            <text:p>TOAY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687195836" table:style-name="ce2">
            <text:p>-3.687.195.836</text:p>
          </table:table-cell>
          <table:table-cell office:value-type="float" office:value="-6478146927" table:style-name="ce2">
            <text:p>-6.478.146.9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6600" table:style-name="ce1">
            <text:p>420026600</text:p>
          </table:table-cell>
          <table:table-cell office:value-type="string" table:style-name="ce1">
            <text:p>Escuela Nº 235 Valle Nerec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11 e/ Rutas 12 y 10 Valle Nereco</text:p>
          </table:table-cell>
          <table:table-cell office:value-type="string" table:style-name="ce1">
            <text:p>L6303</text:p>
          </table:table-cell>
          <table:table-cell office:value-type="string" table:style-name="ce1">
            <text:p>498563(part.)</text:p>
          </table:table-cell>
          <table:table-cell office:value-type="string" table:style-name="ce1">
            <text:p>VALLE NERECO</text:p>
          </table:table-cell>
          <table:table-cell office:value-type="string" table:style-name="ce1">
            <text:p>TOAY</text:p>
          </table:table-cell>
          <table:table-cell office:value-type="string" table:style-name="ce1">
            <text:p>ESCUELA235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64531220405403" table:style-name="ce2">
            <text:p>-364.531.220.405.403</text:p>
          </table:table-cell>
          <table:table-cell office:value-type="float" office:value="-648381251721724" table:style-name="ce2">
            <text:p>-648.381.251.721.7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6700" table:style-name="ce1">
            <text:p>420026700</text:p>
          </table:table-cell>
          <table:table-cell office:value-type="string" table:style-name="ce1">
            <text:p>J.I.N. Nº 4 -Cabecera- El Renuev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UNANUE 1982 SUR PLAN 5000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jin4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66473392050163" table:style-name="ce2">
            <text:p>-366.473.392.050.163</text:p>
          </table:table-cell>
          <table:table-cell office:value-type="float" office:value="-642907029637066" table:style-name="ce2">
            <text:p>-642.907.029.637.0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6701" table:style-name="ce1">
            <text:p>420026701</text:p>
          </table:table-cell>
          <table:table-cell office:value-type="string" table:style-name="ce1">
            <text:p>J.I.N. Nº 4 en Escuela Nº 3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c Allister y Savioli COLONIA ESCALANTE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jin4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66348292632306" table:style-name="ce2">
            <text:p>-366.348.292.632.306</text:p>
          </table:table-cell>
          <table:table-cell office:value-type="float" office:value="-642737695591908" table:style-name="ce2">
            <text:p>-642.737.695.591.90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6702" table:style-name="ce1">
            <text:p>420026702</text:p>
          </table:table-cell>
          <table:table-cell office:value-type="string" table:style-name="ce1">
            <text:p>J.I.N. Nº 4 en Escuela Nº 3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ile 1950 PAMPA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jin4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66406155110504" table:style-name="ce2">
            <text:p>-366.406.155.110.504</text:p>
          </table:table-cell>
          <table:table-cell office:value-type="float" office:value="-642844843612563" table:style-name="ce2">
            <text:p>-642.844.843.612.5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6703" table:style-name="ce1">
            <text:p>420026703</text:p>
          </table:table-cell>
          <table:table-cell office:value-type="string" table:style-name="ce1">
            <text:p>J.I.N. Nº 4 en Escuela Nº 24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sé Luro 1713 FONAVI XXV Y XXVII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jin4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6640388724388" table:style-name="ce2">
            <text:p>-36.640.388.724.388</text:p>
          </table:table-cell>
          <table:table-cell office:value-type="float" office:value="-642877834524976" table:style-name="ce2">
            <text:p>-642.877.834.524.9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6704" table:style-name="ce1">
            <text:p>420026704</text:p>
          </table:table-cell>
          <table:table-cell office:value-type="string" table:style-name="ce1">
            <text:p>J.I.N. Nº 4 en Escuela Nº 21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ngreso 835 BARRIO MATADER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jin4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66292627402028" table:style-name="ce2">
            <text:p>-366.292.627.402.028</text:p>
          </table:table-cell>
          <table:table-cell office:value-type="float" office:value="-642713372121024" table:style-name="ce2">
            <text:p>-642.713.372.121.0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6708" table:style-name="ce1">
            <text:p>420026708</text:p>
          </table:table-cell>
          <table:table-cell office:value-type="string" table:style-name="ce1">
            <text:p>J.I.N. Nº 4 en Escuela Nº 7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rona Martinez y Allan Kardec RIO ATUEL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jin4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66412606335546" table:style-name="ce2">
            <text:p>-366.412.606.335.546</text:p>
          </table:table-cell>
          <table:table-cell office:value-type="float" office:value="-642793194487343" table:style-name="ce2">
            <text:p>-642.793.194.487.3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6709" table:style-name="ce1">
            <text:p>420026709</text:p>
          </table:table-cell>
          <table:table-cell office:value-type="string" table:style-name="ce1">
            <text:p>J.I.N. Nº 4 en Escuela Nº 25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Unanue 1490 FONAVI XXII FONAVI 42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jin4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66424021576888" table:style-name="ce2">
            <text:p>-366.424.021.576.888</text:p>
          </table:table-cell>
          <table:table-cell office:value-type="float" office:value="-642969066041216" table:style-name="ce2">
            <text:p>-642.969.066.041.2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6900" table:style-name="ce1">
            <text:p>420026900</text:p>
          </table:table-cell>
          <table:table-cell office:value-type="string" table:style-name="ce1">
            <text:p>Escuela Nº 1 Domingo Faustino Sarmi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isandro de la Torre 250 CENTR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SCUELAUNO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66223747389403" table:style-name="ce2">
            <text:p>-366.223.747.389.403</text:p>
          </table:table-cell>
          <table:table-cell office:value-type="float" office:value="-642882190303555" table:style-name="ce2">
            <text:p>-642.882.190.303.5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7000" table:style-name="ce1">
            <text:p>420027000</text:p>
          </table:table-cell>
          <table:table-cell office:value-type="string" table:style-name="ce1">
            <text:p>Instituto Domingo Savio - P6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n Bosco 149 Centr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DSAVIO@CPENET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66245103832433" table:style-name="ce2">
            <text:p>-366.245.103.832.433</text:p>
          </table:table-cell>
          <table:table-cell office:value-type="float" office:value="-642931714298397" table:style-name="ce2">
            <text:p>-642.931.714.298.3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7100" table:style-name="ce1">
            <text:p>420027100</text:p>
          </table:table-cell>
          <table:table-cell office:value-type="string" table:style-name="ce1">
            <text:p>Escuela Nº2 Remedios de Escalada de San Martí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1 de Mayo 1025 Villa Tomas Mason(Sur)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SCUELA2.REMEDIOS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66156904738084" table:style-name="ce2">
            <text:p>-366.156.904.738.084</text:p>
          </table:table-cell>
          <table:table-cell office:value-type="float" office:value="-642945899029491" table:style-name="ce2">
            <text:p>-642.945.899.029.4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7200" table:style-name="ce1">
            <text:p>420027200</text:p>
          </table:table-cell>
          <table:table-cell office:value-type="string" table:style-name="ce1">
            <text:p>Escuela Nº 221 Teniente General Eduardo Raced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stro 811 Aeropuert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SCUELA221_STAROSA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66081782139463" table:style-name="ce2">
            <text:p>-366.081.782.139.463</text:p>
          </table:table-cell>
          <table:table-cell office:value-type="float" office:value="-642776122047813" table:style-name="ce2">
            <text:p>-642.776.122.047.8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7300" table:style-name="ce1">
            <text:p>420027300</text:p>
          </table:table-cell>
          <table:table-cell office:value-type="string" table:style-name="ce1">
            <text:p>Centro Educativo Programa Especial Nº 3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Luther King 1785 Colonia Escalante Escuela N° 37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366424144712644" table:style-name="ce2">
            <text:p>-366.424.144.712.644</text:p>
          </table:table-cell>
          <table:table-cell office:value-type="float" office:value="-642968947146605" table:style-name="ce2">
            <text:p>-642.968.947.146.6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7500" table:style-name="ce1">
            <text:p>420027500</text:p>
          </table:table-cell>
          <table:table-cell office:value-type="string" table:style-name="ce1">
            <text:p>Escuela Nº 138 Rafael Benjuy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te 22 Fracción A Sección II Z.R. Winifreda Z.R. Winifreda</text:p>
          </table:table-cell>
          <table:table-cell office:value-type="string" table:style-name="ce1">
            <text:p>L6313</text:p>
          </table:table-cell>
          <table:table-cell office:value-type="string" table:style-name="ce1">
            <text:p>422594(movil 138)</text:p>
          </table:table-cell>
          <table:table-cell office:value-type="string" table:style-name="ce1">
            <text:p>EL GUANACO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SCUELA138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630938572" table:style-name="ce2">
            <text:p>-3.630.938.572</text:p>
          </table:table-cell>
          <table:table-cell office:value-type="float" office:value="-6427975327" table:style-name="ce2">
            <text:p>-6.427.975.3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7700" table:style-name="ce1">
            <text:p>420027700</text:p>
          </table:table-cell>
          <table:table-cell office:value-type="string" table:style-name="ce1">
            <text:p>Instituto A.P.P.A.D.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J. A. Roca 851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institutoappad@gmail.com</text:p>
          </table:table-cell>
          <table:table-cell table:number-columns-repeated="32" table:style-name="ce1"/>
          <table:table-cell office:value-type="float" office:value="2" table:style-name="ce1">
            <text:p>2</text:p>
          </table:table-cell>
          <table:table-cell office:value-type="float" office:value="-36621235024276" table:style-name="ce2">
            <text:p>-36.621.235.024.276</text:p>
          </table:table-cell>
          <table:table-cell office:value-type="float" office:value="-643020713021725" table:style-name="ce2">
            <text:p>-643.020.713.021.7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7800" table:style-name="ce1">
            <text:p>420027800</text:p>
          </table:table-cell>
          <table:table-cell office:value-type="string" table:style-name="ce1">
            <text:p>Colegio de la U.N.L.Pam.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149 CENTR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66200399819433" table:style-name="ce2">
            <text:p>-366.200.399.819.433</text:p>
          </table:table-cell>
          <table:table-cell office:value-type="float" office:value="-642931382208853" table:style-name="ce2">
            <text:p>-642.931.382.208.8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7900" table:style-name="ce1">
            <text:p>420027900</text:p>
          </table:table-cell>
          <table:table-cell office:value-type="string" table:style-name="ce1">
            <text:p>Escuela de Adultos Nº 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ibertad 350 Villa del Busto Escuela N° 4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366145601709392" table:style-name="ce2">
            <text:p>-366.145.601.709.392</text:p>
          </table:table-cell>
          <table:table-cell office:value-type="float" office:value="-642868295362323" table:style-name="ce2">
            <text:p>-642.868.295.362.3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8000" table:style-name="ce1">
            <text:p>420028000</text:p>
          </table:table-cell>
          <table:table-cell office:value-type="string" table:style-name="ce1">
            <text:p>Jardín de Infantes Upa La L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CIRCUN. SGO. MARZO (E) 278 VILLA ELVINA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66230982991483" table:style-name="ce2">
            <text:p>-366.230.982.991.483</text:p>
          </table:table-cell>
          <table:table-cell office:value-type="float" office:value="-642715827308363" table:style-name="ce2">
            <text:p>-642.715.827.308.3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8100" table:style-name="ce1">
            <text:p>420028100</text:p>
          </table:table-cell>
          <table:table-cell office:value-type="string" table:style-name="ce1">
            <text:p>Centro Educativo Programa Especial Nº 2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endoza 1392 Zona Norte Hogar San José Obrer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0"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office:value-type="float" office:value="-366349239177341" table:style-name="ce2">
            <text:p>-366.349.239.177.341</text:p>
          </table:table-cell>
          <table:table-cell office:value-type="float" office:value="-642744227954801" table:style-name="ce2">
            <text:p>-642.744.227.954.8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8200" table:style-name="ce1">
            <text:p>420028200</text:p>
          </table:table-cell>
          <table:table-cell office:value-type="string" table:style-name="ce1">
            <text:p>Centro Educativo Programa Especial Nº 2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Varela Fonavi 59 ( 5000) Escuela N° 258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36634902292356" table:style-name="ce2">
            <text:p>-36.634.902.292.356</text:p>
          </table:table-cell>
          <table:table-cell office:value-type="float" office:value="-642741061738622" table:style-name="ce2">
            <text:p>-642.741.061.738.6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8300" table:style-name="ce1">
            <text:p>420028300</text:p>
          </table:table-cell>
          <table:table-cell office:value-type="string" table:style-name="ce1">
            <text:p>J.I.N. Nº 5 -Cabecera- Aukantu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nati y Aconcagua PLAN 3000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jardindeinfantesnucleado5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65948428731754" table:style-name="ce2">
            <text:p>-365.948.428.731.754</text:p>
          </table:table-cell>
          <table:table-cell office:value-type="float" office:value="-642957986164094" table:style-name="ce2">
            <text:p>-642.957.986.164.0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8301" table:style-name="ce1">
            <text:p>420028301</text:p>
          </table:table-cell>
          <table:table-cell office:value-type="string" table:style-name="ce1">
            <text:p>J.I.N. Nº 5 en Escuela Nº 9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tieben 1021 BARRIO ALMAFUERTE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jardindeinfantesnucleado5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66076649850316" table:style-name="ce2">
            <text:p>-366.076.649.850.316</text:p>
          </table:table-cell>
          <table:table-cell office:value-type="float" office:value="-643013295730682" table:style-name="ce2">
            <text:p>-643.013.295.730.6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8302" table:style-name="ce1">
            <text:p>420028302</text:p>
          </table:table-cell>
          <table:table-cell office:value-type="string" table:style-name="ce1">
            <text:p>J.I.N. Nº 5 en Escuela Nº 20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endoza s/n BARRIO ZONA NORTE ESCUELA Nº 201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jardindeinfantesnucleado5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66120038889019" table:style-name="ce2">
            <text:p>-366.120.038.889.019</text:p>
          </table:table-cell>
          <table:table-cell office:value-type="float" office:value="-642965425161005" table:style-name="ce2">
            <text:p>-642.965.425.161.0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8303" table:style-name="ce1">
            <text:p>420028303</text:p>
          </table:table-cell>
          <table:table-cell office:value-type="string" table:style-name="ce1">
            <text:p>J.I.N. Nº 5 en Escuela Nº 9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Bonnet 380 BARRIO VILLA ELISA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jardindeinfantesnucleado5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65989469018829" table:style-name="ce2">
            <text:p>-365.989.469.018.829</text:p>
          </table:table-cell>
          <table:table-cell office:value-type="float" office:value="-642866209265703" table:style-name="ce2">
            <text:p>-642.866.209.265.7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8306" table:style-name="ce1">
            <text:p>420028306</text:p>
          </table:table-cell>
          <table:table-cell office:value-type="string" table:style-name="ce1">
            <text:p>J.I.N. Nº 5 en Escuela Nº 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tamarca s/n VILLA DEL BUST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jardindeinfantesnucleado5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66145742032701" table:style-name="ce2">
            <text:p>-366.145.742.032.701</text:p>
          </table:table-cell>
          <table:table-cell office:value-type="float" office:value="-642866172964114" table:style-name="ce2">
            <text:p>-642.866.172.964.1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8309" table:style-name="ce1">
            <text:p>420028309</text:p>
          </table:table-cell>
          <table:table-cell office:value-type="string" table:style-name="ce1">
            <text:p>J.I.N. Nº 5 en Escuela Nº 10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ío de La Plata 1400 Zona Norte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jardindeinfantesnucleado5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366160836960608" table:style-name="ce2">
            <text:p>-366.160.836.960.608</text:p>
          </table:table-cell>
          <table:table-cell office:value-type="float" office:value="-6429320380646" table:style-name="ce2">
            <text:p>-6.429.320.380.6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8500" table:style-name="ce1">
            <text:p>420028500</text:p>
          </table:table-cell>
          <table:table-cell office:value-type="string" table:style-name="ce1">
            <text:p>Centro Educativo Programa Especial Nº 8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Libertad 250 Escuela de Adultos Nº 6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365929055697131" table:style-name="ce2">
            <text:p>-365.929.055.697.131</text:p>
          </table:table-cell>
          <table:table-cell office:value-type="float" office:value="-642983025809916" table:style-name="ce2">
            <text:p>-642.983.025.809.9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8700" table:style-name="ce1">
            <text:p>420028700</text:p>
          </table:table-cell>
          <table:table-cell office:value-type="string" table:style-name="ce1">
            <text:p>Escuela Especial Nº 1 de Sordos e Hipoacúsic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525 CENTR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scueladesordos1santarosa@live.com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366200279757757" table:style-name="ce2">
            <text:p>-366.200.279.757.757</text:p>
          </table:table-cell>
          <table:table-cell office:value-type="float" office:value="-642986737024093" table:style-name="ce2">
            <text:p>-642.986.737.024.0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8900" table:style-name="ce1">
            <text:p>420028900</text:p>
          </table:table-cell>
          <table:table-cell office:value-type="string" table:style-name="ce1">
            <text:p>Instituto Tecnológico de Educación Superio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eneral Pico y Sarmiento CENTR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ites.santarosa@lapampa.edu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float" office:value="2" table:style-name="ce1">
            <text:p>2</text:p>
          </table:table-cell>
          <table:table-cell office:value-type="float" office:value="-366176102215878" table:style-name="ce2">
            <text:p>-366.176.102.215.878</text:p>
          </table:table-cell>
          <table:table-cell office:value-type="float" office:value="-642934615871249" table:style-name="ce2">
            <text:p>-642.934.615.871.2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9000" table:style-name="ce1">
            <text:p>420029000</text:p>
          </table:table-cell>
          <table:table-cell office:value-type="string" table:style-name="ce1">
            <text:p>Centro Educativo Programa Especial Nº 5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Jarillas 215 Butaló Escuela N°27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366346149397943" table:style-name="ce2">
            <text:p>-366.346.149.397.943</text:p>
          </table:table-cell>
          <table:table-cell office:value-type="float" office:value="-642938135081691" table:style-name="ce2">
            <text:p>-642.938.135.081.6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9100" table:style-name="ce1">
            <text:p>420029100</text:p>
          </table:table-cell>
          <table:table-cell office:value-type="string" table:style-name="ce1">
            <text:p>C.E.N.S. N° 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ile 210 VILLA SANTILLAN OESTE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cens2@lapampa.edu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366277032964469" table:style-name="ce2">
            <text:p>-366.277.032.964.469</text:p>
          </table:table-cell>
          <table:table-cell office:value-type="float" office:value="-643002383156702" table:style-name="ce2">
            <text:p>-643.002.383.156.7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9200" table:style-name="ce1">
            <text:p>420029200</text:p>
          </table:table-cell>
          <table:table-cell office:value-type="string" table:style-name="ce1">
            <text:p>Escuela Provincial Nocturna Aquiles José Regazzol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isandro de la Torre 250 CENTR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colegio.regazzoli@lapampa.edu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366223893420103" table:style-name="ce2">
            <text:p>-366.223.893.420.103</text:p>
          </table:table-cell>
          <table:table-cell office:value-type="float" office:value="-642880496122729" table:style-name="ce2">
            <text:p>-642.880.496.122.7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9300" table:style-name="ce1">
            <text:p>420029300</text:p>
          </table:table-cell>
          <table:table-cell office:value-type="string" table:style-name="ce1">
            <text:p>E.P.E.T. Nº 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O´Higgins 700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pet1@lapampa.edu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366249097873443" table:style-name="ce2">
            <text:p>-366.249.097.873.443</text:p>
          </table:table-cell>
          <table:table-cell office:value-type="float" office:value="-642821225884396" table:style-name="ce2">
            <text:p>-642.821.225.884.3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9400" table:style-name="ce1">
            <text:p>420029400</text:p>
          </table:table-cell>
          <table:table-cell office:value-type="string" table:style-name="ce1">
            <text:p>Colegio Ciudad de Santa Ros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ibertad 416 VILLA DEL BUST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colegiociudadsr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66145732684712" table:style-name="ce2">
            <text:p>-366.145.732.684.712</text:p>
          </table:table-cell>
          <table:table-cell office:value-type="float" office:value="-642877405424925" table:style-name="ce2">
            <text:p>-642.877.405.424.9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9500" table:style-name="ce1">
            <text:p>420029500</text:p>
          </table:table-cell>
          <table:table-cell office:value-type="string" table:style-name="ce1">
            <text:p>Colegio General Manuel Belgr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Belgrano Norte e Illía VILLA ALONSO NORTE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belgrano.santarosa@lapampa.edu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66132942315555" table:style-name="ce2">
            <text:p>-366.132.942.315.555</text:p>
          </table:table-cell>
          <table:table-cell office:value-type="float" office:value="-642756664773503" table:style-name="ce2">
            <text:p>-642.756.664.773.5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9600" table:style-name="ce1">
            <text:p>420029600</text:p>
          </table:table-cell>
          <table:table-cell office:value-type="string" table:style-name="ce1">
            <text:p>Colegio Héctor Ayax Guiñazú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ibertad 416 VILLA DEL BUST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colegio.guinazu@lapampa.edu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3661457174586" table:style-name="ce2">
            <text:p>-3.661.457.174.586</text:p>
          </table:table-cell>
          <table:table-cell office:value-type="float" office:value="-642876346115018" table:style-name="ce2">
            <text:p>-642.876.346.115.0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9700" table:style-name="ce1">
            <text:p>420029700</text:p>
          </table:table-cell>
          <table:table-cell office:value-type="string" table:style-name="ce1">
            <text:p>Escuela Nº 240 Presidente Peró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. Rollino 1165 Aeropuert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SCUELA240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66049100897823" table:style-name="ce2">
            <text:p>-366.049.100.897.823</text:p>
          </table:table-cell>
          <table:table-cell office:value-type="float" office:value="-64278130483379" table:style-name="ce2">
            <text:p>-64.278.130.483.3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9800" table:style-name="ce1">
            <text:p>420029800</text:p>
          </table:table-cell>
          <table:table-cell office:value-type="string" table:style-name="ce1">
            <text:p>Escuela Especial Nº 1 de Irregulares Moto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1° de Mayo 1091 VILLA DEL BUST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irregularesmotores@cpenet.com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366158037261051" table:style-name="ce2">
            <text:p>-366.158.037.261.051</text:p>
          </table:table-cell>
          <table:table-cell office:value-type="float" office:value="-642961064315587" table:style-name="ce2">
            <text:p>-642.961.064.315.5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29900" table:style-name="ce1">
            <text:p>420029900</text:p>
          </table:table-cell>
          <table:table-cell office:value-type="string" table:style-name="ce1">
            <text:p>Centro Polivalente de Art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te. Brown y 1º de Mayo VILLA DEL BUST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polivalentedearte@lapampa.edu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66165485438649" table:style-name="ce2">
            <text:p>-366.165.485.438.649</text:p>
          </table:table-cell>
          <table:table-cell office:value-type="float" office:value="-642850970306337" table:style-name="ce2">
            <text:p>-642.850.970.306.3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0000" table:style-name="ce1">
            <text:p>420030000</text:p>
          </table:table-cell>
          <table:table-cell office:value-type="string" table:style-name="ce1">
            <text:p>Colegio General José de San Martín y Sección Comercial Anex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ico 51 Centr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colsanmartin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66172008378984" table:style-name="ce2">
            <text:p>-366.172.008.378.984</text:p>
          </table:table-cell>
          <table:table-cell office:value-type="float" office:value="-642934283409937" table:style-name="ce2">
            <text:p>-642.934.283.409.9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0100" table:style-name="ce1">
            <text:p>420030100</text:p>
          </table:table-cell>
          <table:table-cell office:value-type="string" table:style-name="ce1">
            <text:p>Escuela Nº 243 Aquiles Badill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concagua (entre Alemania e Italia) 1305 Plan 3000 San Cayetan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65952565812037" table:style-name="ce2">
            <text:p>-365.952.565.812.037</text:p>
          </table:table-cell>
          <table:table-cell office:value-type="float" office:value="-642986045821562" table:style-name="ce2">
            <text:p>-642.986.045.821.5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0200" table:style-name="ce1">
            <text:p>420030200</text:p>
          </table:table-cell>
          <table:table-cell office:value-type="string" table:style-name="ce1">
            <text:p>Escuela Nº 95 República de Franc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Bonnet 380 Villa Elisa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SCUELA95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65989450742102" table:style-name="ce2">
            <text:p>-365.989.450.742.102</text:p>
          </table:table-cell>
          <table:table-cell office:value-type="float" office:value="-642864938350967" table:style-name="ce2">
            <text:p>-642.864.938.350.9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0300" table:style-name="ce1">
            <text:p>420030300</text:p>
          </table:table-cell>
          <table:table-cell office:value-type="string" table:style-name="ce1">
            <text:p>Escuela Nº 105 República del Perú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acabuco 1745 Sagrado Corazón de Jesús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SCUELA105@LAPAMPA.EDU.AR/ESCUELA_105@LIVE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66003164754589" table:style-name="ce2">
            <text:p>-366.003.164.754.589</text:p>
          </table:table-cell>
          <table:table-cell office:value-type="float" office:value="-642992739560095" table:style-name="ce2">
            <text:p>-642.992.739.560.0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0400" table:style-name="ce1">
            <text:p>420030400</text:p>
          </table:table-cell>
          <table:table-cell office:value-type="string" table:style-name="ce1">
            <text:p>Escuela Especial Nº 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555 CENTR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special2@lapampa.edu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366200736405839" table:style-name="ce2">
            <text:p>-366.200.736.405.839</text:p>
          </table:table-cell>
          <table:table-cell office:value-type="float" office:value="-642982922455082" table:style-name="ce2">
            <text:p>-642.982.922.455.0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0500" table:style-name="ce1">
            <text:p>420030500</text:p>
          </table:table-cell>
          <table:table-cell office:value-type="string" table:style-name="ce1">
            <text:p>Instituto Superior de Formación Docente, Capacitación e Investigación Escuela Normal Superio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1 de Mayo 890 y Salta CENTRO</text:p>
          </table:table-cell>
          <table:table-cell office:value-type="string" table:style-name="ce1">
            <text:p>L6300</text:p>
          </table:table-cell>
          <table:table-cell office:value-type="string" table:style-name="ce1">
            <text:p>418020/419733</text:p>
          </table:table-cell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isfd.santarosa@lapampa.edu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366203957021445" table:style-name="ce2">
            <text:p>-366.203.957.021.445</text:p>
          </table:table-cell>
          <table:table-cell office:value-type="float" office:value="-642953024492121" table:style-name="ce2">
            <text:p>-642.953.024.492.1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0600" table:style-name="ce1">
            <text:p>420030600</text:p>
          </table:table-cell>
          <table:table-cell office:value-type="string" table:style-name="ce1">
            <text:p>Escuela Normal Superior Teniente General Julio Argentino Roc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J. A. Roca 340 CENTR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scuelanormalsup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66209142336551" table:style-name="ce2">
            <text:p>-366.209.142.336.551</text:p>
          </table:table-cell>
          <table:table-cell office:value-type="float" office:value="-642958194418528" table:style-name="ce2">
            <text:p>-642.958.194.418.5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0700" table:style-name="ce1">
            <text:p>420030700</text:p>
          </table:table-cell>
          <table:table-cell office:value-type="string" table:style-name="ce1">
            <text:p>J.I.N. Nº 6 en Escuela Nº 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y L. N. Alem ZONA CENTR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66230590700274" table:style-name="ce2">
            <text:p>-366.230.590.700.274</text:p>
          </table:table-cell>
          <table:table-cell office:value-type="float" office:value="-642884152656127" table:style-name="ce2">
            <text:p>-642.884.152.656.1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0701" table:style-name="ce1">
            <text:p>420030701</text:p>
          </table:table-cell>
          <table:table-cell office:value-type="string" table:style-name="ce1">
            <text:p>J.I.N. Nº 6 -Cabecera-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San Martín 6 CENTR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66213710829765" table:style-name="ce2">
            <text:p>-366.213.710.829.765</text:p>
          </table:table-cell>
          <table:table-cell office:value-type="float" office:value="-642909355023443" table:style-name="ce2">
            <text:p>-642.909.355.023.4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0703" table:style-name="ce1">
            <text:p>420030703</text:p>
          </table:table-cell>
          <table:table-cell office:value-type="string" table:style-name="ce1">
            <text:p>J.I.N. Nº 6 en Escuela Nº 11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B. Justo 685 ZONA CENTR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jin6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66220188270416" table:style-name="ce2">
            <text:p>-366.220.188.270.416</text:p>
          </table:table-cell>
          <table:table-cell office:value-type="float" office:value="-64299686782973" table:style-name="ce2">
            <text:p>-64.299.686.782.9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0704" table:style-name="ce1">
            <text:p>420030704</text:p>
          </table:table-cell>
          <table:table-cell office:value-type="string" table:style-name="ce1">
            <text:p>J.I.N. Nº 6 en Escuela Nº 7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Uruguay 251 BARRIO FITTE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jin6@lapma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66256024867439" table:style-name="ce2">
            <text:p>-366.256.024.867.439</text:p>
          </table:table-cell>
          <table:table-cell office:value-type="float" office:value="-642943385202096" table:style-name="ce2">
            <text:p>-642.943.385.202.0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0705" table:style-name="ce1">
            <text:p>420030705</text:p>
          </table:table-cell>
          <table:table-cell office:value-type="string" table:style-name="ce1">
            <text:p>J.I.N. Nº 6 en Escuela Nº 25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llegas 340 ZONA CENTR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jin6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66201913128863" table:style-name="ce2">
            <text:p>-366.201.913.128.863</text:p>
          </table:table-cell>
          <table:table-cell office:value-type="float" office:value="-642953069505817" table:style-name="ce2">
            <text:p>-642.953.069.505.8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0708" table:style-name="ce1">
            <text:p>420030708</text:p>
          </table:table-cell>
          <table:table-cell office:value-type="string" table:style-name="ce1">
            <text:p>J.I.N. Nº 6 en Escuela Nº 3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251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ANGUIL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jin6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365246561216197" table:style-name="ce2">
            <text:p>-365.246.561.216.197</text:p>
          </table:table-cell>
          <table:table-cell office:value-type="float" office:value="-640141988552356" table:style-name="ce2">
            <text:p>-640.141.988.552.3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0709" table:style-name="ce1">
            <text:p>420030709</text:p>
          </table:table-cell>
          <table:table-cell office:value-type="string" table:style-name="ce1">
            <text:p>J.I.N. Nº 6 en Escuela Nº 2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. Zeballos s/n</text:p>
          </table:table-cell>
          <table:table-cell office:value-type="string" table:style-name="ce1">
            <text:p>L6354</text:p>
          </table:table-cell>
          <table:table-cell table:style-name="ce1"/>
          <table:table-cell office:value-type="string" table:style-name="ce1">
            <text:p>URIBURU</text:p>
          </table:table-cell>
          <table:table-cell office:value-type="string" table:style-name="ce1">
            <text:p>CATRILO</text:p>
          </table:table-cell>
          <table:table-cell office:value-type="string" table:style-name="ce1">
            <text:p>jin6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365059132822273" table:style-name="ce2">
            <text:p>-365.059.132.822.273</text:p>
          </table:table-cell>
          <table:table-cell office:value-type="float" office:value="-638596596315944" table:style-name="ce2">
            <text:p>-638.596.596.315.9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0710" table:style-name="ce1">
            <text:p>420030710</text:p>
          </table:table-cell>
          <table:table-cell office:value-type="string" table:style-name="ce1">
            <text:p>J.I.N. N° 6 en Escuela N°13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te 22 Fracción A, Sección II Z.R. Winifreda COLONIA EL GUANACO</text:p>
          </table:table-cell>
          <table:table-cell office:value-type="string" table:style-name="ce1">
            <text:p>L6313</text:p>
          </table:table-cell>
          <table:table-cell table:style-name="ce1"/>
          <table:table-cell office:value-type="string" table:style-name="ce1">
            <text:p>EL GUANACO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3630938572" table:style-name="ce2">
            <text:p>-3.630.938.572</text:p>
          </table:table-cell>
          <table:table-cell office:value-type="float" office:value="-6427975327" table:style-name="ce2">
            <text:p>-6.427.975.3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1000" table:style-name="ce1">
            <text:p>420031000</text:p>
          </table:table-cell>
          <table:table-cell office:value-type="string" table:style-name="ce1">
            <text:p>Escuela Agrotécnica de Santa Ros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. Zubarán LAS ARTES Ruta 35 Km 332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sagrotecsr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365687722406647" table:style-name="ce2">
            <text:p>-365.687.722.406.647</text:p>
          </table:table-cell>
          <table:table-cell office:value-type="float" office:value="-642823165050448" table:style-name="ce2">
            <text:p>-642.823.165.050.4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1100" table:style-name="ce1">
            <text:p>420031100</text:p>
          </table:table-cell>
          <table:table-cell office:value-type="string" table:style-name="ce1">
            <text:p>Instituto Adventista La Pamp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iago del Estero 270 VILLA TOMAS MASON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scuelaadventista@speedy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66149788633838" table:style-name="ce2">
            <text:p>-366.149.788.633.838</text:p>
          </table:table-cell>
          <table:table-cell office:value-type="float" office:value="-64292192155536" table:style-name="ce2">
            <text:p>-64.292.192.155.5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1200" table:style-name="ce1">
            <text:p>420031200</text:p>
          </table:table-cell>
          <table:table-cell office:value-type="string" table:style-name="ce1">
            <text:p>Colegio Santo Tomá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trada 168 VILLA DEL BUSTO</text:p>
          </table:table-cell>
          <table:table-cell office:value-type="string" table:style-name="ce1">
            <text:p>L6300</text:p>
          </table:table-cell>
          <table:table-cell office:value-type="float" office:value="-416612" table:formula="msoxl:=-416603-4-5" table:style-name="ce1">
            <text:p>-416612</text:p>
          </table:table-cell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colegiosantotomas2@cpenet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6615347205584" table:style-name="ce2">
            <text:p>-36.615.347.205.584</text:p>
          </table:table-cell>
          <table:table-cell office:value-type="float" office:value="-642852368541016" table:style-name="ce2">
            <text:p>-642.852.368.541.0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1300" table:style-name="ce1">
            <text:p>420031300</text:p>
          </table:table-cell>
          <table:table-cell office:value-type="string" table:style-name="ce1">
            <text:p>Escuela Nº 143 Mariano More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Arturo Illia 555 VILLA ALONS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SCUELA143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66207247069291" table:style-name="ce2">
            <text:p>-366.207.247.069.291</text:p>
          </table:table-cell>
          <table:table-cell office:value-type="float" office:value="-642741445047852" table:style-name="ce2">
            <text:p>-642.741.445.047.8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1400" table:style-name="ce1">
            <text:p>420031400</text:p>
          </table:table-cell>
          <table:table-cell office:value-type="string" table:style-name="ce1">
            <text:p>Instituto Superior de Estudios Psicopedagógicos y Sociale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obernador Duval 355 VILLA DEL BUST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isess@cpenet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366130898303569" table:style-name="ce2">
            <text:p>-366.130.898.303.569</text:p>
          </table:table-cell>
          <table:table-cell office:value-type="float" office:value="-642867561087595" table:style-name="ce2">
            <text:p>-642.867.561.087.5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1401" table:style-name="ce1">
            <text:p>420031401</text:p>
          </table:table-cell>
          <table:table-cell office:value-type="string" table:style-name="ce1">
            <text:p>Instituto Superior de Estudios Psicopedagógicos y Sociales - Sede Eduardo Castex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aúl B. Diaz 917 Fundaci´+on Castex Universitaria</text:p>
          </table:table-cell>
          <table:table-cell office:value-type="string" table:style-name="ce1">
            <text:p>L6380</text:p>
          </table:table-cell>
          <table:table-cell table:style-name="ce1"/>
          <table:table-cell office:value-type="string" table:style-name="ce1">
            <text:p>EDUARDO CASTEX</text:p>
          </table:table-cell>
          <table:table-cell office:value-type="string" table:style-name="ce1">
            <text:p>CONHELO</text:p>
          </table:table-cell>
          <table:table-cell office:value-type="string" table:style-name="ce1">
            <text:p>jcartierlapampa@yahoo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359115772315128" table:style-name="ce2">
            <text:p>-359.115.772.315.128</text:p>
          </table:table-cell>
          <table:table-cell office:value-type="float" office:value="-642825340261551" table:style-name="ce2">
            <text:p>-642.825.340.261.5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1402" table:style-name="ce1">
            <text:p>420031402</text:p>
          </table:table-cell>
          <table:table-cell office:value-type="string" table:style-name="ce1">
            <text:p>Instituto Superior de Estudios Psicopedagógicos y Sociales - Sede General Pic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San Martín (e 15 y 17) 717 Centro Colegio Santa Inés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rreinoso@ciudad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356601411901072" table:style-name="ce2">
            <text:p>-356.601.411.901.072</text:p>
          </table:table-cell>
          <table:table-cell office:value-type="float" office:value="-637568012663827" table:style-name="ce2">
            <text:p>-637.568.012.663.8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1500" table:style-name="ce1">
            <text:p>420031500</text:p>
          </table:table-cell>
          <table:table-cell office:value-type="string" table:style-name="ce1">
            <text:p>J.I.N. Nº 3 en Escuela Nº 218 -Cabecera-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ESTROS PAMPEANOS 706 VILLA ELVINA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jin3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66237702252117" table:style-name="ce2">
            <text:p>-366.237.702.252.117</text:p>
          </table:table-cell>
          <table:table-cell office:value-type="float" office:value="-642719704374712" table:style-name="ce2">
            <text:p>-642.719.704.374.7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1501" table:style-name="ce1">
            <text:p>420031501</text:p>
          </table:table-cell>
          <table:table-cell office:value-type="string" table:style-name="ce1">
            <text:p>J.I.N. Nº 3 en Escuela Nº 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nsilla 419 ZONA CENTR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jin3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66177828242322" table:style-name="ce2">
            <text:p>-366.177.828.242.322</text:p>
          </table:table-cell>
          <table:table-cell office:value-type="float" office:value="-64285387594559" table:style-name="ce2">
            <text:p>-64.285.387.594.5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1502" table:style-name="ce1">
            <text:p>420031502</text:p>
          </table:table-cell>
          <table:table-cell office:value-type="string" table:style-name="ce1">
            <text:p>J.I.N. Nº 3 en Escuela Nº 14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ARTURO ILLIA 555 VILLA ALONSO KM 607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jin3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66207780930687" table:style-name="ce2">
            <text:p>-366.207.780.930.687</text:p>
          </table:table-cell>
          <table:table-cell office:value-type="float" office:value="-642742916765436" table:style-name="ce2">
            <text:p>-642.742.916.765.4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1503" table:style-name="ce1">
            <text:p>420031503</text:p>
          </table:table-cell>
          <table:table-cell office:value-type="string" table:style-name="ce1">
            <text:p>J.I.N. Nº 3 en Escuela Nº 22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. Rollino y A. Magaldi BARRIO AEROPUERT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jin3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66050157208964" table:style-name="ce2">
            <text:p>-366.050.157.208.964</text:p>
          </table:table-cell>
          <table:table-cell office:value-type="float" office:value="-642781281348746" table:style-name="ce2">
            <text:p>-642.781.281.348.7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1504" table:style-name="ce1">
            <text:p>420031504</text:p>
          </table:table-cell>
          <table:table-cell office:value-type="string" table:style-name="ce1">
            <text:p>J.I.N. Nº 3 en Escuela Nº 24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rispiniano Fernández y C. Gardel BARRIO AEROPUERT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jin3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66075704782669" table:style-name="ce2">
            <text:p>-366.075.704.782.669</text:p>
          </table:table-cell>
          <table:table-cell office:value-type="float" office:value="-642779664818545" table:style-name="ce2">
            <text:p>-642.779.664.818.5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1505" table:style-name="ce1">
            <text:p>420031505</text:p>
          </table:table-cell>
          <table:table-cell office:value-type="string" table:style-name="ce1">
            <text:p>J.I.N. Nº 3 en Escuela Nº 26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.Provincialista e/Ferreyra y Carman SANTA MARIA DE LAS PAMPAS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jin3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366364867711151" table:style-name="ce2">
            <text:p>-366.364.867.711.151</text:p>
          </table:table-cell>
          <table:table-cell office:value-type="float" office:value="-642896778474843" table:style-name="ce2">
            <text:p>-642.896.778.474.8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1600" table:style-name="ce1">
            <text:p>420031600</text:p>
          </table:table-cell>
          <table:table-cell office:value-type="string" table:style-name="ce1">
            <text:p>Escuela Nº 92 Hipólito Yrigoy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tieben 1021 Zona Oeste Quintas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SCUELA92@LAPAMPA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66078013183136" table:style-name="ce2">
            <text:p>-366.078.013.183.136</text:p>
          </table:table-cell>
          <table:table-cell office:value-type="float" office:value="-643013053913975" table:style-name="ce2">
            <text:p>-643.013.053.913.97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1700" table:style-name="ce1">
            <text:p>420031700</text:p>
          </table:table-cell>
          <table:table-cell office:value-type="string" table:style-name="ce1">
            <text:p>Escuela Nº 201 Benito José de Goye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ntártida Argentina 575 Almafuerte(Villa Tomas Mason Sur)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201ESCUELA@GMAIL.COM/ESCUELA201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66123802407123" table:style-name="ce2">
            <text:p>-366.123.802.407.123</text:p>
          </table:table-cell>
          <table:table-cell office:value-type="float" office:value="-642965766206891" table:style-name="ce2">
            <text:p>-642.965.766.206.8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2000" table:style-name="ce1">
            <text:p>420032000</text:p>
          </table:table-cell>
          <table:table-cell office:value-type="string" table:style-name="ce1">
            <text:p>Colegio Enrique Stieben - Sed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 Manuel Belgrano 98</text:p>
          </table:table-cell>
          <table:table-cell office:value-type="string" table:style-name="ce1">
            <text:p>L6326</text:p>
          </table:table-cell>
          <table:table-cell table:style-name="ce1"/>
          <table:table-cell office:value-type="string" table:style-name="ce1">
            <text:p>ANGUIL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colegiostieben@lapampa.edu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652824065" table:style-name="ce2">
            <text:p>-3.652.824.065</text:p>
          </table:table-cell>
          <table:table-cell office:value-type="float" office:value="-6401288546" table:style-name="ce2">
            <text:p>-6.401.288.5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2001" table:style-name="ce1">
            <text:p>420032001</text:p>
          </table:table-cell>
          <table:table-cell office:value-type="string" table:style-name="ce1">
            <text:p>C.B. Anexo Colegio Enrique Stieben en Escuela Nº 8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LONIA INÉS Y CARLOTA - Escuela Nº 87</text:p>
          </table:table-cell>
          <table:table-cell office:value-type="string" table:style-name="ce1">
            <text:p>L6315</text:p>
          </table:table-cell>
          <table:table-cell table:style-name="ce1"/>
          <table:table-cell office:value-type="string" table:style-name="ce1">
            <text:p>COLONIA INES Y CARLOT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normabeatrizsimon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64285246743611" table:style-name="ce2">
            <text:p>-364.285.246.743.611</text:p>
          </table:table-cell>
          <table:table-cell office:value-type="float" office:value="-640434508615676" table:style-name="ce2">
            <text:p>-640.434.508.615.6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2100" table:style-name="ce1">
            <text:p>420032100</text:p>
          </table:table-cell>
          <table:table-cell office:value-type="string" table:style-name="ce1">
            <text:p>Escuela Nº 8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nia. Inés y Carlota Colonia Ines y Carlota. Z.R. Anguil</text:p>
          </table:table-cell>
          <table:table-cell office:value-type="string" table:style-name="ce1">
            <text:p>L6315</text:p>
          </table:table-cell>
          <table:table-cell table:style-name="ce1"/>
          <table:table-cell office:value-type="string" table:style-name="ce1">
            <text:p>COLONIA INES Y CARLOT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631182712" table:style-name="ce2">
            <text:p>-3.631.182.712</text:p>
          </table:table-cell>
          <table:table-cell office:value-type="float" office:value="-63943948" table:style-name="ce2">
            <text:p>-63.943.9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2200" table:style-name="ce1">
            <text:p>420032200</text:p>
          </table:table-cell>
          <table:table-cell office:value-type="string" table:style-name="ce1">
            <text:p>Escuela Nº 4 Coronel Remigio Gi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ibertad 350 Villa Del Bust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SCUELA4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66145583428232" table:style-name="ce2">
            <text:p>-366.145.583.428.232</text:p>
          </table:table-cell>
          <table:table-cell office:value-type="float" office:value="-642867024191265" table:style-name="ce2">
            <text:p>-642.867.024.191.2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2500" table:style-name="ce1">
            <text:p>420032500</text:p>
          </table:table-cell>
          <table:table-cell office:value-type="string" table:style-name="ce1">
            <text:p>Escuela Nº 6 Dr. Ricardo Gutierr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nsilla 419 Centr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scuela6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6617784348955" table:style-name="ce2">
            <text:p>-36.617.784.348.955</text:p>
          </table:table-cell>
          <table:table-cell office:value-type="float" office:value="-642854935298177" table:style-name="ce2">
            <text:p>-642.854.935.298.1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2700" table:style-name="ce1">
            <text:p>420032700</text:p>
          </table:table-cell>
          <table:table-cell office:value-type="string" table:style-name="ce1">
            <text:p>Escuela Nº 218 República del Ecuado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estros Pampeanos 680 Villa Elvina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SCUELA218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66237425211894" table:style-name="ce2">
            <text:p>-366.237.425.211.894</text:p>
          </table:table-cell>
          <table:table-cell office:value-type="float" office:value="-642724161593683" table:style-name="ce2">
            <text:p>-642.724.161.593.6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2800" table:style-name="ce1">
            <text:p>420032800</text:p>
          </table:table-cell>
          <table:table-cell office:value-type="string" table:style-name="ce1">
            <text:p>Centro Educativo Nº U4-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eyrredón 1099 Servicio Penitenciario Federal Colonia Penal - U 4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office:value-type="float" office:value="-366163121693987" table:style-name="ce2">
            <text:p>-366.163.121.693.987</text:p>
          </table:table-cell>
          <table:table-cell office:value-type="float" office:value="-642668722404097" table:style-name="ce2">
            <text:p>-642.668.722.404.0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2900" table:style-name="ce1">
            <text:p>420032900</text:p>
          </table:table-cell>
          <table:table-cell office:value-type="string" table:style-name="ce1">
            <text:p>Escuela Nº 88/Colegio Secundario de La Huma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España Escuela Hogar Nº 88</text:p>
          </table:table-cell>
          <table:table-cell office:value-type="string" table:style-name="ce1">
            <text:p>L6323</text:p>
          </table:table-cell>
          <table:table-cell table:style-name="ce1"/>
          <table:table-cell office:value-type="string" table:style-name="ce1">
            <text:p>LA HUMADA</text:p>
          </table:table-cell>
          <table:table-cell office:value-type="string" table:style-name="ce1">
            <text:p>CHICAL CO</text:p>
          </table:table-cell>
          <table:table-cell office:value-type="string" table:style-name="ce1">
            <text:p>escuela88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63503245896654" table:style-name="ce2">
            <text:p>-363.503.245.896.654</text:p>
          </table:table-cell>
          <table:table-cell office:value-type="float" office:value="-680136694371136" table:style-name="ce2">
            <text:p>-680.136.694.371.1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3000" table:style-name="ce1">
            <text:p>420033000</text:p>
          </table:table-cell>
          <table:table-cell office:value-type="string" table:style-name="ce1">
            <text:p>Escuela Nº 129 Gerardo Mercedes Palaci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ín y Julio Argentino Roca Escuela Hogar</text:p>
          </table:table-cell>
          <table:table-cell office:value-type="string" table:style-name="ce1">
            <text:p>L6323</text:p>
          </table:table-cell>
          <table:table-cell table:style-name="ce1"/>
          <table:table-cell office:value-type="string" table:style-name="ce1">
            <text:p>ALGARROBO DEL AGUILA</text:p>
          </table:table-cell>
          <table:table-cell office:value-type="string" table:style-name="ce1">
            <text:p>CHICAL CO</text:p>
          </table:table-cell>
          <table:table-cell office:value-type="string" table:style-name="ce1">
            <text:p>ESCUELA129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64005532083338" table:style-name="ce2">
            <text:p>-364.005.532.083.338</text:p>
          </table:table-cell>
          <table:table-cell office:value-type="float" office:value="-671440574327522" table:style-name="ce2">
            <text:p>-671.440.574.327.5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3100" table:style-name="ce1">
            <text:p>420033100</text:p>
          </table:table-cell>
          <table:table-cell office:value-type="string" table:style-name="ce1">
            <text:p>Escuela Nº 164 Españ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lcarce 173 Virgen Del Agro</text:p>
          </table:table-cell>
          <table:table-cell office:value-type="string" table:style-name="ce1">
            <text:p>L8200</text:p>
          </table:table-cell>
          <table:table-cell table:style-name="ce1"/>
          <table:table-cell office:value-type="string" table:style-name="ce1">
            <text:p>GENERAL ACHA</text:p>
          </table:table-cell>
          <table:table-cell office:value-type="string" table:style-name="ce1">
            <text:p>UTRACAN</text:p>
          </table:table-cell>
          <table:table-cell office:value-type="string" table:style-name="ce1">
            <text:p>ESCUELA164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73703930860212" table:style-name="ce2">
            <text:p>-373.703.930.860.212</text:p>
          </table:table-cell>
          <table:table-cell office:value-type="float" office:value="-646005568518128" table:style-name="ce2">
            <text:p>-646.005.568.518.1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3200" table:style-name="ce1">
            <text:p>420033200</text:p>
          </table:table-cell>
          <table:table-cell office:value-type="string" table:style-name="ce1">
            <text:p>Escuela Nº 177 Mision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sina 650 Manuel Silva</text:p>
          </table:table-cell>
          <table:table-cell office:value-type="string" table:style-name="ce1">
            <text:p>L8200</text:p>
          </table:table-cell>
          <table:table-cell table:style-name="ce1"/>
          <table:table-cell office:value-type="string" table:style-name="ce1">
            <text:p>GENERAL ACHA</text:p>
          </table:table-cell>
          <table:table-cell office:value-type="string" table:style-name="ce1">
            <text:p>UTRACAN</text:p>
          </table:table-cell>
          <table:table-cell office:value-type="string" table:style-name="ce1">
            <text:p>ESCUELA177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73831927108994" table:style-name="ce2">
            <text:p>-373.831.927.108.994</text:p>
          </table:table-cell>
          <table:table-cell office:value-type="float" office:value="-646018810238243" table:style-name="ce2">
            <text:p>-646.018.810.238.2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3300" table:style-name="ce1">
            <text:p>420033300</text:p>
          </table:table-cell>
          <table:table-cell office:value-type="string" table:style-name="ce1">
            <text:p>Escuela Especial Nº 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unero 798</text:p>
          </table:table-cell>
          <table:table-cell office:value-type="string" table:style-name="ce1">
            <text:p>L8200</text:p>
          </table:table-cell>
          <table:table-cell table:style-name="ce1"/>
          <table:table-cell office:value-type="string" table:style-name="ce1">
            <text:p>GENERAL ACHA</text:p>
          </table:table-cell>
          <table:table-cell office:value-type="string" table:style-name="ce1">
            <text:p>UTRACAN</text:p>
          </table:table-cell>
          <table:table-cell office:value-type="string" table:style-name="ce1">
            <text:p>especial8@lapampa.edu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37384386621116" table:style-name="ce2">
            <text:p>-37.384.386.621.116</text:p>
          </table:table-cell>
          <table:table-cell office:value-type="float" office:value="-646036147043526" table:style-name="ce2">
            <text:p>-646.036.147.043.52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3600" table:style-name="ce1">
            <text:p>420033600</text:p>
          </table:table-cell>
          <table:table-cell office:value-type="string" table:style-name="ce1">
            <text:p>Escuela Nº 144 Eduardo Hans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Circunvalación s/n y Antonia de La Prida UNANUE</text:p>
          </table:table-cell>
          <table:table-cell office:value-type="string" table:style-name="ce1">
            <text:p>L8214</text:p>
          </table:table-cell>
          <table:table-cell table:style-name="ce1"/>
          <table:table-cell office:value-type="string" table:style-name="ce1">
            <text:p>UNANUE</text:p>
          </table:table-cell>
          <table:table-cell office:value-type="string" table:style-name="ce1">
            <text:p>UTRACAN</text:p>
          </table:table-cell>
          <table:table-cell office:value-type="string" table:style-name="ce1">
            <text:p>ESCUELA144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754500373" table:style-name="ce2">
            <text:p>-3.754.500.373</text:p>
          </table:table-cell>
          <table:table-cell office:value-type="float" office:value="-6435120514" table:style-name="ce2">
            <text:p>-6.435.120.5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3700" table:style-name="ce1">
            <text:p>420033700</text:p>
          </table:table-cell>
          <table:table-cell office:value-type="string" table:style-name="ce1">
            <text:p>Escuela Nº 176 - Colegio Secundario de Chacharramend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va Salanueva Escuela Hogar Nº 76</text:p>
          </table:table-cell>
          <table:table-cell office:value-type="string" table:style-name="ce1">
            <text:p>L8201</text:p>
          </table:table-cell>
          <table:table-cell table:style-name="ce1"/>
          <table:table-cell office:value-type="string" table:style-name="ce1">
            <text:p>CHACHARRAMENDI</text:p>
          </table:table-cell>
          <table:table-cell office:value-type="string" table:style-name="ce1">
            <text:p>UTRAC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733271778" table:style-name="ce2">
            <text:p>-3.733.271.778</text:p>
          </table:table-cell>
          <table:table-cell office:value-type="float" office:value="-65649816" table:style-name="ce2">
            <text:p>-65.649.8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3800" table:style-name="ce1">
            <text:p>420033800</text:p>
          </table:table-cell>
          <table:table-cell office:value-type="string" table:style-name="ce1">
            <text:p>Instituto María Auxiliadora - P2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ral. Roca 851 Centro</text:p>
          </table:table-cell>
          <table:table-cell office:value-type="string" table:style-name="ce1">
            <text:p>L8200</text:p>
          </table:table-cell>
          <table:table-cell table:style-name="ce1"/>
          <table:table-cell office:value-type="string" table:style-name="ce1">
            <text:p>GENERAL ACHA</text:p>
          </table:table-cell>
          <table:table-cell office:value-type="string" table:style-name="ce1">
            <text:p>UTRACAN</text:p>
          </table:table-cell>
          <table:table-cell office:value-type="string" table:style-name="ce1">
            <text:p>IMAUXACHA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73783253839111" table:style-name="ce2">
            <text:p>-373.783.253.839.111</text:p>
          </table:table-cell>
          <table:table-cell office:value-type="float" office:value="-646058494308383" table:style-name="ce2">
            <text:p>-646.058.494.308.3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3900" table:style-name="ce1">
            <text:p>420033900</text:p>
          </table:table-cell>
          <table:table-cell office:value-type="string" table:style-name="ce1">
            <text:p>Colegio Secundario Provincial Santa Isabe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126</text:p>
          </table:table-cell>
          <table:table-cell office:value-type="string" table:style-name="ce1">
            <text:p>L6323</text:p>
          </table:table-cell>
          <table:table-cell table:style-name="ce1"/>
          <table:table-cell office:value-type="string" table:style-name="ce1">
            <text:p>SANTA ISABEL</text:p>
          </table:table-cell>
          <table:table-cell office:value-type="string" table:style-name="ce1">
            <text:p>CHALILEO</text:p>
          </table:table-cell>
          <table:table-cell office:value-type="string" table:style-name="ce1">
            <text:p>coniposi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623130318" table:style-name="ce2">
            <text:p>-3.623.130.318</text:p>
          </table:table-cell>
          <table:table-cell office:value-type="float" office:value="-66940456" table:style-name="ce2">
            <text:p>-66.940.4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4100" table:style-name="ce1">
            <text:p>420034100</text:p>
          </table:table-cell>
          <table:table-cell office:value-type="string" table:style-name="ce1">
            <text:p>Escuela Nº 15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cuela Hogar Fracc. C Secc XVIII</text:p>
          </table:table-cell>
          <table:table-cell office:value-type="string" table:style-name="ce1">
            <text:p>L6323</text:p>
          </table:table-cell>
          <table:table-cell table:style-name="ce1"/>
          <table:table-cell office:value-type="string" table:style-name="ce1">
            <text:p>COLONIA LA PASTORIL</text:p>
          </table:table-cell>
          <table:table-cell office:value-type="string" table:style-name="ce1">
            <text:p>CHALILE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623313396" table:style-name="ce2">
            <text:p>-3.623.313.396</text:p>
          </table:table-cell>
          <table:table-cell office:value-type="float" office:value="-6694229047" table:style-name="ce2">
            <text:p>-6.694.229.0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4200" table:style-name="ce1">
            <text:p>420034200</text:p>
          </table:table-cell>
          <table:table-cell office:value-type="string" table:style-name="ce1">
            <text:p>Centro Educativo Programa Especial Nº 4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Escuela N° 99</text:p>
          </table:table-cell>
          <table:table-cell office:value-type="string" table:style-name="ce1">
            <text:p>L6323</text:p>
          </table:table-cell>
          <table:table-cell table:style-name="ce1"/>
          <table:table-cell office:value-type="string" table:style-name="ce1">
            <text:p>SANTA ISABEL</text:p>
          </table:table-cell>
          <table:table-cell office:value-type="string" table:style-name="ce1">
            <text:p>CHALILE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5" table:style-name="ce1">
            <text:p>5</text:p>
          </table:table-cell>
          <table:table-cell office:value-type="float" office:value="-362280895005238" table:style-name="ce2">
            <text:p>-362.280.895.005.238</text:p>
          </table:table-cell>
          <table:table-cell office:value-type="float" office:value="-669410053620193" table:style-name="ce2">
            <text:p>-669.410.053.620.1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4400" table:style-name="ce1">
            <text:p>420034400</text:p>
          </table:table-cell>
          <table:table-cell office:value-type="string" table:style-name="ce1">
            <text:p>Centro Educativo Programa Especial Nº 10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ancul 270 Escuela de Adultos Nº 5</text:p>
          </table:table-cell>
          <table:table-cell office:value-type="string" table:style-name="ce1">
            <text:p>L8201</text:p>
          </table:table-cell>
          <table:table-cell table:style-name="ce1"/>
          <table:table-cell office:value-type="string" table:style-name="ce1">
            <text:p>25 DE MAYO</text:p>
          </table:table-cell>
          <table:table-cell office:value-type="string" table:style-name="ce1">
            <text:p>PUELE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office:value-type="float" office:value="-377760117321592" table:style-name="ce2">
            <text:p>-377.760.117.321.592</text:p>
          </table:table-cell>
          <table:table-cell office:value-type="float" office:value="-677117419040868" table:style-name="ce2">
            <text:p>-677.117.419.040.8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4500" table:style-name="ce1">
            <text:p>420034500</text:p>
          </table:table-cell>
          <table:table-cell office:value-type="string" table:style-name="ce1">
            <text:p>Escuela Nº 187 Maestro Dimas Alvar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te XIV-Fracc. A- Sec. XXV Lote X Colonia Chica</text:p>
          </table:table-cell>
          <table:table-cell office:value-type="string" table:style-name="ce1">
            <text:p>L8201</text:p>
          </table:table-cell>
          <table:table-cell table:style-name="ce1"/>
          <table:table-cell office:value-type="string" table:style-name="ce1">
            <text:p>COLONIA CHICA</text:p>
          </table:table-cell>
          <table:table-cell office:value-type="string" table:style-name="ce1">
            <text:p>PUELEN</text:p>
          </table:table-cell>
          <table:table-cell office:value-type="string" table:style-name="ce1">
            <text:p>ESCUELA187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795782503" table:style-name="ce2">
            <text:p>-3.795.782.503</text:p>
          </table:table-cell>
          <table:table-cell office:value-type="float" office:value="-6782531198" table:style-name="ce2">
            <text:p>-6.782.531.1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4600" table:style-name="ce1">
            <text:p>420034600</text:p>
          </table:table-cell>
          <table:table-cell office:value-type="string" table:style-name="ce1">
            <text:p>Polimodal Puelé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Belgrano</text:p>
          </table:table-cell>
          <table:table-cell office:value-type="string" table:style-name="ce1">
            <text:p>L8201</text:p>
          </table:table-cell>
          <table:table-cell table:style-name="ce1"/>
          <table:table-cell office:value-type="string" table:style-name="ce1">
            <text:p>PUELEN</text:p>
          </table:table-cell>
          <table:table-cell office:value-type="string" table:style-name="ce1">
            <text:p>PUELEN</text:p>
          </table:table-cell>
          <table:table-cell office:value-type="string" table:style-name="ce1">
            <text:p>colegiopol_puelen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73485957" table:style-name="ce2">
            <text:p>-373.485.957</text:p>
          </table:table-cell>
          <table:table-cell office:value-type="float" office:value="-6762554449" table:style-name="ce2">
            <text:p>-6.762.554.4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4800" table:style-name="ce1">
            <text:p>420034800</text:p>
          </table:table-cell>
          <table:table-cell office:value-type="string" table:style-name="ce1">
            <text:p>Escuela Nº 19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tafeta Postal 8201</text:p>
          </table:table-cell>
          <table:table-cell office:value-type="string" table:style-name="ce1">
            <text:p>L8201</text:p>
          </table:table-cell>
          <table:table-cell table:style-name="ce1"/>
          <table:table-cell office:value-type="string" table:style-name="ce1">
            <text:p>LIMAY MAHUIDA</text:p>
          </table:table-cell>
          <table:table-cell office:value-type="string" table:style-name="ce1">
            <text:p>LIMAY MAHUIDA</text:p>
          </table:table-cell>
          <table:table-cell office:value-type="string" table:style-name="ce1">
            <text:p>HILDAGVAL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715906436" table:style-name="ce2">
            <text:p>-3.715.906.436</text:p>
          </table:table-cell>
          <table:table-cell office:value-type="float" office:value="-6667507137" table:style-name="ce2">
            <text:p>-6.667.507.1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4900" table:style-name="ce1">
            <text:p>420034900</text:p>
          </table:table-cell>
          <table:table-cell office:value-type="string" table:style-name="ce1">
            <text:p>Escuela Nº 157 P. José Durand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Belgrano</text:p>
          </table:table-cell>
          <table:table-cell office:value-type="string" table:style-name="ce1">
            <text:p>L8201</text:p>
          </table:table-cell>
          <table:table-cell table:style-name="ce1"/>
          <table:table-cell office:value-type="string" table:style-name="ce1">
            <text:p>PUELEN</text:p>
          </table:table-cell>
          <table:table-cell office:value-type="string" table:style-name="ce1">
            <text:p>PUELEN</text:p>
          </table:table-cell>
          <table:table-cell office:value-type="string" table:style-name="ce1">
            <text:p>ESCUELAHOGAR157PUELEN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734820703" table:style-name="ce2">
            <text:p>-3.734.820.703</text:p>
          </table:table-cell>
          <table:table-cell office:value-type="float" office:value="-6762588965" table:style-name="ce2">
            <text:p>-6.762.588.9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5200" table:style-name="ce1">
            <text:p>420035200</text:p>
          </table:table-cell>
          <table:table-cell office:value-type="string" table:style-name="ce1">
            <text:p>Escuela Nº 194 Pablo Pizzur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Z.R. Gral. Campos Colonia San Juan - Z.R. General Campos</text:p>
          </table:table-cell>
          <table:table-cell office:value-type="string" table:style-name="ce1">
            <text:p>L6309</text:p>
          </table:table-cell>
          <table:table-cell table:style-name="ce1"/>
          <table:table-cell office:value-type="string" table:style-name="ce1">
            <text:p>COLONIA SAN JUAN</text:p>
          </table:table-cell>
          <table:table-cell office:value-type="string" table:style-name="ce1">
            <text:p>GUATRACH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741825418" table:style-name="ce2">
            <text:p>-3.741.825.418</text:p>
          </table:table-cell>
          <table:table-cell office:value-type="float" office:value="-634414187" table:style-name="ce2">
            <text:p>-634.414.1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5300" table:style-name="ce1">
            <text:p>420035300</text:p>
          </table:table-cell>
          <table:table-cell office:value-type="string" table:style-name="ce1">
            <text:p>Escuela Nº 113 Bazterra Hilari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24 s/n y Pedro Barrancos</text:p>
          </table:table-cell>
          <table:table-cell office:value-type="string" table:style-name="ce1">
            <text:p>L6311</text:p>
          </table:table-cell>
          <table:table-cell table:style-name="ce1"/>
          <table:table-cell office:value-type="string" table:style-name="ce1">
            <text:p>GUATRACHE</text:p>
          </table:table-cell>
          <table:table-cell office:value-type="string" table:style-name="ce1">
            <text:p>GUATRACHE</text:p>
          </table:table-cell>
          <table:table-cell office:value-type="string" table:style-name="ce1">
            <text:p>ESCUELA113@LAPAMPA.EDU.AR/HILARIOBAZTERRA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76680351708771" table:style-name="ce2">
            <text:p>-376.680.351.708.771</text:p>
          </table:table-cell>
          <table:table-cell office:value-type="float" office:value="-635516566986527" table:style-name="ce2">
            <text:p>-635.516.566.986.5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5400" table:style-name="ce1">
            <text:p>420035400</text:p>
          </table:table-cell>
          <table:table-cell office:value-type="string" table:style-name="ce1">
            <text:p>Escuela Nº 133 Pedro Inchausp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360</text:p>
          </table:table-cell>
          <table:table-cell office:value-type="string" table:style-name="ce1">
            <text:p>L6310</text:p>
          </table:table-cell>
          <table:table-cell table:style-name="ce1"/>
          <table:table-cell office:value-type="string" table:style-name="ce1">
            <text:p>GENERAL MANUEL J CAMPOS</text:p>
          </table:table-cell>
          <table:table-cell office:value-type="string" table:style-name="ce1">
            <text:p>GUATRACHE</text:p>
          </table:table-cell>
          <table:table-cell office:value-type="string" table:style-name="ce1">
            <text:p>ESCUELA133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74583404633198" table:style-name="ce2">
            <text:p>-374.583.404.633.198</text:p>
          </table:table-cell>
          <table:table-cell office:value-type="float" office:value="-635868440035164" table:style-name="ce2">
            <text:p>-635.868.440.035.1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5800" table:style-name="ce1">
            <text:p>420035800</text:p>
          </table:table-cell>
          <table:table-cell office:value-type="string" table:style-name="ce1">
            <text:p>Escuela Nº 253 Fernando Chiu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idalgo - Z.R. Rolón Z.R. ROLON</text:p>
          </table:table-cell>
          <table:table-cell office:value-type="string" table:style-name="ce1">
            <text:p>L6305</text:p>
          </table:table-cell>
          <table:table-cell table:style-name="ce1"/>
          <table:table-cell office:value-type="string" table:style-name="ce1">
            <text:p>HIDALGO</text:p>
          </table:table-cell>
          <table:table-cell office:value-type="string" table:style-name="ce1">
            <text:p>ATREUCO</text:p>
          </table:table-cell>
          <table:table-cell office:value-type="string" table:style-name="ce1">
            <text:p>ESCUELA253@LAPAMPA.EDU.AR/ESCUELA253@G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71758689" table:style-name="ce2">
            <text:p>-371.758.689</text:p>
          </table:table-cell>
          <table:table-cell office:value-type="float" office:value="-6349889123" table:style-name="ce2">
            <text:p>-6.349.889.1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5900" table:style-name="ce1">
            <text:p>420035900</text:p>
          </table:table-cell>
          <table:table-cell office:value-type="string" table:style-name="ce1">
            <text:p>Instituto Superior de Formación Docent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ésar Milstein 157</text:p>
          </table:table-cell>
          <table:table-cell office:value-type="string" table:style-name="ce1">
            <text:p>L6307</text:p>
          </table:table-cell>
          <table:table-cell table:style-name="ce1"/>
          <table:table-cell office:value-type="string" table:style-name="ce1">
            <text:p>MACACHIN</text:p>
          </table:table-cell>
          <table:table-cell office:value-type="string" table:style-name="ce1">
            <text:p>ATREUCO</text:p>
          </table:table-cell>
          <table:table-cell office:value-type="string" table:style-name="ce1">
            <text:p>isfd.macachin@lapampa.edu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371352796590924" table:style-name="ce2">
            <text:p>-371.352.796.590.924</text:p>
          </table:table-cell>
          <table:table-cell office:value-type="float" office:value="-636690975808378" table:style-name="ce2">
            <text:p>-636.690.975.808.37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6000" table:style-name="ce1">
            <text:p>420036000</text:p>
          </table:table-cell>
          <table:table-cell office:value-type="string" table:style-name="ce1">
            <text:p>Instituto José Manuel Estrada - P24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Uruguay 824</text:p>
          </table:table-cell>
          <table:table-cell office:value-type="string" table:style-name="ce1">
            <text:p>L6305</text:p>
          </table:table-cell>
          <table:table-cell table:style-name="ce1"/>
          <table:table-cell office:value-type="string" table:style-name="ce1">
            <text:p>DOBLAS</text:p>
          </table:table-cell>
          <table:table-cell office:value-type="string" table:style-name="ce1">
            <text:p>ATREUCO</text:p>
          </table:table-cell>
          <table:table-cell office:value-type="string" table:style-name="ce1">
            <text:p>ijme_doblas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71513703165121" table:style-name="ce2">
            <text:p>-371.513.703.165.121</text:p>
          </table:table-cell>
          <table:table-cell office:value-type="float" office:value="-640132754686222" table:style-name="ce2">
            <text:p>-640.132.754.686.2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6100" table:style-name="ce1">
            <text:p>420036100</text:p>
          </table:table-cell>
          <table:table-cell office:value-type="string" table:style-name="ce1">
            <text:p>Escuela Nº 71 Provincia de Buenos Ai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ín 123</text:p>
          </table:table-cell>
          <table:table-cell office:value-type="string" table:style-name="ce1">
            <text:p>L6306</text:p>
          </table:table-cell>
          <table:table-cell table:style-name="ce1"/>
          <table:table-cell office:value-type="string" table:style-name="ce1">
            <text:p>ROLON</text:p>
          </table:table-cell>
          <table:table-cell office:value-type="string" table:style-name="ce1">
            <text:p>ATREUCO</text:p>
          </table:table-cell>
          <table:table-cell office:value-type="string" table:style-name="ce1">
            <text:p>ESCUELA71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716618973" table:style-name="ce2">
            <text:p>-3.716.618.973</text:p>
          </table:table-cell>
          <table:table-cell office:value-type="float" office:value="-6341205371" table:style-name="ce2">
            <text:p>-6.341.205.3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6200" table:style-name="ce1">
            <text:p>420036200</text:p>
          </table:table-cell>
          <table:table-cell office:value-type="string" table:style-name="ce1">
            <text:p>Colegio Ramón Rodi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ín 123</text:p>
          </table:table-cell>
          <table:table-cell office:value-type="string" table:style-name="ce1">
            <text:p>L6305</text:p>
          </table:table-cell>
          <table:table-cell table:style-name="ce1"/>
          <table:table-cell office:value-type="string" table:style-name="ce1">
            <text:p>ROLON</text:p>
          </table:table-cell>
          <table:table-cell office:value-type="string" table:style-name="ce1">
            <text:p>ATREUCO</text:p>
          </table:table-cell>
          <table:table-cell office:value-type="string" table:style-name="ce1">
            <text:p>colegio.rodil@lapampa.edu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716658779" table:style-name="ce2">
            <text:p>-3.716.658.779</text:p>
          </table:table-cell>
          <table:table-cell office:value-type="float" office:value="-6341213208" table:style-name="ce2">
            <text:p>-6.341.213.20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6400" table:style-name="ce1">
            <text:p>420036400</text:p>
          </table:table-cell>
          <table:table-cell office:value-type="string" table:style-name="ce1">
            <text:p>Centro Educativo Programa Especial Nº 3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llaneda 827 Centro Escuela de Adultos Nº 4</text:p>
          </table:table-cell>
          <table:table-cell office:value-type="string" table:style-name="ce1">
            <text:p>L8200</text:p>
          </table:table-cell>
          <table:table-cell table:style-name="ce1"/>
          <table:table-cell office:value-type="string" table:style-name="ce1">
            <text:p>GENERAL ACHA</text:p>
          </table:table-cell>
          <table:table-cell office:value-type="string" table:style-name="ce1">
            <text:p>UTRACA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73775090452981" table:style-name="ce2">
            <text:p>-373.775.090.452.981</text:p>
          </table:table-cell>
          <table:table-cell office:value-type="float" office:value="-646047049832238" table:style-name="ce2">
            <text:p>-646.047.049.832.2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6600" table:style-name="ce1">
            <text:p>420036600</text:p>
          </table:table-cell>
          <table:table-cell office:value-type="string" table:style-name="ce1">
            <text:p>Escuela Nº 117 San Manue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eberto Espel 351</text:p>
          </table:table-cell>
          <table:table-cell office:value-type="string" table:style-name="ce1">
            <text:p>L6301</text:p>
          </table:table-cell>
          <table:table-cell table:style-name="ce1"/>
          <table:table-cell office:value-type="string" table:style-name="ce1">
            <text:p>TOMAS M ANCHORENA</text:p>
          </table:table-cell>
          <table:table-cell office:value-type="string" table:style-name="ce1">
            <text:p>ATREUCO</text:p>
          </table:table-cell>
          <table:table-cell office:value-type="string" table:style-name="ce1">
            <text:p>ESCUELA117@LAPAMPA.EDU.AR/ESCUELAHOGAR117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684253511" table:style-name="ce2">
            <text:p>-3.684.253.511</text:p>
          </table:table-cell>
          <table:table-cell office:value-type="float" office:value="-6352219737" table:style-name="ce2">
            <text:p>-6.352.219.7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6800" table:style-name="ce1">
            <text:p>420036800</text:p>
          </table:table-cell>
          <table:table-cell office:value-type="string" table:style-name="ce1">
            <text:p>Escuela Nº 182 Rina Santucho D. De Suar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Z.R. Macachín Colonia El Porvenir - Z.R. Macachin</text:p>
          </table:table-cell>
          <table:table-cell office:value-type="string" table:style-name="ce1">
            <text:p>L6307</text:p>
          </table:table-cell>
          <table:table-cell table:style-name="ce1"/>
          <table:table-cell office:value-type="string" table:style-name="ce1">
            <text:p>COLONIA EL PROVENIR</text:p>
          </table:table-cell>
          <table:table-cell office:value-type="string" table:style-name="ce1">
            <text:p>ATREUCO</text:p>
          </table:table-cell>
          <table:table-cell office:value-type="string" table:style-name="ce1">
            <text:p>ESCUELA182@HOTMAIL.COM/ESCUELA182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70337017048701" table:style-name="ce2">
            <text:p>-370.337.017.048.701</text:p>
          </table:table-cell>
          <table:table-cell office:value-type="float" office:value="-636098644593251" table:style-name="ce2">
            <text:p>-636.098.644.593.2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6900" table:style-name="ce1">
            <text:p>420036900</text:p>
          </table:table-cell>
          <table:table-cell office:value-type="string" table:style-name="ce1">
            <text:p>Instituto Mariano Moreno - P21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Urquiza 477</text:p>
          </table:table-cell>
          <table:table-cell office:value-type="string" table:style-name="ce1">
            <text:p>L8204</text:p>
          </table:table-cell>
          <table:table-cell table:style-name="ce1"/>
          <table:table-cell office:value-type="string" table:style-name="ce1">
            <text:p>BERNASCONI</text:p>
          </table:table-cell>
          <table:table-cell office:value-type="string" table:style-name="ce1">
            <text:p>HUCAL</text:p>
          </table:table-cell>
          <table:table-cell office:value-type="string" table:style-name="ce1">
            <text:p>institutommoreno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79040749333111" table:style-name="ce2">
            <text:p>-379.040.749.333.111</text:p>
          </table:table-cell>
          <table:table-cell office:value-type="float" office:value="-637430443734928" table:style-name="ce2">
            <text:p>-637.430.443.734.9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7000" table:style-name="ce1">
            <text:p>420037000</text:p>
          </table:table-cell>
          <table:table-cell office:value-type="string" table:style-name="ce1">
            <text:p>Escuela Nº 12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Z.R. Jacinto Arauz Z.R. Jacinto Arauz</text:p>
          </table:table-cell>
          <table:table-cell office:value-type="string" table:style-name="ce1">
            <text:p>L8208</text:p>
          </table:table-cell>
          <table:table-cell table:style-name="ce1"/>
          <table:table-cell office:value-type="string" table:style-name="ce1">
            <text:p>COLONIA SAN ROSARIO</text:p>
          </table:table-cell>
          <table:table-cell office:value-type="string" table:style-name="ce1">
            <text:p>CALEU CALEU</text:p>
          </table:table-cell>
          <table:table-cell office:value-type="string" table:style-name="ce1">
            <text:p>ESCUELA127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83759292" table:style-name="ce2">
            <text:p>-383.759.292</text:p>
          </table:table-cell>
          <table:table-cell office:value-type="float" office:value="-6339124907" table:style-name="ce2">
            <text:p>-6.339.124.90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7100" table:style-name="ce1">
            <text:p>420037100</text:p>
          </table:table-cell>
          <table:table-cell office:value-type="string" table:style-name="ce1">
            <text:p>Centro Educativo Programa Especial Nº 7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235 Escuela N° 63</text:p>
          </table:table-cell>
          <table:table-cell office:value-type="string" table:style-name="ce1">
            <text:p>L6309</text:p>
          </table:table-cell>
          <table:table-cell table:style-name="ce1"/>
          <table:table-cell office:value-type="string" table:style-name="ce1">
            <text:p>ALPACHIRI</text:p>
          </table:table-cell>
          <table:table-cell office:value-type="string" table:style-name="ce1">
            <text:p>GUATRACH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office:value-type="float" office:value="-373777874625691" table:style-name="ce2">
            <text:p>-373.777.874.625.691</text:p>
          </table:table-cell>
          <table:table-cell office:value-type="float" office:value="-637694389643188" table:style-name="ce2">
            <text:p>-637.694.389.643.1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7400" table:style-name="ce1">
            <text:p>420037400</text:p>
          </table:table-cell>
          <table:table-cell office:value-type="string" table:style-name="ce1">
            <text:p>Escuela Nº 175 Teniente Abelardo Daza/Colegio Secundario de Cuchillo Có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elma Toscano Escuela Hogar</text:p>
          </table:table-cell>
          <table:table-cell office:value-type="string" table:style-name="ce1">
            <text:p>L8214</text:p>
          </table:table-cell>
          <table:table-cell table:style-name="ce1"/>
          <table:table-cell office:value-type="string" table:style-name="ce1">
            <text:p>CUCHILLO CO</text:p>
          </table:table-cell>
          <table:table-cell office:value-type="string" table:style-name="ce1">
            <text:p>LIHUEL CALEL</text:p>
          </table:table-cell>
          <table:table-cell office:value-type="string" table:style-name="ce1">
            <text:p>ESCUELAHOGAR175@HOTMAL.COM/ESCUELA175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833567025" table:style-name="ce2">
            <text:p>-3.833.567.025</text:p>
          </table:table-cell>
          <table:table-cell office:value-type="float" office:value="-6464457645" table:style-name="ce2">
            <text:p>-6.464.457.6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7600" table:style-name="ce1">
            <text:p>420037600</text:p>
          </table:table-cell>
          <table:table-cell office:value-type="string" table:style-name="ce1">
            <text:p>Escuela Nº 11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ucal Hucal</text:p>
          </table:table-cell>
          <table:table-cell office:value-type="string" table:style-name="ce1">
            <text:p>L8212</text:p>
          </table:table-cell>
          <table:table-cell office:value-type="string" table:style-name="ce1">
            <text:p>499873/499873</text:p>
          </table:table-cell>
          <table:table-cell office:value-type="string" table:style-name="ce1">
            <text:p>HUCAL</text:p>
          </table:table-cell>
          <table:table-cell office:value-type="string" table:style-name="ce1">
            <text:p>HUCAL</text:p>
          </table:table-cell>
          <table:table-cell office:value-type="string" table:style-name="ce1">
            <text:p>ESCUELA118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77911223215571" table:style-name="ce2">
            <text:p>-377.911.223.215.571</text:p>
          </table:table-cell>
          <table:table-cell office:value-type="float" office:value="-640213949055359" table:style-name="ce2">
            <text:p>-640.213.949.055.3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7700" table:style-name="ce1">
            <text:p>420037700</text:p>
          </table:table-cell>
          <table:table-cell office:value-type="string" table:style-name="ce1">
            <text:p>Escuela Nº 186 Fortunato Anzotegu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. Nº 22 Km 836 Escuela Hogar</text:p>
          </table:table-cell>
          <table:table-cell office:value-type="string" table:style-name="ce1">
            <text:p>L8134</text:p>
          </table:table-cell>
          <table:table-cell table:style-name="ce1"/>
          <table:table-cell office:value-type="string" table:style-name="ce1">
            <text:p>ANZOATEGUI</text:p>
          </table:table-cell>
          <table:table-cell office:value-type="string" table:style-name="ce1">
            <text:p>CALEU CALEU</text:p>
          </table:table-cell>
          <table:table-cell office:value-type="string" table:style-name="ce1">
            <text:p>ESCUELA186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89611391164806" table:style-name="ce2">
            <text:p>-389.611.391.164.806</text:p>
          </table:table-cell>
          <table:table-cell office:value-type="float" office:value="-638689402153532" table:style-name="ce2">
            <text:p>-638.689.402.153.5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7800" table:style-name="ce1">
            <text:p>420037800</text:p>
          </table:table-cell>
          <table:table-cell office:value-type="string" table:style-name="ce1">
            <text:p>Escuela Nº 61 Isidro Pinchei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saje Río Negro</text:p>
          </table:table-cell>
          <table:table-cell office:value-type="string" table:style-name="ce1">
            <text:p>L8134</text:p>
          </table:table-cell>
          <table:table-cell table:style-name="ce1"/>
          <table:table-cell office:value-type="string" table:style-name="ce1">
            <text:p>LA ADELA</text:p>
          </table:table-cell>
          <table:table-cell office:value-type="string" table:style-name="ce1">
            <text:p>CALEU CALEU</text:p>
          </table:table-cell>
          <table:table-cell office:value-type="string" table:style-name="ce1">
            <text:p>ESCUELA61@LAPAMPA.EDU.AR/ESCUELA61ISIDOROPINCHEIRA@LIVE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898429854" table:style-name="ce2">
            <text:p>-3.898.429.854</text:p>
          </table:table-cell>
          <table:table-cell office:value-type="float" office:value="-6409095711" table:style-name="ce2">
            <text:p>-6.409.095.7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7900" table:style-name="ce1">
            <text:p>420037900</text:p>
          </table:table-cell>
          <table:table-cell office:value-type="string" table:style-name="ce1">
            <text:p>Centro Educativo Nº 2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uemes 95 Secundario La Adela</text:p>
          </table:table-cell>
          <table:table-cell office:value-type="string" table:style-name="ce1">
            <text:p>L8138</text:p>
          </table:table-cell>
          <table:table-cell table:style-name="ce1"/>
          <table:table-cell office:value-type="string" table:style-name="ce1">
            <text:p>LA ADELA</text:p>
          </table:table-cell>
          <table:table-cell office:value-type="string" table:style-name="ce1">
            <text:p>CALEU CALEU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office:value-type="float" office:value="-389801867323658" table:style-name="ce2">
            <text:p>-389.801.867.323.658</text:p>
          </table:table-cell>
          <table:table-cell office:value-type="float" office:value="-640750259583482" table:style-name="ce2">
            <text:p>-640.750.259.583.4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8000" table:style-name="ce1">
            <text:p>420038000</text:p>
          </table:table-cell>
          <table:table-cell office:value-type="string" table:style-name="ce1">
            <text:p>Escuela Nº 19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Z.R. Alpachiri - Ruta Nº 20 Z.R. Alpachiri</text:p>
          </table:table-cell>
          <table:table-cell office:value-type="string" table:style-name="ce1">
            <text:p>L6309</text:p>
          </table:table-cell>
          <table:table-cell table:style-name="ce1"/>
          <table:table-cell office:value-type="string" table:style-name="ce1">
            <text:p>URDANE</text:p>
          </table:table-cell>
          <table:table-cell office:value-type="string" table:style-name="ce1">
            <text:p>GUATRACHE</text:p>
          </table:table-cell>
          <table:table-cell office:value-type="string" table:style-name="ce1">
            <text:p>ESCUELA190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7392609002409" table:style-name="ce2">
            <text:p>-37.392.609.002.409</text:p>
          </table:table-cell>
          <table:table-cell office:value-type="float" office:value="-640059244604661" table:style-name="ce2">
            <text:p>-640.059.244.604.6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8100" table:style-name="ce1">
            <text:p>420038100</text:p>
          </table:table-cell>
          <table:table-cell office:value-type="string" table:style-name="ce1">
            <text:p>Escuela Nº 99 Profesor Alfredo Natalio Fernánd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445</text:p>
          </table:table-cell>
          <table:table-cell office:value-type="string" table:style-name="ce1">
            <text:p>L6323</text:p>
          </table:table-cell>
          <table:table-cell table:style-name="ce1"/>
          <table:table-cell office:value-type="string" table:style-name="ce1">
            <text:p>SANTA ISABEL</text:p>
          </table:table-cell>
          <table:table-cell office:value-type="string" table:style-name="ce1">
            <text:p>CHALILEO</text:p>
          </table:table-cell>
          <table:table-cell office:value-type="string" table:style-name="ce1">
            <text:p>ESCUELAHOGAR99@YAHOO.COM.AR/ESCUELA99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622784372" table:style-name="ce2">
            <text:p>-3.622.784.372</text:p>
          </table:table-cell>
          <table:table-cell office:value-type="float" office:value="-6694104525" table:style-name="ce2">
            <text:p>-6.694.104.5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8200" table:style-name="ce1">
            <text:p>420038200</text:p>
          </table:table-cell>
          <table:table-cell office:value-type="string" table:style-name="ce1">
            <text:p>Escuela Normal Superio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nesa 692</text:p>
          </table:table-cell>
          <table:table-cell office:value-type="string" table:style-name="ce1">
            <text:p>L8200</text:p>
          </table:table-cell>
          <table:table-cell table:style-name="ce1"/>
          <table:table-cell office:value-type="string" table:style-name="ce1">
            <text:p>GENERAL ACHA</text:p>
          </table:table-cell>
          <table:table-cell office:value-type="string" table:style-name="ce1">
            <text:p>UTRACAN</text:p>
          </table:table-cell>
          <table:table-cell office:value-type="string" table:style-name="ce1">
            <text:p>normal.generalacha@lapampa.edu.ar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373799788596665" table:style-name="ce2">
            <text:p>-373.799.788.596.665</text:p>
          </table:table-cell>
          <table:table-cell office:value-type="float" office:value="-646021243552273" table:style-name="ce2">
            <text:p>-646.021.243.552.2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8300" table:style-name="ce1">
            <text:p>420038300</text:p>
          </table:table-cell>
          <table:table-cell office:value-type="string" table:style-name="ce1">
            <text:p>E.P.E.T.Nº 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EGOVIA 1254</text:p>
          </table:table-cell>
          <table:table-cell office:value-type="string" table:style-name="ce1">
            <text:p>L8200</text:p>
          </table:table-cell>
          <table:table-cell table:style-name="ce1"/>
          <table:table-cell office:value-type="string" table:style-name="ce1">
            <text:p>GENERAL ACHA</text:p>
          </table:table-cell>
          <table:table-cell office:value-type="string" table:style-name="ce1">
            <text:p>UTRACAN</text:p>
          </table:table-cell>
          <table:table-cell office:value-type="string" table:style-name="ce1">
            <text:p>epet@lapampa.edu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373826756358696" table:style-name="ce2">
            <text:p>-373.826.756.358.696</text:p>
          </table:table-cell>
          <table:table-cell office:value-type="float" office:value="-645981789046655" table:style-name="ce2">
            <text:p>-645.981.789.046.6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8400" table:style-name="ce1">
            <text:p>420038400</text:p>
          </table:table-cell>
          <table:table-cell office:value-type="string" table:style-name="ce1">
            <text:p>Colegio Secundario Dr. René G. Favalo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eyrredón 168</text:p>
          </table:table-cell>
          <table:table-cell office:value-type="string" table:style-name="ce1">
            <text:p>L6308</text:p>
          </table:table-cell>
          <table:table-cell table:style-name="ce1"/>
          <table:table-cell office:value-type="string" table:style-name="ce1">
            <text:p>ATALIVA ROCA</text:p>
          </table:table-cell>
          <table:table-cell office:value-type="string" table:style-name="ce1">
            <text:p>UTRACAN</text:p>
          </table:table-cell>
          <table:table-cell office:value-type="string" table:style-name="ce1">
            <text:p>colegio.favaloro@lapampa.edu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702930604" table:style-name="ce2">
            <text:p>-3.702.930.604</text:p>
          </table:table-cell>
          <table:table-cell office:value-type="float" office:value="-642822997" table:style-name="ce2">
            <text:p>-642.822.9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8500" table:style-name="ce1">
            <text:p>420038500</text:p>
          </table:table-cell>
          <table:table-cell office:value-type="string" table:style-name="ce1">
            <text:p>Escuela Nº 145 Manuel Jorge Camp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rrea 585 Las Ranas</text:p>
          </table:table-cell>
          <table:table-cell office:value-type="string" table:style-name="ce1">
            <text:p>L8200</text:p>
          </table:table-cell>
          <table:table-cell table:style-name="ce1"/>
          <table:table-cell office:value-type="string" table:style-name="ce1">
            <text:p>GENERAL ACHA</text:p>
          </table:table-cell>
          <table:table-cell office:value-type="string" table:style-name="ce1">
            <text:p>UTRACAN</text:p>
          </table:table-cell>
          <table:table-cell office:value-type="string" table:style-name="ce1">
            <text:p>ESCUELA145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73745596464155" table:style-name="ce2">
            <text:p>-373.745.596.464.155</text:p>
          </table:table-cell>
          <table:table-cell office:value-type="float" office:value="-645960721901081" table:style-name="ce2">
            <text:p>-645.960.721.901.08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8600" table:style-name="ce1">
            <text:p>420038600</text:p>
          </table:table-cell>
          <table:table-cell office:value-type="string" table:style-name="ce1">
            <text:p>Escuela Nº 245 Teniente 1º Florencio Leiv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lcarce y Paunero Periférico</text:p>
          </table:table-cell>
          <table:table-cell office:value-type="string" table:style-name="ce1">
            <text:p>L8200</text:p>
          </table:table-cell>
          <table:table-cell table:style-name="ce1"/>
          <table:table-cell office:value-type="string" table:style-name="ce1">
            <text:p>GENERAL ACHA</text:p>
          </table:table-cell>
          <table:table-cell office:value-type="string" table:style-name="ce1">
            <text:p>UTRACAN</text:p>
          </table:table-cell>
          <table:table-cell office:value-type="string" table:style-name="ce1">
            <text:p>ESCUELA245@LAPAMPA.EDU.AR/ESCUELA245@G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73842475684423" table:style-name="ce2">
            <text:p>-373.842.475.684.423</text:p>
          </table:table-cell>
          <table:table-cell office:value-type="float" office:value="-645994619729565" table:style-name="ce2">
            <text:p>-645.994.619.729.5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8700" table:style-name="ce1">
            <text:p>420038700</text:p>
          </table:table-cell>
          <table:table-cell office:value-type="string" table:style-name="ce1">
            <text:p>Centro Educativo Polivalent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ancul 196</text:p>
          </table:table-cell>
          <table:table-cell office:value-type="string" table:style-name="ce1">
            <text:p>L8201</text:p>
          </table:table-cell>
          <table:table-cell table:style-name="ce1"/>
          <table:table-cell office:value-type="string" table:style-name="ce1">
            <text:p>25 DE MAYO</text:p>
          </table:table-cell>
          <table:table-cell office:value-type="string" table:style-name="ce1">
            <text:p>PUELEN</text:p>
          </table:table-cell>
          <table:table-cell office:value-type="string" table:style-name="ce1">
            <text:p>agro_25lapampa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37776929535393" table:style-name="ce2">
            <text:p>-37.776.929.535.393</text:p>
          </table:table-cell>
          <table:table-cell office:value-type="float" office:value="-677115971340634" table:style-name="ce2">
            <text:p>-677.115.971.340.6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8800" table:style-name="ce1">
            <text:p>420038800</text:p>
          </table:table-cell>
          <table:table-cell office:value-type="string" table:style-name="ce1">
            <text:p>Escuela Nº 110 Río Colorad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ancul 264</text:p>
          </table:table-cell>
          <table:table-cell office:value-type="string" table:style-name="ce1">
            <text:p>L8201</text:p>
          </table:table-cell>
          <table:table-cell table:style-name="ce1"/>
          <table:table-cell office:value-type="string" table:style-name="ce1">
            <text:p>25 DE MAYO</text:p>
          </table:table-cell>
          <table:table-cell office:value-type="string" table:style-name="ce1">
            <text:p>PUELEN</text:p>
          </table:table-cell>
          <table:table-cell office:value-type="string" table:style-name="ce1">
            <text:p>ESCUELA110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77766864534619" table:style-name="ce2">
            <text:p>-377.766.864.534.619</text:p>
          </table:table-cell>
          <table:table-cell office:value-type="float" office:value="-6771159313678" table:style-name="ce2">
            <text:p>-6.771.159.313.67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8900" table:style-name="ce1">
            <text:p>420038900</text:p>
          </table:table-cell>
          <table:table-cell office:value-type="string" table:style-name="ce1">
            <text:p>Escuela Nº 11 Lucio V. Mansil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llaneda 827</text:p>
          </table:table-cell>
          <table:table-cell office:value-type="string" table:style-name="ce1">
            <text:p>L8200</text:p>
          </table:table-cell>
          <table:table-cell table:style-name="ce1"/>
          <table:table-cell office:value-type="string" table:style-name="ce1">
            <text:p>GENERAL ACHA</text:p>
          </table:table-cell>
          <table:table-cell office:value-type="string" table:style-name="ce1">
            <text:p>UTRACAN</text:p>
          </table:table-cell>
          <table:table-cell office:value-type="string" table:style-name="ce1">
            <text:p>ESCUELA11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73775845712925" table:style-name="ce2">
            <text:p>-373.775.845.712.925</text:p>
          </table:table-cell>
          <table:table-cell office:value-type="float" office:value="-646048466094888" table:style-name="ce2">
            <text:p>-646.048.466.094.8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9100" table:style-name="ce1">
            <text:p>420039100</text:p>
          </table:table-cell>
          <table:table-cell office:value-type="string" table:style-name="ce1">
            <text:p>Escuela Nº 248 Crezca Grand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ngeniero Luiggi 291 180 Viviendas</text:p>
          </table:table-cell>
          <table:table-cell office:value-type="string" table:style-name="ce1">
            <text:p>L8201</text:p>
          </table:table-cell>
          <table:table-cell table:style-name="ce1"/>
          <table:table-cell office:value-type="string" table:style-name="ce1">
            <text:p>25 DE MAYO</text:p>
          </table:table-cell>
          <table:table-cell office:value-type="string" table:style-name="ce1">
            <text:p>PUELEN</text:p>
          </table:table-cell>
          <table:table-cell office:value-type="string" table:style-name="ce1">
            <text:p>ESCUELA248@LAPAMPA.EDU.AR/ESCUELA248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77831984743343" table:style-name="ce2">
            <text:p>-377.831.984.743.343</text:p>
          </table:table-cell>
          <table:table-cell office:value-type="float" office:value="-67707047649414" table:style-name="ce2">
            <text:p>-67.707.047.649.4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9200" table:style-name="ce1">
            <text:p>420039200</text:p>
          </table:table-cell>
          <table:table-cell office:value-type="string" table:style-name="ce1">
            <text:p>Escuela Nº 119 Policía Federal Argentina/Colegio Secundario de La Reform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San Martin Escuela Hogar</text:p>
          </table:table-cell>
          <table:table-cell office:value-type="string" table:style-name="ce1">
            <text:p>L8201</text:p>
          </table:table-cell>
          <table:table-cell table:style-name="ce1"/>
          <table:table-cell office:value-type="string" table:style-name="ce1">
            <text:p>LA REFORMA</text:p>
          </table:table-cell>
          <table:table-cell office:value-type="string" table:style-name="ce1">
            <text:p>LIMAY MAHUIDA</text:p>
          </table:table-cell>
          <table:table-cell office:value-type="string" table:style-name="ce1">
            <text:p>ESCUELAHOGAR119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755083921" table:style-name="ce2">
            <text:p>-3.755.083.921</text:p>
          </table:table-cell>
          <table:table-cell office:value-type="float" office:value="-6622878666" table:style-name="ce2">
            <text:p>-6.622.878.6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9300" table:style-name="ce1">
            <text:p>420039300</text:p>
          </table:table-cell>
          <table:table-cell office:value-type="string" table:style-name="ce1">
            <text:p>Escuela Especial Nº 10 Milla Lihué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Santa Rosa s/n - Oeste</text:p>
          </table:table-cell>
          <table:table-cell office:value-type="string" table:style-name="ce1">
            <text:p>L8201</text:p>
          </table:table-cell>
          <table:table-cell table:style-name="ce1"/>
          <table:table-cell office:value-type="string" table:style-name="ce1">
            <text:p>25 DE MAYO</text:p>
          </table:table-cell>
          <table:table-cell office:value-type="string" table:style-name="ce1">
            <text:p>PUELE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377722446671342" table:style-name="ce2">
            <text:p>-377.722.446.671.342</text:p>
          </table:table-cell>
          <table:table-cell office:value-type="float" office:value="-677252419665719" table:style-name="ce2">
            <text:p>-677.252.419.665.71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9400" table:style-name="ce1">
            <text:p>420039400</text:p>
          </table:table-cell>
          <table:table-cell office:value-type="string" table:style-name="ce1">
            <text:p>Instituto Agrotécnico - P37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Sección Quintas</text:p>
          </table:table-cell>
          <table:table-cell office:value-type="string" table:style-name="ce1">
            <text:p>L6309</text:p>
          </table:table-cell>
          <table:table-cell table:style-name="ce1"/>
          <table:table-cell office:value-type="string" table:style-name="ce1">
            <text:p>ALPACHIRI</text:p>
          </table:table-cell>
          <table:table-cell office:value-type="string" table:style-name="ce1">
            <text:p>GUATRACHE</text:p>
          </table:table-cell>
          <table:table-cell office:value-type="string" table:style-name="ce1">
            <text:p>agrotecnicoalpa@yahoo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73820581560513" table:style-name="ce2">
            <text:p>-373.820.581.560.513</text:p>
          </table:table-cell>
          <table:table-cell office:value-type="float" office:value="-637697081962606" table:style-name="ce2">
            <text:p>-637.697.081.962.6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9500" table:style-name="ce1">
            <text:p>420039500</text:p>
          </table:table-cell>
          <table:table-cell office:value-type="string" table:style-name="ce1">
            <text:p>Instituto Manuel Belgrano - P18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490</text:p>
          </table:table-cell>
          <table:table-cell office:value-type="string" table:style-name="ce1">
            <text:p>L6307</text:p>
          </table:table-cell>
          <table:table-cell table:style-name="ce1"/>
          <table:table-cell office:value-type="string" table:style-name="ce1">
            <text:p>MACACHIN</text:p>
          </table:table-cell>
          <table:table-cell office:value-type="string" table:style-name="ce1">
            <text:p>ATREUCO</text:p>
          </table:table-cell>
          <table:table-cell office:value-type="string" table:style-name="ce1">
            <text:p>insmanuelbelgrano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71396668542195" table:style-name="ce2">
            <text:p>-371.396.668.542.195</text:p>
          </table:table-cell>
          <table:table-cell office:value-type="float" office:value="-63664229772634" table:style-name="ce2">
            <text:p>-63.664.229.772.6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9600" table:style-name="ce1">
            <text:p>420039600</text:p>
          </table:table-cell>
          <table:table-cell office:value-type="string" table:style-name="ce1">
            <text:p>Escuela Nº 83 Paula Albarracín de Sarmi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Uruguay 364</text:p>
          </table:table-cell>
          <table:table-cell office:value-type="string" table:style-name="ce1">
            <text:p>L6305</text:p>
          </table:table-cell>
          <table:table-cell table:style-name="ce1"/>
          <table:table-cell office:value-type="string" table:style-name="ce1">
            <text:p>DOBLAS</text:p>
          </table:table-cell>
          <table:table-cell office:value-type="string" table:style-name="ce1">
            <text:p>ATREUCO</text:p>
          </table:table-cell>
          <table:table-cell office:value-type="string" table:style-name="ce1">
            <text:p>escuela83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71500177326096" table:style-name="ce2">
            <text:p>-371.500.177.326.096</text:p>
          </table:table-cell>
          <table:table-cell office:value-type="float" office:value="-640075371228353" table:style-name="ce2">
            <text:p>-640.075.371.228.3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9700" table:style-name="ce1">
            <text:p>420039700</text:p>
          </table:table-cell>
          <table:table-cell office:value-type="string" table:style-name="ce1">
            <text:p>Instituto General José de San Martín - P33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Gral. Belgrano 321</text:p>
          </table:table-cell>
          <table:table-cell office:value-type="string" table:style-name="ce1">
            <text:p>L6301</text:p>
          </table:table-cell>
          <table:table-cell table:style-name="ce1"/>
          <table:table-cell office:value-type="string" table:style-name="ce1">
            <text:p>MIGUEL RIGLOS</text:p>
          </table:table-cell>
          <table:table-cell office:value-type="string" table:style-name="ce1">
            <text:p>ATREUCO</text:p>
          </table:table-cell>
          <table:table-cell office:value-type="string" table:style-name="ce1">
            <text:p>admiriglos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68541427855962" table:style-name="ce2">
            <text:p>-368.541.427.855.962</text:p>
          </table:table-cell>
          <table:table-cell office:value-type="float" office:value="-636868125173498" table:style-name="ce2">
            <text:p>-636.868.125.173.4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9800" table:style-name="ce1">
            <text:p>420039800</text:p>
          </table:table-cell>
          <table:table-cell office:value-type="string" table:style-name="ce1">
            <text:p>Escuela Nº 91 Provincia de Santa Fé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Gral. Belgrano 183</text:p>
          </table:table-cell>
          <table:table-cell office:value-type="string" table:style-name="ce1">
            <text:p>L6301</text:p>
          </table:table-cell>
          <table:table-cell table:style-name="ce1"/>
          <table:table-cell office:value-type="string" table:style-name="ce1">
            <text:p>MIGUEL RIGLOS</text:p>
          </table:table-cell>
          <table:table-cell office:value-type="string" table:style-name="ce1">
            <text:p>ATREUCO</text:p>
          </table:table-cell>
          <table:table-cell office:value-type="string" table:style-name="ce1">
            <text:p>escuela91@lapampa.edu.ar/ESCUELA_91_RIGLOS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6854169499754" table:style-name="ce2">
            <text:p>-36.854.169.499.754</text:p>
          </table:table-cell>
          <table:table-cell office:value-type="float" office:value="-636845906967027" table:style-name="ce2">
            <text:p>-636.845.906.967.0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9900" table:style-name="ce1">
            <text:p>420039900</text:p>
          </table:table-cell>
          <table:table-cell office:value-type="string" table:style-name="ce1">
            <text:p>Escuela Agrotécnica de Guatraché - Sed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ección Quintas SECCION CHACRAS</text:p>
          </table:table-cell>
          <table:table-cell office:value-type="string" table:style-name="ce1">
            <text:p>L6311</text:p>
          </table:table-cell>
          <table:table-cell table:style-name="ce1"/>
          <table:table-cell office:value-type="string" table:style-name="ce1">
            <text:p>GUATRACHE</text:p>
          </table:table-cell>
          <table:table-cell office:value-type="string" table:style-name="ce1">
            <text:p>GUATRACHE</text:p>
          </table:table-cell>
          <table:table-cell office:value-type="string" table:style-name="ce1">
            <text:p>eaguatrache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376632748976333" table:style-name="ce2">
            <text:p>-376.632.748.976.333</text:p>
          </table:table-cell>
          <table:table-cell office:value-type="float" office:value="-635469503540397" table:style-name="ce2">
            <text:p>-635.469.503.540.3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39901" table:style-name="ce1">
            <text:p>420039901</text:p>
          </table:table-cell>
          <table:table-cell office:value-type="string" table:style-name="ce1">
            <text:p>C.B. Anexo Escuela Agrotécnica Guatraché en Escuela Nº 13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estro Juan Puglisi 330</text:p>
          </table:table-cell>
          <table:table-cell office:value-type="string" table:style-name="ce1">
            <text:p>L6312</text:p>
          </table:table-cell>
          <table:table-cell table:style-name="ce1"/>
          <table:table-cell office:value-type="string" table:style-name="ce1">
            <text:p>SANTA TERESA</text:p>
          </table:table-cell>
          <table:table-cell office:value-type="string" table:style-name="ce1">
            <text:p>GUATRACHE</text:p>
          </table:table-cell>
          <table:table-cell office:value-type="string" table:style-name="ce1">
            <text:p>caguatrache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4" table:style-name="ce1">
            <text:p>4</text:p>
          </table:table-cell>
          <table:table-cell office:value-type="float" office:value="-37565912402989" table:style-name="ce2">
            <text:p>-37.565.912.402.989</text:p>
          </table:table-cell>
          <table:table-cell office:value-type="float" office:value="-634195383453383" table:style-name="ce2">
            <text:p>-634.195.383.453.3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0100" table:style-name="ce1">
            <text:p>420040100</text:p>
          </table:table-cell>
          <table:table-cell office:value-type="string" table:style-name="ce1">
            <text:p>Escuela Nº 33 General Manuel Belgr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vadavia 250</text:p>
          </table:table-cell>
          <table:table-cell office:value-type="string" table:style-name="ce1">
            <text:p>L8208</text:p>
          </table:table-cell>
          <table:table-cell table:style-name="ce1"/>
          <table:table-cell office:value-type="string" table:style-name="ce1">
            <text:p>JACINTO ARAUZ</text:p>
          </table:table-cell>
          <table:table-cell office:value-type="string" table:style-name="ce1">
            <text:p>HUCAL</text:p>
          </table:table-cell>
          <table:table-cell office:value-type="string" table:style-name="ce1">
            <text:p>ESCUELA33_2007@HOTMAIL.COM/ESCUELA33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80830612276442" table:style-name="ce2">
            <text:p>-380.830.612.276.442</text:p>
          </table:table-cell>
          <table:table-cell office:value-type="float" office:value="-634290788120955" table:style-name="ce2">
            <text:p>-634.290.788.120.9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0200" table:style-name="ce1">
            <text:p>420040200</text:p>
          </table:table-cell>
          <table:table-cell office:value-type="string" table:style-name="ce1">
            <text:p>Escuela Nº 16 Jerónimo Luis De Cabre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342</text:p>
          </table:table-cell>
          <table:table-cell office:value-type="string" table:style-name="ce1">
            <text:p>L8206</text:p>
          </table:table-cell>
          <table:table-cell table:style-name="ce1"/>
          <table:table-cell office:value-type="string" table:style-name="ce1">
            <text:p>GENERAL SAN MARTIN</text:p>
          </table:table-cell>
          <table:table-cell office:value-type="string" table:style-name="ce1">
            <text:p>HUCAL</text:p>
          </table:table-cell>
          <table:table-cell office:value-type="string" table:style-name="ce1">
            <text:p>ESCUELA16@LAPAMPA.EDU.AR/ESCUELA15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79779961940829" table:style-name="ce2">
            <text:p>-379.779.961.940.829</text:p>
          </table:table-cell>
          <table:table-cell office:value-type="float" office:value="-636030293757607" table:style-name="ce2">
            <text:p>-636.030.293.757.60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0300" table:style-name="ce1">
            <text:p>420040300</text:p>
          </table:table-cell>
          <table:table-cell office:value-type="string" table:style-name="ce1">
            <text:p>Escuela Normal Superior - Instituto de Formación Docente - Gral Ach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paña 150 Colegio Secundario Valle Argentino (Ex. UE Nº 30)</text:p>
          </table:table-cell>
          <table:table-cell office:value-type="string" table:style-name="ce1">
            <text:p>L8200</text:p>
          </table:table-cell>
          <table:table-cell table:style-name="ce1"/>
          <table:table-cell office:value-type="string" table:style-name="ce1">
            <text:p>GENERAL ACHA</text:p>
          </table:table-cell>
          <table:table-cell office:value-type="string" table:style-name="ce1">
            <text:p>UTRACAN</text:p>
          </table:table-cell>
          <table:table-cell office:value-type="string" table:style-name="ce1">
            <text:p>ifdga@coseganet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373800143394671" table:style-name="ce2">
            <text:p>-373.800.143.394.671</text:p>
          </table:table-cell>
          <table:table-cell office:value-type="float" office:value="-646022916266971" table:style-name="ce2">
            <text:p>-646.022.916.266.9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0400" table:style-name="ce1">
            <text:p>420040400</text:p>
          </table:table-cell>
          <table:table-cell office:value-type="string" table:style-name="ce1">
            <text:p>J.I.N. Nº 11 en Escuela Nº 245 -Cabecera-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egovia y Wilde s/n ANDRES ARCURI</text:p>
          </table:table-cell>
          <table:table-cell office:value-type="string" table:style-name="ce1">
            <text:p>L8200</text:p>
          </table:table-cell>
          <table:table-cell office:value-type="string" table:style-name="ce1">
            <text:p>412477/436889</text:p>
          </table:table-cell>
          <table:table-cell office:value-type="string" table:style-name="ce1">
            <text:p>GENERAL ACHA</text:p>
          </table:table-cell>
          <table:table-cell office:value-type="string" table:style-name="ce1">
            <text:p>UTRACAN</text:p>
          </table:table-cell>
          <table:table-cell office:value-type="string" table:style-name="ce1">
            <text:p>jin11ga@g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73850245938346" table:style-name="ce2">
            <text:p>-373.850.245.938.346</text:p>
          </table:table-cell>
          <table:table-cell office:value-type="float" office:value="-645983926140077" table:style-name="ce2">
            <text:p>-645.983.926.140.0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0401" table:style-name="ce1">
            <text:p>420040401</text:p>
          </table:table-cell>
          <table:table-cell office:value-type="string" table:style-name="ce1">
            <text:p>J.I.N. Nº 11 en Escuela Nº 1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ral. Roca 770 Centro</text:p>
          </table:table-cell>
          <table:table-cell office:value-type="string" table:style-name="ce1">
            <text:p>L8200</text:p>
          </table:table-cell>
          <table:table-cell table:style-name="ce1"/>
          <table:table-cell office:value-type="string" table:style-name="ce1">
            <text:p>GENERAL ACHA</text:p>
          </table:table-cell>
          <table:table-cell office:value-type="string" table:style-name="ce1">
            <text:p>UTRACAN</text:p>
          </table:table-cell>
          <table:table-cell office:value-type="string" table:style-name="ce1">
            <text:p>jin11ga@g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73774563719102" table:style-name="ce2">
            <text:p>-373.774.563.719.102</text:p>
          </table:table-cell>
          <table:table-cell office:value-type="float" office:value="-646053621934615" table:style-name="ce2">
            <text:p>-646.053.621.934.6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0402" table:style-name="ce1">
            <text:p>420040402</text:p>
          </table:table-cell>
          <table:table-cell office:value-type="string" table:style-name="ce1">
            <text:p>J.I.N. Nº 11 en Escuela Nº 14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oreno y Martinez de Hoz</text:p>
          </table:table-cell>
          <table:table-cell office:value-type="string" table:style-name="ce1">
            <text:p>L8200</text:p>
          </table:table-cell>
          <table:table-cell table:style-name="ce1"/>
          <table:table-cell office:value-type="string" table:style-name="ce1">
            <text:p>GENERAL ACHA</text:p>
          </table:table-cell>
          <table:table-cell office:value-type="string" table:style-name="ce1">
            <text:p>UTRACAN</text:p>
          </table:table-cell>
          <table:table-cell office:value-type="string" table:style-name="ce1">
            <text:p>jin11ga@g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7374945690339" table:style-name="ce2">
            <text:p>-37.374.945.690.339</text:p>
          </table:table-cell>
          <table:table-cell office:value-type="float" office:value="-645971183720145" table:style-name="ce2">
            <text:p>-645.971.183.720.1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0403" table:style-name="ce1">
            <text:p>420040403</text:p>
          </table:table-cell>
          <table:table-cell office:value-type="string" table:style-name="ce1">
            <text:p>J.I.N. Nº 11 en Escuela Nº 16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rrego 510</text:p>
          </table:table-cell>
          <table:table-cell office:value-type="string" table:style-name="ce1">
            <text:p>L8200</text:p>
          </table:table-cell>
          <table:table-cell table:style-name="ce1"/>
          <table:table-cell office:value-type="string" table:style-name="ce1">
            <text:p>GENERAL ACHA</text:p>
          </table:table-cell>
          <table:table-cell office:value-type="string" table:style-name="ce1">
            <text:p>UTRACAN</text:p>
          </table:table-cell>
          <table:table-cell office:value-type="string" table:style-name="ce1">
            <text:p>jin11ga@g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73704536900951" table:style-name="ce2">
            <text:p>-373.704.536.900.951</text:p>
          </table:table-cell>
          <table:table-cell office:value-type="float" office:value="-646005448526599" table:style-name="ce2">
            <text:p>-646.005.448.526.5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0405" table:style-name="ce1">
            <text:p>420040405</text:p>
          </table:table-cell>
          <table:table-cell office:value-type="string" table:style-name="ce1">
            <text:p>J.I.N. Nº 11 en Escuela Nº 25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nesa 692</text:p>
          </table:table-cell>
          <table:table-cell office:value-type="string" table:style-name="ce1">
            <text:p>L8200</text:p>
          </table:table-cell>
          <table:table-cell table:style-name="ce1"/>
          <table:table-cell office:value-type="string" table:style-name="ce1">
            <text:p>GENERAL ACHA</text:p>
          </table:table-cell>
          <table:table-cell office:value-type="string" table:style-name="ce1">
            <text:p>UTRACAN</text:p>
          </table:table-cell>
          <table:table-cell office:value-type="string" table:style-name="ce1">
            <text:p>jin11ga@g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73800691721982" table:style-name="ce2">
            <text:p>-373.800.691.721.982</text:p>
          </table:table-cell>
          <table:table-cell office:value-type="float" office:value="-646022066437417" table:style-name="ce2">
            <text:p>-646.022.066.437.4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0407" table:style-name="ce1">
            <text:p>420040407</text:p>
          </table:table-cell>
          <table:table-cell office:value-type="string" table:style-name="ce1">
            <text:p>J.I.N. Nº 11 en Escuela Nº 17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je. de los Piquillines s/n M. Silva</text:p>
          </table:table-cell>
          <table:table-cell office:value-type="string" table:style-name="ce1">
            <text:p>L8200</text:p>
          </table:table-cell>
          <table:table-cell table:style-name="ce1"/>
          <table:table-cell office:value-type="string" table:style-name="ce1">
            <text:p>GENERAL ACHA</text:p>
          </table:table-cell>
          <table:table-cell office:value-type="string" table:style-name="ce1">
            <text:p>UTRACAN</text:p>
          </table:table-cell>
          <table:table-cell office:value-type="string" table:style-name="ce1">
            <text:p>jin11ga@g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73840679476663" table:style-name="ce2">
            <text:p>-373.840.679.476.663</text:p>
          </table:table-cell>
          <table:table-cell office:value-type="float" office:value="-646018428223199" table:style-name="ce2">
            <text:p>-646.018.428.223.1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0408" table:style-name="ce1">
            <text:p>420040408</text:p>
          </table:table-cell>
          <table:table-cell office:value-type="string" table:style-name="ce1">
            <text:p>J.I.N. Nº 11 en Escuela Nº 17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va Salanueva s/n ESCUELA HOGAR</text:p>
          </table:table-cell>
          <table:table-cell office:value-type="string" table:style-name="ce1">
            <text:p>L8201</text:p>
          </table:table-cell>
          <table:table-cell table:style-name="ce1"/>
          <table:table-cell office:value-type="string" table:style-name="ce1">
            <text:p>CHACHARRAMENDI</text:p>
          </table:table-cell>
          <table:table-cell office:value-type="string" table:style-name="ce1">
            <text:p>UTRACAN</text:p>
          </table:table-cell>
          <table:table-cell office:value-type="string" table:style-name="ce1">
            <text:p>jin11ga@g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733271778" table:style-name="ce2">
            <text:p>-3.733.271.778</text:p>
          </table:table-cell>
          <table:table-cell office:value-type="float" office:value="-65649816" table:style-name="ce2">
            <text:p>-65.649.8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0410" table:style-name="ce1">
            <text:p>420040410</text:p>
          </table:table-cell>
          <table:table-cell office:value-type="string" table:style-name="ce1">
            <text:p>J.I.N. Nº 11 en Escuela Nº 11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San Martín s/n ESCUELA HOGAR</text:p>
          </table:table-cell>
          <table:table-cell office:value-type="string" table:style-name="ce1">
            <text:p>L8201</text:p>
          </table:table-cell>
          <table:table-cell table:style-name="ce1"/>
          <table:table-cell office:value-type="string" table:style-name="ce1">
            <text:p>LA REFORMA</text:p>
          </table:table-cell>
          <table:table-cell office:value-type="string" table:style-name="ce1">
            <text:p>LIMAY MAHUIDA</text:p>
          </table:table-cell>
          <table:table-cell office:value-type="string" table:style-name="ce1">
            <text:p>jin11ga@g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755083921" table:style-name="ce2">
            <text:p>-3.755.083.921</text:p>
          </table:table-cell>
          <table:table-cell office:value-type="float" office:value="-6622878666" table:style-name="ce2">
            <text:p>-6.622.878.6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0411" table:style-name="ce1">
            <text:p>420040411</text:p>
          </table:table-cell>
          <table:table-cell office:value-type="string" table:style-name="ce1">
            <text:p>J.I.N. Nº 11 en Escuela Nº 3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de la Estación 75</text:p>
          </table:table-cell>
          <table:table-cell office:value-type="string" table:style-name="ce1">
            <text:p>L6325</text:p>
          </table:table-cell>
          <table:table-cell table:style-name="ce1"/>
          <table:table-cell office:value-type="string" table:style-name="ce1">
            <text:p>QUEHUE</text:p>
          </table:table-cell>
          <table:table-cell office:value-type="string" table:style-name="ce1">
            <text:p>UTRACAN</text:p>
          </table:table-cell>
          <table:table-cell office:value-type="string" table:style-name="ce1">
            <text:p>jin11ga@g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711979112" table:style-name="ce2">
            <text:p>-3.711.979.112</text:p>
          </table:table-cell>
          <table:table-cell office:value-type="float" office:value="-6451135423" table:style-name="ce2">
            <text:p>-6.451.135.4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0412" table:style-name="ce1">
            <text:p>420040412</text:p>
          </table:table-cell>
          <table:table-cell office:value-type="string" table:style-name="ce1">
            <text:p>J.I.N. Nº 11 en Escuela Nº 10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(entre Silvio Bianchetti y 9 de Julio) PUELCHES</text:p>
          </table:table-cell>
          <table:table-cell office:value-type="string" table:style-name="ce1">
            <text:p>L8201</text:p>
          </table:table-cell>
          <table:table-cell table:style-name="ce1"/>
          <table:table-cell office:value-type="string" table:style-name="ce1">
            <text:p>PUELCHES</text:p>
          </table:table-cell>
          <table:table-cell office:value-type="string" table:style-name="ce1">
            <text:p>CURACO</text:p>
          </table:table-cell>
          <table:table-cell office:value-type="string" table:style-name="ce1">
            <text:p>jin11ga@g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814625114" table:style-name="ce2">
            <text:p>-3.814.625.114</text:p>
          </table:table-cell>
          <table:table-cell office:value-type="float" office:value="-6591249546" table:style-name="ce2">
            <text:p>-6.591.249.5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0415" table:style-name="ce1">
            <text:p>420040415</text:p>
          </table:table-cell>
          <table:table-cell office:value-type="string" table:style-name="ce1">
            <text:p>J.I.N. Nº 11 en Escuela Nº 5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Don Bosco s/n</text:p>
          </table:table-cell>
          <table:table-cell office:value-type="string" table:style-name="ce1">
            <text:p>L8214</text:p>
          </table:table-cell>
          <table:table-cell table:style-name="ce1"/>
          <table:table-cell office:value-type="string" table:style-name="ce1">
            <text:p>COLONIA SANTA MARIA</text:p>
          </table:table-cell>
          <table:table-cell office:value-type="string" table:style-name="ce1">
            <text:p>UTRACAN</text:p>
          </table:table-cell>
          <table:table-cell office:value-type="string" table:style-name="ce1">
            <text:p>jin11ga@g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749460879" table:style-name="ce2">
            <text:p>-3.749.460.879</text:p>
          </table:table-cell>
          <table:table-cell office:value-type="float" office:value="-6422661234" table:style-name="ce2">
            <text:p>-6.422.661.2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0500" table:style-name="ce1">
            <text:p>420040500</text:p>
          </table:table-cell>
          <table:table-cell office:value-type="string" table:style-name="ce1">
            <text:p>Escuela Nº 102/Colegio Secundario de Puelch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(entre Silvio Bianchet y 9 de Julio) Escuela Nº2</text:p>
          </table:table-cell>
          <table:table-cell office:value-type="string" table:style-name="ce1">
            <text:p>L8201</text:p>
          </table:table-cell>
          <table:table-cell table:style-name="ce1"/>
          <table:table-cell office:value-type="string" table:style-name="ce1">
            <text:p>PUELCHES</text:p>
          </table:table-cell>
          <table:table-cell office:value-type="string" table:style-name="ce1">
            <text:p>CURACO</text:p>
          </table:table-cell>
          <table:table-cell office:value-type="string" table:style-name="ce1">
            <text:p>escuela102@lapampa.edu.ar/escuelapuelches@g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81462429958908" table:style-name="ce2">
            <text:p>-381.462.429.958.908</text:p>
          </table:table-cell>
          <table:table-cell office:value-type="float" office:value="-659129615857315" table:style-name="ce2">
            <text:p>-659.129.615.857.3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0600" table:style-name="ce1">
            <text:p>420040600</text:p>
          </table:table-cell>
          <table:table-cell office:value-type="string" table:style-name="ce1">
            <text:p>Escuela Nº 98 Cartero Bruno Ramir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uis Laborde Escuela Hogar</text:p>
          </table:table-cell>
          <table:table-cell office:value-type="string" table:style-name="ce1">
            <text:p>L8336</text:p>
          </table:table-cell>
          <table:table-cell table:style-name="ce1"/>
          <table:table-cell office:value-type="string" table:style-name="ce1">
            <text:p>GOBERNADOR DUVAL</text:p>
          </table:table-cell>
          <table:table-cell office:value-type="string" table:style-name="ce1">
            <text:p>CURACO</text:p>
          </table:table-cell>
          <table:table-cell office:value-type="string" table:style-name="ce1">
            <text:p>ESCUELAHOGAR98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87432928038508" table:style-name="ce2">
            <text:p>-387.432.928.038.508</text:p>
          </table:table-cell>
          <table:table-cell office:value-type="float" office:value="-664360594767118" table:style-name="ce2">
            <text:p>-664.360.594.767.1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0700" table:style-name="ce1">
            <text:p>420040700</text:p>
          </table:table-cell>
          <table:table-cell office:value-type="string" table:style-name="ce1">
            <text:p>Instituto La Inmaculada - P1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dre Angel Buodo 840 Centro</text:p>
          </table:table-cell>
          <table:table-cell office:value-type="string" table:style-name="ce1">
            <text:p>L8200</text:p>
          </table:table-cell>
          <table:table-cell office:value-type="string" table:style-name="ce1">
            <text:p>436421/416421</text:p>
          </table:table-cell>
          <table:table-cell office:value-type="string" table:style-name="ce1">
            <text:p>GENERAL ACHA</text:p>
          </table:table-cell>
          <table:table-cell office:value-type="string" table:style-name="ce1">
            <text:p>UTRACAN</text:p>
          </table:table-cell>
          <table:table-cell office:value-type="string" table:style-name="ce1">
            <text:p>administra_iliga@coseganet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73789494140785" table:style-name="ce2">
            <text:p>-373.789.494.140.785</text:p>
          </table:table-cell>
          <table:table-cell office:value-type="float" office:value="-646047883285304" table:style-name="ce2">
            <text:p>-646.047.883.285.3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0800" table:style-name="ce1">
            <text:p>420040800</text:p>
          </table:table-cell>
          <table:table-cell office:value-type="string" table:style-name="ce1">
            <text:p>J.I.N. Nº 12 -Cabecera-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ral. Pico s/n</text:p>
          </table:table-cell>
          <table:table-cell office:value-type="string" table:style-name="ce1">
            <text:p>L8201</text:p>
          </table:table-cell>
          <table:table-cell table:style-name="ce1"/>
          <table:table-cell office:value-type="string" table:style-name="ce1">
            <text:p>25 DE MAYO</text:p>
          </table:table-cell>
          <table:table-cell office:value-type="string" table:style-name="ce1">
            <text:p>PUELEN</text:p>
          </table:table-cell>
          <table:table-cell office:value-type="string" table:style-name="ce1">
            <text:p>jin12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77767771273665" table:style-name="ce2">
            <text:p>-377.767.771.273.665</text:p>
          </table:table-cell>
          <table:table-cell office:value-type="float" office:value="-677120059219154" table:style-name="ce2">
            <text:p>-677.120.059.219.1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0803" table:style-name="ce1">
            <text:p>420040803</text:p>
          </table:table-cell>
          <table:table-cell office:value-type="string" table:style-name="ce1">
            <text:p>J.I.N. Nº 12 en Escuela Nº 14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ección Chacras COLONIA EL SAUZAL - Z.R. DE 25 DE MAYO</text:p>
          </table:table-cell>
          <table:table-cell office:value-type="string" table:style-name="ce1">
            <text:p>L8201</text:p>
          </table:table-cell>
          <table:table-cell table:style-name="ce1"/>
          <table:table-cell office:value-type="string" table:style-name="ce1">
            <text:p>COLONIA EL SAUZAL</text:p>
          </table:table-cell>
          <table:table-cell office:value-type="string" table:style-name="ce1">
            <text:p>PU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7709467" table:style-name="ce2">
            <text:p>-37.709.467</text:p>
          </table:table-cell>
          <table:table-cell office:value-type="float" office:value="-67742389" table:style-name="ce2">
            <text:p>-67.742.3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0804" table:style-name="ce1">
            <text:p>420040804</text:p>
          </table:table-cell>
          <table:table-cell office:value-type="string" table:style-name="ce1">
            <text:p>J.I.N. Nº 12 en Escuela Nº 15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Belgrano s/n</text:p>
          </table:table-cell>
          <table:table-cell office:value-type="string" table:style-name="ce1">
            <text:p>L8201</text:p>
          </table:table-cell>
          <table:table-cell table:style-name="ce1"/>
          <table:table-cell office:value-type="string" table:style-name="ce1">
            <text:p>PUELEN</text:p>
          </table:table-cell>
          <table:table-cell office:value-type="string" table:style-name="ce1">
            <text:p>PU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373477007906379" table:style-name="ce2">
            <text:p>-373.477.007.906.379</text:p>
          </table:table-cell>
          <table:table-cell office:value-type="float" office:value="-676255122545389" table:style-name="ce2">
            <text:p>-676.255.122.545.3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0805" table:style-name="ce1">
            <text:p>420040805</text:p>
          </table:table-cell>
          <table:table-cell office:value-type="string" table:style-name="ce1">
            <text:p>J.I.N. Nº 12 en Escuela Nº 24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Adela s/n</text:p>
          </table:table-cell>
          <table:table-cell office:value-type="string" table:style-name="ce1">
            <text:p>L8201</text:p>
          </table:table-cell>
          <table:table-cell table:style-name="ce1"/>
          <table:table-cell office:value-type="string" table:style-name="ce1">
            <text:p>25 DE MAYO</text:p>
          </table:table-cell>
          <table:table-cell office:value-type="string" table:style-name="ce1">
            <text:p>PU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2" table:style-name="ce1">
            <text:p>42</text:p>
          </table:table-cell>
          <table:table-cell office:value-type="float" office:value="-37815059341704" table:style-name="ce2">
            <text:p>-37.815.059.341.704</text:p>
          </table:table-cell>
          <table:table-cell office:value-type="float" office:value="-677066908956883" table:style-name="ce2">
            <text:p>-677.066.908.956.8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0806" table:style-name="ce1">
            <text:p>420040806</text:p>
          </table:table-cell>
          <table:table-cell office:value-type="string" table:style-name="ce1">
            <text:p>J.I.N. Nº 12 en Escuela Nº 21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8 y 5</text:p>
          </table:table-cell>
          <table:table-cell office:value-type="string" table:style-name="ce1">
            <text:p>L8202</text:p>
          </table:table-cell>
          <table:table-cell table:style-name="ce1"/>
          <table:table-cell office:value-type="string" table:style-name="ce1">
            <text:p>CASA DE PIEDRA</text:p>
          </table:table-cell>
          <table:table-cell office:value-type="string" table:style-name="ce1">
            <text:p>PU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3815491777" table:style-name="ce2">
            <text:p>-3.815.491.777</text:p>
          </table:table-cell>
          <table:table-cell office:value-type="float" office:value="-6715110614" table:style-name="ce2">
            <text:p>-6.715.110.6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0900" table:style-name="ce1">
            <text:p>420040900</text:p>
          </table:table-cell>
          <table:table-cell office:value-type="string" table:style-name="ce1">
            <text:p>Colegio Secundario Maestro Dermidio Cejas - SED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Uriburu 286</text:p>
          </table:table-cell>
          <table:table-cell office:value-type="string" table:style-name="ce1">
            <text:p>L8201</text:p>
          </table:table-cell>
          <table:table-cell table:style-name="ce1"/>
          <table:table-cell office:value-type="string" table:style-name="ce1">
            <text:p>25 DE MAYO</text:p>
          </table:table-cell>
          <table:table-cell office:value-type="string" table:style-name="ce1">
            <text:p>PUELEN</text:p>
          </table:table-cell>
          <table:table-cell office:value-type="string" table:style-name="ce1">
            <text:p>colegio.dermidiocejas@lapampa.edu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77798880226767" table:style-name="ce2">
            <text:p>-377.798.880.226.767</text:p>
          </table:table-cell>
          <table:table-cell office:value-type="float" office:value="-677091616430582" table:style-name="ce2">
            <text:p>-677.091.616.430.5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0901" table:style-name="ce1">
            <text:p>420040901</text:p>
          </table:table-cell>
          <table:table-cell office:value-type="string" table:style-name="ce1">
            <text:p>C.B. Anexo Colegio Secundario Maestro D. Cejas en Escuela Nº 18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te XIV-Fracc. A- Sec. XXV Escuela Nº 187</text:p>
          </table:table-cell>
          <table:table-cell office:value-type="string" table:style-name="ce1">
            <text:p>L8201</text:p>
          </table:table-cell>
          <table:table-cell table:style-name="ce1"/>
          <table:table-cell office:value-type="string" table:style-name="ce1">
            <text:p>COLONIA CHICA</text:p>
          </table:table-cell>
          <table:table-cell office:value-type="string" table:style-name="ce1">
            <text:p>PUELEN</text:p>
          </table:table-cell>
          <table:table-cell office:value-type="string" table:style-name="ce1">
            <text:p>escuela187@lapampa.edu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79551439337989" table:style-name="ce2">
            <text:p>-379.551.439.337.989</text:p>
          </table:table-cell>
          <table:table-cell office:value-type="float" office:value="-678243208180684" table:style-name="ce2">
            <text:p>-678.243.208.180.6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1000" table:style-name="ce1">
            <text:p>420041000</text:p>
          </table:table-cell>
          <table:table-cell office:value-type="string" table:style-name="ce1">
            <text:p>Escuela Nº 210 Malvinas Argentin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eodoro Mulena</text:p>
          </table:table-cell>
          <table:table-cell office:value-type="string" table:style-name="ce1">
            <text:p>L8201</text:p>
          </table:table-cell>
          <table:table-cell table:style-name="ce1"/>
          <table:table-cell office:value-type="string" table:style-name="ce1">
            <text:p>25 DE MAYO</text:p>
          </table:table-cell>
          <table:table-cell office:value-type="string" table:style-name="ce1">
            <text:p>PUELEN</text:p>
          </table:table-cell>
          <table:table-cell office:value-type="string" table:style-name="ce1">
            <text:p>ESCUELA21082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77755967199333" table:style-name="ce2">
            <text:p>-377.755.967.199.333</text:p>
          </table:table-cell>
          <table:table-cell office:value-type="float" office:value="-677094384063777" table:style-name="ce2">
            <text:p>-677.094.384.063.7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1100" table:style-name="ce1">
            <text:p>420041100</text:p>
          </table:table-cell>
          <table:table-cell office:value-type="string" table:style-name="ce1">
            <text:p>Instituto José Ingenieros - P34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uenos Aires 201 VILLA ARAUZ</text:p>
          </table:table-cell>
          <table:table-cell office:value-type="string" table:style-name="ce1">
            <text:p>L8208</text:p>
          </table:table-cell>
          <table:table-cell table:style-name="ce1"/>
          <table:table-cell office:value-type="string" table:style-name="ce1">
            <text:p>JACINTO ARAUZ</text:p>
          </table:table-cell>
          <table:table-cell office:value-type="string" table:style-name="ce1">
            <text:p>HUCAL</text:p>
          </table:table-cell>
          <table:table-cell office:value-type="string" table:style-name="ce1">
            <text:p>joseingenierons@cooparauz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80872764145301" table:style-name="ce2">
            <text:p>-380.872.764.145.301</text:p>
          </table:table-cell>
          <table:table-cell office:value-type="float" office:value="-634319113581768" table:style-name="ce2">
            <text:p>-634.319.113.581.7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1200" table:style-name="ce1">
            <text:p>420041200</text:p>
          </table:table-cell>
          <table:table-cell office:value-type="string" table:style-name="ce1">
            <text:p>Escuela Nº 220 República de Venezue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Plata 456</text:p>
          </table:table-cell>
          <table:table-cell office:value-type="string" table:style-name="ce1">
            <text:p>L6307</text:p>
          </table:table-cell>
          <table:table-cell table:style-name="ce1"/>
          <table:table-cell office:value-type="string" table:style-name="ce1">
            <text:p>MACACHIN</text:p>
          </table:table-cell>
          <table:table-cell office:value-type="string" table:style-name="ce1">
            <text:p>ATREUCO</text:p>
          </table:table-cell>
          <table:table-cell office:value-type="string" table:style-name="ce1">
            <text:p>ESCUELA220@LAPAMPA.EDU.AR/ESC.220MACLP@G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71407609286677" table:style-name="ce2">
            <text:p>-371.407.609.286.677</text:p>
          </table:table-cell>
          <table:table-cell office:value-type="float" office:value="-63664229448617" table:style-name="ce2">
            <text:p>-63.664.229.448.6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1300" table:style-name="ce1">
            <text:p>420041300</text:p>
          </table:table-cell>
          <table:table-cell office:value-type="string" table:style-name="ce1">
            <text:p>E.P.E.T. Nº 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Pampa 582</text:p>
          </table:table-cell>
          <table:table-cell office:value-type="string" table:style-name="ce1">
            <text:p>L6307</text:p>
          </table:table-cell>
          <table:table-cell table:style-name="ce1"/>
          <table:table-cell office:value-type="string" table:style-name="ce1">
            <text:p>MACACHIN</text:p>
          </table:table-cell>
          <table:table-cell office:value-type="string" table:style-name="ce1">
            <text:p>ATREUCO</text:p>
          </table:table-cell>
          <table:table-cell office:value-type="string" table:style-name="ce1">
            <text:p>epet5m@yahoo.com.ar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4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371330440098449" table:style-name="ce2">
            <text:p>-371.330.440.098.449</text:p>
          </table:table-cell>
          <table:table-cell office:value-type="float" office:value="-636625420848444" table:style-name="ce2">
            <text:p>-636.625.420.848.4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1500" table:style-name="ce1">
            <text:p>420041500</text:p>
          </table:table-cell>
          <table:table-cell office:value-type="string" table:style-name="ce1">
            <text:p>Escuela Nº 82 Sal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mpa 251</text:p>
          </table:table-cell>
          <table:table-cell office:value-type="string" table:style-name="ce1">
            <text:p>L6307</text:p>
          </table:table-cell>
          <table:table-cell table:style-name="ce1"/>
          <table:table-cell office:value-type="string" table:style-name="ce1">
            <text:p>MACACHIN</text:p>
          </table:table-cell>
          <table:table-cell office:value-type="string" table:style-name="ce1">
            <text:p>ATREUCO</text:p>
          </table:table-cell>
          <table:table-cell office:value-type="string" table:style-name="ce1">
            <text:p>escuela82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71327199273766" table:style-name="ce2">
            <text:p>-371.327.199.273.766</text:p>
          </table:table-cell>
          <table:table-cell office:value-type="float" office:value="-636664954102451" table:style-name="ce2">
            <text:p>-636.664.954.102.4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1600" table:style-name="ce1">
            <text:p>420041600</text:p>
          </table:table-cell>
          <table:table-cell office:value-type="string" table:style-name="ce1">
            <text:p>E.P.E.T. Nº 9 - Sed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12 de Octubre 546</text:p>
          </table:table-cell>
          <table:table-cell office:value-type="string" table:style-name="ce1">
            <text:p>L8208</text:p>
          </table:table-cell>
          <table:table-cell table:style-name="ce1"/>
          <table:table-cell office:value-type="string" table:style-name="ce1">
            <text:p>JACINTO ARAUZ</text:p>
          </table:table-cell>
          <table:table-cell office:value-type="string" table:style-name="ce1">
            <text:p>HUCAL</text:p>
          </table:table-cell>
          <table:table-cell office:value-type="string" table:style-name="ce1">
            <text:p>epet9@lapampa.edu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380884047880284" table:style-name="ce2">
            <text:p>-380.884.047.880.284</text:p>
          </table:table-cell>
          <table:table-cell office:value-type="float" office:value="-634272857363877" table:style-name="ce2">
            <text:p>-634.272.857.363.8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1601" table:style-name="ce1">
            <text:p>420041601</text:p>
          </table:table-cell>
          <table:table-cell office:value-type="string" table:style-name="ce1">
            <text:p>C.B. Anexo EPET Nº 9 en Escuela Nº 12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Z.R. JACINTO ARAUZ S/N Escuela Nº 127</text:p>
          </table:table-cell>
          <table:table-cell office:value-type="string" table:style-name="ce1">
            <text:p>L8208</text:p>
          </table:table-cell>
          <table:table-cell table:style-name="ce1"/>
          <table:table-cell office:value-type="string" table:style-name="ce1">
            <text:p>COLONIA SAN ROSARIO</text:p>
          </table:table-cell>
          <table:table-cell office:value-type="string" table:style-name="ce1">
            <text:p>CALEU CALEU</text:p>
          </table:table-cell>
          <table:table-cell office:value-type="string" table:style-name="ce1">
            <text:p>escuela127@lapampa.edu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4" table:style-name="ce1">
            <text:p>4</text:p>
          </table:table-cell>
          <table:table-cell office:value-type="float" office:value="-383555491268609" table:style-name="ce2">
            <text:p>-383.555.491.268.609</text:p>
          </table:table-cell>
          <table:table-cell office:value-type="float" office:value="-634077479926905" table:style-name="ce2">
            <text:p>-634.077.479.926.9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1700" table:style-name="ce1">
            <text:p>420041700</text:p>
          </table:table-cell>
          <table:table-cell office:value-type="string" table:style-name="ce1">
            <text:p>Escuela Nº 60 Felipe Gar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Colón 720</text:p>
          </table:table-cell>
          <table:table-cell office:value-type="string" table:style-name="ce1">
            <text:p>L6311</text:p>
          </table:table-cell>
          <table:table-cell table:style-name="ce1"/>
          <table:table-cell office:value-type="string" table:style-name="ce1">
            <text:p>GUATRACHE</text:p>
          </table:table-cell>
          <table:table-cell office:value-type="string" table:style-name="ce1">
            <text:p>GUATRACHE</text:p>
          </table:table-cell>
          <table:table-cell office:value-type="string" table:style-name="ce1">
            <text:p>ESCUELA60FELIPEGARRO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76726193210429" table:style-name="ce2">
            <text:p>-376.726.193.210.429</text:p>
          </table:table-cell>
          <table:table-cell office:value-type="float" office:value="-635347938118558" table:style-name="ce2">
            <text:p>-635.347.938.118.55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1800" table:style-name="ce1">
            <text:p>420041800</text:p>
          </table:table-cell>
          <table:table-cell office:value-type="string" table:style-name="ce1">
            <text:p>Escuela Nº 135 Provincia de Jujuy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estro Juan Puglisi 330</text:p>
          </table:table-cell>
          <table:table-cell office:value-type="string" table:style-name="ce1">
            <text:p>L6312</text:p>
          </table:table-cell>
          <table:table-cell table:style-name="ce1"/>
          <table:table-cell office:value-type="string" table:style-name="ce1">
            <text:p>SANTA TERESA</text:p>
          </table:table-cell>
          <table:table-cell office:value-type="string" table:style-name="ce1">
            <text:p>GUATRACHE</text:p>
          </table:table-cell>
          <table:table-cell office:value-type="string" table:style-name="ce1">
            <text:p>ESCUELA135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75730289306937" table:style-name="ce2">
            <text:p>-375.730.289.306.937</text:p>
          </table:table-cell>
          <table:table-cell office:value-type="float" office:value="-634311402802664" table:style-name="ce2">
            <text:p>-634.311.402.802.6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1900" table:style-name="ce1">
            <text:p>420041900</text:p>
          </table:table-cell>
          <table:table-cell office:value-type="string" table:style-name="ce1">
            <text:p>Escuela Nº 174 Aurelia Desch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3</text:p>
          </table:table-cell>
          <table:table-cell office:value-type="string" table:style-name="ce1">
            <text:p>L8212</text:p>
          </table:table-cell>
          <table:table-cell table:style-name="ce1"/>
          <table:table-cell office:value-type="string" table:style-name="ce1">
            <text:p>PERU</text:p>
          </table:table-cell>
          <table:table-cell office:value-type="string" table:style-name="ce1">
            <text:p>GUATRACHE</text:p>
          </table:table-cell>
          <table:table-cell office:value-type="string" table:style-name="ce1">
            <text:p>ESCUELA174@LAPAMPA.EDU.AR/ESCUELA174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76618675382231" table:style-name="ce2">
            <text:p>-376.618.675.382.231</text:p>
          </table:table-cell>
          <table:table-cell office:value-type="float" office:value="-641380309771363" table:style-name="ce2">
            <text:p>-641.380.309.771.3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2200" table:style-name="ce1">
            <text:p>420042200</text:p>
          </table:table-cell>
          <table:table-cell office:value-type="string" table:style-name="ce1">
            <text:p>Escuela Nº 73 Justina Portas de Ot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º 9 KM 11 Lote 5 Frac. C Sec. IX</text:p>
          </table:table-cell>
          <table:table-cell office:value-type="string" table:style-name="ce1">
            <text:p>L8203</text:p>
          </table:table-cell>
          <table:table-cell table:style-name="ce1"/>
          <table:table-cell office:value-type="string" table:style-name="ce1">
            <text:p>UTRACAN</text:p>
          </table:table-cell>
          <table:table-cell office:value-type="string" table:style-name="ce1">
            <text:p>UTRAC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728433274" table:style-name="ce2">
            <text:p>-3.728.433.274</text:p>
          </table:table-cell>
          <table:table-cell office:value-type="float" office:value="-6456797365" table:style-name="ce2">
            <text:p>-6.456.797.3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2300" table:style-name="ce1">
            <text:p>420042300</text:p>
          </table:table-cell>
          <table:table-cell office:value-type="string" table:style-name="ce1">
            <text:p>Escuela Nº 32 Lancha Rápida A.R.A. Indomi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de la Estación 75</text:p>
          </table:table-cell>
          <table:table-cell office:value-type="string" table:style-name="ce1">
            <text:p>L8203</text:p>
          </table:table-cell>
          <table:table-cell table:style-name="ce1"/>
          <table:table-cell office:value-type="string" table:style-name="ce1">
            <text:p>QUEHUE</text:p>
          </table:table-cell>
          <table:table-cell office:value-type="string" table:style-name="ce1">
            <text:p>UTRACAN</text:p>
          </table:table-cell>
          <table:table-cell office:value-type="string" table:style-name="ce1">
            <text:p>ESCUELAHOGARQUEHUE@LAPAMPA.GOV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711979112" table:style-name="ce2">
            <text:p>-3.711.979.112</text:p>
          </table:table-cell>
          <table:table-cell office:value-type="float" office:value="-6451135423" table:style-name="ce2">
            <text:p>-6.451.135.4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2400" table:style-name="ce1">
            <text:p>420042400</text:p>
          </table:table-cell>
          <table:table-cell office:value-type="string" table:style-name="ce1">
            <text:p>Escuela Nº 45 General Nicolás Levall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eyrredón 168</text:p>
          </table:table-cell>
          <table:table-cell office:value-type="string" table:style-name="ce1">
            <text:p>L6308</text:p>
          </table:table-cell>
          <table:table-cell office:value-type="string" table:style-name="ce1">
            <text:p>496029/452913</text:p>
          </table:table-cell>
          <table:table-cell office:value-type="string" table:style-name="ce1">
            <text:p>ATALIVA ROCA</text:p>
          </table:table-cell>
          <table:table-cell office:value-type="string" table:style-name="ce1">
            <text:p>UTRACAN</text:p>
          </table:table-cell>
          <table:table-cell office:value-type="string" table:style-name="ce1">
            <text:p>GENERALNICOLÁSLEVALLE@YAHOO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702930604" table:style-name="ce2">
            <text:p>-3.702.930.604</text:p>
          </table:table-cell>
          <table:table-cell office:value-type="float" office:value="-642822997" table:style-name="ce2">
            <text:p>-642.822.9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2500" table:style-name="ce1">
            <text:p>420042500</text:p>
          </table:table-cell>
          <table:table-cell office:value-type="string" table:style-name="ce1">
            <text:p>Escuela Técnico Agropecuar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152 Km 30</text:p>
          </table:table-cell>
          <table:table-cell office:value-type="string" table:style-name="ce1">
            <text:p>L8200</text:p>
          </table:table-cell>
          <table:table-cell table:style-name="ce1"/>
          <table:table-cell office:value-type="string" table:style-name="ce1">
            <text:p>GENERAL ACHA</text:p>
          </table:table-cell>
          <table:table-cell office:value-type="string" table:style-name="ce1">
            <text:p>UTRACAN</text:p>
          </table:table-cell>
          <table:table-cell office:value-type="string" table:style-name="ce1">
            <text:p>etaga@coseganet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373652154689302" table:style-name="ce2">
            <text:p>-373.652.154.689.302</text:p>
          </table:table-cell>
          <table:table-cell office:value-type="float" office:value="-646168516957398" table:style-name="ce2">
            <text:p>-646.168.516.957.3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2501" table:style-name="ce1">
            <text:p>420042501</text:p>
          </table:table-cell>
          <table:table-cell office:value-type="string" table:style-name="ce1">
            <text:p>C.B. Anexo Escuela Técnico Agropecuaria en Escuela Nº 3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de la Estación 75 Escuela Nº 32</text:p>
          </table:table-cell>
          <table:table-cell office:value-type="string" table:style-name="ce1">
            <text:p>L8203</text:p>
          </table:table-cell>
          <table:table-cell table:style-name="ce1"/>
          <table:table-cell office:value-type="string" table:style-name="ce1">
            <text:p>QUEHUE</text:p>
          </table:table-cell>
          <table:table-cell office:value-type="string" table:style-name="ce1">
            <text:p>UTRACAN</text:p>
          </table:table-cell>
          <table:table-cell office:value-type="string" table:style-name="ce1">
            <text:p>escuela32@lapampa.mce.gov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4" table:style-name="ce1">
            <text:p>4</text:p>
          </table:table-cell>
          <table:table-cell office:value-type="float" office:value="-371243798771555" table:style-name="ce2">
            <text:p>-371.243.798.771.555</text:p>
          </table:table-cell>
          <table:table-cell office:value-type="float" office:value="-645117575955792" table:style-name="ce2">
            <text:p>-645.117.575.955.7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2700" table:style-name="ce1">
            <text:p>420042700</text:p>
          </table:table-cell>
          <table:table-cell office:value-type="string" table:style-name="ce1">
            <text:p>Colegio Secundario Colonia Santa Marí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Don Bosco</text:p>
          </table:table-cell>
          <table:table-cell office:value-type="string" table:style-name="ce1">
            <text:p>L8214</text:p>
          </table:table-cell>
          <table:table-cell table:style-name="ce1"/>
          <table:table-cell office:value-type="string" table:style-name="ce1">
            <text:p>COLONIA SANTA MARIA</text:p>
          </table:table-cell>
          <table:table-cell office:value-type="string" table:style-name="ce1">
            <text:p>UTRACAN</text:p>
          </table:table-cell>
          <table:table-cell office:value-type="string" table:style-name="ce1">
            <text:p>COLEGIOSANTAMARIA@LAPAMPA.EDU.AR/ESCUELA59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7494540466705" table:style-name="ce2">
            <text:p>-37.494.540.466.705</text:p>
          </table:table-cell>
          <table:table-cell office:value-type="float" office:value="-642267813319055" table:style-name="ce2">
            <text:p>-642.267.813.319.0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2800" table:style-name="ce1">
            <text:p>420042800</text:p>
          </table:table-cell>
          <table:table-cell office:value-type="string" table:style-name="ce1">
            <text:p>Escuela de Adultos Nº 4 Juan A. Pér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llaneda 827 Centro Escuela N° 11</text:p>
          </table:table-cell>
          <table:table-cell office:value-type="string" table:style-name="ce1">
            <text:p>L8200</text:p>
          </table:table-cell>
          <table:table-cell table:style-name="ce1"/>
          <table:table-cell office:value-type="string" table:style-name="ce1">
            <text:p>GENERAL ACHA</text:p>
          </table:table-cell>
          <table:table-cell office:value-type="string" table:style-name="ce1">
            <text:p>UTRACA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373775366897727" table:style-name="ce2">
            <text:p>-373.775.366.897.727</text:p>
          </table:table-cell>
          <table:table-cell office:value-type="float" office:value="-646047717771592" table:style-name="ce2">
            <text:p>-646.047.717.771.5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2900" table:style-name="ce1">
            <text:p>420042900</text:p>
          </table:table-cell>
          <table:table-cell office:value-type="string" table:style-name="ce1">
            <text:p>Escuela Nº 17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° 34 Z.R. 25 DE MAYO</text:p>
          </table:table-cell>
          <table:table-cell office:value-type="string" table:style-name="ce1">
            <text:p>L8201</text:p>
          </table:table-cell>
          <table:table-cell table:style-name="ce1"/>
          <table:table-cell office:value-type="string" table:style-name="ce1">
            <text:p>25 DE MAYO</text:p>
          </table:table-cell>
          <table:table-cell office:value-type="string" table:style-name="ce1">
            <text:p>PU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7815059341704" table:style-name="ce2">
            <text:p>-37.815.059.341.704</text:p>
          </table:table-cell>
          <table:table-cell office:value-type="float" office:value="-677066908956883" table:style-name="ce2">
            <text:p>-677.066.908.956.8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3000" table:style-name="ce1">
            <text:p>420043000</text:p>
          </table:table-cell>
          <table:table-cell office:value-type="string" table:style-name="ce1">
            <text:p>Escuela Nº 141 Jacinto Guiñazú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ección Chacras Chacra N 35 - 25 DE MAYO</text:p>
          </table:table-cell>
          <table:table-cell office:value-type="string" table:style-name="ce1">
            <text:p>L8201</text:p>
          </table:table-cell>
          <table:table-cell table:style-name="ce1"/>
          <table:table-cell office:value-type="string" table:style-name="ce1">
            <text:p>COLONIA EL SAUZAL</text:p>
          </table:table-cell>
          <table:table-cell office:value-type="string" table:style-name="ce1">
            <text:p>PUELEN</text:p>
          </table:table-cell>
          <table:table-cell office:value-type="string" table:style-name="ce1">
            <text:p>ESCUELA141@HOTMAIL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7708997149384" table:style-name="ce2">
            <text:p>-37.708.997.149.384</text:p>
          </table:table-cell>
          <table:table-cell office:value-type="float" office:value="-677419810724023" table:style-name="ce2">
            <text:p>-677.419.810.724.0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3100" table:style-name="ce1">
            <text:p>420043100</text:p>
          </table:table-cell>
          <table:table-cell office:value-type="string" table:style-name="ce1">
            <text:p>J.I.N. Nº 13 -Cabecera- María Elena Walsh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ucumán 553</text:p>
          </table:table-cell>
          <table:table-cell office:value-type="string" table:style-name="ce1">
            <text:p>L6307</text:p>
          </table:table-cell>
          <table:table-cell table:style-name="ce1"/>
          <table:table-cell office:value-type="string" table:style-name="ce1">
            <text:p>MACACHIN</text:p>
          </table:table-cell>
          <table:table-cell office:value-type="string" table:style-name="ce1">
            <text:p>ATREUCO</text:p>
          </table:table-cell>
          <table:table-cell office:value-type="string" table:style-name="ce1">
            <text:p>jin13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713898080864" table:style-name="ce2">
            <text:p>-3.713.898.080.864</text:p>
          </table:table-cell>
          <table:table-cell office:value-type="float" office:value="-636619176612137" table:style-name="ce2">
            <text:p>-636.619.176.612.1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3102" table:style-name="ce1">
            <text:p>420043102</text:p>
          </table:table-cell>
          <table:table-cell office:value-type="string" table:style-name="ce1">
            <text:p>J.I.N. Nº 13 en Escuela Nº 8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Uruguay 364</text:p>
          </table:table-cell>
          <table:table-cell office:value-type="string" table:style-name="ce1">
            <text:p>L6305</text:p>
          </table:table-cell>
          <table:table-cell table:style-name="ce1"/>
          <table:table-cell office:value-type="string" table:style-name="ce1">
            <text:p>DOBLAS</text:p>
          </table:table-cell>
          <table:table-cell office:value-type="string" table:style-name="ce1">
            <text:p>ATREUCO</text:p>
          </table:table-cell>
          <table:table-cell office:value-type="string" table:style-name="ce1">
            <text:p>jin13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715013688" table:style-name="ce2">
            <text:p>-3.715.013.688</text:p>
          </table:table-cell>
          <table:table-cell office:value-type="float" office:value="-6400717982" table:style-name="ce2">
            <text:p>-6.400.717.9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3103" table:style-name="ce1">
            <text:p>420043103</text:p>
          </table:table-cell>
          <table:table-cell office:value-type="string" table:style-name="ce1">
            <text:p>J.I.N. Nº 13 en Escuela Nº 9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juy s/n</text:p>
          </table:table-cell>
          <table:table-cell office:value-type="string" table:style-name="ce1">
            <text:p>L6301</text:p>
          </table:table-cell>
          <table:table-cell table:style-name="ce1"/>
          <table:table-cell office:value-type="string" table:style-name="ce1">
            <text:p>MIGUEL RIGLOS</text:p>
          </table:table-cell>
          <table:table-cell office:value-type="string" table:style-name="ce1">
            <text:p>ATREUCO</text:p>
          </table:table-cell>
          <table:table-cell office:value-type="string" table:style-name="ce1">
            <text:p>jin13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6854243693517" table:style-name="ce2">
            <text:p>-36.854.243.693.517</text:p>
          </table:table-cell>
          <table:table-cell office:value-type="float" office:value="-636848062044599" table:style-name="ce2">
            <text:p>-636.848.062.044.5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3104" table:style-name="ce1">
            <text:p>420043104</text:p>
          </table:table-cell>
          <table:table-cell office:value-type="string" table:style-name="ce1">
            <text:p>J.I.N. Nº 13 en Escuela Nº 11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eberto Espel s/n</text:p>
          </table:table-cell>
          <table:table-cell office:value-type="string" table:style-name="ce1">
            <text:p>L6301</text:p>
          </table:table-cell>
          <table:table-cell table:style-name="ce1"/>
          <table:table-cell office:value-type="string" table:style-name="ce1">
            <text:p>TOMAS M ANCHORENA</text:p>
          </table:table-cell>
          <table:table-cell office:value-type="string" table:style-name="ce1">
            <text:p>ATREUCO</text:p>
          </table:table-cell>
          <table:table-cell office:value-type="string" table:style-name="ce1">
            <text:p>jin13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6842403" table:style-name="ce2">
            <text:p>-36.842.403</text:p>
          </table:table-cell>
          <table:table-cell office:value-type="float" office:value="-63521687" table:style-name="ce2">
            <text:p>-63.521.6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3105" table:style-name="ce1">
            <text:p>420043105</text:p>
          </table:table-cell>
          <table:table-cell office:value-type="string" table:style-name="ce1">
            <text:p>J.I.N. Nº 13 en Escuela Nº 7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usso s/n</text:p>
          </table:table-cell>
          <table:table-cell office:value-type="string" table:style-name="ce1">
            <text:p>L6305</text:p>
          </table:table-cell>
          <table:table-cell table:style-name="ce1"/>
          <table:table-cell office:value-type="string" table:style-name="ce1">
            <text:p>ROLON</text:p>
          </table:table-cell>
          <table:table-cell office:value-type="string" table:style-name="ce1">
            <text:p>ATREUCO</text:p>
          </table:table-cell>
          <table:table-cell office:value-type="string" table:style-name="ce1">
            <text:p>jin13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716618973" table:style-name="ce2">
            <text:p>-3.716.618.973</text:p>
          </table:table-cell>
          <table:table-cell office:value-type="float" office:value="-6341205371" table:style-name="ce2">
            <text:p>-6.341.205.3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3107" table:style-name="ce1">
            <text:p>420043107</text:p>
          </table:table-cell>
          <table:table-cell office:value-type="string" table:style-name="ce1">
            <text:p>J.I.N. Nº 13 en Escuela Nº 13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lvinas Argentinas s/n</text:p>
          </table:table-cell>
          <table:table-cell office:value-type="string" table:style-name="ce1">
            <text:p>L6309</text:p>
          </table:table-cell>
          <table:table-cell table:style-name="ce1"/>
          <table:table-cell office:value-type="string" table:style-name="ce1">
            <text:p>GENERAL MANUEL J CAMPOS</text:p>
          </table:table-cell>
          <table:table-cell office:value-type="string" table:style-name="ce1">
            <text:p>GUATRACHE</text:p>
          </table:table-cell>
          <table:table-cell office:value-type="string" table:style-name="ce1">
            <text:p>jin13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745855186" table:style-name="ce2">
            <text:p>-3.745.855.186</text:p>
          </table:table-cell>
          <table:table-cell office:value-type="float" office:value="-6358701571" table:style-name="ce2">
            <text:p>-6.358.701.5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3109" table:style-name="ce1">
            <text:p>420043109</text:p>
          </table:table-cell>
          <table:table-cell office:value-type="string" table:style-name="ce1">
            <text:p>J.I.N. Nº 13 en Escuela Nº 6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berdi s/n</text:p>
          </table:table-cell>
          <table:table-cell office:value-type="string" table:style-name="ce1">
            <text:p>L6309</text:p>
          </table:table-cell>
          <table:table-cell table:style-name="ce1"/>
          <table:table-cell office:value-type="string" table:style-name="ce1">
            <text:p>ALPACHIRI</text:p>
          </table:table-cell>
          <table:table-cell office:value-type="string" table:style-name="ce1">
            <text:p>GUATRACHE</text:p>
          </table:table-cell>
          <table:table-cell office:value-type="string" table:style-name="ce1">
            <text:p>jin13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737608876" table:style-name="ce2">
            <text:p>-3.737.608.876</text:p>
          </table:table-cell>
          <table:table-cell office:value-type="float" office:value="-6377576679" table:style-name="ce2">
            <text:p>-6.377.576.6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3112" table:style-name="ce1">
            <text:p>420043112</text:p>
          </table:table-cell>
          <table:table-cell office:value-type="string" table:style-name="ce1">
            <text:p>J.I.N. Nº 13 en Escuela Nº 19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Z.R. Gral. Campos COLONIA SAN JUAN</text:p>
          </table:table-cell>
          <table:table-cell office:value-type="string" table:style-name="ce1">
            <text:p>L6309</text:p>
          </table:table-cell>
          <table:table-cell table:style-name="ce1"/>
          <table:table-cell office:value-type="string" table:style-name="ce1">
            <text:p>COLONIA SAN JUAN</text:p>
          </table:table-cell>
          <table:table-cell office:value-type="string" table:style-name="ce1">
            <text:p>GUATRACH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741825418" table:style-name="ce2">
            <text:p>-3.741.825.418</text:p>
          </table:table-cell>
          <table:table-cell office:value-type="float" office:value="-634414187" table:style-name="ce2">
            <text:p>-634.414.1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3113" table:style-name="ce1">
            <text:p>420043113</text:p>
          </table:table-cell>
          <table:table-cell office:value-type="string" table:style-name="ce1">
            <text:p>J.I.N. Nº 13 en Escuela Nº 18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Z.R. Macachín CNIA. EL PORVENIR</text:p>
          </table:table-cell>
          <table:table-cell office:value-type="string" table:style-name="ce1">
            <text:p>L6305</text:p>
          </table:table-cell>
          <table:table-cell table:style-name="ce1"/>
          <table:table-cell office:value-type="string" table:style-name="ce1">
            <text:p>COLONIA EL PROVENIR</text:p>
          </table:table-cell>
          <table:table-cell office:value-type="string" table:style-name="ce1">
            <text:p>ATREU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703361099" table:style-name="ce2">
            <text:p>-3.703.361.099</text:p>
          </table:table-cell>
          <table:table-cell office:value-type="float" office:value="-6360987828" table:style-name="ce2">
            <text:p>-6.360.987.8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3114" table:style-name="ce1">
            <text:p>420043114</text:p>
          </table:table-cell>
          <table:table-cell office:value-type="string" table:style-name="ce1">
            <text:p>J.I.N. Nº 13 en Escuela Nº 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° 1 Km 215 CNIA. SAN MIGUEL -ZR. MIGUEL RIGLOS</text:p>
          </table:table-cell>
          <table:table-cell office:value-type="string" table:style-name="ce1">
            <text:p>L6301</text:p>
          </table:table-cell>
          <table:table-cell table:style-name="ce1"/>
          <table:table-cell office:value-type="string" table:style-name="ce1">
            <text:p>COLONIA SAN MIGUEL</text:p>
          </table:table-cell>
          <table:table-cell office:value-type="string" table:style-name="ce1">
            <text:p>CATRILO</text:p>
          </table:table-cell>
          <table:table-cell office:value-type="string" table:style-name="ce1">
            <text:p>jin13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667294558" table:style-name="ce2">
            <text:p>-3.667.294.558</text:p>
          </table:table-cell>
          <table:table-cell office:value-type="float" office:value="-6366446349" table:style-name="ce2">
            <text:p>-6.366.446.3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3115" table:style-name="ce1">
            <text:p>420043115</text:p>
          </table:table-cell>
          <table:table-cell office:value-type="string" table:style-name="ce1">
            <text:p>J.I.N. Nº 13 en Escuela Nº 25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Z.R. Rolón HIDALGO Z.N DE ROLON</text:p>
          </table:table-cell>
          <table:table-cell office:value-type="string" table:style-name="ce1">
            <text:p>L6305</text:p>
          </table:table-cell>
          <table:table-cell table:style-name="ce1"/>
          <table:table-cell office:value-type="string" table:style-name="ce1">
            <text:p>HIDALGO</text:p>
          </table:table-cell>
          <table:table-cell office:value-type="string" table:style-name="ce1">
            <text:p>ATREU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371758820709233" table:style-name="ce2">
            <text:p>-371.758.820.709.233</text:p>
          </table:table-cell>
          <table:table-cell office:value-type="float" office:value="-634987136426709" table:style-name="ce2">
            <text:p>-634.987.136.426.7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3200" table:style-name="ce1">
            <text:p>420043200</text:p>
          </table:table-cell>
          <table:table-cell office:value-type="string" table:style-name="ce1">
            <text:p>J.I.N. Nº 18 -Cabecera-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zcuénaga 435 Pampero</text:p>
          </table:table-cell>
          <table:table-cell office:value-type="string" table:style-name="ce1">
            <text:p>L6311</text:p>
          </table:table-cell>
          <table:table-cell table:style-name="ce1"/>
          <table:table-cell office:value-type="string" table:style-name="ce1">
            <text:p>GUATRACHE</text:p>
          </table:table-cell>
          <table:table-cell office:value-type="string" table:style-name="ce1">
            <text:p>GUATRACHE</text:p>
          </table:table-cell>
          <table:table-cell office:value-type="string" table:style-name="ce1">
            <text:p>jin18pch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76689710482806" table:style-name="ce2">
            <text:p>-376.689.710.482.806</text:p>
          </table:table-cell>
          <table:table-cell office:value-type="float" office:value="-63545420496656" table:style-name="ce2">
            <text:p>-63.545.420.496.6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3203" table:style-name="ce1">
            <text:p>420043203</text:p>
          </table:table-cell>
          <table:table-cell office:value-type="string" table:style-name="ce1">
            <text:p>J.I.N. Nº 18 en Escuela Nº 13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estro Juan Puglisi 330</text:p>
          </table:table-cell>
          <table:table-cell office:value-type="string" table:style-name="ce1">
            <text:p>L6311</text:p>
          </table:table-cell>
          <table:table-cell table:style-name="ce1"/>
          <table:table-cell office:value-type="string" table:style-name="ce1">
            <text:p>SANTA TERESA</text:p>
          </table:table-cell>
          <table:table-cell office:value-type="string" table:style-name="ce1">
            <text:p>GUATRACH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7572774" table:style-name="ce2">
            <text:p>-37.572.774</text:p>
          </table:table-cell>
          <table:table-cell office:value-type="float" office:value="-63432024" table:style-name="ce2">
            <text:p>-63.432.0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3205" table:style-name="ce1">
            <text:p>420043205</text:p>
          </table:table-cell>
          <table:table-cell office:value-type="string" table:style-name="ce1">
            <text:p>J.I.N. Nº 18 en Escuela Nº 8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ierra del Fuego 425</text:p>
          </table:table-cell>
          <table:table-cell office:value-type="string" table:style-name="ce1">
            <text:p>L8212</text:p>
          </table:table-cell>
          <table:table-cell table:style-name="ce1"/>
          <table:table-cell office:value-type="string" table:style-name="ce1">
            <text:p>ABRAMO</text:p>
          </table:table-cell>
          <table:table-cell office:value-type="string" table:style-name="ce1">
            <text:p>HUC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789726327" table:style-name="ce2">
            <text:p>-3.789.726.327</text:p>
          </table:table-cell>
          <table:table-cell office:value-type="float" office:value="-6385070502" table:style-name="ce2">
            <text:p>-6.385.070.5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3206" table:style-name="ce1">
            <text:p>420043206</text:p>
          </table:table-cell>
          <table:table-cell office:value-type="string" table:style-name="ce1">
            <text:p>J.I.N. Nº 18 en Escuela Nº 1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omualdo y Pedro Nieves 150</text:p>
          </table:table-cell>
          <table:table-cell office:value-type="string" table:style-name="ce1">
            <text:p>L8204</text:p>
          </table:table-cell>
          <table:table-cell table:style-name="ce1"/>
          <table:table-cell office:value-type="string" table:style-name="ce1">
            <text:p>BERNASCONI</text:p>
          </table:table-cell>
          <table:table-cell office:value-type="string" table:style-name="ce1">
            <text:p>HUC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790429619" table:style-name="ce2">
            <text:p>-3.790.429.619</text:p>
          </table:table-cell>
          <table:table-cell office:value-type="float" office:value="-6374072934" table:style-name="ce2">
            <text:p>-6.374.072.9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3207" table:style-name="ce1">
            <text:p>420043207</text:p>
          </table:table-cell>
          <table:table-cell office:value-type="string" table:style-name="ce1">
            <text:p>J.I.N. Nº 18 en Escuela Nº 1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paña 358</text:p>
          </table:table-cell>
          <table:table-cell office:value-type="string" table:style-name="ce1">
            <text:p>L8206</text:p>
          </table:table-cell>
          <table:table-cell table:style-name="ce1"/>
          <table:table-cell office:value-type="string" table:style-name="ce1">
            <text:p>GENERAL SAN MARTIN</text:p>
          </table:table-cell>
          <table:table-cell office:value-type="string" table:style-name="ce1">
            <text:p>HUC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79780880737558" table:style-name="ce2">
            <text:p>-379.780.880.737.558</text:p>
          </table:table-cell>
          <table:table-cell office:value-type="float" office:value="-636029475973625" table:style-name="ce2">
            <text:p>-636.029.475.973.6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3208" table:style-name="ce1">
            <text:p>420043208</text:p>
          </table:table-cell>
          <table:table-cell office:value-type="string" table:style-name="ce1">
            <text:p>J.I.N. Nº 18 en Escuela Nº 3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paña s/n y Rivadavia</text:p>
          </table:table-cell>
          <table:table-cell office:value-type="string" table:style-name="ce1">
            <text:p>L8208</text:p>
          </table:table-cell>
          <table:table-cell table:style-name="ce1"/>
          <table:table-cell office:value-type="string" table:style-name="ce1">
            <text:p>JACINTO ARAUZ</text:p>
          </table:table-cell>
          <table:table-cell office:value-type="string" table:style-name="ce1">
            <text:p>HUC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80838777323712" table:style-name="ce2">
            <text:p>-380.838.777.323.712</text:p>
          </table:table-cell>
          <table:table-cell office:value-type="float" office:value="-634279463750674" table:style-name="ce2">
            <text:p>-634.279.463.750.6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3210" table:style-name="ce1">
            <text:p>420043210</text:p>
          </table:table-cell>
          <table:table-cell office:value-type="string" table:style-name="ce1">
            <text:p>J.I.N. N° 18 en Escuela N° 11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in Nombre</text:p>
          </table:table-cell>
          <table:table-cell office:value-type="string" table:style-name="ce1">
            <text:p>L8212</text:p>
          </table:table-cell>
          <table:table-cell table:style-name="ce1"/>
          <table:table-cell office:value-type="string" table:style-name="ce1">
            <text:p>HUCAL</text:p>
          </table:table-cell>
          <table:table-cell office:value-type="string" table:style-name="ce1">
            <text:p>HUC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377911223215571" table:style-name="ce2">
            <text:p>-377.911.223.215.571</text:p>
          </table:table-cell>
          <table:table-cell office:value-type="float" office:value="-640213949055359" table:style-name="ce2">
            <text:p>-640.213.949.055.3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3212" table:style-name="ce1">
            <text:p>420043212</text:p>
          </table:table-cell>
          <table:table-cell office:value-type="string" table:style-name="ce1">
            <text:p>J.I.N. N° 18 en Escuela N° 12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Zr. Jacinto Arauz</text:p>
          </table:table-cell>
          <table:table-cell office:value-type="float" office:value="8208" table:style-name="ce1">
            <text:p>8208</text:p>
          </table:table-cell>
          <table:table-cell table:style-name="ce1"/>
          <table:table-cell office:value-type="string" table:style-name="ce1">
            <text:p>COLONIA SAN ROSARIO</text:p>
          </table:table-cell>
          <table:table-cell office:value-type="string" table:style-name="ce1">
            <text:p>CALEU CALE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383759292" table:style-name="ce2">
            <text:p>-383.759.292</text:p>
          </table:table-cell>
          <table:table-cell office:value-type="float" office:value="-6339124907" table:style-name="ce2">
            <text:p>-6.339.124.90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3300" table:style-name="ce1">
            <text:p>420043300</text:p>
          </table:table-cell>
          <table:table-cell office:value-type="string" table:style-name="ce1">
            <text:p>Escuela Nº 70 Estancia La Colorada Chic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Z.R. Jacinto Arauz Colonia La Colorada Chica Z.R</text:p>
          </table:table-cell>
          <table:table-cell office:value-type="string" table:style-name="ce1">
            <text:p>L8208</text:p>
          </table:table-cell>
          <table:table-cell table:style-name="ce1"/>
          <table:table-cell office:value-type="string" table:style-name="ce1">
            <text:p>COLONIA LA COLORADA CHICA</text:p>
          </table:table-cell>
          <table:table-cell office:value-type="string" table:style-name="ce1">
            <text:p>CALEU CALEU</text:p>
          </table:table-cell>
          <table:table-cell office:value-type="string" table:style-name="ce1">
            <text:p>ESCUELA70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840961523" table:style-name="ce2">
            <text:p>-3.840.961.523</text:p>
          </table:table-cell>
          <table:table-cell office:value-type="float" office:value="-634727511" table:style-name="ce2">
            <text:p>-634.727.5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3500" table:style-name="ce1">
            <text:p>420043500</text:p>
          </table:table-cell>
          <table:table-cell office:value-type="string" table:style-name="ce1">
            <text:p>Colegio Crucero General Belgr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245</text:p>
          </table:table-cell>
          <table:table-cell office:value-type="string" table:style-name="ce1">
            <text:p>L6310</text:p>
          </table:table-cell>
          <table:table-cell table:style-name="ce1"/>
          <table:table-cell office:value-type="string" table:style-name="ce1">
            <text:p>GENERAL MANUEL J CAMPOS</text:p>
          </table:table-cell>
          <table:table-cell office:value-type="string" table:style-name="ce1">
            <text:p>GUATRACHE</text:p>
          </table:table-cell>
          <table:table-cell office:value-type="string" table:style-name="ce1">
            <text:p>colegio.crucerobelgrano@lapampa.edu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745826662" table:style-name="ce2">
            <text:p>-3.745.826.662</text:p>
          </table:table-cell>
          <table:table-cell office:value-type="float" office:value="-6358681983" table:style-name="ce2">
            <text:p>-6.358.681.9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3600" table:style-name="ce1">
            <text:p>420043600</text:p>
          </table:table-cell>
          <table:table-cell office:value-type="string" table:style-name="ce1">
            <text:p>Escuela Nº 63 Presidente Julio Argentino Roc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245</text:p>
          </table:table-cell>
          <table:table-cell office:value-type="string" table:style-name="ce1">
            <text:p>L6309</text:p>
          </table:table-cell>
          <table:table-cell table:style-name="ce1"/>
          <table:table-cell office:value-type="string" table:style-name="ce1">
            <text:p>ALPACHIRI</text:p>
          </table:table-cell>
          <table:table-cell office:value-type="string" table:style-name="ce1">
            <text:p>GUATRACHE</text:p>
          </table:table-cell>
          <table:table-cell office:value-type="string" table:style-name="ce1">
            <text:p>escuela63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737608876" table:style-name="ce2">
            <text:p>-3.737.608.876</text:p>
          </table:table-cell>
          <table:table-cell office:value-type="float" office:value="-6377576679" table:style-name="ce2">
            <text:p>-6.377.576.6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3700" table:style-name="ce1">
            <text:p>420043700</text:p>
          </table:table-cell>
          <table:table-cell office:value-type="string" table:style-name="ce1">
            <text:p>Instituto Juan Bautista Alberdi - P15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250</text:p>
          </table:table-cell>
          <table:table-cell office:value-type="string" table:style-name="ce1">
            <text:p>L6311</text:p>
          </table:table-cell>
          <table:table-cell table:style-name="ce1"/>
          <table:table-cell office:value-type="string" table:style-name="ce1">
            <text:p>GUATRACHE</text:p>
          </table:table-cell>
          <table:table-cell office:value-type="string" table:style-name="ce1">
            <text:p>GUATRACHE</text:p>
          </table:table-cell>
          <table:table-cell office:value-type="string" table:style-name="ce1">
            <text:p>institutoalberdi@lpguatrache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376699478994586" table:style-name="ce2">
            <text:p>-376.699.478.994.586</text:p>
          </table:table-cell>
          <table:table-cell office:value-type="float" office:value="-635317712190064" table:style-name="ce2">
            <text:p>-635.317.712.190.0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3800" table:style-name="ce1">
            <text:p>420043800</text:p>
          </table:table-cell>
          <table:table-cell office:value-type="string" table:style-name="ce1">
            <text:p>Centro Educativo Programa Especial Nº 5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300 Escuela N° 16</text:p>
          </table:table-cell>
          <table:table-cell office:value-type="string" table:style-name="ce1">
            <text:p>L8206</text:p>
          </table:table-cell>
          <table:table-cell table:style-name="ce1"/>
          <table:table-cell office:value-type="string" table:style-name="ce1">
            <text:p>GENERAL SAN MARTIN</text:p>
          </table:table-cell>
          <table:table-cell office:value-type="string" table:style-name="ce1">
            <text:p>HUCAL</text:p>
          </table:table-cell>
          <table:table-cell office:value-type="string" table:style-name="ce1">
            <text:p>CRISTINA_GENERALSANMARTÍN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office:value-type="float" office:value="-379778763631646" table:style-name="ce2">
            <text:p>-379.778.763.631.646</text:p>
          </table:table-cell>
          <table:table-cell office:value-type="float" office:value="-636032696399132" table:style-name="ce2">
            <text:p>-636.032.696.399.1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3900" table:style-name="ce1">
            <text:p>420043900</text:p>
          </table:table-cell>
          <table:table-cell office:value-type="string" table:style-name="ce1">
            <text:p>Instituto Superior José Manuel Estrada - P13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559</text:p>
          </table:table-cell>
          <table:table-cell office:value-type="string" table:style-name="ce1">
            <text:p>L8206</text:p>
          </table:table-cell>
          <table:table-cell table:style-name="ce1"/>
          <table:table-cell office:value-type="string" table:style-name="ce1">
            <text:p>GENERAL SAN MARTIN</text:p>
          </table:table-cell>
          <table:table-cell office:value-type="string" table:style-name="ce1">
            <text:p>HUCAL</text:p>
          </table:table-cell>
          <table:table-cell office:value-type="string" table:style-name="ce1">
            <text:p>poli_estrada@coopsanmartin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379806560257116" table:style-name="ce2">
            <text:p>-379.806.560.257.116</text:p>
          </table:table-cell>
          <table:table-cell office:value-type="float" office:value="-63601957923679" table:style-name="ce2">
            <text:p>-63.601.957.923.6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4100" table:style-name="ce1">
            <text:p>420044100</text:p>
          </table:table-cell>
          <table:table-cell office:value-type="string" table:style-name="ce1">
            <text:p>Escuela Especial Nº 1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ingles y General Paz</text:p>
          </table:table-cell>
          <table:table-cell office:value-type="string" table:style-name="ce1">
            <text:p>L6311</text:p>
          </table:table-cell>
          <table:table-cell table:style-name="ce1"/>
          <table:table-cell office:value-type="string" table:style-name="ce1">
            <text:p>GUATRACHE</text:p>
          </table:table-cell>
          <table:table-cell office:value-type="string" table:style-name="ce1">
            <text:p>GUATRACHE</text:p>
          </table:table-cell>
          <table:table-cell office:value-type="string" table:style-name="ce1">
            <text:p>especial11@hotmail.com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376705985765741" table:style-name="ce2">
            <text:p>-376.705.985.765.741</text:p>
          </table:table-cell>
          <table:table-cell office:value-type="float" office:value="-635367825566695" table:style-name="ce2">
            <text:p>-635.367.825.566.6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4200" table:style-name="ce1">
            <text:p>420044200</text:p>
          </table:table-cell>
          <table:table-cell office:value-type="string" table:style-name="ce1">
            <text:p>Escuela Nº 15 José Hernánd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omualdo y Pedro Nieves 150</text:p>
          </table:table-cell>
          <table:table-cell office:value-type="string" table:style-name="ce1">
            <text:p>L8204</text:p>
          </table:table-cell>
          <table:table-cell table:style-name="ce1"/>
          <table:table-cell office:value-type="string" table:style-name="ce1">
            <text:p>BERNASCONI</text:p>
          </table:table-cell>
          <table:table-cell office:value-type="string" table:style-name="ce1">
            <text:p>HUCAL</text:p>
          </table:table-cell>
          <table:table-cell office:value-type="string" table:style-name="ce1">
            <text:p>JOSEHERNANDEZ15@HOTMAIL.COM/ESCUELA15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790429619" table:style-name="ce2">
            <text:p>-3.790.429.619</text:p>
          </table:table-cell>
          <table:table-cell office:value-type="float" office:value="-6374072934" table:style-name="ce2">
            <text:p>-6.374.072.9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4300" table:style-name="ce1">
            <text:p>420044300</text:p>
          </table:table-cell>
          <table:table-cell office:value-type="string" table:style-name="ce1">
            <text:p>Escuela Nº 8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ierra del Fuego 425</text:p>
          </table:table-cell>
          <table:table-cell office:value-type="string" table:style-name="ce1">
            <text:p>L8212</text:p>
          </table:table-cell>
          <table:table-cell table:style-name="ce1"/>
          <table:table-cell office:value-type="string" table:style-name="ce1">
            <text:p>ABRAMO</text:p>
          </table:table-cell>
          <table:table-cell office:value-type="string" table:style-name="ce1">
            <text:p>HUCAL</text:p>
          </table:table-cell>
          <table:table-cell office:value-type="string" table:style-name="ce1">
            <text:p>ESCUELA.H.86@GMAIL.COM/ESCUELA86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789726327" table:style-name="ce2">
            <text:p>-3.789.726.327</text:p>
          </table:table-cell>
          <table:table-cell office:value-type="float" office:value="-6385070502" table:style-name="ce2">
            <text:p>-6.385.070.5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4500" table:style-name="ce1">
            <text:p>420044500</text:p>
          </table:table-cell>
          <table:table-cell office:value-type="string" table:style-name="ce1">
            <text:p>Escuela Nº 139 Colonia Los Tor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te 17 C 3º Z.R. Guatraché Z.R. Guatreché</text:p>
          </table:table-cell>
          <table:table-cell office:value-type="string" table:style-name="ce1">
            <text:p>L6311</text:p>
          </table:table-cell>
          <table:table-cell table:style-name="ce1"/>
          <table:table-cell office:value-type="string" table:style-name="ce1">
            <text:p>COLONIA LOS TOROS</text:p>
          </table:table-cell>
          <table:table-cell office:value-type="string" table:style-name="ce1">
            <text:p>GUATRACHE</text:p>
          </table:table-cell>
          <table:table-cell office:value-type="string" table:style-name="ce1">
            <text:p>ESCUELA139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757537932" table:style-name="ce2">
            <text:p>-3.757.537.932</text:p>
          </table:table-cell>
          <table:table-cell office:value-type="float" office:value="-6354911308" table:style-name="ce2">
            <text:p>-6.354.911.30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4800" table:style-name="ce1">
            <text:p>420044800</text:p>
          </table:table-cell>
          <table:table-cell office:value-type="string" table:style-name="ce1">
            <text:p>Escuela Nº 255 Ruca - Ku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ucal 500 Villa Parque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SCUELA255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66356395451221" table:style-name="ce2">
            <text:p>-366.356.395.451.221</text:p>
          </table:table-cell>
          <table:table-cell office:value-type="float" office:value="-643087581527216" table:style-name="ce2">
            <text:p>-643.087.581.527.2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5000" table:style-name="ce1">
            <text:p>420045000</text:p>
          </table:table-cell>
          <table:table-cell office:value-type="string" table:style-name="ce1">
            <text:p>J.I.N. Nº 15 en Escuela Nº 76 -Cabecera-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250</text:p>
          </table:table-cell>
          <table:table-cell office:value-type="string" table:style-name="ce1">
            <text:p>L6205</text:p>
          </table:table-cell>
          <table:table-cell table:style-name="ce1"/>
          <table:table-cell office:value-type="string" table:style-name="ce1">
            <text:p>INGENIERO LUIGGI</text:p>
          </table:table-cell>
          <table:table-cell office:value-type="string" table:style-name="ce1">
            <text:p>REALICO</text:p>
          </table:table-cell>
          <table:table-cell office:value-type="string" table:style-name="ce1">
            <text:p>jin15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53917270824365" table:style-name="ce2">
            <text:p>-353.917.270.824.365</text:p>
          </table:table-cell>
          <table:table-cell office:value-type="float" office:value="-644720640790439" table:style-name="ce2">
            <text:p>-644.720.640.790.4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5001" table:style-name="ce1">
            <text:p>420045001</text:p>
          </table:table-cell>
          <table:table-cell office:value-type="string" table:style-name="ce1">
            <text:p>J.I.N. Nº 15 en Escuela Nº 25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ristobal Colón y Gral. Belgrano</text:p>
          </table:table-cell>
          <table:table-cell office:value-type="string" table:style-name="ce1">
            <text:p>L6205</text:p>
          </table:table-cell>
          <table:table-cell table:style-name="ce1"/>
          <table:table-cell office:value-type="string" table:style-name="ce1">
            <text:p>INGENIERO LUIGGI</text:p>
          </table:table-cell>
          <table:table-cell office:value-type="string" table:style-name="ce1">
            <text:p>REALI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53799965923401" table:style-name="ce2">
            <text:p>-353.799.965.923.401</text:p>
          </table:table-cell>
          <table:table-cell office:value-type="float" office:value="-644684748073036" table:style-name="ce2">
            <text:p>-644.684.748.073.0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5002" table:style-name="ce1">
            <text:p>420045002</text:p>
          </table:table-cell>
          <table:table-cell office:value-type="string" table:style-name="ce1">
            <text:p>J.I.N. Nº 15 en Escuela Nº 1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. Belgrano s/n</text:p>
          </table:table-cell>
          <table:table-cell office:value-type="string" table:style-name="ce1">
            <text:p>L6027</text:p>
          </table:table-cell>
          <table:table-cell table:style-name="ce1"/>
          <table:table-cell office:value-type="string" table:style-name="ce1">
            <text:p>ALTA ITALIA</text:p>
          </table:table-cell>
          <table:table-cell office:value-type="string" table:style-name="ce1">
            <text:p>REALI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353351580982322" table:style-name="ce2">
            <text:p>-353.351.580.982.322</text:p>
          </table:table-cell>
          <table:table-cell office:value-type="float" office:value="-641152700304721" table:style-name="ce2">
            <text:p>-641.152.700.304.7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5003" table:style-name="ce1">
            <text:p>420045003</text:p>
          </table:table-cell>
          <table:table-cell office:value-type="string" table:style-name="ce1">
            <text:p>J.I.N. Nº 15 en Escuela Nº 3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. Cangueiro 482</text:p>
          </table:table-cell>
          <table:table-cell office:value-type="string" table:style-name="ce1">
            <text:p>L6203</text:p>
          </table:table-cell>
          <table:table-cell table:style-name="ce1"/>
          <table:table-cell office:value-type="string" table:style-name="ce1">
            <text:p>EMBAJADOR MARTINI</text:p>
          </table:table-cell>
          <table:table-cell office:value-type="string" table:style-name="ce1">
            <text:p>REALI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353890848324911" table:style-name="ce2">
            <text:p>-353.890.848.324.911</text:p>
          </table:table-cell>
          <table:table-cell office:value-type="float" office:value="-642835290981022" table:style-name="ce2">
            <text:p>-642.835.290.981.0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5004" table:style-name="ce1">
            <text:p>420045004</text:p>
          </table:table-cell>
          <table:table-cell office:value-type="string" table:style-name="ce1">
            <text:p>J.I.N. Nº 15 en Escuela Nº 5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cuela Hogar OJEDA</text:p>
          </table:table-cell>
          <table:table-cell office:value-type="string" table:style-name="ce1">
            <text:p>L6201</text:p>
          </table:table-cell>
          <table:table-cell table:style-name="ce1"/>
          <table:table-cell office:value-type="string" table:style-name="ce1">
            <text:p>OJEDA</text:p>
          </table:table-cell>
          <table:table-cell office:value-type="string" table:style-name="ce1">
            <text:p>REALI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2" table:style-name="ce1">
            <text:p>42</text:p>
          </table:table-cell>
          <table:table-cell office:value-type="float" office:value="-353452131023477" table:style-name="ce2">
            <text:p>-353.452.131.023.477</text:p>
          </table:table-cell>
          <table:table-cell office:value-type="float" office:value="-639477088891987" table:style-name="ce2">
            <text:p>-639.477.088.891.9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5006" table:style-name="ce1">
            <text:p>420045006</text:p>
          </table:table-cell>
          <table:table-cell office:value-type="string" table:style-name="ce1">
            <text:p>J.I.N. N° 15 en Escuela N° 10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te XIX - Fracc. B</text:p>
          </table:table-cell>
          <table:table-cell office:value-type="string" table:style-name="ce1">
            <text:p>L6214</text:p>
          </table:table-cell>
          <table:table-cell table:style-name="ce1"/>
          <table:table-cell office:value-type="string" table:style-name="ce1">
            <text:p>EL TALA</text:p>
          </table:table-cell>
          <table:table-cell office:value-type="string" table:style-name="ce1">
            <text:p>RANCU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3535391749" table:style-name="ce2">
            <text:p>-3.535.391.749</text:p>
          </table:table-cell>
          <table:table-cell office:value-type="float" office:value="-6492458264" table:style-name="ce2">
            <text:p>-6.492.458.2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5007" table:style-name="ce1">
            <text:p>420045007</text:p>
          </table:table-cell>
          <table:table-cell office:value-type="string" table:style-name="ce1">
            <text:p>J.I.N. N° 15 en Escuela N° 13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Z.R. Ing. Luiggi - Lote XXIV ZONA RURAL INGENIERO LUIGGI</text:p>
          </table:table-cell>
          <table:table-cell office:value-type="string" table:style-name="ce1">
            <text:p>L6205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RANCU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3540253094" table:style-name="ce2">
            <text:p>-3.540.253.094</text:p>
          </table:table-cell>
          <table:table-cell office:value-type="float" office:value="-6465214438" table:style-name="ce2">
            <text:p>-6.465.214.4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5200" table:style-name="ce1">
            <text:p>420045200</text:p>
          </table:table-cell>
          <table:table-cell office:value-type="string" table:style-name="ce1">
            <text:p>Escuela Nº 30 Conquista del Desier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. Cangueiro 482</text:p>
          </table:table-cell>
          <table:table-cell office:value-type="string" table:style-name="ce1">
            <text:p>L6203</text:p>
          </table:table-cell>
          <table:table-cell table:style-name="ce1"/>
          <table:table-cell office:value-type="string" table:style-name="ce1">
            <text:p>EMBAJADOR MARTINI</text:p>
          </table:table-cell>
          <table:table-cell office:value-type="string" table:style-name="ce1">
            <text:p>REALICO</text:p>
          </table:table-cell>
          <table:table-cell office:value-type="string" table:style-name="ce1">
            <text:p>ESCUELA30_EM@YAHOO.COM.AR/ESCUELA30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53893981065498" table:style-name="ce2">
            <text:p>-353.893.981.065.498</text:p>
          </table:table-cell>
          <table:table-cell office:value-type="float" office:value="-642831636183874" table:style-name="ce2">
            <text:p>-642.831.636.183.8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5500" table:style-name="ce1">
            <text:p>420045500</text:p>
          </table:table-cell>
          <table:table-cell office:value-type="string" table:style-name="ce1">
            <text:p>Centro Educativo Nº 3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vadavia 175 Hogar San Carlos</text:p>
          </table:table-cell>
          <table:table-cell office:value-type="string" table:style-name="ce1">
            <text:p>L6311</text:p>
          </table:table-cell>
          <table:table-cell table:style-name="ce1"/>
          <table:table-cell office:value-type="string" table:style-name="ce1">
            <text:p>GUATRACHE</text:p>
          </table:table-cell>
          <table:table-cell office:value-type="string" table:style-name="ce1">
            <text:p>GUATRACH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0"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office:value-type="float" office:value="-376704564570983" table:style-name="ce2">
            <text:p>-376.704.564.570.983</text:p>
          </table:table-cell>
          <table:table-cell office:value-type="float" office:value="-635375953584966" table:style-name="ce2">
            <text:p>-635.375.953.584.9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5800" table:style-name="ce1">
            <text:p>420045800</text:p>
          </table:table-cell>
          <table:table-cell office:value-type="string" table:style-name="ce1">
            <text:p>Colegio Barrio Aeropuer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uevara 1041 BARRIO AEROPUERT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colegiobarrioaeropuerto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66069896612398" table:style-name="ce2">
            <text:p>-366.069.896.612.398</text:p>
          </table:table-cell>
          <table:table-cell office:value-type="float" office:value="-642743386820028" table:style-name="ce2">
            <text:p>-642.743.386.820.0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5900" table:style-name="ce1">
            <text:p>420045900</text:p>
          </table:table-cell>
          <table:table-cell office:value-type="string" table:style-name="ce1">
            <text:p>Centro Educativo Nº 2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paña 1362 Centro Escuela Laboral N° 4</text:p>
          </table:table-cell>
          <table:table-cell office:value-type="string" table:style-name="ce1">
            <text:p>L6200</text:p>
          </table:table-cell>
          <table:table-cell table:style-name="ce1"/>
          <table:table-cell office:value-type="string" table:style-name="ce1">
            <text:p>REALICO</text:p>
          </table:table-cell>
          <table:table-cell office:value-type="string" table:style-name="ce1">
            <text:p>REALI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0"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office:value-type="float" office:value="-350431516175699" table:style-name="ce2">
            <text:p>-350.431.516.175.699</text:p>
          </table:table-cell>
          <table:table-cell office:value-type="float" office:value="-642533294452252" table:style-name="ce2">
            <text:p>-642.533.294.452.2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6000" table:style-name="ce1">
            <text:p>420046000</text:p>
          </table:table-cell>
          <table:table-cell office:value-type="string" table:style-name="ce1">
            <text:p>Centro Educativo Nº 3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. Zeballos s/n Estación del Ferrocarril</text:p>
          </table:table-cell>
          <table:table-cell office:value-type="string" table:style-name="ce1">
            <text:p>L6207</text:p>
          </table:table-cell>
          <table:table-cell table:style-name="ce1"/>
          <table:table-cell office:value-type="string" table:style-name="ce1">
            <text:p>ALTA ITALIA</text:p>
          </table:table-cell>
          <table:table-cell office:value-type="string" table:style-name="ce1">
            <text:p>REALICO</text:p>
          </table:table-cell>
          <table:table-cell office:value-type="string" table:style-name="ce1">
            <text:p>ANALIAVET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office:value-type="float" office:value="-353877363319866" table:style-name="ce2">
            <text:p>-353.877.363.319.866</text:p>
          </table:table-cell>
          <table:table-cell office:value-type="float" office:value="-642846707723491" table:style-name="ce2">
            <text:p>-642.846.707.723.4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6200" table:style-name="ce1">
            <text:p>420046200</text:p>
          </table:table-cell>
          <table:table-cell office:value-type="string" table:style-name="ce1">
            <text:p>Centro Educativo Programa Especial Nº 8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Jarillas 215 Butaló Escuela N°27</text:p>
          </table:table-cell>
          <table:table-cell office:value-type="string" table:style-name="ce1">
            <text:p>L6300</text:p>
          </table:table-cell>
          <table:table-cell office:value-type="string" table:style-name="ce1">
            <text:p>02954-438779</text:p>
          </table:table-cell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366424635594538" table:style-name="ce2">
            <text:p>-366.424.635.594.538</text:p>
          </table:table-cell>
          <table:table-cell office:value-type="float" office:value="-642968355421198" table:style-name="ce2">
            <text:p>-642.968.355.421.1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6600" table:style-name="ce1">
            <text:p>420046600</text:p>
          </table:table-cell>
          <table:table-cell office:value-type="string" table:style-name="ce1">
            <text:p>J.I.N. Nº 16 en Escuela Nº 17 -Cabecera-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ray Cayetano Rodriguez 423</text:p>
          </table:table-cell>
          <table:table-cell office:value-type="string" table:style-name="ce1">
            <text:p>L6221</text:p>
          </table:table-cell>
          <table:table-cell table:style-name="ce1"/>
          <table:table-cell office:value-type="string" table:style-name="ce1">
            <text:p>INTENDENTE ALVEAR</text:p>
          </table:table-cell>
          <table:table-cell office:value-type="string" table:style-name="ce1">
            <text:p>CHAPALEUFU</text:p>
          </table:table-cell>
          <table:table-cell office:value-type="string" table:style-name="ce1">
            <text:p>jin16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5237271790028" table:style-name="ce2">
            <text:p>-35.237.271.790.028</text:p>
          </table:table-cell>
          <table:table-cell office:value-type="float" office:value="-635909996108652" table:style-name="ce2">
            <text:p>-635.909.996.108.6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6601" table:style-name="ce1">
            <text:p>420046601</text:p>
          </table:table-cell>
          <table:table-cell office:value-type="string" table:style-name="ce1">
            <text:p>J.I.N. Nº 16 en Escuela Nº 23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. Bozán y Juan D. Perón</text:p>
          </table:table-cell>
          <table:table-cell office:value-type="string" table:style-name="ce1">
            <text:p>L6221</text:p>
          </table:table-cell>
          <table:table-cell table:style-name="ce1"/>
          <table:table-cell office:value-type="string" table:style-name="ce1">
            <text:p>INTENDENTE ALVEAR</text:p>
          </table:table-cell>
          <table:table-cell office:value-type="string" table:style-name="ce1">
            <text:p>CHAPALEUF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52406271836036" table:style-name="ce2">
            <text:p>-352.406.271.836.036</text:p>
          </table:table-cell>
          <table:table-cell office:value-type="float" office:value="-63585000034369" table:style-name="ce2">
            <text:p>-63.585.000.034.3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6602" table:style-name="ce1">
            <text:p>420046602</text:p>
          </table:table-cell>
          <table:table-cell office:value-type="string" table:style-name="ce1">
            <text:p>J.I.N. Nº 16 en Escuela Nº 19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237</text:p>
          </table:table-cell>
          <table:table-cell office:value-type="string" table:style-name="ce1">
            <text:p>L6221</text:p>
          </table:table-cell>
          <table:table-cell table:style-name="ce1"/>
          <table:table-cell office:value-type="string" table:style-name="ce1">
            <text:p>INTENDENTE ALVEAR</text:p>
          </table:table-cell>
          <table:table-cell office:value-type="string" table:style-name="ce1">
            <text:p>CHAPALEUF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52421795063471" table:style-name="ce2">
            <text:p>-352.421.795.063.471</text:p>
          </table:table-cell>
          <table:table-cell office:value-type="float" office:value="-635905052234407" table:style-name="ce2">
            <text:p>-635.905.052.234.40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6603" table:style-name="ce1">
            <text:p>420046603</text:p>
          </table:table-cell>
          <table:table-cell office:value-type="string" table:style-name="ce1">
            <text:p>J.I.N. Nº 16 en Escuela Nº 2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rancisco Duflos 492</text:p>
          </table:table-cell>
          <table:table-cell office:value-type="string" table:style-name="ce1">
            <text:p>L6220</text:p>
          </table:table-cell>
          <table:table-cell table:style-name="ce1"/>
          <table:table-cell office:value-type="string" table:style-name="ce1">
            <text:p>BERNARDO LARROUDE</text:p>
          </table:table-cell>
          <table:table-cell office:value-type="string" table:style-name="ce1">
            <text:p>CHAPALEUF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35027323177999" table:style-name="ce2">
            <text:p>-35.027.323.177.999</text:p>
          </table:table-cell>
          <table:table-cell office:value-type="float" office:value="-635791834196332" table:style-name="ce2">
            <text:p>-635.791.834.196.3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6604" table:style-name="ce1">
            <text:p>420046604</text:p>
          </table:table-cell>
          <table:table-cell office:value-type="string" table:style-name="ce1">
            <text:p>J.I.N. Nº 16 en Escuela Nº 4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sé Manuel Estrada s/n</text:p>
          </table:table-cell>
          <table:table-cell office:value-type="string" table:style-name="ce1">
            <text:p>L6221</text:p>
          </table:table-cell>
          <table:table-cell table:style-name="ce1"/>
          <table:table-cell office:value-type="string" table:style-name="ce1">
            <text:p>CEBALLOS</text:p>
          </table:table-cell>
          <table:table-cell office:value-type="string" table:style-name="ce1">
            <text:p>CHAPALEUF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529151707" table:style-name="ce2">
            <text:p>-3.529.151.707</text:p>
          </table:table-cell>
          <table:table-cell office:value-type="float" office:value="-6377628261" table:style-name="ce2">
            <text:p>-6.377.628.2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6608" table:style-name="ce1">
            <text:p>420046608</text:p>
          </table:table-cell>
          <table:table-cell office:value-type="string" table:style-name="ce1">
            <text:p>J.I.N. Nº 16 en Escuela Nº 7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cuela Hogar (Manzana 45)</text:p>
          </table:table-cell>
          <table:table-cell office:value-type="string" table:style-name="ce1">
            <text:p>L6228</text:p>
          </table:table-cell>
          <table:table-cell table:style-name="ce1"/>
          <table:table-cell office:value-type="string" table:style-name="ce1">
            <text:p>SARAH</text:p>
          </table:table-cell>
          <table:table-cell office:value-type="string" table:style-name="ce1">
            <text:p>CHAPALEUF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502879311" table:style-name="ce2">
            <text:p>-3.502.879.311</text:p>
          </table:table-cell>
          <table:table-cell office:value-type="float" office:value="-6368471962" table:style-name="ce2">
            <text:p>-6.368.471.9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6609" table:style-name="ce1">
            <text:p>420046609</text:p>
          </table:table-cell>
          <table:table-cell office:value-type="string" table:style-name="ce1">
            <text:p>J.I.N. Nº 16 en Escuela Nº 7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Z. R. Trebolares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TREBOLARES</text:p>
          </table:table-cell>
          <table:table-cell office:value-type="string" table:style-name="ce1">
            <text:p>MARA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355896366553621" table:style-name="ce2">
            <text:p>-355.896.366.553.621</text:p>
          </table:table-cell>
          <table:table-cell office:value-type="float" office:value="-635950351080349" table:style-name="ce2">
            <text:p>-635.950.351.080.3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6700" table:style-name="ce1">
            <text:p>420046700</text:p>
          </table:table-cell>
          <table:table-cell office:value-type="string" table:style-name="ce1">
            <text:p>Escuela Nº 256 Escuela Normal Superior Teniente Julio A. Roc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llegas 340 Centr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SCUELA256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66205149292083" table:style-name="ce2">
            <text:p>-366.205.149.292.083</text:p>
          </table:table-cell>
          <table:table-cell office:value-type="float" office:value="-642952998233922" table:style-name="ce2">
            <text:p>-642.952.998.233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6800" table:style-name="ce1">
            <text:p>420046800</text:p>
          </table:table-cell>
          <table:table-cell office:value-type="string" table:style-name="ce1">
            <text:p>Centro Educativo Nº 2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omualdo y Pedro Nieves 150 Esc. 15</text:p>
          </table:table-cell>
          <table:table-cell office:value-type="string" table:style-name="ce1">
            <text:p>L8204</text:p>
          </table:table-cell>
          <table:table-cell table:style-name="ce1"/>
          <table:table-cell office:value-type="string" table:style-name="ce1">
            <text:p>BERNASCONI</text:p>
          </table:table-cell>
          <table:table-cell office:value-type="string" table:style-name="ce1">
            <text:p>HUC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office:value-type="float" office:value="-379048078761388" table:style-name="ce2">
            <text:p>-379.048.078.761.388</text:p>
          </table:table-cell>
          <table:table-cell office:value-type="float" office:value="-637406374082033" table:style-name="ce2">
            <text:p>-637.406.374.082.0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7100" table:style-name="ce1">
            <text:p>420047100</text:p>
          </table:table-cell>
          <table:table-cell office:value-type="string" table:style-name="ce1">
            <text:p>Escuela Nº 257 Graciela Beatriz Paolett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nesa 692 Centro</text:p>
          </table:table-cell>
          <table:table-cell office:value-type="string" table:style-name="ce1">
            <text:p>L8200</text:p>
          </table:table-cell>
          <table:table-cell table:style-name="ce1"/>
          <table:table-cell office:value-type="string" table:style-name="ce1">
            <text:p>GENERAL ACHA</text:p>
          </table:table-cell>
          <table:table-cell office:value-type="string" table:style-name="ce1">
            <text:p>UTRACAN</text:p>
          </table:table-cell>
          <table:table-cell office:value-type="string" table:style-name="ce1">
            <text:p>ESCUELA257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73800020167069" table:style-name="ce2">
            <text:p>-373.800.020.167.069</text:p>
          </table:table-cell>
          <table:table-cell office:value-type="float" office:value="-646021938962056" table:style-name="ce2">
            <text:p>-646.021.938.962.0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7200" table:style-name="ce1">
            <text:p>420047200</text:p>
          </table:table-cell>
          <table:table-cell office:value-type="string" table:style-name="ce1">
            <text:p>Escuela Nº 122 Jose Borg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se Brogna Trebolares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TREBOLARES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ESCUELA122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558405136" table:style-name="ce2">
            <text:p>-3.558.405.136</text:p>
          </table:table-cell>
          <table:table-cell office:value-type="float" office:value="-6358579774" table:style-name="ce2">
            <text:p>-6.358.579.7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7300" table:style-name="ce1">
            <text:p>420047300</text:p>
          </table:table-cell>
          <table:table-cell office:value-type="string" table:style-name="ce1">
            <text:p>Centro Educativo Nº U4-B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eyrredón 1099 Servicio Penitenciario Federal Colonia Penal - U 4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office:value-type="float" office:value="-366163249060401" table:style-name="ce2">
            <text:p>-366.163.249.060.401</text:p>
          </table:table-cell>
          <table:table-cell office:value-type="float" office:value="-642662952205699" table:style-name="ce2">
            <text:p>-642.662.952.205.6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7400" table:style-name="ce1">
            <text:p>420047400</text:p>
          </table:table-cell>
          <table:table-cell office:value-type="string" table:style-name="ce1">
            <text:p>Centro Educativo Programa Especial Nº 4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uther King 1785 Colonia Escalante Escuela N° 37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66349518577308" table:style-name="ce2">
            <text:p>-366.349.518.577.308</text:p>
          </table:table-cell>
          <table:table-cell office:value-type="float" office:value="-642739993666928" table:style-name="ce2">
            <text:p>-642.739.993.666.9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47500" table:style-name="ce1">
            <text:p>420047500</text:p>
          </table:table-cell>
          <table:table-cell office:value-type="string" table:style-name="ce1">
            <text:p>Escuela Nº 25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arela 1955 (e/ Unanue y Gral.Acha) Plan 5000 Sur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SCUELA258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66471257441791" table:style-name="ce2">
            <text:p>-366.471.257.441.791</text:p>
          </table:table-cell>
          <table:table-cell office:value-type="float" office:value="-642916400581582" table:style-name="ce2">
            <text:p>-642.916.400.581.5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50100" table:style-name="ce1">
            <text:p>420050100</text:p>
          </table:table-cell>
          <table:table-cell office:value-type="string" table:style-name="ce1">
            <text:p>Centro de Estimulación y Aprendizaje Tempr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9 508 CENTRO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ceyat.generalpico@lapampa.edu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3" table:style-name="ce1"/>
          <table:table-cell office:value-type="float" office:value="2" table:style-name="ce1">
            <text:p>2</text:p>
          </table:table-cell>
          <table:table-cell office:value-type="float" office:value="-356604445547326" table:style-name="ce2">
            <text:p>-356.604.445.547.326</text:p>
          </table:table-cell>
          <table:table-cell office:value-type="float" office:value="-637604933559912" table:style-name="ce2">
            <text:p>-637.604.933.559.9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50200" table:style-name="ce1">
            <text:p>420050200</text:p>
          </table:table-cell>
          <table:table-cell office:value-type="string" table:style-name="ce1">
            <text:p>Centro de Estimulación y Aprendizaje Tempr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1° de Mayo 1035 CENTR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ceyat.santarosa@lapampa.edu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table:number-columns-repeated="14" table:style-name="ce1"/>
          <table:table-cell office:value-type="float" office:value="2" table:style-name="ce1">
            <text:p>2</text:p>
          </table:table-cell>
          <table:table-cell office:value-type="float" office:value="-366158522366815" table:style-name="ce2">
            <text:p>-366.158.522.366.815</text:p>
          </table:table-cell>
          <table:table-cell office:value-type="float" office:value="-642959146240659" table:style-name="ce2">
            <text:p>-642.959.146.240.6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50300" table:style-name="ce1">
            <text:p>420050300</text:p>
          </table:table-cell>
          <table:table-cell office:value-type="string" table:style-name="ce1">
            <text:p>Centro de Estimulación y Aprendizaje Tempr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je. Delucchi Casa 24 Pte. Perón</text:p>
          </table:table-cell>
          <table:table-cell office:value-type="string" table:style-name="ce1">
            <text:p>L6200</text:p>
          </table:table-cell>
          <table:table-cell table:style-name="ce1"/>
          <table:table-cell office:value-type="string" table:style-name="ce1">
            <text:p>REALICO</text:p>
          </table:table-cell>
          <table:table-cell office:value-type="string" table:style-name="ce1">
            <text:p>REALICO</text:p>
          </table:table-cell>
          <table:table-cell office:value-type="string" table:style-name="ce1">
            <text:p>ceatrealico@cernet.com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table:number-columns-repeated="14" table:style-name="ce1"/>
          <table:table-cell office:value-type="float" office:value="2" table:style-name="ce1">
            <text:p>2</text:p>
          </table:table-cell>
          <table:table-cell office:value-type="float" office:value="-350426755457217" table:style-name="ce2">
            <text:p>-350.426.755.457.217</text:p>
          </table:table-cell>
          <table:table-cell office:value-type="float" office:value="-642554271776585" table:style-name="ce2">
            <text:p>-642.554.271.776.5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50400" table:style-name="ce1">
            <text:p>420050400</text:p>
          </table:table-cell>
          <table:table-cell office:value-type="string" table:style-name="ce1">
            <text:p>Servicio de Aprendizaje Integr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je. Tomás Guido 1904 PRESIDENTE ILLIA</text:p>
          </table:table-cell>
          <table:table-cell office:value-type="string" table:style-name="ce1">
            <text:p>L6200</text:p>
          </table:table-cell>
          <table:table-cell table:style-name="ce1"/>
          <table:table-cell office:value-type="string" table:style-name="ce1">
            <text:p>REALICO</text:p>
          </table:table-cell>
          <table:table-cell office:value-type="string" table:style-name="ce1">
            <text:p>REALICO</text:p>
          </table:table-cell>
          <table:table-cell office:value-type="string" table:style-name="ce1">
            <text:p>sai.realico@lapampa.edu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30" table:style-name="ce1"/>
          <table:table-cell office:value-type="float" office:value="2" table:style-name="ce1">
            <text:p>2</text:p>
          </table:table-cell>
          <table:table-cell office:value-type="float" office:value="-35041992738672" table:style-name="ce2">
            <text:p>-35.041.992.738.672</text:p>
          </table:table-cell>
          <table:table-cell office:value-type="float" office:value="-642402068654061" table:style-name="ce2">
            <text:p>-642.402.068.654.0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50500" table:style-name="ce1">
            <text:p>420050500</text:p>
          </table:table-cell>
          <table:table-cell office:value-type="string" table:style-name="ce1">
            <text:p>Servicio de Aprendizaje Integr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ibertad 390 Villa del Busto ESCUELA Nº 4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serviciodeaprendizajeintegral@yahoo.com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30" table:style-name="ce1"/>
          <table:table-cell office:value-type="float" office:value="2" table:style-name="ce1">
            <text:p>2</text:p>
          </table:table-cell>
          <table:table-cell office:value-type="float" office:value="-366145650452527" table:style-name="ce2">
            <text:p>-366.145.650.452.527</text:p>
          </table:table-cell>
          <table:table-cell office:value-type="float" office:value="-642871685152371" table:style-name="ce2">
            <text:p>-642.871.685.152.3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50600" table:style-name="ce1">
            <text:p>420050600</text:p>
          </table:table-cell>
          <table:table-cell office:value-type="string" table:style-name="ce1">
            <text:p>Servicio de Aprendizaje Integr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6 N° 991 esq. 23 EL MOLINO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saigeneralpico@yahoo.com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30" table:style-name="ce1"/>
          <table:table-cell office:value-type="float" office:value="2" table:style-name="ce1">
            <text:p>2</text:p>
          </table:table-cell>
          <table:table-cell office:value-type="float" office:value="-356689942129058" table:style-name="ce2">
            <text:p>-356.689.942.129.058</text:p>
          </table:table-cell>
          <table:table-cell office:value-type="float" office:value="-63757789842148" table:style-name="ce2">
            <text:p>-63.757.789.842.1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0100" table:style-name="ce1">
            <text:p>420060100</text:p>
          </table:table-cell>
          <table:table-cell office:value-type="string" table:style-name="ce1">
            <text:p>Colegio Secundario (Ex. UE Nº 1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ío de La Plata 875 VILLA TOMAS MASON NORTE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ue.1@live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6602206861272" table:style-name="ce2">
            <text:p>-36.602.206.861.272</text:p>
          </table:table-cell>
          <table:table-cell office:value-type="float" office:value="-642927805284339" table:style-name="ce2">
            <text:p>-642.927.805.284.3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0200" table:style-name="ce1">
            <text:p>420060200</text:p>
          </table:table-cell>
          <table:table-cell office:value-type="string" table:style-name="ce1">
            <text:p>Colegio Secundario Marcelino Catrón - (Ex. UE Nº 2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galdi y Forchieri AEROPUERT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sc_celeste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66071651221622" table:style-name="ce2">
            <text:p>-366.071.651.221.622</text:p>
          </table:table-cell>
          <table:table-cell office:value-type="float" office:value="-642747803784738" table:style-name="ce2">
            <text:p>-642.747.803.784.7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0300" table:style-name="ce1">
            <text:p>420060300</text:p>
          </table:table-cell>
          <table:table-cell office:value-type="string" table:style-name="ce1">
            <text:p>Colegio Secundario Tomás Mason (Ex. UE Nº 3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730 Villa Alonso Centr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unidadeducativa3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66145741819928" table:style-name="ce2">
            <text:p>-366.145.741.819.928</text:p>
          </table:table-cell>
          <table:table-cell office:value-type="float" office:value="-642878041010907" table:style-name="ce2">
            <text:p>-642.878.041.010.90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0400" table:style-name="ce1">
            <text:p>420060400</text:p>
          </table:table-cell>
          <table:table-cell office:value-type="string" table:style-name="ce1">
            <text:p>Colegio Secundario Presidente Arturo Umberto Illia (Ex. UE Nº 4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Arturo Illia y Av. Belgrano VILLA ALONS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ue4@lapampa.edu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66207074265151" table:style-name="ce2">
            <text:p>-366.207.074.265.151</text:p>
          </table:table-cell>
          <table:table-cell office:value-type="float" office:value="-642753105915883" table:style-name="ce2">
            <text:p>-642.753.105.915.8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0500" table:style-name="ce1">
            <text:p>420060500</text:p>
          </table:table-cell>
          <table:table-cell office:value-type="string" table:style-name="ce1">
            <text:p>Colegio Secundario Licenciada Mabel Peralbo (Ex. UE Nº 5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O´Higgins 700 CENTRO E.P.E.T. Nº 1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unidadeducativa5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66248951928861" table:style-name="ce2">
            <text:p>-366.248.951.928.861</text:p>
          </table:table-cell>
          <table:table-cell office:value-type="float" office:value="-642822920128394" table:style-name="ce2">
            <text:p>-642.822.920.128.3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0600" table:style-name="ce1">
            <text:p>420060600</text:p>
          </table:table-cell>
          <table:table-cell office:value-type="string" table:style-name="ce1">
            <text:p>Colegio Secundario Julio Colombato (Ex. UE Nº 6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ngreso 430 CONGRES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unidadeducativa6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6628756668057" table:style-name="ce2">
            <text:p>-36.628.756.668.057</text:p>
          </table:table-cell>
          <table:table-cell office:value-type="float" office:value="-642763198136648" table:style-name="ce2">
            <text:p>-642.763.198.136.6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0700" table:style-name="ce1">
            <text:p>420060700</text:p>
          </table:table-cell>
          <table:table-cell office:value-type="string" table:style-name="ce1">
            <text:p>Colegio Secundario (Ex. UE Nº 7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rtera 1940 PLAN 5000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unidad7@cpenet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66483368851588" table:style-name="ce2">
            <text:p>-366.483.368.851.588</text:p>
          </table:table-cell>
          <table:table-cell office:value-type="float" office:value="-642900792320295" table:style-name="ce2">
            <text:p>-642.900.792.320.2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0800" table:style-name="ce1">
            <text:p>420060800</text:p>
          </table:table-cell>
          <table:table-cell office:value-type="string" table:style-name="ce1">
            <text:p>Colegio Secundario Madre Teresa de Calcuta (Ex. UE Nº 8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iago Alvarez 335 BARRIO BUTAL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unidadeducativa8@gmail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66316397799383" table:style-name="ce2">
            <text:p>-366.316.397.799.383</text:p>
          </table:table-cell>
          <table:table-cell office:value-type="float" office:value="-643033719613533" table:style-name="ce2">
            <text:p>-643.033.719.613.5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0900" table:style-name="ce1">
            <text:p>420060900</text:p>
          </table:table-cell>
          <table:table-cell office:value-type="string" table:style-name="ce1">
            <text:p>Colegio Secundario Juan Ricardo Nervi (Ex. UE Nº 9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rio. Valerga 285 VILLA SANTILLAN OESTE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ue9@cpenet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66278187559758" table:style-name="ce2">
            <text:p>-366.278.187.559.758</text:p>
          </table:table-cell>
          <table:table-cell office:value-type="float" office:value="-643011658696871" table:style-name="ce2">
            <text:p>-643.011.658.696.8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1000" table:style-name="ce1">
            <text:p>420061000</text:p>
          </table:table-cell>
          <table:table-cell office:value-type="string" table:style-name="ce1">
            <text:p>Colegio Secundario 9 de Julio (Ex. UE Nº 10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375 CENTR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unidadeducativa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66200820621052" table:style-name="ce2">
            <text:p>-366.200.820.621.052</text:p>
          </table:table-cell>
          <table:table-cell office:value-type="float" office:value="-642960068539592" table:style-name="ce2">
            <text:p>-642.960.068.539.5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1100" table:style-name="ce1">
            <text:p>420061100</text:p>
          </table:table-cell>
          <table:table-cell office:value-type="string" table:style-name="ce1">
            <text:p>Colegio Secundario Juana Paula Manso (Ex.UE Nº 11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ico y Sarmiento CENTRO COLEGIO NACIONAL CAP.GRAL. JOSE DE SAN MARTIN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ue11lapampa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66176780486189" table:style-name="ce2">
            <text:p>-366.176.780.486.189</text:p>
          </table:table-cell>
          <table:table-cell office:value-type="float" office:value="-642934389562454" table:style-name="ce2">
            <text:p>-642.934.389.562.4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1200" table:style-name="ce1">
            <text:p>420061200</text:p>
          </table:table-cell>
          <table:table-cell office:value-type="string" table:style-name="ce1">
            <text:p>Colegio Secundario Juana Azurduy (Ex.UE Nº 12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5 Oeste 637 BARRIO GENERAL ROCA Ex. U. E. Nº 12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unidad12pico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56682515688523" table:style-name="ce2">
            <text:p>-356.682.515.688.523</text:p>
          </table:table-cell>
          <table:table-cell office:value-type="float" office:value="-637735517654685" table:style-name="ce2">
            <text:p>-637.735.517.654.6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1300" table:style-name="ce1">
            <text:p>420061300</text:p>
          </table:table-cell>
          <table:table-cell office:value-type="string" table:style-name="ce1">
            <text:p>Colegio Secundario Educadores Pampeanos (Ex. UE Nº 13)- Sed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02 (N) 616 RUCCI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unidad13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56564585173775" table:style-name="ce2">
            <text:p>-356.564.585.173.775</text:p>
          </table:table-cell>
          <table:table-cell office:value-type="float" office:value="-637769403046608" table:style-name="ce2">
            <text:p>-637.769.403.046.60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1301" table:style-name="ce1">
            <text:p>420061301</text:p>
          </table:table-cell>
          <table:table-cell office:value-type="string" table:style-name="ce1">
            <text:p>C.B. Anexo Colegio Secundario Educadores Pampeanos (Ex. UE Nº 13) en Escuela Nº 5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8 537 Escuela Nº 53</text:p>
          </table:table-cell>
          <table:table-cell office:value-type="string" table:style-name="ce1">
            <text:p>L6367</text:p>
          </table:table-cell>
          <table:table-cell table:style-name="ce1"/>
          <table:table-cell office:value-type="string" table:style-name="ce1">
            <text:p>METILEO</text:p>
          </table:table-cell>
          <table:table-cell office:value-type="string" table:style-name="ce1">
            <text:p>TRENEL</text:p>
          </table:table-cell>
          <table:table-cell office:value-type="string" table:style-name="ce1">
            <text:p>escuela53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57739678148999" table:style-name="ce2">
            <text:p>-357.739.678.148.999</text:p>
          </table:table-cell>
          <table:table-cell office:value-type="float" office:value="-639419070030554" table:style-name="ce2">
            <text:p>-639.419.070.030.5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1400" table:style-name="ce1">
            <text:p>420061400</text:p>
          </table:table-cell>
          <table:table-cell office:value-type="string" table:style-name="ce1">
            <text:p>Colegio Secundario Zampieri y Quaglini (Ex.UE Nº 14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24 454 DON BOSCO Ex. UE Nº 16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unideduc14@speedy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56491725835984" table:style-name="ce2">
            <text:p>-356.491.725.835.984</text:p>
          </table:table-cell>
          <table:table-cell office:value-type="float" office:value="-637618813026355" table:style-name="ce2">
            <text:p>-637.618.813.026.3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1500" table:style-name="ce1">
            <text:p>420061500</text:p>
          </table:table-cell>
          <table:table-cell office:value-type="string" table:style-name="ce1">
            <text:p>Colegio Secundario Profesora Silvia Machicote (Ex. UE Nº 15) - Sed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7 585 CENTRO Ex. UE. Nº 15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unidad15@generalpic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56598813671522" table:style-name="ce2">
            <text:p>-356.598.813.671.522</text:p>
          </table:table-cell>
          <table:table-cell office:value-type="float" office:value="-637610676339214" table:style-name="ce2">
            <text:p>-637.610.676.339.2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1501" table:style-name="ce1">
            <text:p>420061501</text:p>
          </table:table-cell>
          <table:table-cell office:value-type="string" table:style-name="ce1">
            <text:p>C.B. Anexo Colegio Secundario Profesora Silvia Machicote (Ex. UE Nº 15) en Escuela Nº 12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in Nombre s/n Escuela Nº 122</text:p>
          </table:table-cell>
          <table:table-cell office:value-type="string" table:style-name="ce1">
            <text:p>L6361</text:p>
          </table:table-cell>
          <table:table-cell table:style-name="ce1"/>
          <table:table-cell office:value-type="string" table:style-name="ce1">
            <text:p>TREBOLARES</text:p>
          </table:table-cell>
          <table:table-cell office:value-type="string" table:style-name="ce1">
            <text:p>MARA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55896366553621" table:style-name="ce2">
            <text:p>-355.896.366.553.621</text:p>
          </table:table-cell>
          <table:table-cell office:value-type="float" office:value="-635950351080349" table:style-name="ce2">
            <text:p>-635.950.351.080.3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1600" table:style-name="ce1">
            <text:p>420061600</text:p>
          </table:table-cell>
          <table:table-cell office:value-type="string" table:style-name="ce1">
            <text:p>Colegio Secundario (Ex. UE Nº 16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20 (E) 1709 BARRIO ESTE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UNIDADEDUCATIVA16@GENERALPIC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56687036116321" table:style-name="ce2">
            <text:p>-356.687.036.116.321</text:p>
          </table:table-cell>
          <table:table-cell office:value-type="float" office:value="-63742251548004" table:style-name="ce2">
            <text:p>-63.742.251.548.0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1700" table:style-name="ce1">
            <text:p>420061700</text:p>
          </table:table-cell>
          <table:table-cell office:value-type="string" table:style-name="ce1">
            <text:p>Colegio Secundario Los Ranqueles (Ex. UE Nº 17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33 1485 ENERGIA Y PROGRESO Ex. UE Nº 17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uen17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56628392359546" table:style-name="ce2">
            <text:p>-356.628.392.359.546</text:p>
          </table:table-cell>
          <table:table-cell office:value-type="float" office:value="-637409143072399" table:style-name="ce2">
            <text:p>-637.409.143.072.3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1800" table:style-name="ce1">
            <text:p>420061800</text:p>
          </table:table-cell>
          <table:table-cell office:value-type="string" table:style-name="ce1">
            <text:p>Colegio Secundario 20 de Noviembre (Ex. UE Nº 18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esar Milstein 157</text:p>
          </table:table-cell>
          <table:table-cell office:value-type="string" table:style-name="ce1">
            <text:p>L6307</text:p>
          </table:table-cell>
          <table:table-cell table:style-name="ce1"/>
          <table:table-cell office:value-type="string" table:style-name="ce1">
            <text:p>MACACHIN</text:p>
          </table:table-cell>
          <table:table-cell office:value-type="string" table:style-name="ce1">
            <text:p>ATREUCO</text:p>
          </table:table-cell>
          <table:table-cell office:value-type="string" table:style-name="ce1">
            <text:p>unidadeducativa18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71353869897841" table:style-name="ce2">
            <text:p>-371.353.869.897.841</text:p>
          </table:table-cell>
          <table:table-cell office:value-type="float" office:value="-636691276166752" table:style-name="ce2">
            <text:p>-636.691.276.166.7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1900" table:style-name="ce1">
            <text:p>420061900</text:p>
          </table:table-cell>
          <table:table-cell office:value-type="string" table:style-name="ce1">
            <text:p>Colegio Secundario Alicia Moreau de Justo (Ex. UE Nº 19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rnardino Rivadavia 495</text:p>
          </table:table-cell>
          <table:table-cell office:value-type="string" table:style-name="ce1">
            <text:p>L6221</text:p>
          </table:table-cell>
          <table:table-cell table:style-name="ce1"/>
          <table:table-cell office:value-type="string" table:style-name="ce1">
            <text:p>INTENDENTE ALVEAR</text:p>
          </table:table-cell>
          <table:table-cell office:value-type="string" table:style-name="ce1">
            <text:p>CHAPALEUFU</text:p>
          </table:table-cell>
          <table:table-cell office:value-type="string" table:style-name="ce1">
            <text:p>unidad_educativa19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52393133114095" table:style-name="ce2">
            <text:p>-352.393.133.114.095</text:p>
          </table:table-cell>
          <table:table-cell office:value-type="float" office:value="-635880295254743" table:style-name="ce2">
            <text:p>-635.880.295.254.7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1901" table:style-name="ce1">
            <text:p>420061901</text:p>
          </table:table-cell>
          <table:table-cell office:value-type="string" table:style-name="ce1">
            <text:p>C.B. Anexo Colegio Alicia Moreau de Justo (Ex. UE Nº 19) en Escuela Nº 7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cuela Hogar (Manzana 45) Escuela Nº 77</text:p>
          </table:table-cell>
          <table:table-cell office:value-type="string" table:style-name="ce1">
            <text:p>L6228</text:p>
          </table:table-cell>
          <table:table-cell table:style-name="ce1"/>
          <table:table-cell office:value-type="string" table:style-name="ce1">
            <text:p>SARAH</text:p>
          </table:table-cell>
          <table:table-cell office:value-type="string" table:style-name="ce1">
            <text:p>CHAPALEUF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50266310272651" table:style-name="ce2">
            <text:p>-350.266.310.272.651</text:p>
          </table:table-cell>
          <table:table-cell office:value-type="float" office:value="-636867790071214" table:style-name="ce2">
            <text:p>-636.867.790.071.2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2000" table:style-name="ce1">
            <text:p>420062000</text:p>
          </table:table-cell>
          <table:table-cell office:value-type="string" table:style-name="ce1">
            <text:p>Colegio Secundario Licenciado Hugo Peinetti (Ex. UE Nº 20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berdi 835 Ex. U.E. Nº 20</text:p>
          </table:table-cell>
          <table:table-cell office:value-type="string" table:style-name="ce1">
            <text:p>L6380</text:p>
          </table:table-cell>
          <table:table-cell table:style-name="ce1"/>
          <table:table-cell office:value-type="string" table:style-name="ce1">
            <text:p>EDUARDO CASTEX</text:p>
          </table:table-cell>
          <table:table-cell office:value-type="string" table:style-name="ce1">
            <text:p>CONHELO</text:p>
          </table:table-cell>
          <table:table-cell office:value-type="string" table:style-name="ce1">
            <text:p>colegio.hugopeinetti@lapampa.edu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59175927867401" table:style-name="ce2">
            <text:p>-359.175.927.867.401</text:p>
          </table:table-cell>
          <table:table-cell office:value-type="float" office:value="-642852209556439" table:style-name="ce2">
            <text:p>-642.852.209.556.4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2001" table:style-name="ce1">
            <text:p>420062001</text:p>
          </table:table-cell>
          <table:table-cell office:value-type="string" table:style-name="ce1">
            <text:p>C.B. Anexo Colegio Secundario Lic. H. Peinetti (Ex. UE Nº 20)en Escuela Nº 4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dor. Duval Escuela Nº 43</text:p>
          </table:table-cell>
          <table:table-cell office:value-type="string" table:style-name="ce1">
            <text:p>L6383</text:p>
          </table:table-cell>
          <table:table-cell table:style-name="ce1"/>
          <table:table-cell office:value-type="string" table:style-name="ce1">
            <text:p>MONTE NIEVAS</text:p>
          </table:table-cell>
          <table:table-cell office:value-type="string" table:style-name="ce1">
            <text:p>CONHELO</text:p>
          </table:table-cell>
          <table:table-cell office:value-type="string" table:style-name="ce1">
            <text:p>escuela43@lapampa.edu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58613844057871" table:style-name="ce2">
            <text:p>-358.613.844.057.871</text:p>
          </table:table-cell>
          <table:table-cell office:value-type="float" office:value="-64154457464925" table:style-name="ce2">
            <text:p>-64.154.457.464.9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2100" table:style-name="ce1">
            <text:p>420062100</text:p>
          </table:table-cell>
          <table:table-cell office:value-type="string" table:style-name="ce1">
            <text:p>Colegio Secundario (Ex. UE Nº 21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oreno 1191</text:p>
          </table:table-cell>
          <table:table-cell office:value-type="string" table:style-name="ce1">
            <text:p>L6311</text:p>
          </table:table-cell>
          <table:table-cell table:style-name="ce1"/>
          <table:table-cell office:value-type="string" table:style-name="ce1">
            <text:p>GUATRACHE</text:p>
          </table:table-cell>
          <table:table-cell office:value-type="string" table:style-name="ce1">
            <text:p>GUATRACHE</text:p>
          </table:table-cell>
          <table:table-cell office:value-type="string" table:style-name="ce1">
            <text:p>unidadeducativa21@lpguatrache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7664989878717" table:style-name="ce2">
            <text:p>-37.664.989.878.717</text:p>
          </table:table-cell>
          <table:table-cell office:value-type="float" office:value="-635512314713175" table:style-name="ce2">
            <text:p>-635.512.314.713.17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2200" table:style-name="ce1">
            <text:p>420062200</text:p>
          </table:table-cell>
          <table:table-cell office:value-type="string" table:style-name="ce1">
            <text:p>Colegio Secundario Profesor José Armando Alfageme(Ex. UE Nº 22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mbajador Martini 621 Ex. U. E. Nº 22</text:p>
          </table:table-cell>
          <table:table-cell office:value-type="string" table:style-name="ce1">
            <text:p>L8201</text:p>
          </table:table-cell>
          <table:table-cell table:style-name="ce1"/>
          <table:table-cell office:value-type="string" table:style-name="ce1">
            <text:p>25 DE MAYO</text:p>
          </table:table-cell>
          <table:table-cell office:value-type="string" table:style-name="ce1">
            <text:p>PUELEN</text:p>
          </table:table-cell>
          <table:table-cell office:value-type="string" table:style-name="ce1">
            <text:p>ue22_25demayo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77801444964503" table:style-name="ce2">
            <text:p>-377.801.444.964.503</text:p>
          </table:table-cell>
          <table:table-cell office:value-type="float" office:value="-677132795232073" table:style-name="ce2">
            <text:p>-677.132.795.232.0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2400" table:style-name="ce1">
            <text:p>420062400</text:p>
          </table:table-cell>
          <table:table-cell office:value-type="string" table:style-name="ce1">
            <text:p>Colegio Secundario Maria Ofelia Espósito (Ex. UE Nº 24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itre 255 Ex. U. E. Nº 24</text:p>
          </table:table-cell>
          <table:table-cell office:value-type="string" table:style-name="ce1">
            <text:p>L6333</text:p>
          </table:table-cell>
          <table:table-cell table:style-name="ce1"/>
          <table:table-cell office:value-type="string" table:style-name="ce1">
            <text:p>QUEMU QUEMU</text:p>
          </table:table-cell>
          <table:table-cell office:value-type="string" table:style-name="ce1">
            <text:p>QUEMU QUEMU</text:p>
          </table:table-cell>
          <table:table-cell office:value-type="string" table:style-name="ce1">
            <text:p>u_edu24@live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60533290641424" table:style-name="ce2">
            <text:p>-360.533.290.641.424</text:p>
          </table:table-cell>
          <table:table-cell office:value-type="float" office:value="-635665013668162" table:style-name="ce2">
            <text:p>-635.665.013.668.1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2500" table:style-name="ce1">
            <text:p>420062500</text:p>
          </table:table-cell>
          <table:table-cell office:value-type="string" table:style-name="ce1">
            <text:p>Colegio Secundario Elida Salas (Ex. UE Nº 25)- SED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ipú 758 Ex. U.E. Nº 25</text:p>
          </table:table-cell>
          <table:table-cell office:value-type="string" table:style-name="ce1">
            <text:p>L6214</text:p>
          </table:table-cell>
          <table:table-cell table:style-name="ce1"/>
          <table:table-cell office:value-type="string" table:style-name="ce1">
            <text:p>RANCUL</text:p>
          </table:table-cell>
          <table:table-cell office:value-type="string" table:style-name="ce1">
            <text:p>RANCUL</text:p>
          </table:table-cell>
          <table:table-cell office:value-type="string" table:style-name="ce1">
            <text:p>unidadeducativa25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50726634010145" table:style-name="ce2">
            <text:p>-350.726.634.010.145</text:p>
          </table:table-cell>
          <table:table-cell office:value-type="float" office:value="-646879543219605" table:style-name="ce2">
            <text:p>-646.879.543.219.6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2501" table:style-name="ce1">
            <text:p>420062501</text:p>
          </table:table-cell>
          <table:table-cell office:value-type="string" table:style-name="ce1">
            <text:p>C.B. Anexo Colegio Secundario Elida Salas(Ex. UE Nº 25) en Escuela Nº 11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º 188 Km. 540 Escuela Nº 116</text:p>
          </table:table-cell>
          <table:table-cell office:value-type="string" table:style-name="ce1">
            <text:p>L6214</text:p>
          </table:table-cell>
          <table:table-cell table:style-name="ce1"/>
          <table:table-cell office:value-type="string" table:style-name="ce1">
            <text:p>CHAMAICO</text:p>
          </table:table-cell>
          <table:table-cell office:value-type="string" table:style-name="ce1">
            <text:p>RANCUL</text:p>
          </table:table-cell>
          <table:table-cell office:value-type="string" table:style-name="ce1">
            <text:p>escuela116chamaico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50561313703432" table:style-name="ce2">
            <text:p>-350.561.313.703.432</text:p>
          </table:table-cell>
          <table:table-cell office:value-type="float" office:value="-649435737728106" table:style-name="ce2">
            <text:p>-649.435.737.728.1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2502" table:style-name="ce1">
            <text:p>420062502</text:p>
          </table:table-cell>
          <table:table-cell office:value-type="string" table:style-name="ce1">
            <text:p>C.B. Anexo Colegio Secundario Elida Salas (Ex. UE Nº 25) en Escuela Nº 4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osario Fernández Escuela Nº 42</text:p>
          </table:table-cell>
          <table:table-cell office:value-type="string" table:style-name="ce1">
            <text:p>L6212</text:p>
          </table:table-cell>
          <table:table-cell table:style-name="ce1"/>
          <table:table-cell office:value-type="string" table:style-name="ce1">
            <text:p>QUETREQUEN</text:p>
          </table:table-cell>
          <table:table-cell office:value-type="string" table:style-name="ce1">
            <text:p>RANCUL</text:p>
          </table:table-cell>
          <table:table-cell office:value-type="string" table:style-name="ce1">
            <text:p>escuela42@lapampa.edu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5055404623408" table:style-name="ce2">
            <text:p>-35.055.404.623.408</text:p>
          </table:table-cell>
          <table:table-cell office:value-type="float" office:value="-645252994473209" table:style-name="ce2">
            <text:p>-645.252.994.473.2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2600" table:style-name="ce1">
            <text:p>420062600</text:p>
          </table:table-cell>
          <table:table-cell office:value-type="string" table:style-name="ce1">
            <text:p>Colegio Secundario Héroes de la Patria (Ex.UE Nº 26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prida 921</text:p>
          </table:table-cell>
          <table:table-cell office:value-type="string" table:style-name="ce1">
            <text:p>L6205</text:p>
          </table:table-cell>
          <table:table-cell table:style-name="ce1"/>
          <table:table-cell office:value-type="string" table:style-name="ce1">
            <text:p>INGENIERO LUIGGI</text:p>
          </table:table-cell>
          <table:table-cell office:value-type="string" table:style-name="ce1">
            <text:p>REALICO</text:p>
          </table:table-cell>
          <table:table-cell office:value-type="string" table:style-name="ce1">
            <text:p>colegioheroesdelapatria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53939403250124" table:style-name="ce2">
            <text:p>-353.939.403.250.124</text:p>
          </table:table-cell>
          <table:table-cell office:value-type="float" office:value="-644609344465529" table:style-name="ce2">
            <text:p>-644.609.344.465.5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2700" table:style-name="ce1">
            <text:p>420062700</text:p>
          </table:table-cell>
          <table:table-cell office:value-type="string" table:style-name="ce1">
            <text:p>Colegio Secundario Wiltralen (Ex. UE Nº 27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Mullally 1925 Ex. U.E. Nº 27</text:p>
          </table:table-cell>
          <table:table-cell office:value-type="string" table:style-name="ce1">
            <text:p>L6200</text:p>
          </table:table-cell>
          <table:table-cell table:style-name="ce1"/>
          <table:table-cell office:value-type="string" table:style-name="ce1">
            <text:p>REALICO</text:p>
          </table:table-cell>
          <table:table-cell office:value-type="string" table:style-name="ce1">
            <text:p>REALICO</text:p>
          </table:table-cell>
          <table:table-cell office:value-type="string" table:style-name="ce1">
            <text:p>ue27realico@g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50422605581174" table:style-name="ce2">
            <text:p>-350.422.605.581.174</text:p>
          </table:table-cell>
          <table:table-cell office:value-type="float" office:value="-642462373999389" table:style-name="ce2">
            <text:p>-642.462.373.999.3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2701" table:style-name="ce1">
            <text:p>420062701</text:p>
          </table:table-cell>
          <table:table-cell office:value-type="string" table:style-name="ce1">
            <text:p>C.B. Anexo Colegio Secundario Wiltralen( Ex. UE Nº 27)en Escuela Nº 5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633 Escuela Nº 51</text:p>
          </table:table-cell>
          <table:table-cell office:value-type="string" table:style-name="ce1">
            <text:p>L6215</text:p>
          </table:table-cell>
          <table:table-cell table:style-name="ce1"/>
          <table:table-cell office:value-type="string" table:style-name="ce1">
            <text:p>FALUCHO</text:p>
          </table:table-cell>
          <table:table-cell office:value-type="string" table:style-name="ce1">
            <text:p>REALICO</text:p>
          </table:table-cell>
          <table:table-cell office:value-type="string" table:style-name="ce1">
            <text:p>esc51falucho@realiconet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51900661204776" table:style-name="ce2">
            <text:p>-351.900.661.204.776</text:p>
          </table:table-cell>
          <table:table-cell office:value-type="float" office:value="-641046363496301" table:style-name="ce2">
            <text:p>-641.046.363.496.3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2800" table:style-name="ce1">
            <text:p>420062800</text:p>
          </table:table-cell>
          <table:table-cell office:value-type="string" table:style-name="ce1">
            <text:p>Colegio Secundario (Ex. UE Nº 28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13 de Caballería 1373 Ex. U.E. Nº 28</text:p>
          </table:table-cell>
          <table:table-cell office:value-type="string" table:style-name="ce1">
            <text:p>L6303</text:p>
          </table:table-cell>
          <table:table-cell table:style-name="ce1"/>
          <table:table-cell office:value-type="string" table:style-name="ce1">
            <text:p>TOAY</text:p>
          </table:table-cell>
          <table:table-cell office:value-type="string" table:style-name="ce1">
            <text:p>TOAY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66787561869108" table:style-name="ce2">
            <text:p>-366.787.561.869.108</text:p>
          </table:table-cell>
          <table:table-cell office:value-type="float" office:value="-643759781388165" table:style-name="ce2">
            <text:p>-643.759.781.388.1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2900" table:style-name="ce1">
            <text:p>420062900</text:p>
          </table:table-cell>
          <table:table-cell office:value-type="string" table:style-name="ce1">
            <text:p>Colegio Secundario Héroes de Malvinas (Ex. UE Nº 29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evoto 365</text:p>
          </table:table-cell>
          <table:table-cell office:value-type="string" table:style-name="ce1">
            <text:p>L6369</text:p>
          </table:table-cell>
          <table:table-cell table:style-name="ce1"/>
          <table:table-cell office:value-type="string" table:style-name="ce1">
            <text:p>TRENEL</text:p>
          </table:table-cell>
          <table:table-cell office:value-type="string" table:style-name="ce1">
            <text:p>TRENEL</text:p>
          </table:table-cell>
          <table:table-cell office:value-type="string" table:style-name="ce1">
            <text:p>ue29_98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56989723458165" table:style-name="ce2">
            <text:p>-356.989.723.458.165</text:p>
          </table:table-cell>
          <table:table-cell office:value-type="float" office:value="-641356795212412" table:style-name="ce2">
            <text:p>-641.356.795.212.4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2901" table:style-name="ce1">
            <text:p>420062901</text:p>
          </table:table-cell>
          <table:table-cell office:value-type="string" table:style-name="ce1">
            <text:p>C.B. Anexo Colegio Secundario Héroes de Malvinas en Escuela Nº 13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4 Km 109. Lote XI Zona Rural</text:p>
          </table:table-cell>
          <table:table-cell office:value-type="string" table:style-name="ce1">
            <text:p>L6385</text:p>
          </table:table-cell>
          <table:table-cell table:style-name="ce1"/>
          <table:table-cell office:value-type="string" table:style-name="ce1">
            <text:p>LOS HORNOS</text:p>
          </table:table-cell>
          <table:table-cell office:value-type="string" table:style-name="ce1">
            <text:p>TRENE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56402180928362" table:style-name="ce2">
            <text:p>-356.402.180.928.362</text:p>
          </table:table-cell>
          <table:table-cell office:value-type="float" office:value="-643563179328233" table:style-name="ce2">
            <text:p>-643.563.179.328.2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3000" table:style-name="ce1">
            <text:p>420063000</text:p>
          </table:table-cell>
          <table:table-cell office:value-type="string" table:style-name="ce1">
            <text:p>Colegio Secundario Valle Argentino (Ex. UE Nº 30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paña 150</text:p>
          </table:table-cell>
          <table:table-cell office:value-type="string" table:style-name="ce1">
            <text:p>L8200</text:p>
          </table:table-cell>
          <table:table-cell office:value-type="string" table:style-name="ce1">
            <text:p>416121/432808</text:p>
          </table:table-cell>
          <table:table-cell office:value-type="string" table:style-name="ce1">
            <text:p>GENERAL ACHA</text:p>
          </table:table-cell>
          <table:table-cell office:value-type="string" table:style-name="ce1">
            <text:p>UTRACAN</text:p>
          </table:table-cell>
          <table:table-cell office:value-type="string" table:style-name="ce1">
            <text:p>UE30@LAPAMPA.EDU.AR/UE30GENERALACHA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73704396219813" table:style-name="ce2">
            <text:p>-373.704.396.219.813</text:p>
          </table:table-cell>
          <table:table-cell office:value-type="float" office:value="-646015563209323" table:style-name="ce2">
            <text:p>-646.015.563.209.3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3700" table:style-name="ce1">
            <text:p>420063700</text:p>
          </table:table-cell>
          <table:table-cell office:value-type="string" table:style-name="ce1">
            <text:p>Escuela Laboral Nº 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3 1569 Frank Allam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escuelalaboraln6@yahoo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-35651139023984" table:style-name="ce2">
            <text:p>-35.651.139.023.984</text:p>
          </table:table-cell>
          <table:table-cell office:value-type="float" office:value="-637534011472069" table:style-name="ce2">
            <text:p>-637.534.011.472.0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3800" table:style-name="ce1">
            <text:p>420063800</text:p>
          </table:table-cell>
          <table:table-cell office:value-type="string" table:style-name="ce1">
            <text:p>Escuela Laboral Nº 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egovia 759</text:p>
          </table:table-cell>
          <table:table-cell office:value-type="string" table:style-name="ce1">
            <text:p>L8200</text:p>
          </table:table-cell>
          <table:table-cell table:style-name="ce1"/>
          <table:table-cell office:value-type="string" table:style-name="ce1">
            <text:p>GENERAL ACHA</text:p>
          </table:table-cell>
          <table:table-cell office:value-type="string" table:style-name="ce1">
            <text:p>UTRACA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-373769076426963" table:style-name="ce2">
            <text:p>-373.769.076.426.963</text:p>
          </table:table-cell>
          <table:table-cell office:value-type="float" office:value="-645987629630848" table:style-name="ce2">
            <text:p>-645.987.629.630.8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3900" table:style-name="ce1">
            <text:p>420063900</text:p>
          </table:table-cell>
          <table:table-cell office:value-type="string" table:style-name="ce1">
            <text:p>Escuela Laboral Nº 2 Hector L. Oliver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rench 90</text:p>
          </table:table-cell>
          <table:table-cell office:value-type="string" table:style-name="ce1">
            <text:p>L6333</text:p>
          </table:table-cell>
          <table:table-cell table:style-name="ce1"/>
          <table:table-cell office:value-type="string" table:style-name="ce1">
            <text:p>QUEMU QUEMU</text:p>
          </table:table-cell>
          <table:table-cell office:value-type="string" table:style-name="ce1">
            <text:p>QUEMU QUEMU</text:p>
          </table:table-cell>
          <table:table-cell office:value-type="string" table:style-name="ce1">
            <text:p>elaboral2@cosypro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-360511630866506" table:style-name="ce2">
            <text:p>-360.511.630.866.506</text:p>
          </table:table-cell>
          <table:table-cell office:value-type="float" office:value="-635655692469009" table:style-name="ce2">
            <text:p>-635.655.692.469.0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4000" table:style-name="ce1">
            <text:p>420064000</text:p>
          </table:table-cell>
          <table:table-cell office:value-type="string" table:style-name="ce1">
            <text:p>Escuela Laboral Nº 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y J. B. Justo</text:p>
          </table:table-cell>
          <table:table-cell office:value-type="string" table:style-name="ce1">
            <text:p>L6387</text:p>
          </table:table-cell>
          <table:table-cell table:style-name="ce1"/>
          <table:table-cell office:value-type="string" table:style-name="ce1">
            <text:p>CALEUFU</text:p>
          </table:table-cell>
          <table:table-cell office:value-type="string" table:style-name="ce1">
            <text:p>RANCUL</text:p>
          </table:table-cell>
          <table:table-cell office:value-type="string" table:style-name="ce1">
            <text:p>laboral3@lapampa.edu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-355947986318032" table:style-name="ce2">
            <text:p>-355.947.986.318.032</text:p>
          </table:table-cell>
          <table:table-cell office:value-type="float" office:value="-64560078689736" table:style-name="ce2">
            <text:p>-64.560.078.689.7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4001" table:style-name="ce1">
            <text:p>420064001</text:p>
          </table:table-cell>
          <table:table-cell office:value-type="string" table:style-name="ce1">
            <text:p>Ciclo Orientado de la Educación Secundaria - EPJ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y Juan B. Justo Escula Laboral N° 3</text:p>
          </table:table-cell>
          <table:table-cell office:value-type="float" office:value="6387" table:style-name="ce1">
            <text:p>6387</text:p>
          </table:table-cell>
          <table:table-cell table:style-name="ce1"/>
          <table:table-cell office:value-type="string" table:style-name="ce1">
            <text:p>CALEUFU</text:p>
          </table:table-cell>
          <table:table-cell office:value-type="string" table:style-name="ce1">
            <text:p>RANCU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355948411630248" table:style-name="ce2">
            <text:p>-355.948.411.630.248</text:p>
          </table:table-cell>
          <table:table-cell office:value-type="float" office:value="-645581422751552" table:style-name="ce2">
            <text:p>-645.581.422.751.5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4100" table:style-name="ce1">
            <text:p>420064100</text:p>
          </table:table-cell>
          <table:table-cell office:value-type="string" table:style-name="ce1">
            <text:p>Escuela Laboral Nº 4 Don Angel Custodio Sos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PAÑA 1362</text:p>
          </table:table-cell>
          <table:table-cell office:value-type="string" table:style-name="ce1">
            <text:p>L6200</text:p>
          </table:table-cell>
          <table:table-cell table:style-name="ce1"/>
          <table:table-cell office:value-type="string" table:style-name="ce1">
            <text:p>REALICO</text:p>
          </table:table-cell>
          <table:table-cell office:value-type="string" table:style-name="ce1">
            <text:p>REALICO</text:p>
          </table:table-cell>
          <table:table-cell office:value-type="string" table:style-name="ce1">
            <text:p>laboral4@lapampa.edu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-350342871207515" table:style-name="ce2">
            <text:p>-350.342.871.207.515</text:p>
          </table:table-cell>
          <table:table-cell office:value-type="float" office:value="-642490261414922" table:style-name="ce2">
            <text:p>-642.490.261.414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4200" table:style-name="ce1">
            <text:p>420064200</text:p>
          </table:table-cell>
          <table:table-cell office:value-type="string" table:style-name="ce1">
            <text:p>Escuela Laboral Nº 5 Ana Brav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ancul 270 Escuela N° 110</text:p>
          </table:table-cell>
          <table:table-cell office:value-type="string" table:style-name="ce1">
            <text:p>L8201</text:p>
          </table:table-cell>
          <table:table-cell table:style-name="ce1"/>
          <table:table-cell office:value-type="string" table:style-name="ce1">
            <text:p>25 DE MAYO</text:p>
          </table:table-cell>
          <table:table-cell office:value-type="string" table:style-name="ce1">
            <text:p>PUELEN</text:p>
          </table:table-cell>
          <table:table-cell office:value-type="string" table:style-name="ce1">
            <text:p>laboral5@lapampa.edu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-377760683900509" table:style-name="ce2">
            <text:p>-377.760.683.900.509</text:p>
          </table:table-cell>
          <table:table-cell office:value-type="float" office:value="-677117274073532" table:style-name="ce2">
            <text:p>-677.117.274.073.5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4300" table:style-name="ce1">
            <text:p>420064300</text:p>
          </table:table-cell>
          <table:table-cell office:value-type="string" table:style-name="ce1">
            <text:p>Centro Laboral Programa Especial Nº 2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endoza 1392 Zona Norte Hogar San José Obrer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hogarsjo@g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366120073640079" table:style-name="ce2">
            <text:p>-366.120.073.640.079</text:p>
          </table:table-cell>
          <table:table-cell office:value-type="float" office:value="-642991772535687" table:style-name="ce2">
            <text:p>-642.991.772.535.6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4400" table:style-name="ce1">
            <text:p>420064400</text:p>
          </table:table-cell>
          <table:table-cell office:value-type="string" table:style-name="ce1">
            <text:p>Centro Laboral Programa Especial Nº 3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uther King 1785 Colonia Escalante Escuela de Adultos 5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366406652881054" table:style-name="ce2">
            <text:p>-366.406.652.881.054</text:p>
          </table:table-cell>
          <table:table-cell office:value-type="float" office:value="-642844394580159" table:style-name="ce2">
            <text:p>-642.844.394.580.1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4800" table:style-name="ce1">
            <text:p>420064800</text:p>
          </table:table-cell>
          <table:table-cell office:value-type="string" table:style-name="ce1">
            <text:p>Centro Laboral Programa Especial Nº 5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9 550 Escuela de Adultos Nº 2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356606484162144" table:style-name="ce2">
            <text:p>-356.606.484.162.144</text:p>
          </table:table-cell>
          <table:table-cell office:value-type="float" office:value="-637607320199771" table:style-name="ce2">
            <text:p>-637.607.320.199.7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4900" table:style-name="ce1">
            <text:p>420064900</text:p>
          </table:table-cell>
          <table:table-cell office:value-type="string" table:style-name="ce1">
            <text:p>Centro Laboral Programa Especial Nº 5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celo T. Alvear 351 Centro Unidad Carcelaria de Mujeres N° 13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366163306263985" table:style-name="ce2">
            <text:p>-366.163.306.263.985</text:p>
          </table:table-cell>
          <table:table-cell office:value-type="float" office:value="-64266688320685" table:style-name="ce2">
            <text:p>-64.266.688.320.6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5000" table:style-name="ce1">
            <text:p>420065000</text:p>
          </table:table-cell>
          <table:table-cell office:value-type="string" table:style-name="ce1">
            <text:p>Centro Laboral Programa Especial Nº 4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eyrredón 1099 Servicio Penitenciario Federal Colonia Penal - U 4</text:p>
          </table:table-cell>
          <table:table-cell office:value-type="float" office:value="6300" table:style-name="ce1">
            <text:p>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366358429858367" table:style-name="ce2">
            <text:p>-366.358.429.858.367</text:p>
          </table:table-cell>
          <table:table-cell office:value-type="float" office:value="-642903308070583" table:style-name="ce2">
            <text:p>-642.903.308.070.5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5300" table:style-name="ce1">
            <text:p>420065300</text:p>
          </table:table-cell>
          <table:table-cell office:value-type="string" table:style-name="ce1">
            <text:p>Centro Laboral Programa Especial Nº 7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ntártida Argentina 375 Villa Tomás Masson Escuela N° 201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366145793828392" table:style-name="ce2">
            <text:p>-366.145.793.828.392</text:p>
          </table:table-cell>
          <table:table-cell office:value-type="float" office:value="-64286977461632" table:style-name="ce2">
            <text:p>-64.286.977.461.6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5700" table:style-name="ce1">
            <text:p>420065700</text:p>
          </table:table-cell>
          <table:table-cell office:value-type="string" table:style-name="ce1">
            <text:p>Centro Laboral Programa Especial Nº 8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rasil 755 Fitte Estadio Municipal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366266986123444" table:style-name="ce2">
            <text:p>-366.266.986.123.444</text:p>
          </table:table-cell>
          <table:table-cell office:value-type="float" office:value="-642947371223792" table:style-name="ce2">
            <text:p>-642.947.371.223.7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5900" table:style-name="ce1">
            <text:p>420065900</text:p>
          </table:table-cell>
          <table:table-cell office:value-type="string" table:style-name="ce1">
            <text:p>Centro Laboral Programa Especial Nº 8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arela s/n Plan 5000 Escuela N° 258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366471102628558" table:style-name="ce2">
            <text:p>-366.471.102.628.558</text:p>
          </table:table-cell>
          <table:table-cell office:value-type="float" office:value="-642916153699562" table:style-name="ce2">
            <text:p>-642.916.153.699.5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6000" table:style-name="ce1">
            <text:p>420066000</text:p>
          </table:table-cell>
          <table:table-cell office:value-type="string" table:style-name="ce1">
            <text:p>Centro Laboral Programa Especial Nº 9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27 y 16 Este Escuela Ntra Sra de Lujan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356577596556894" table:style-name="ce2">
            <text:p>-356.577.596.556.894</text:p>
          </table:table-cell>
          <table:table-cell office:value-type="float" office:value="-637663572960901" table:style-name="ce2">
            <text:p>-637.663.572.960.9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6200" table:style-name="ce1">
            <text:p>420066200</text:p>
          </table:table-cell>
          <table:table-cell office:value-type="string" table:style-name="ce1">
            <text:p>Centro Laboral Programa Especial Nº 9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y J. B. Justo 9 de Julio y J. B. Justo</text:p>
          </table:table-cell>
          <table:table-cell office:value-type="string" table:style-name="ce1">
            <text:p>L6387</text:p>
          </table:table-cell>
          <table:table-cell table:style-name="ce1"/>
          <table:table-cell office:value-type="string" table:style-name="ce1">
            <text:p>CALEUFU</text:p>
          </table:table-cell>
          <table:table-cell office:value-type="string" table:style-name="ce1">
            <text:p>RANCU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35594697001132" table:style-name="ce2">
            <text:p>-35.594.697.001.132</text:p>
          </table:table-cell>
          <table:table-cell office:value-type="float" office:value="-645600978564088" table:style-name="ce2">
            <text:p>-645.600.978.564.0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6300" table:style-name="ce1">
            <text:p>420066300</text:p>
          </table:table-cell>
          <table:table-cell office:value-type="string" table:style-name="ce1">
            <text:p>Centro Laboral Programa Especial Nº 9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saje Maure 2168 Fovavi 59 - Sur Plan 5000 Hermanas Santa Ana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372443685343765" table:style-name="ce2">
            <text:p>-372.443.685.343.765</text:p>
          </table:table-cell>
          <table:table-cell office:value-type="float" office:value="-676310814548577" table:style-name="ce2">
            <text:p>-676.310.814.548.5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6400" table:style-name="ce1">
            <text:p>420066400</text:p>
          </table:table-cell>
          <table:table-cell office:value-type="string" table:style-name="ce1">
            <text:p>Centro Laboral Programa Especial Nº 9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uther King 1785 Colonia Escalante Escuela de Adultos Nº 5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366297117357513" table:style-name="ce2">
            <text:p>-366.297.117.357.513</text:p>
          </table:table-cell>
          <table:table-cell office:value-type="float" office:value="-642854827594527" table:style-name="ce2">
            <text:p>-642.854.827.594.5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6500" table:style-name="ce1">
            <text:p>420066500</text:p>
          </table:table-cell>
          <table:table-cell office:value-type="string" table:style-name="ce1">
            <text:p>Centro Laboral Programa Especial Nº 10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4 de Febrero 266 Municipalidad</text:p>
          </table:table-cell>
          <table:table-cell office:value-type="string" table:style-name="ce1">
            <text:p>L6315</text:p>
          </table:table-cell>
          <table:table-cell table:style-name="ce1"/>
          <table:table-cell office:value-type="string" table:style-name="ce1">
            <text:p>COLONIA BARON</text:p>
          </table:table-cell>
          <table:table-cell office:value-type="string" table:style-name="ce1">
            <text:p>QUEMU QUEMU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361524045427804" table:style-name="ce2">
            <text:p>-361.524.045.427.804</text:p>
          </table:table-cell>
          <table:table-cell office:value-type="float" office:value="-638526582397733" table:style-name="ce2">
            <text:p>-638.526.582.397.7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6600" table:style-name="ce1">
            <text:p>420066600</text:p>
          </table:table-cell>
          <table:table-cell office:value-type="string" table:style-name="ce1">
            <text:p>Centro Laboral Programa Especial Nº 10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aquin Ferro 1359 Villa del Busto Hnas. Adoratrices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366045082816726" table:style-name="ce2">
            <text:p>-366.045.082.816.726</text:p>
          </table:table-cell>
          <table:table-cell office:value-type="float" office:value="-64288747714119" table:style-name="ce2">
            <text:p>-64.288.747.714.11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6700" table:style-name="ce1">
            <text:p>420066700</text:p>
          </table:table-cell>
          <table:table-cell office:value-type="string" table:style-name="ce1">
            <text:p>Centro Laboral Programa Especial Nº 10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12 151 Roca Escuela N° 84)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2" table:style-name="ce1">
            <text:p>42</text:p>
          </table:table-cell>
          <table:table-cell office:value-type="float" office:value="-356577596556909" table:style-name="ce2">
            <text:p>-356.577.596.556.909</text:p>
          </table:table-cell>
          <table:table-cell office:value-type="float" office:value="-637663572960909" table:style-name="ce2">
            <text:p>-637.663.572.960.9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6800" table:style-name="ce1">
            <text:p>420066800</text:p>
          </table:table-cell>
          <table:table-cell office:value-type="string" table:style-name="ce1">
            <text:p>Centro Laboral Programa Especial Nº 11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aquin Ferro 1359 Villa del Busto Hnas. Adoratrices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366160836960608" table:style-name="ce2">
            <text:p>-366.160.836.960.608</text:p>
          </table:table-cell>
          <table:table-cell office:value-type="float" office:value="-6429320380646" table:style-name="ce2">
            <text:p>-6.429.320.380.6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6900" table:style-name="ce1">
            <text:p>420066900</text:p>
          </table:table-cell>
          <table:table-cell office:value-type="string" table:style-name="ce1">
            <text:p>Centro Laboral Programa Especial Nº 11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Oliver 751 Centro Formación Profesional N° 1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366197835115907" table:style-name="ce2">
            <text:p>-366.197.835.115.907</text:p>
          </table:table-cell>
          <table:table-cell office:value-type="float" office:value="-642880245207187" table:style-name="ce2">
            <text:p>-642.880.245.207.1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7100" table:style-name="ce1">
            <text:p>420067100</text:p>
          </table:table-cell>
          <table:table-cell office:value-type="string" table:style-name="ce1">
            <text:p>Centro Laboral Nº 18 A - IPES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Alfredo Palacios 2800 IPESA - Instituto Socioabilizadro para Adolescentes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366144875880625" table:style-name="ce2">
            <text:p>-366.144.875.880.625</text:p>
          </table:table-cell>
          <table:table-cell office:value-type="float" office:value="-642865344416785" table:style-name="ce2">
            <text:p>-642.865.344.416.7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7200" table:style-name="ce1">
            <text:p>420067200</text:p>
          </table:table-cell>
          <table:table-cell office:value-type="string" table:style-name="ce1">
            <text:p>Centro Laboral Nº 18 b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Unanue y Las Jarillas 215 Butalo I Escuela N° 27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366328528723212" table:style-name="ce2">
            <text:p>-366.328.528.723.212</text:p>
          </table:table-cell>
          <table:table-cell office:value-type="float" office:value="-643074351886255" table:style-name="ce2">
            <text:p>-643.074.351.886.2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7300" table:style-name="ce1">
            <text:p>420067300</text:p>
          </table:table-cell>
          <table:table-cell office:value-type="string" table:style-name="ce1">
            <text:p>Centro Laboral Nº 1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. Zeballo Estación del Ferrocarril</text:p>
          </table:table-cell>
          <table:table-cell office:value-type="string" table:style-name="ce1">
            <text:p>L6207</text:p>
          </table:table-cell>
          <table:table-cell table:style-name="ce1"/>
          <table:table-cell office:value-type="string" table:style-name="ce1">
            <text:p>ALTA ITALIA</text:p>
          </table:table-cell>
          <table:table-cell office:value-type="string" table:style-name="ce1">
            <text:p>REALI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353333391986638" table:style-name="ce2">
            <text:p>-353.333.391.986.638</text:p>
          </table:table-cell>
          <table:table-cell office:value-type="float" office:value="-64119856416704" table:style-name="ce2">
            <text:p>-64.119.856.416.7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7400" table:style-name="ce1">
            <text:p>420067400</text:p>
          </table:table-cell>
          <table:table-cell office:value-type="string" table:style-name="ce1">
            <text:p>Centro Laboral Nº 2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yrredon 1099 Servicio Penitenciario Federal Colonia Penal - U 4</text:p>
          </table:table-cell>
          <table:table-cell office:value-type="float" office:value="6300" table:style-name="ce1">
            <text:p>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379785706035677" table:style-name="ce2">
            <text:p>-379.785.706.035.677</text:p>
          </table:table-cell>
          <table:table-cell office:value-type="float" office:value="-636021440046452" table:style-name="ce2">
            <text:p>-636.021.440.046.4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7500" table:style-name="ce1">
            <text:p>420067500</text:p>
          </table:table-cell>
          <table:table-cell office:value-type="string" table:style-name="ce1">
            <text:p>Centro Laboral Nº 2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vard. Brown 1250 Centro Escuela Nª5</text:p>
          </table:table-cell>
          <table:table-cell office:value-type="string" table:style-name="ce1">
            <text:p>L6303</text:p>
          </table:table-cell>
          <table:table-cell table:style-name="ce1"/>
          <table:table-cell office:value-type="string" table:style-name="ce1">
            <text:p>TOAY</text:p>
          </table:table-cell>
          <table:table-cell office:value-type="string" table:style-name="ce1">
            <text:p>TOAY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36673135314772" table:style-name="ce2">
            <text:p>-36.673.135.314.772</text:p>
          </table:table-cell>
          <table:table-cell office:value-type="float" office:value="-643805506330719" table:style-name="ce2">
            <text:p>-643.805.506.330.71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7600" table:style-name="ce1">
            <text:p>420067600</text:p>
          </table:table-cell>
          <table:table-cell office:value-type="string" table:style-name="ce1">
            <text:p>Centro Laboral Nº 2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4 850 Escuela de Adultos N° 7</text:p>
          </table:table-cell>
          <table:table-cell office:value-type="string" table:style-name="ce1">
            <text:p>L6319</text:p>
          </table:table-cell>
          <table:table-cell table:style-name="ce1"/>
          <table:table-cell office:value-type="string" table:style-name="ce1">
            <text:p>VICTORICA</text:p>
          </table:table-cell>
          <table:table-cell office:value-type="string" table:style-name="ce1">
            <text:p>LOVENTU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371170270487349" table:style-name="ce2">
            <text:p>-371.170.270.487.349</text:p>
          </table:table-cell>
          <table:table-cell office:value-type="float" office:value="-645121257918449" table:style-name="ce2">
            <text:p>-645.121.257.918.4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7700" table:style-name="ce1">
            <text:p>420067700</text:p>
          </table:table-cell>
          <table:table-cell office:value-type="string" table:style-name="ce1">
            <text:p>Centro Laboral Nº 2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ingles 20 Mutual Municipales</text:p>
          </table:table-cell>
          <table:table-cell office:value-type="string" table:style-name="ce1">
            <text:p>L6311</text:p>
          </table:table-cell>
          <table:table-cell table:style-name="ce1"/>
          <table:table-cell office:value-type="string" table:style-name="ce1">
            <text:p>GUATRACHE</text:p>
          </table:table-cell>
          <table:table-cell office:value-type="string" table:style-name="ce1">
            <text:p>GUATRACHE</text:p>
          </table:table-cell>
          <table:table-cell office:value-type="string" table:style-name="ce1">
            <text:p>MARIANAGABRIELAZINK@YAHOO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379792134449735" table:style-name="ce2">
            <text:p>-379.792.134.449.735</text:p>
          </table:table-cell>
          <table:table-cell office:value-type="float" office:value="-63607677747596" table:style-name="ce2">
            <text:p>-63.607.677.747.5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7800" table:style-name="ce1">
            <text:p>420067800</text:p>
          </table:table-cell>
          <table:table-cell office:value-type="string" table:style-name="ce1">
            <text:p>Centro Laboral Nº 2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Urquiza y Alberdi Comedor Municipal</text:p>
          </table:table-cell>
          <table:table-cell office:value-type="string" table:style-name="ce1">
            <text:p>L6309</text:p>
          </table:table-cell>
          <table:table-cell table:style-name="ce1"/>
          <table:table-cell office:value-type="string" table:style-name="ce1">
            <text:p>ALPACHIRI</text:p>
          </table:table-cell>
          <table:table-cell office:value-type="string" table:style-name="ce1">
            <text:p>GUATRACH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373777426161112" table:style-name="ce2">
            <text:p>-373.777.426.161.112</text:p>
          </table:table-cell>
          <table:table-cell office:value-type="float" office:value="-637695044540087" table:style-name="ce2">
            <text:p>-637.695.044.540.0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7900" table:style-name="ce1">
            <text:p>420067900</text:p>
          </table:table-cell>
          <table:table-cell office:value-type="string" table:style-name="ce1">
            <text:p>Centro Laboral Nº U-3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Circunvalación S. Marzo Este y L. Rosas Colonia Escalante Instituto de Jovenes Adultos Dr. Julio A. Alfonsin- U30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366369596808694" table:style-name="ce2">
            <text:p>-366.369.596.808.694</text:p>
          </table:table-cell>
          <table:table-cell office:value-type="float" office:value="-642716066937623" table:style-name="ce2">
            <text:p>-642.716.066.937.6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8200" table:style-name="ce1">
            <text:p>420068200</text:p>
          </table:table-cell>
          <table:table-cell office:value-type="string" table:style-name="ce1">
            <text:p>Centro Laboral Nº 3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imer Congreso 387</text:p>
          </table:table-cell>
          <table:table-cell office:value-type="string" table:style-name="ce1">
            <text:p>L6315</text:p>
          </table:table-cell>
          <table:table-cell table:style-name="ce1"/>
          <table:table-cell office:value-type="string" table:style-name="ce1">
            <text:p>VILLA MIRASOL</text:p>
          </table:table-cell>
          <table:table-cell office:value-type="string" table:style-name="ce1">
            <text:p>QUEMU QUEMU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360777113575426" table:style-name="ce2">
            <text:p>-360.777.113.575.426</text:p>
          </table:table-cell>
          <table:table-cell office:value-type="float" office:value="-63887010755284" table:style-name="ce2">
            <text:p>-63.887.010.755.2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8300" table:style-name="ce1">
            <text:p>420068300</text:p>
          </table:table-cell>
          <table:table-cell office:value-type="string" table:style-name="ce1">
            <text:p>Centro Laboral N° 3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ile 1950 Barrio Pampa Escuela 38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366160836960608" table:style-name="ce2">
            <text:p>-366.160.836.960.608</text:p>
          </table:table-cell>
          <table:table-cell office:value-type="float" office:value="-6429320380646" table:style-name="ce2">
            <text:p>-6.429.320.380.6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8400" table:style-name="ce1">
            <text:p>420068400</text:p>
          </table:table-cell>
          <table:table-cell office:value-type="string" table:style-name="ce1">
            <text:p>Centro Laboral Nº 4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25 DE MAYO 528 ESCUELA 104</text:p>
          </table:table-cell>
          <table:table-cell office:value-type="string" table:style-name="ce1">
            <text:p>L6313</text:p>
          </table:table-cell>
          <table:table-cell office:value-type="string" table:style-name="ce1">
            <text:p>02333-497231</text:p>
          </table:table-cell>
          <table:table-cell office:value-type="string" table:style-name="ce1">
            <text:p>WINIFREDA</text:p>
          </table:table-cell>
          <table:table-cell office:value-type="string" table:style-name="ce1">
            <text:p>CONHEL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362275043116007" table:style-name="ce2">
            <text:p>-362.275.043.116.007</text:p>
          </table:table-cell>
          <table:table-cell office:value-type="float" office:value="-642330550477187" table:style-name="ce2">
            <text:p>-642.330.550.477.1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8500" table:style-name="ce1">
            <text:p>420068500</text:p>
          </table:table-cell>
          <table:table-cell office:value-type="string" table:style-name="ce1">
            <text:p>Centro Laboral Nº 4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paña 1362 Escuela Laboral N° 4</text:p>
          </table:table-cell>
          <table:table-cell office:value-type="string" table:style-name="ce1">
            <text:p>L6200</text:p>
          </table:table-cell>
          <table:table-cell table:style-name="ce1"/>
          <table:table-cell office:value-type="string" table:style-name="ce1">
            <text:p>REALICO</text:p>
          </table:table-cell>
          <table:table-cell office:value-type="string" table:style-name="ce1">
            <text:p>REALI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353876193106641" table:style-name="ce2">
            <text:p>-353.876.193.106.641</text:p>
          </table:table-cell>
          <table:table-cell office:value-type="float" office:value="-642846447608621" table:style-name="ce2">
            <text:p>-642.846.447.608.6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8600" table:style-name="ce1">
            <text:p>420068600</text:p>
          </table:table-cell>
          <table:table-cell office:value-type="string" table:style-name="ce1">
            <text:p>Centro Laboral Nº 4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endoza 1392 Zona Norte Hogar San José Obrer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hogarsjo@gm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366120448496302" table:style-name="ce2">
            <text:p>-366.120.448.496.302</text:p>
          </table:table-cell>
          <table:table-cell office:value-type="float" office:value="-642994095451882" table:style-name="ce2">
            <text:p>-642.994.095.451.8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8800" table:style-name="ce1">
            <text:p>420068800</text:p>
          </table:table-cell>
          <table:table-cell office:value-type="string" table:style-name="ce1">
            <text:p>Centro Laboral Nº 4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evoto 51 CENTRO Ex Terminal de Omnibus</text:p>
          </table:table-cell>
          <table:table-cell office:value-type="string" table:style-name="ce1">
            <text:p>L6369</text:p>
          </table:table-cell>
          <table:table-cell table:style-name="ce1"/>
          <table:table-cell office:value-type="string" table:style-name="ce1">
            <text:p>TRENEL</text:p>
          </table:table-cell>
          <table:table-cell office:value-type="string" table:style-name="ce1">
            <text:p>TRENE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356944953721771" table:style-name="ce2">
            <text:p>-356.944.953.721.771</text:p>
          </table:table-cell>
          <table:table-cell office:value-type="float" office:value="-641343043259631" table:style-name="ce2">
            <text:p>-641.343.043.259.63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8900" table:style-name="ce1">
            <text:p>420068900</text:p>
          </table:table-cell>
          <table:table-cell office:value-type="string" table:style-name="ce1">
            <text:p>Centro Laboral Nº 4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mpa 582 EPET N°5</text:p>
          </table:table-cell>
          <table:table-cell office:value-type="string" table:style-name="ce1">
            <text:p>L6307</text:p>
          </table:table-cell>
          <table:table-cell table:style-name="ce1"/>
          <table:table-cell office:value-type="string" table:style-name="ce1">
            <text:p>MACACHIN</text:p>
          </table:table-cell>
          <table:table-cell office:value-type="string" table:style-name="ce1">
            <text:p>ATREU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379048142923402" table:style-name="ce2">
            <text:p>-379.048.142.923.402</text:p>
          </table:table-cell>
          <table:table-cell office:value-type="float" office:value="-637405118188872" table:style-name="ce2">
            <text:p>-637.405.118.188.8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9000" table:style-name="ce1">
            <text:p>420069000</text:p>
          </table:table-cell>
          <table:table-cell office:value-type="string" table:style-name="ce1">
            <text:p>Centro Laboral Nº 5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237 Escuela 196</text:p>
          </table:table-cell>
          <table:table-cell office:value-type="float" office:value="6221" table:style-name="ce1">
            <text:p>6221</text:p>
          </table:table-cell>
          <table:table-cell table:style-name="ce1"/>
          <table:table-cell office:value-type="string" table:style-name="ce1">
            <text:p>INTENDENTE ALVEAR</text:p>
          </table:table-cell>
          <table:table-cell office:value-type="string" table:style-name="ce1">
            <text:p>CHAPALEUFU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350238532609668" table:style-name="ce2">
            <text:p>-350.238.532.609.668</text:p>
          </table:table-cell>
          <table:table-cell office:value-type="float" office:value="-635788178155572" table:style-name="ce2">
            <text:p>-635.788.178.155.5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9200" table:style-name="ce1">
            <text:p>420069200</text:p>
          </table:table-cell>
          <table:table-cell office:value-type="string" table:style-name="ce1">
            <text:p>Centro Laboral Nº 5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445 Escuela Nº 99</text:p>
          </table:table-cell>
          <table:table-cell office:value-type="string" table:style-name="ce1">
            <text:p>L6323</text:p>
          </table:table-cell>
          <table:table-cell table:style-name="ce1"/>
          <table:table-cell office:value-type="string" table:style-name="ce1">
            <text:p>SANTA ISABEL</text:p>
          </table:table-cell>
          <table:table-cell office:value-type="string" table:style-name="ce1">
            <text:p>CHALILE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5" table:style-name="ce1">
            <text:p>5</text:p>
          </table:table-cell>
          <table:table-cell office:value-type="float" office:value="-362281226113431" table:style-name="ce2">
            <text:p>-362.281.226.113.431</text:p>
          </table:table-cell>
          <table:table-cell office:value-type="float" office:value="-669407068358372" table:style-name="ce2">
            <text:p>-669.407.068.358.3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9300" table:style-name="ce1">
            <text:p>420069300</text:p>
          </table:table-cell>
          <table:table-cell office:value-type="string" table:style-name="ce1">
            <text:p>Centro Laboral Nº 5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n Roberto Petit de Meurville s/n Escuela N° 161</text:p>
          </table:table-cell>
          <table:table-cell office:value-type="string" table:style-name="ce1">
            <text:p>L6361</text:p>
          </table:table-cell>
          <table:table-cell table:style-name="ce1"/>
          <table:table-cell office:value-type="string" table:style-name="ce1">
            <text:p>AGUSTONI</text:p>
          </table:table-cell>
          <table:table-cell office:value-type="string" table:style-name="ce1">
            <text:p>MARA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357843111591527" table:style-name="ce2">
            <text:p>-357.843.111.591.527</text:p>
          </table:table-cell>
          <table:table-cell office:value-type="float" office:value="-633913936230053" table:style-name="ce2">
            <text:p>-633.913.936.230.0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9400" table:style-name="ce1">
            <text:p>420069400</text:p>
          </table:table-cell>
          <table:table-cell office:value-type="string" table:style-name="ce1">
            <text:p>Centro Laboral N° 5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eyrredón 1099 Servicio Penitenciario Federal Colonia Penal - U 4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366327427376414" table:style-name="ce2">
            <text:p>-366.327.427.376.414</text:p>
          </table:table-cell>
          <table:table-cell office:value-type="float" office:value="-64307270416686" table:style-name="ce2">
            <text:p>-64.307.270.416.6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9700" table:style-name="ce1">
            <text:p>420069700</text:p>
          </table:table-cell>
          <table:table-cell office:value-type="string" table:style-name="ce1">
            <text:p>Centro Provincial de Formación Profesional N° 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35 Km. 405</text:p>
          </table:table-cell>
          <table:table-cell office:value-type="string" table:style-name="ce1">
            <text:p>L6380</text:p>
          </table:table-cell>
          <table:table-cell table:style-name="ce1"/>
          <table:table-cell office:value-type="string" table:style-name="ce1">
            <text:p>EDUARDO CASTEX</text:p>
          </table:table-cell>
          <table:table-cell office:value-type="string" table:style-name="ce1">
            <text:p>CONHELO</text:p>
          </table:table-cell>
          <table:table-cell office:value-type="string" table:style-name="ce1">
            <text:p>cpfp1@lapampa.edu.ar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-359099086017043" table:style-name="ce2">
            <text:p>-359.099.086.017.043</text:p>
          </table:table-cell>
          <table:table-cell office:value-type="float" office:value="-64261644540891" table:style-name="ce2">
            <text:p>-64.261.644.540.8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9800" table:style-name="ce1">
            <text:p>420069800</text:p>
          </table:table-cell>
          <table:table-cell office:value-type="string" table:style-name="ce1">
            <text:p>Misión Monotécnica y Extensión Cultural Nº 2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vard. Brown 1308</text:p>
          </table:table-cell>
          <table:table-cell office:value-type="string" table:style-name="ce1">
            <text:p>L6303</text:p>
          </table:table-cell>
          <table:table-cell table:style-name="ce1"/>
          <table:table-cell office:value-type="string" table:style-name="ce1">
            <text:p>TOAY</text:p>
          </table:table-cell>
          <table:table-cell office:value-type="string" table:style-name="ce1">
            <text:p>TOAY</text:p>
          </table:table-cell>
          <table:table-cell office:value-type="string" table:style-name="ce1">
            <text:p>hgamba@lapampa.gov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-366740337497983" table:style-name="ce2">
            <text:p>-366.740.337.497.983</text:p>
          </table:table-cell>
          <table:table-cell office:value-type="float" office:value="-643814992100045" table:style-name="ce2">
            <text:p>-643.814.992.100.0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9901" table:style-name="ce1">
            <text:p>420069901</text:p>
          </table:table-cell>
          <table:table-cell office:value-type="string" table:style-name="ce1">
            <text:p>J.I.N. Nº 20 en Escuela Nº 9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dor. Duval s/n</text:p>
          </table:table-cell>
          <table:table-cell office:value-type="string" table:style-name="ce1">
            <text:p>L6385</text:p>
          </table:table-cell>
          <table:table-cell table:style-name="ce1"/>
          <table:table-cell office:value-type="string" table:style-name="ce1">
            <text:p>ARATA</text:p>
          </table:table-cell>
          <table:table-cell office:value-type="string" table:style-name="ce1">
            <text:p>TRENE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564025579" table:style-name="ce2">
            <text:p>-3.564.025.579</text:p>
          </table:table-cell>
          <table:table-cell office:value-type="float" office:value="-6435559131" table:style-name="ce2">
            <text:p>-6.435.559.13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9902" table:style-name="ce1">
            <text:p>420069902</text:p>
          </table:table-cell>
          <table:table-cell office:value-type="string" table:style-name="ce1">
            <text:p>J.I.N. Nº 20 en Escuela Nº 19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io Arsenio Escofet 250</text:p>
          </table:table-cell>
          <table:table-cell office:value-type="string" table:style-name="ce1">
            <text:p>L6385</text:p>
          </table:table-cell>
          <table:table-cell table:style-name="ce1"/>
          <table:table-cell office:value-type="string" table:style-name="ce1">
            <text:p>LA MARUJA</text:p>
          </table:table-cell>
          <table:table-cell office:value-type="string" table:style-name="ce1">
            <text:p>RANCU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356747215878644" table:style-name="ce2">
            <text:p>-356.747.215.878.644</text:p>
          </table:table-cell>
          <table:table-cell office:value-type="float" office:value="-649442789008852" table:style-name="ce2">
            <text:p>-649.442.789.008.8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9903" table:style-name="ce1">
            <text:p>420069903</text:p>
          </table:table-cell>
          <table:table-cell office:value-type="string" table:style-name="ce1">
            <text:p>J.I.N. Nº 20 en Escuela Nº 15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y Sarmiento</text:p>
          </table:table-cell>
          <table:table-cell office:value-type="string" table:style-name="ce1">
            <text:p>L6385</text:p>
          </table:table-cell>
          <table:table-cell table:style-name="ce1"/>
          <table:table-cell office:value-type="string" table:style-name="ce1">
            <text:p>PICHI HUINCA</text:p>
          </table:table-cell>
          <table:table-cell office:value-type="string" table:style-name="ce1">
            <text:p>RANCU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564827551" table:style-name="ce2">
            <text:p>-3.564.827.551</text:p>
          </table:table-cell>
          <table:table-cell office:value-type="float" office:value="-6476832578" table:style-name="ce2">
            <text:p>-6.476.832.57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9904" table:style-name="ce1">
            <text:p>420069904</text:p>
          </table:table-cell>
          <table:table-cell office:value-type="string" table:style-name="ce1">
            <text:p>J.I.N. Nº 20 en Escuela Nº 5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sé Ingenieros 370</text:p>
          </table:table-cell>
          <table:table-cell office:value-type="string" table:style-name="ce1">
            <text:p>L6369</text:p>
          </table:table-cell>
          <table:table-cell table:style-name="ce1"/>
          <table:table-cell office:value-type="string" table:style-name="ce1">
            <text:p>TRENEL</text:p>
          </table:table-cell>
          <table:table-cell office:value-type="string" table:style-name="ce1">
            <text:p>TRENE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57036058845082" table:style-name="ce2">
            <text:p>-357.036.058.845.082</text:p>
          </table:table-cell>
          <table:table-cell office:value-type="float" office:value="-641320341887576" table:style-name="ce2">
            <text:p>-641.320.341.887.5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9905" table:style-name="ce1">
            <text:p>420069905</text:p>
          </table:table-cell>
          <table:table-cell office:value-type="string" table:style-name="ce1">
            <text:p>J.I.N. Nº 20 en Escuela Nº 230 -Cabecera-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. Moreno s/n NORTE</text:p>
          </table:table-cell>
          <table:table-cell office:value-type="string" table:style-name="ce1">
            <text:p>L6369</text:p>
          </table:table-cell>
          <table:table-cell table:style-name="ce1"/>
          <table:table-cell office:value-type="string" table:style-name="ce1">
            <text:p>TRENEL</text:p>
          </table:table-cell>
          <table:table-cell office:value-type="string" table:style-name="ce1">
            <text:p>TRENEL</text:p>
          </table:table-cell>
          <table:table-cell office:value-type="string" table:style-name="ce1">
            <text:p>jin20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5694022021307" table:style-name="ce2">
            <text:p>-35.694.022.021.307</text:p>
          </table:table-cell>
          <table:table-cell office:value-type="float" office:value="-641370209932072" table:style-name="ce2">
            <text:p>-641.370.209.932.0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9906" table:style-name="ce1">
            <text:p>420069906</text:p>
          </table:table-cell>
          <table:table-cell office:value-type="string" table:style-name="ce1">
            <text:p>J.I.N. Nº 20 en Escuela Nº 5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8 s/n e/ 11 y 13</text:p>
          </table:table-cell>
          <table:table-cell office:value-type="string" table:style-name="ce1">
            <text:p>L6367</text:p>
          </table:table-cell>
          <table:table-cell table:style-name="ce1"/>
          <table:table-cell office:value-type="string" table:style-name="ce1">
            <text:p>METILEO</text:p>
          </table:table-cell>
          <table:table-cell office:value-type="string" table:style-name="ce1">
            <text:p>TRENE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577611848" table:style-name="ce2">
            <text:p>-3.577.611.848</text:p>
          </table:table-cell>
          <table:table-cell office:value-type="float" office:value="-6394160718" table:style-name="ce2">
            <text:p>-6.394.160.7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9907" table:style-name="ce1">
            <text:p>420069907</text:p>
          </table:table-cell>
          <table:table-cell office:value-type="string" table:style-name="ce1">
            <text:p>J.I.N. Nº 20 en Escuela Nº 13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4 Km 109. Lote XI - Zona Rural LOS HORNOS-ZR ARATA</text:p>
          </table:table-cell>
          <table:table-cell office:value-type="string" table:style-name="ce1">
            <text:p>L6385</text:p>
          </table:table-cell>
          <table:table-cell table:style-name="ce1"/>
          <table:table-cell office:value-type="string" table:style-name="ce1">
            <text:p>LOS HORNOS</text:p>
          </table:table-cell>
          <table:table-cell office:value-type="string" table:style-name="ce1">
            <text:p>TRENE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356310611767373" table:style-name="ce2">
            <text:p>-356.310.611.767.373</text:p>
          </table:table-cell>
          <table:table-cell office:value-type="float" office:value="-644461950937999" table:style-name="ce2">
            <text:p>-644.461.950.937.9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9908" table:style-name="ce1">
            <text:p>420069908</text:p>
          </table:table-cell>
          <table:table-cell office:value-type="string" table:style-name="ce1">
            <text:p>J.I.N. Nº 20 en Escuela Nº 7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s/n</text:p>
          </table:table-cell>
          <table:table-cell office:value-type="string" table:style-name="ce1">
            <text:p>L6387</text:p>
          </table:table-cell>
          <table:table-cell table:style-name="ce1"/>
          <table:table-cell office:value-type="string" table:style-name="ce1">
            <text:p>CALEUFU</text:p>
          </table:table-cell>
          <table:table-cell office:value-type="string" table:style-name="ce1">
            <text:p>RANCU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5594826666203" table:style-name="ce2">
            <text:p>-35.594.826.666.203</text:p>
          </table:table-cell>
          <table:table-cell office:value-type="float" office:value="-645547900004383" table:style-name="ce2">
            <text:p>-645.547.900.004.3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69910" table:style-name="ce1">
            <text:p>420069910</text:p>
          </table:table-cell>
          <table:table-cell office:value-type="string" table:style-name="ce1">
            <text:p>J.I.N. Nº 20 en Escuela Nº 5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Z.R. Emb. Martini - Lote 8</text:p>
          </table:table-cell>
          <table:table-cell office:value-type="string" table:style-name="ce1">
            <text:p>L6369</text:p>
          </table:table-cell>
          <table:table-cell table:style-name="ce1"/>
          <table:table-cell office:value-type="string" table:style-name="ce1">
            <text:p>VILLA SAN ROQUE</text:p>
          </table:table-cell>
          <table:table-cell office:value-type="string" table:style-name="ce1">
            <text:p>TRENE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356982029410918" table:style-name="ce2">
            <text:p>-356.982.029.410.918</text:p>
          </table:table-cell>
          <table:table-cell office:value-type="float" office:value="-641356909897132" table:style-name="ce2">
            <text:p>-641.356.909.897.1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0000" table:style-name="ce1">
            <text:p>420070000</text:p>
          </table:table-cell>
          <table:table-cell office:value-type="string" table:style-name="ce1">
            <text:p>J.I.N. Nº 21 -Cabecera-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5 esq. 12</text:p>
          </table:table-cell>
          <table:table-cell office:value-type="string" table:style-name="ce1">
            <text:p>L6319</text:p>
          </table:table-cell>
          <table:table-cell table:style-name="ce1"/>
          <table:table-cell office:value-type="string" table:style-name="ce1">
            <text:p>VICTORICA</text:p>
          </table:table-cell>
          <table:table-cell office:value-type="string" table:style-name="ce1">
            <text:p>LOVENTUE</text:p>
          </table:table-cell>
          <table:table-cell office:value-type="string" table:style-name="ce1">
            <text:p>jin21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62147911488911" table:style-name="ce2">
            <text:p>-362.147.911.488.911</text:p>
          </table:table-cell>
          <table:table-cell office:value-type="float" office:value="-654378958009042" table:style-name="ce2">
            <text:p>-654.378.958.009.0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0001" table:style-name="ce1">
            <text:p>420070001</text:p>
          </table:table-cell>
          <table:table-cell office:value-type="string" table:style-name="ce1">
            <text:p>J.I.N. Nº 21 en Escuela Nº 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649</text:p>
          </table:table-cell>
          <table:table-cell office:value-type="string" table:style-name="ce1">
            <text:p>L6321</text:p>
          </table:table-cell>
          <table:table-cell table:style-name="ce1"/>
          <table:table-cell office:value-type="string" table:style-name="ce1">
            <text:p>TELEN</text:p>
          </table:table-cell>
          <table:table-cell office:value-type="string" table:style-name="ce1">
            <text:p>LOVENTU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626620124" table:style-name="ce2">
            <text:p>-3.626.620.124</text:p>
          </table:table-cell>
          <table:table-cell office:value-type="float" office:value="-6551244985" table:style-name="ce2">
            <text:p>-6.551.244.9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0002" table:style-name="ce1">
            <text:p>420070002</text:p>
          </table:table-cell>
          <table:table-cell office:value-type="string" table:style-name="ce1">
            <text:p>J.I.N. Nº 21 en Escuela Nº 5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a Fé 311</text:p>
          </table:table-cell>
          <table:table-cell office:value-type="string" table:style-name="ce1">
            <text:p>L6317</text:p>
          </table:table-cell>
          <table:table-cell table:style-name="ce1"/>
          <table:table-cell office:value-type="string" table:style-name="ce1">
            <text:p>LUAN TORO</text:p>
          </table:table-cell>
          <table:table-cell office:value-type="string" table:style-name="ce1">
            <text:p>LOVENTU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362039224156746" table:style-name="ce2">
            <text:p>-362.039.224.156.746</text:p>
          </table:table-cell>
          <table:table-cell office:value-type="float" office:value="-650988567872497" table:style-name="ce2">
            <text:p>-650.988.567.872.4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0008" table:style-name="ce1">
            <text:p>420070008</text:p>
          </table:table-cell>
          <table:table-cell office:value-type="string" table:style-name="ce1">
            <text:p>J.I.N. Nº 21 en Escuela Nº 15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ín</text:p>
          </table:table-cell>
          <table:table-cell office:value-type="string" table:style-name="ce1">
            <text:p>L6319</text:p>
          </table:table-cell>
          <table:table-cell table:style-name="ce1"/>
          <table:table-cell office:value-type="string" table:style-name="ce1">
            <text:p>CARRO QUEMADO</text:p>
          </table:table-cell>
          <table:table-cell office:value-type="string" table:style-name="ce1">
            <text:p>LOVENTU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647586457" table:style-name="ce2">
            <text:p>-3.647.586.457</text:p>
          </table:table-cell>
          <table:table-cell office:value-type="float" office:value="-6534459386" table:style-name="ce2">
            <text:p>-6.534.459.3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0009" table:style-name="ce1">
            <text:p>420070009</text:p>
          </table:table-cell>
          <table:table-cell office:value-type="string" table:style-name="ce1">
            <text:p>J.I.N. Nº 21 en Escuela Nº 5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ibertad s/n</text:p>
          </table:table-cell>
          <table:table-cell office:value-type="string" table:style-name="ce1">
            <text:p>L6317</text:p>
          </table:table-cell>
          <table:table-cell table:style-name="ce1"/>
          <table:table-cell office:value-type="string" table:style-name="ce1">
            <text:p>LOVENTUE</text:p>
          </table:table-cell>
          <table:table-cell office:value-type="string" table:style-name="ce1">
            <text:p>LOVENTUE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36191494886393" table:style-name="ce2">
            <text:p>-36.191.494.886.393</text:p>
          </table:table-cell>
          <table:table-cell office:value-type="float" office:value="-652884474232264" table:style-name="ce2">
            <text:p>-652.884.474.232.2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0100" table:style-name="ce1">
            <text:p>420070100</text:p>
          </table:table-cell>
          <table:table-cell office:value-type="string" table:style-name="ce1">
            <text:p>J.I.N. Nº 22 en Escuela Nº 99 -Cabecera-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N° 366 esq. Mariano Moreno</text:p>
          </table:table-cell>
          <table:table-cell office:value-type="string" table:style-name="ce1">
            <text:p>L6323</text:p>
          </table:table-cell>
          <table:table-cell table:style-name="ce1"/>
          <table:table-cell office:value-type="string" table:style-name="ce1">
            <text:p>SANTA ISABEL</text:p>
          </table:table-cell>
          <table:table-cell office:value-type="string" table:style-name="ce1">
            <text:p>CHALILEO</text:p>
          </table:table-cell>
          <table:table-cell office:value-type="string" table:style-name="ce1">
            <text:p>jin22@lapampa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622735229" table:style-name="ce2">
            <text:p>-3.622.735.229</text:p>
          </table:table-cell>
          <table:table-cell office:value-type="float" office:value="-6694246447" table:style-name="ce2">
            <text:p>-6.694.246.4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0101" table:style-name="ce1">
            <text:p>420070101</text:p>
          </table:table-cell>
          <table:table-cell office:value-type="string" table:style-name="ce1">
            <text:p>J.I.N. Nº 22 en Escuela Nº 12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s/n ESCUELA HOGAR Nº 129</text:p>
          </table:table-cell>
          <table:table-cell office:value-type="string" table:style-name="ce1">
            <text:p>L6323</text:p>
          </table:table-cell>
          <table:table-cell table:style-name="ce1"/>
          <table:table-cell office:value-type="string" table:style-name="ce1">
            <text:p>ALGARROBO DEL AGUILA</text:p>
          </table:table-cell>
          <table:table-cell office:value-type="string" table:style-name="ce1">
            <text:p>CHICAL 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639985169" table:style-name="ce2">
            <text:p>-3.639.985.169</text:p>
          </table:table-cell>
          <table:table-cell office:value-type="float" office:value="-671426716" table:style-name="ce2">
            <text:p>-671.426.7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0102" table:style-name="ce1">
            <text:p>420070102</text:p>
          </table:table-cell>
          <table:table-cell office:value-type="string" table:style-name="ce1">
            <text:p>J.I.N. Nº 22 en Escuela Nº 8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Nº 4 s/n</text:p>
          </table:table-cell>
          <table:table-cell office:value-type="string" table:style-name="ce1">
            <text:p>L6323</text:p>
          </table:table-cell>
          <table:table-cell table:style-name="ce1"/>
          <table:table-cell office:value-type="string" table:style-name="ce1">
            <text:p>LA HUMADA</text:p>
          </table:table-cell>
          <table:table-cell office:value-type="string" table:style-name="ce1">
            <text:p>CHICAL 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3635079366" table:style-name="ce2">
            <text:p>-3.635.079.366</text:p>
          </table:table-cell>
          <table:table-cell office:value-type="float" office:value="-6801444602" table:style-name="ce2">
            <text:p>-6.801.444.6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0200" table:style-name="ce1">
            <text:p>420070200</text:p>
          </table:table-cell>
          <table:table-cell office:value-type="string" table:style-name="ce1">
            <text:p>J.I.N. Nº 23 -Cabecera-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zcuénaga 1080</text:p>
          </table:table-cell>
          <table:table-cell office:value-type="string" table:style-name="ce1">
            <text:p>L8138</text:p>
          </table:table-cell>
          <table:table-cell table:style-name="ce1"/>
          <table:table-cell office:value-type="string" table:style-name="ce1">
            <text:p>LA ADELA</text:p>
          </table:table-cell>
          <table:table-cell office:value-type="string" table:style-name="ce1">
            <text:p>CALEU CALEU</text:p>
          </table:table-cell>
          <table:table-cell office:value-type="string" table:style-name="ce1">
            <text:p>jin23@redi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389832131834556" table:style-name="ce2">
            <text:p>-389.832.131.834.556</text:p>
          </table:table-cell>
          <table:table-cell office:value-type="float" office:value="-640906122722439" table:style-name="ce2">
            <text:p>-640.906.122.722.4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0202" table:style-name="ce1">
            <text:p>420070202</text:p>
          </table:table-cell>
          <table:table-cell office:value-type="string" table:style-name="ce1">
            <text:p>J.I.N. Nº 23 en Escuela N° 17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elma Toscano s/n</text:p>
          </table:table-cell>
          <table:table-cell office:value-type="string" table:style-name="ce1">
            <text:p>L8214</text:p>
          </table:table-cell>
          <table:table-cell table:style-name="ce1"/>
          <table:table-cell office:value-type="string" table:style-name="ce1">
            <text:p>CUCHILLO CO</text:p>
          </table:table-cell>
          <table:table-cell office:value-type="string" table:style-name="ce1">
            <text:p>LIHUEL CALE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383334345316999" table:style-name="ce2">
            <text:p>-383.334.345.316.999</text:p>
          </table:table-cell>
          <table:table-cell office:value-type="float" office:value="-646417474719312" table:style-name="ce2">
            <text:p>-646.417.474.719.3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0300" table:style-name="ce1">
            <text:p>420070300</text:p>
          </table:table-cell>
          <table:table-cell office:value-type="string" table:style-name="ce1">
            <text:p>Escuela Nº 48 Provincia de Santa Cru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cuela Hogar</text:p>
          </table:table-cell>
          <table:table-cell office:value-type="string" table:style-name="ce1">
            <text:p>L6323</text:p>
          </table:table-cell>
          <table:table-cell table:style-name="ce1"/>
          <table:table-cell office:value-type="string" table:style-name="ce1">
            <text:p>ARBOL SOLO</text:p>
          </table:table-cell>
          <table:table-cell office:value-type="string" table:style-name="ce1">
            <text:p>CHALILE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663620803" table:style-name="ce2">
            <text:p>-3.663.620.803</text:p>
          </table:table-cell>
          <table:table-cell office:value-type="float" office:value="-6647691656" table:style-name="ce2">
            <text:p>-6.647.691.6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0400" table:style-name="ce1">
            <text:p>420070400</text:p>
          </table:table-cell>
          <table:table-cell office:value-type="string" table:style-name="ce1">
            <text:p>Centro Laboral Nº 3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36 bis y 33 Indios Ranqueles Instituto Nuestra Señora - Jardín San Gabriel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2" table:style-name="ce1">
            <text:p>42</text:p>
          </table:table-cell>
          <table:table-cell office:value-type="float" office:value="-3542605467" table:style-name="ce2">
            <text:p>-3.542.605.467</text:p>
          </table:table-cell>
          <table:table-cell office:value-type="float" office:value="-639108746" table:style-name="ce2">
            <text:p>-639.108.7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0600" table:style-name="ce1">
            <text:p>420070600</text:p>
          </table:table-cell>
          <table:table-cell office:value-type="string" table:style-name="ce1">
            <text:p>Centro Educativo Programa Especial Nº 6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y J. B. Justo Escuela Laboral Nº 3</text:p>
          </table:table-cell>
          <table:table-cell office:value-type="string" table:style-name="ce1">
            <text:p>L6387</text:p>
          </table:table-cell>
          <table:table-cell table:style-name="ce1"/>
          <table:table-cell office:value-type="string" table:style-name="ce1">
            <text:p>CALEUFU</text:p>
          </table:table-cell>
          <table:table-cell office:value-type="string" table:style-name="ce1">
            <text:p>RANCU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0"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office:value-type="float" office:value="-355949114666452" table:style-name="ce2">
            <text:p>-355.949.114.666.452</text:p>
          </table:table-cell>
          <table:table-cell office:value-type="float" office:value="-645600396117446" table:style-name="ce2">
            <text:p>-645.600.396.117.4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0700" table:style-name="ce1">
            <text:p>420070700</text:p>
          </table:table-cell>
          <table:table-cell office:value-type="string" table:style-name="ce1">
            <text:p>Centro Laboral Programa Especial Nº 9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LARRABURU S/N</text:p>
          </table:table-cell>
          <table:table-cell office:value-type="string" table:style-name="ce1">
            <text:p>L8200</text:p>
          </table:table-cell>
          <table:table-cell table:style-name="ce1"/>
          <table:table-cell office:value-type="string" table:style-name="ce1">
            <text:p>UTRACAN</text:p>
          </table:table-cell>
          <table:table-cell office:value-type="string" table:style-name="ce1">
            <text:p>UTRACAN</text:p>
          </table:table-cell>
          <table:table-cell office:value-type="string" table:style-name="ce1">
            <text:p>RHOM1966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2" table:style-name="ce1">
            <text:p>42</text:p>
          </table:table-cell>
          <table:table-cell office:value-type="float" office:value="-366358429858387" table:style-name="ce2">
            <text:p>-366.358.429.858.387</text:p>
          </table:table-cell>
          <table:table-cell office:value-type="float" office:value="-642903308070583" table:style-name="ce2">
            <text:p>-642.903.308.070.5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0900" table:style-name="ce1">
            <text:p>420070900</text:p>
          </table:table-cell>
          <table:table-cell office:value-type="string" table:style-name="ce1">
            <text:p>Centro Laboral Programa Especial Nº 6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pe de Vega 1180 Villa Santillan Escuela Nº 219 - Escuela de Adultos Nº 1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366424913618726" table:style-name="ce2">
            <text:p>-366.424.913.618.726</text:p>
          </table:table-cell>
          <table:table-cell office:value-type="float" office:value="-642968155659996" table:style-name="ce2">
            <text:p>-642.968.155.659.9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1000" table:style-name="ce1">
            <text:p>420071000</text:p>
          </table:table-cell>
          <table:table-cell office:value-type="string" table:style-name="ce1">
            <text:p>Centro Educativo Nº 2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llaneda 827 Centro Escuela de Adultos N° 4</text:p>
          </table:table-cell>
          <table:table-cell office:value-type="string" table:style-name="ce1">
            <text:p>L8200</text:p>
          </table:table-cell>
          <table:table-cell table:style-name="ce1"/>
          <table:table-cell office:value-type="string" table:style-name="ce1">
            <text:p>GENERAL ACHA</text:p>
          </table:table-cell>
          <table:table-cell office:value-type="string" table:style-name="ce1">
            <text:p>UTRACA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73775962099923" table:style-name="ce2">
            <text:p>-373.775.962.099.923</text:p>
          </table:table-cell>
          <table:table-cell office:value-type="float" office:value="-646046949549055" table:style-name="ce2">
            <text:p>-646.046.949.549.0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1100" table:style-name="ce1">
            <text:p>420071100</text:p>
          </table:table-cell>
          <table:table-cell office:value-type="string" table:style-name="ce1">
            <text:p>Centro Formación Profesional N° 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Oliver 751 Centro E.P.E.T. Nº 1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centro.formaciónprofesional1@lapampa.edu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-366253651189755" table:style-name="ce2">
            <text:p>-366.253.651.189.755</text:p>
          </table:table-cell>
          <table:table-cell office:value-type="float" office:value="-64282979126077" table:style-name="ce2">
            <text:p>-64.282.979.126.0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1200" table:style-name="ce1">
            <text:p>420071200</text:p>
          </table:table-cell>
          <table:table-cell office:value-type="string" table:style-name="ce1">
            <text:p>Centro Formación Profesional N° 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9 1670 Pacifico EPET N° 2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356521847613205" table:style-name="ce2">
            <text:p>-356.521.847.613.205</text:p>
          </table:table-cell>
          <table:table-cell office:value-type="float" office:value="-637502291185721" table:style-name="ce2">
            <text:p>-637.502.291.185.7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1300" table:style-name="ce1">
            <text:p>420071300</text:p>
          </table:table-cell>
          <table:table-cell office:value-type="string" table:style-name="ce1">
            <text:p>Ciclo Orientado de la Educación Secundaria - EPJ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San Martín Oeste 384 Centro Escuela Normal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366197643007407" table:style-name="ce2">
            <text:p>-366.197.643.007.407</text:p>
          </table:table-cell>
          <table:table-cell office:value-type="float" office:value="-642878765851111" table:style-name="ce2">
            <text:p>-642.878.765.851.1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1500" table:style-name="ce1">
            <text:p>420071500</text:p>
          </table:table-cell>
          <table:table-cell office:value-type="string" table:style-name="ce1">
            <text:p>Ciclo Orientado de la Educación Secundaria - EPJ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8 553 CENTRO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356594390995733" table:style-name="ce2">
            <text:p>-356.594.390.995.733</text:p>
          </table:table-cell>
          <table:table-cell office:value-type="float" office:value="-637559186733102" table:style-name="ce2">
            <text:p>-637.559.186.733.1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1700" table:style-name="ce1">
            <text:p>420071700</text:p>
          </table:table-cell>
          <table:table-cell office:value-type="string" table:style-name="ce1">
            <text:p>Escuela Nº 259 Lonco Che Paignetruz Guo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33 2146 Indios Ranqueles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56576776996633" table:style-name="ce2">
            <text:p>-356.576.776.996.633</text:p>
          </table:table-cell>
          <table:table-cell office:value-type="float" office:value="-63733896493477" table:style-name="ce2">
            <text:p>-63.733.896.493.4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1800" table:style-name="ce1">
            <text:p>420071800</text:p>
          </table:table-cell>
          <table:table-cell office:value-type="string" table:style-name="ce1">
            <text:p>Colegio Secundario (Ex. UE Nº 31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26 Esq. 19 984 Ex. Unidad Educativa Nº 31</text:p>
          </table:table-cell>
          <table:table-cell office:value-type="string" table:style-name="ce1">
            <text:p>L6319</text:p>
          </table:table-cell>
          <table:table-cell table:style-name="ce1"/>
          <table:table-cell office:value-type="string" table:style-name="ce1">
            <text:p>VICTORICA</text:p>
          </table:table-cell>
          <table:table-cell office:value-type="string" table:style-name="ce1">
            <text:p>LOVENTUE</text:p>
          </table:table-cell>
          <table:table-cell office:value-type="string" table:style-name="ce1">
            <text:p>ue31@lapampa.edu.ar/unidad31integra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62211518971423" table:style-name="ce2">
            <text:p>-362.211.518.971.423</text:p>
          </table:table-cell>
          <table:table-cell office:value-type="float" office:value="-654336856038512" table:style-name="ce2">
            <text:p>-654.336.856.038.5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1801" table:style-name="ce1">
            <text:p>420071801</text:p>
          </table:table-cell>
          <table:table-cell office:value-type="string" table:style-name="ce1">
            <text:p>C.B. Anexo Colegio Secundario (Ex. UE Nº 31) en Escuela Nº 15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Sarmiento Escuela Nº 159</text:p>
          </table:table-cell>
          <table:table-cell office:value-type="string" table:style-name="ce1">
            <text:p>L6319</text:p>
          </table:table-cell>
          <table:table-cell table:style-name="ce1"/>
          <table:table-cell office:value-type="string" table:style-name="ce1">
            <text:p>CARRO QUEMADO</text:p>
          </table:table-cell>
          <table:table-cell office:value-type="string" table:style-name="ce1">
            <text:p>LOVENTUE</text:p>
          </table:table-cell>
          <table:table-cell office:value-type="string" table:style-name="ce1">
            <text:p>escuela159@lapampa.edu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64764235774967" table:style-name="ce2">
            <text:p>-364.764.235.774.967</text:p>
          </table:table-cell>
          <table:table-cell office:value-type="float" office:value="-65342062615025" table:style-name="ce2">
            <text:p>-65.342.062.615.0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1900" table:style-name="ce1">
            <text:p>420071900</text:p>
          </table:table-cell>
          <table:table-cell office:value-type="string" table:style-name="ce1">
            <text:p>Colegio Secundario Médano Cortado (Ex. UE Nº 32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talia 41 UNIDAD EDUCATIVA Nº 32</text:p>
          </table:table-cell>
          <table:table-cell office:value-type="string" table:style-name="ce1">
            <text:p>L6330</text:p>
          </table:table-cell>
          <table:table-cell table:style-name="ce1"/>
          <table:table-cell office:value-type="string" table:style-name="ce1">
            <text:p>CATRILO</text:p>
          </table:table-cell>
          <table:table-cell office:value-type="string" table:style-name="ce1">
            <text:p>CATRILO</text:p>
          </table:table-cell>
          <table:table-cell office:value-type="string" table:style-name="ce1">
            <text:p>ue.32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364083118328023" table:style-name="ce2">
            <text:p>-364.083.118.328.023</text:p>
          </table:table-cell>
          <table:table-cell office:value-type="float" office:value="-634275749861354" table:style-name="ce2">
            <text:p>-634.275.749.861.3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2100" table:style-name="ce1">
            <text:p>420072100</text:p>
          </table:table-cell>
          <table:table-cell office:value-type="string" table:style-name="ce1">
            <text:p>Centro Laboral N° 2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ile 1950 Pampa Escuela Nº 38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366197798573276" table:style-name="ce2">
            <text:p>-366.197.798.573.276</text:p>
          </table:table-cell>
          <table:table-cell office:value-type="float" office:value="-642877702692097" table:style-name="ce2">
            <text:p>-642.877.702.692.0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2200" table:style-name="ce1">
            <text:p>420072200</text:p>
          </table:table-cell>
          <table:table-cell office:value-type="string" table:style-name="ce1">
            <text:p>Centro Laboral Programa Especial Nº 10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553 Escuela n° 35</text:p>
          </table:table-cell>
          <table:table-cell office:value-type="float" office:value="6352" table:style-name="ce1">
            <text:p>6352</text:p>
          </table:table-cell>
          <table:table-cell table:style-name="ce1"/>
          <table:table-cell office:value-type="string" table:style-name="ce1">
            <text:p>LONQUIMAY</text:p>
          </table:table-cell>
          <table:table-cell office:value-type="string" table:style-name="ce1">
            <text:p>CATRIL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366163279570592" table:style-name="ce2">
            <text:p>-366.163.279.570.592</text:p>
          </table:table-cell>
          <table:table-cell office:value-type="float" office:value="-642665048739508" table:style-name="ce2">
            <text:p>-642.665.048.739.50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2300" table:style-name="ce1">
            <text:p>420072300</text:p>
          </table:table-cell>
          <table:table-cell office:value-type="string" table:style-name="ce1">
            <text:p>Centro Laboral Nº 5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300 y 315 Este Campito Centenario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2" table:style-name="ce1">
            <text:p>42</text:p>
          </table:table-cell>
          <table:table-cell office:value-type="float" office:value="-356577596556909" table:style-name="ce2">
            <text:p>-356.577.596.556.909</text:p>
          </table:table-cell>
          <table:table-cell office:value-type="float" office:value="-637663572960909" table:style-name="ce2">
            <text:p>-637.663.572.960.9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2500" table:style-name="ce1">
            <text:p>420072500</text:p>
          </table:table-cell>
          <table:table-cell office:value-type="string" table:style-name="ce1">
            <text:p>Centro Educativo Programa Especial Nº 12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Luther King 1785 Colonia Escalante Escuela N° 37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2" table:style-name="ce1">
            <text:p>42</text:p>
          </table:table-cell>
          <table:table-cell office:value-type="float" office:value="-366160836960608" table:style-name="ce2">
            <text:p>-366.160.836.960.608</text:p>
          </table:table-cell>
          <table:table-cell office:value-type="float" office:value="-6429320380646" table:style-name="ce2">
            <text:p>-6.429.320.380.6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2600" table:style-name="ce1">
            <text:p>420072600</text:p>
          </table:table-cell>
          <table:table-cell office:value-type="string" table:style-name="ce1">
            <text:p>Centro Escolar del IPES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Alfredo Palacios 2800 IPESA - Instituto Socioabilizadro para Adolescentes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42" table:style-name="ce1">
            <text:p>42</text:p>
          </table:table-cell>
          <table:table-cell office:value-type="float" office:value="-366160836960608" table:style-name="ce2">
            <text:p>-366.160.836.960.608</text:p>
          </table:table-cell>
          <table:table-cell office:value-type="float" office:value="-6429320380646" table:style-name="ce2">
            <text:p>-6.429.320.380.6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2800" table:style-name="ce1">
            <text:p>420072800</text:p>
          </table:table-cell>
          <table:table-cell office:value-type="string" table:style-name="ce1">
            <text:p>Centro Educativo Programa Especial Nº 6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llaneda 827 Centro Escuela de Adultos Nº 4</text:p>
          </table:table-cell>
          <table:table-cell office:value-type="string" table:style-name="ce1">
            <text:p>L8200</text:p>
          </table:table-cell>
          <table:table-cell table:style-name="ce1"/>
          <table:table-cell office:value-type="string" table:style-name="ce1">
            <text:p>GENERAL ACHA</text:p>
          </table:table-cell>
          <table:table-cell office:value-type="string" table:style-name="ce1">
            <text:p>UTRACA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366424296832941" table:style-name="ce2">
            <text:p>-366.424.296.832.941</text:p>
          </table:table-cell>
          <table:table-cell office:value-type="float" office:value="-642968672702877" table:style-name="ce2">
            <text:p>-642.968.672.702.8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2900" table:style-name="ce1">
            <text:p>420072900</text:p>
          </table:table-cell>
          <table:table-cell office:value-type="string" table:style-name="ce1">
            <text:p>Colegio Secundario La Ade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uemes 95</text:p>
          </table:table-cell>
          <table:table-cell office:value-type="string" table:style-name="ce1">
            <text:p>L8134</text:p>
          </table:table-cell>
          <table:table-cell table:style-name="ce1"/>
          <table:table-cell office:value-type="string" table:style-name="ce1">
            <text:p>LA ADELA</text:p>
          </table:table-cell>
          <table:table-cell office:value-type="string" table:style-name="ce1">
            <text:p>CALEU CALEU</text:p>
          </table:table-cell>
          <table:table-cell office:value-type="string" table:style-name="ce1">
            <text:p>mellamarialaura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89839439" table:style-name="ce2">
            <text:p>-389.839.439</text:p>
          </table:table-cell>
          <table:table-cell office:value-type="float" office:value="-6409157293" table:style-name="ce2">
            <text:p>-6.409.157.2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3100" table:style-name="ce1">
            <text:p>420073100</text:p>
          </table:table-cell>
          <table:table-cell office:value-type="string" table:style-name="ce1">
            <text:p>Centro Educativo Programa Especial Nº 4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rench 90 Escuela Laboral Nº 2</text:p>
          </table:table-cell>
          <table:table-cell office:value-type="string" table:style-name="ce1">
            <text:p>L6333</text:p>
          </table:table-cell>
          <table:table-cell table:style-name="ce1"/>
          <table:table-cell office:value-type="string" table:style-name="ce1">
            <text:p>QUEMU QUEMU</text:p>
          </table:table-cell>
          <table:table-cell office:value-type="string" table:style-name="ce1">
            <text:p>QUEMU QUEMU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0"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office:value-type="float" office:value="-360511094390101" table:style-name="ce2">
            <text:p>-360.511.094.390.101</text:p>
          </table:table-cell>
          <table:table-cell office:value-type="float" office:value="-635652771259578" table:style-name="ce2">
            <text:p>-635.652.771.259.57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3200" table:style-name="ce1">
            <text:p>420073200</text:p>
          </table:table-cell>
          <table:table-cell office:value-type="string" table:style-name="ce1">
            <text:p>Centro Educativo Programa Especial Nº 7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4 850 Escuela de Adultos N° 7</text:p>
          </table:table-cell>
          <table:table-cell office:value-type="string" table:style-name="ce1">
            <text:p>L6319</text:p>
          </table:table-cell>
          <table:table-cell table:style-name="ce1"/>
          <table:table-cell office:value-type="string" table:style-name="ce1">
            <text:p>VICTORICA</text:p>
          </table:table-cell>
          <table:table-cell office:value-type="string" table:style-name="ce1">
            <text:p>LOVENTU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0"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office:value-type="float" office:value="-362157637022284" table:style-name="ce2">
            <text:p>-362.157.637.022.284</text:p>
          </table:table-cell>
          <table:table-cell office:value-type="float" office:value="-654377564235703" table:style-name="ce2">
            <text:p>-654.377.564.235.7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3500" table:style-name="ce1">
            <text:p>420073500</text:p>
          </table:table-cell>
          <table:table-cell office:value-type="string" table:style-name="ce1">
            <text:p>Ciclo Orientado de la Educación Secundaria - EPJ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26 984 Colegio Secundario Leuvucó (Ex. UE Nº 31)</text:p>
          </table:table-cell>
          <table:table-cell office:value-type="string" table:style-name="ce1">
            <text:p>L6319</text:p>
          </table:table-cell>
          <table:table-cell table:style-name="ce1"/>
          <table:table-cell office:value-type="string" table:style-name="ce1">
            <text:p>VICTORICA</text:p>
          </table:table-cell>
          <table:table-cell office:value-type="string" table:style-name="ce1">
            <text:p>LOVENTU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5" table:style-name="ce1">
            <text:p>5</text:p>
          </table:table-cell>
          <table:table-cell office:value-type="float" office:value="-362207179155806" table:style-name="ce2">
            <text:p>-362.207.179.155.806</text:p>
          </table:table-cell>
          <table:table-cell office:value-type="float" office:value="-654332487745467" table:style-name="ce2">
            <text:p>-654.332.487.745.4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3800" table:style-name="ce1">
            <text:p>420073800</text:p>
          </table:table-cell>
          <table:table-cell office:value-type="string" table:style-name="ce1">
            <text:p>Ciclo Orientado de la Educación Secundar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Mullally 1925 Escuela de Comercio</text:p>
          </table:table-cell>
          <table:table-cell office:value-type="string" table:style-name="ce1">
            <text:p>L6200</text:p>
          </table:table-cell>
          <table:table-cell table:style-name="ce1"/>
          <table:table-cell office:value-type="string" table:style-name="ce1">
            <text:p>REALICO</text:p>
          </table:table-cell>
          <table:table-cell office:value-type="string" table:style-name="ce1">
            <text:p>REALI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350422824882873" table:style-name="ce2">
            <text:p>-350.422.824.882.873</text:p>
          </table:table-cell>
          <table:table-cell office:value-type="float" office:value="-642462579739323" table:style-name="ce2">
            <text:p>-642.462.579.739.3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3900" table:style-name="ce1">
            <text:p>420073900</text:p>
          </table:table-cell>
          <table:table-cell office:value-type="string" table:style-name="ce1">
            <text:p>Ciclo Orientado de la Educación Secundaria - EPJ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13 de Caballería 035 Parque Gral. San Martín</text:p>
          </table:table-cell>
          <table:table-cell office:value-type="string" table:style-name="ce1">
            <text:p>L6303</text:p>
          </table:table-cell>
          <table:table-cell table:style-name="ce1"/>
          <table:table-cell office:value-type="string" table:style-name="ce1">
            <text:p>TOAY</text:p>
          </table:table-cell>
          <table:table-cell office:value-type="string" table:style-name="ce1">
            <text:p>TOAY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366734546148951" table:style-name="ce2">
            <text:p>-366.734.546.148.951</text:p>
          </table:table-cell>
          <table:table-cell office:value-type="float" office:value="-643805879127034" table:style-name="ce2">
            <text:p>-643.805.879.127.0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4000" table:style-name="ce1">
            <text:p>420074000</text:p>
          </table:table-cell>
          <table:table-cell office:value-type="string" table:style-name="ce1">
            <text:p>Centro Educativo Nº 5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Quintana y Rivadavia Comedor Escolar</text:p>
          </table:table-cell>
          <table:table-cell office:value-type="string" table:style-name="ce1">
            <text:p>L6214</text:p>
          </table:table-cell>
          <table:table-cell table:style-name="ce1"/>
          <table:table-cell office:value-type="string" table:style-name="ce1">
            <text:p>RANCUL</text:p>
          </table:table-cell>
          <table:table-cell office:value-type="string" table:style-name="ce1">
            <text:p>RANCU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office:value-type="float" office:value="-350706888230247" table:style-name="ce2">
            <text:p>-350.706.888.230.247</text:p>
          </table:table-cell>
          <table:table-cell office:value-type="float" office:value="-646827520847693" table:style-name="ce2">
            <text:p>-646.827.520.847.6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4100" table:style-name="ce1">
            <text:p>420074100</text:p>
          </table:table-cell>
          <table:table-cell office:value-type="string" table:style-name="ce1">
            <text:p>Centro Educativo Programa Especial Nº 7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Jarillas 215 Butaló Escuela Nº27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36642441886133" table:style-name="ce2">
            <text:p>-36.642.441.886.133</text:p>
          </table:table-cell>
          <table:table-cell office:value-type="float" office:value="-642968476377127" table:style-name="ce2">
            <text:p>-642.968.476.377.1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4200" table:style-name="ce1">
            <text:p>420074200</text:p>
          </table:table-cell>
          <table:table-cell office:value-type="string" table:style-name="ce1">
            <text:p>Centro Educativo Programa Especial Nº 7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ibertad 350 Villa del Busto Escuela de Adultos Nº 6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66145891494548" table:style-name="ce2">
            <text:p>-366.145.891.494.548</text:p>
          </table:table-cell>
          <table:table-cell office:value-type="float" office:value="-642864686150947" table:style-name="ce2">
            <text:p>-642.864.686.150.9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4400" table:style-name="ce1">
            <text:p>420074400</text:p>
          </table:table-cell>
          <table:table-cell office:value-type="string" table:style-name="ce1">
            <text:p>Anexo Formación Profesional N° 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01 1735 Frank Allan EPET N° 3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epet3gp@yahoo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356481286643487" table:style-name="ce2">
            <text:p>-356.481.286.643.487</text:p>
          </table:table-cell>
          <table:table-cell office:value-type="float" office:value="-637533522099818" table:style-name="ce2">
            <text:p>-637.533.522.099.8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4600" table:style-name="ce1">
            <text:p>420074600</text:p>
          </table:table-cell>
          <table:table-cell office:value-type="string" table:style-name="ce1">
            <text:p>El Jardín de Ludovic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B. JUSTO 272 CENTR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marimoneo@hotmail.com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366219289214481" table:style-name="ce2">
            <text:p>-366.219.289.214.481</text:p>
          </table:table-cell>
          <table:table-cell office:value-type="float" office:value="-642946594443774" table:style-name="ce2">
            <text:p>-642.946.594.443.7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4700" table:style-name="ce1">
            <text:p>420074700</text:p>
          </table:table-cell>
          <table:table-cell office:value-type="string" table:style-name="ce1">
            <text:p>Nueva Escuela Argentin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0 851 Talleres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NUEVAESCUELAARGENTINA@HOTMAIL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356612819096957" table:style-name="ce2">
            <text:p>-356.612.819.096.957</text:p>
          </table:table-cell>
          <table:table-cell office:value-type="float" office:value="-637522375632729" table:style-name="ce2">
            <text:p>-637.522.375.632.7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4800" table:style-name="ce1">
            <text:p>420074800</text:p>
          </table:table-cell>
          <table:table-cell office:value-type="string" table:style-name="ce1">
            <text:p>Colegio Universitario Visión Tecnológic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vadavia 757 CENTR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informes@ivt.edu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float" office:value="2" table:style-name="ce1">
            <text:p>2</text:p>
          </table:table-cell>
          <table:table-cell office:value-type="float" office:value="-366230994905573" table:style-name="ce2">
            <text:p>-366.230.994.905.573</text:p>
          </table:table-cell>
          <table:table-cell office:value-type="float" office:value="-642931081083335" table:style-name="ce2">
            <text:p>-642.931.081.083.3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4801" table:style-name="ce1">
            <text:p>420074801</text:p>
          </table:table-cell>
          <table:table-cell office:value-type="string" table:style-name="ce1">
            <text:p>Colegio Universitario Visión Tecnológica - Acuarel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VADAVIA 757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acuarela@ivt.edu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366023642304664" table:style-name="ce2">
            <text:p>-366.023.642.304.664</text:p>
          </table:table-cell>
          <table:table-cell office:value-type="float" office:value="-642968699039083" table:style-name="ce2">
            <text:p>-642.968.699.039.0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4900" table:style-name="ce1">
            <text:p>420074900</text:p>
          </table:table-cell>
          <table:table-cell office:value-type="string" table:style-name="ce1">
            <text:p>Centro Educativo Programa Especial Nº 2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237 Esc. 196</text:p>
          </table:table-cell>
          <table:table-cell office:value-type="string" table:style-name="ce1">
            <text:p>L6221</text:p>
          </table:table-cell>
          <table:table-cell table:style-name="ce1"/>
          <table:table-cell office:value-type="string" table:style-name="ce1">
            <text:p>INTENDENTE ALVEAR</text:p>
          </table:table-cell>
          <table:table-cell office:value-type="string" table:style-name="ce1">
            <text:p>CHAPALEUFU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float" office:value="2" table:style-name="ce1">
            <text:p>2</text:p>
          </table:table-cell>
          <table:table-cell office:value-type="float" office:value="-352395518869886" table:style-name="ce2">
            <text:p>-352.395.518.869.886</text:p>
          </table:table-cell>
          <table:table-cell office:value-type="float" office:value="-635880224578984" table:style-name="ce2">
            <text:p>-635.880.224.578.9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5200" table:style-name="ce1">
            <text:p>420075200</text:p>
          </table:table-cell>
          <table:table-cell office:value-type="string" table:style-name="ce1">
            <text:p>Centro Laboral Programa Especial Nº 8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3 1569 Escuela Laboral 6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escuelalaboraln6@yahoo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356510467680941" table:style-name="ce2">
            <text:p>-356.510.467.680.941</text:p>
          </table:table-cell>
          <table:table-cell office:value-type="float" office:value="-637533148846894" table:style-name="ce2">
            <text:p>-637.533.148.846.8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5300" table:style-name="ce1">
            <text:p>420075300</text:p>
          </table:table-cell>
          <table:table-cell office:value-type="string" table:style-name="ce1">
            <text:p>Centro Laboral Nº 2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endoza 1392 Zona Norte Hogar San José Obrer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hogarsjo@g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366468534667716" table:style-name="ce2">
            <text:p>-366.468.534.667.716</text:p>
          </table:table-cell>
          <table:table-cell office:value-type="float" office:value="-642912893939257" table:style-name="ce2">
            <text:p>-642.912.893.939.2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5400" table:style-name="ce1">
            <text:p>420075400</text:p>
          </table:table-cell>
          <table:table-cell office:value-type="string" table:style-name="ce1">
            <text:p>Centro Laboral Programa Especial Nº 1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vear 443 Centro Escuela de Adultos Nº 6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366160836960608" table:style-name="ce2">
            <text:p>-366.160.836.960.608</text:p>
          </table:table-cell>
          <table:table-cell office:value-type="float" office:value="-6429320380646" table:style-name="ce2">
            <text:p>-6.429.320.380.6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5500" table:style-name="ce1">
            <text:p>420075500</text:p>
          </table:table-cell>
          <table:table-cell office:value-type="string" table:style-name="ce1">
            <text:p>Centro Laboral Programa Especial Nº 4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aquin Ferro 1359 Villa del Busto Hnas. Adoratrices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366160836960608" table:style-name="ce2">
            <text:p>-366.160.836.960.608</text:p>
          </table:table-cell>
          <table:table-cell office:value-type="float" office:value="-6429320380646" table:style-name="ce2">
            <text:p>-6.429.320.380.6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5600" table:style-name="ce1">
            <text:p>420075600</text:p>
          </table:table-cell>
          <table:table-cell office:value-type="string" table:style-name="ce1">
            <text:p>Centro Laboral Programa Especial Nº 8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aquin Ferro 1359 Villa del Busto Hnas. Adoratrices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366160836960608" table:style-name="ce2">
            <text:p>-366.160.836.960.608</text:p>
          </table:table-cell>
          <table:table-cell office:value-type="float" office:value="-6429320380646" table:style-name="ce2">
            <text:p>-6.429.320.380.6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5700" table:style-name="ce1">
            <text:p>420075700</text:p>
          </table:table-cell>
          <table:table-cell office:value-type="string" table:style-name="ce1">
            <text:p>Centro Laboral Programa Especial Nº 6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aquin Ferro 1359 Villa del Busto Hnas. Adoratrices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366160836960608" table:style-name="ce2">
            <text:p>-366.160.836.960.608</text:p>
          </table:table-cell>
          <table:table-cell office:value-type="float" office:value="-6429320380646" table:style-name="ce2">
            <text:p>-6.429.320.380.6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5800" table:style-name="ce1">
            <text:p>420075800</text:p>
          </table:table-cell>
          <table:table-cell office:value-type="string" table:style-name="ce1">
            <text:p>Centro Laboral Programa Especial Nº 3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0 35 Instituto Correccional Abierto - U25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2" table:style-name="ce1">
            <text:p>42</text:p>
          </table:table-cell>
          <table:table-cell office:value-type="float" office:value="-356577596556909" table:style-name="ce2">
            <text:p>-356.577.596.556.909</text:p>
          </table:table-cell>
          <table:table-cell office:value-type="float" office:value="-637663572960909" table:style-name="ce2">
            <text:p>-637.663.572.960.9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6000" table:style-name="ce1">
            <text:p>420076000</text:p>
          </table:table-cell>
          <table:table-cell office:value-type="string" table:style-name="ce1">
            <text:p>Colegio Secundario El Bardino (Ex. UE Nº 33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berdi 125</text:p>
          </table:table-cell>
          <table:table-cell office:value-type="string" table:style-name="ce1">
            <text:p>L6323</text:p>
          </table:table-cell>
          <table:table-cell table:style-name="ce1"/>
          <table:table-cell office:value-type="string" table:style-name="ce1">
            <text:p>SANTA ISABEL</text:p>
          </table:table-cell>
          <table:table-cell office:value-type="string" table:style-name="ce1">
            <text:p>CHALILEO</text:p>
          </table:table-cell>
          <table:table-cell office:value-type="string" table:style-name="ce1">
            <text:p>ue33@lapampa.edu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623335826" table:style-name="ce2">
            <text:p>-3.623.335.826</text:p>
          </table:table-cell>
          <table:table-cell office:value-type="float" office:value="-6694231419" table:style-name="ce2">
            <text:p>-6.694.231.41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6200" table:style-name="ce1">
            <text:p>420076200</text:p>
          </table:table-cell>
          <table:table-cell office:value-type="string" table:style-name="ce1">
            <text:p>Centro Educativo Programa Especial Nº 6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Jarillas 215 Butaló Escuela N°27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-366346581338167" table:style-name="ce2">
            <text:p>-366.346.581.338.167</text:p>
          </table:table-cell>
          <table:table-cell office:value-type="float" office:value="-642938799447119" table:style-name="ce2">
            <text:p>-642.938.799.447.11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6300" table:style-name="ce1">
            <text:p>420076300</text:p>
          </table:table-cell>
          <table:table-cell office:value-type="string" table:style-name="ce1">
            <text:p>Centro Laboral Programa Especial Nº 4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aquin Ferro 1359 Villa del Busto Hnas. Adoratrices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366094271403672" table:style-name="ce2">
            <text:p>-366.094.271.403.672</text:p>
          </table:table-cell>
          <table:table-cell office:value-type="float" office:value="-642960011001794" table:style-name="ce2">
            <text:p>-642.960.011.001.7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6400" table:style-name="ce1">
            <text:p>420076400</text:p>
          </table:table-cell>
          <table:table-cell office:value-type="string" table:style-name="ce1">
            <text:p>Instituto Superior de Educación Polici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Belgrano Norte 175 VILLA ALONSO</text:p>
          </table:table-cell>
          <table:table-cell office:value-type="string" table:style-name="ce1">
            <text:p>L6300</text:p>
          </table:table-cell>
          <table:table-cell office:value-type="string" table:style-name="ce1">
            <text:p>433551/457972</text:p>
          </table:table-cell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366191834634768" table:style-name="ce2">
            <text:p>-366.191.834.634.768</text:p>
          </table:table-cell>
          <table:table-cell office:value-type="float" office:value="-642757260425731" table:style-name="ce2">
            <text:p>-642.757.260.425.73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6500" table:style-name="ce1">
            <text:p>420076500</text:p>
          </table:table-cell>
          <table:table-cell office:value-type="string" table:style-name="ce1">
            <text:p>Instituto Superior de Tecnología Aplicad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32 65 PACIFICO</text:p>
          </table:table-cell>
          <table:table-cell office:value-type="string" table:style-name="ce1">
            <text:p>L6360</text:p>
          </table:table-cell>
          <table:table-cell office:value-type="string" table:style-name="ce1">
            <text:p>436452/431736</text:p>
          </table:table-cell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jmatas@tecnoap.edu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356631164878724" table:style-name="ce2">
            <text:p>-356.631.164.878.724</text:p>
          </table:table-cell>
          <table:table-cell office:value-type="float" office:value="-637579148382617" table:style-name="ce2">
            <text:p>-637.579.148.382.6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6700" table:style-name="ce1">
            <text:p>420076700</text:p>
          </table:table-cell>
          <table:table-cell office:value-type="string" table:style-name="ce1">
            <text:p>B.A.D.A - Bachiller a Distancia para Adult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aúl B. Diaz 917</text:p>
          </table:table-cell>
          <table:table-cell office:value-type="string" table:style-name="ce1">
            <text:p>L6380</text:p>
          </table:table-cell>
          <table:table-cell table:style-name="ce1"/>
          <table:table-cell office:value-type="string" table:style-name="ce1">
            <text:p>EDUARDO CASTEX</text:p>
          </table:table-cell>
          <table:table-cell office:value-type="string" table:style-name="ce1">
            <text:p>CONHELO</text:p>
          </table:table-cell>
          <table:table-cell office:value-type="string" table:style-name="ce1">
            <text:p>BADACASTEX@YAHOO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359121215993473" table:style-name="ce2">
            <text:p>-359.121.215.993.473</text:p>
          </table:table-cell>
          <table:table-cell office:value-type="float" office:value="-642757955695894" table:style-name="ce2">
            <text:p>-642.757.955.695.8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6800" table:style-name="ce1">
            <text:p>420076800</text:p>
          </table:table-cell>
          <table:table-cell office:value-type="string" table:style-name="ce1">
            <text:p>Colegio Secundario Zona Nort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nco 1284 SAN CAYETAN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colegio.zonanorte@lapampa.edu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65957524141346" table:style-name="ce2">
            <text:p>-365.957.524.141.346</text:p>
          </table:table-cell>
          <table:table-cell office:value-type="float" office:value="-642988013231086" table:style-name="ce2">
            <text:p>-642.988.013.231.0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6900" table:style-name="ce1">
            <text:p>420076900</text:p>
          </table:table-cell>
          <table:table-cell office:value-type="string" table:style-name="ce1">
            <text:p>Centro de Apoyo Escola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. N. Alem 251 CENTR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lidia.laiglecia@mce.lapampa.gov.ar</text:p>
          </table:table-cell>
          <table:table-cell table:number-columns-repeated="31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office:value-type="float" office:value="-366231372476625" table:style-name="ce2">
            <text:p>-366.231.372.476.625</text:p>
          </table:table-cell>
          <table:table-cell office:value-type="float" office:value="-642879273835817" table:style-name="ce2">
            <text:p>-642.879.273.835.8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7000" table:style-name="ce1">
            <text:p>420077000</text:p>
          </table:table-cell>
          <table:table-cell office:value-type="string" table:style-name="ce1">
            <text:p>Centro de Apoyo Escola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saje Río Negro s/n ESCUELA N° 61</text:p>
          </table:table-cell>
          <table:table-cell office:value-type="string" table:style-name="ce1">
            <text:p>L8138</text:p>
          </table:table-cell>
          <table:table-cell table:style-name="ce1"/>
          <table:table-cell office:value-type="string" table:style-name="ce1">
            <text:p>LA ADELA</text:p>
          </table:table-cell>
          <table:table-cell office:value-type="string" table:style-name="ce1">
            <text:p>CALEU CALEU</text:p>
          </table:table-cell>
          <table:table-cell table:number-columns-repeated="32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office:value-type="float" office:value="-389798397376964" table:style-name="ce2">
            <text:p>-389.798.397.376.964</text:p>
          </table:table-cell>
          <table:table-cell office:value-type="float" office:value="-640737806835191" table:style-name="ce2">
            <text:p>-640.737.806.835.1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7100" table:style-name="ce1">
            <text:p>420077100</text:p>
          </table:table-cell>
          <table:table-cell office:value-type="string" table:style-name="ce1">
            <text:p>Centro de Apoyo Escola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450</text:p>
          </table:table-cell>
          <table:table-cell office:value-type="string" table:style-name="ce1">
            <text:p>L8206</text:p>
          </table:table-cell>
          <table:table-cell table:style-name="ce1"/>
          <table:table-cell office:value-type="string" table:style-name="ce1">
            <text:p>GENERAL SAN MARTIN</text:p>
          </table:table-cell>
          <table:table-cell office:value-type="string" table:style-name="ce1">
            <text:p>HUCAL</text:p>
          </table:table-cell>
          <table:table-cell office:value-type="string" table:style-name="ce1">
            <text:p>cae-gsm@hotmail.com</text:p>
          </table:table-cell>
          <table:table-cell table:number-columns-repeated="31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office:value-type="float" office:value="-379786616795309" table:style-name="ce2">
            <text:p>-379.786.616.795.309</text:p>
          </table:table-cell>
          <table:table-cell office:value-type="float" office:value="-636020228561284" table:style-name="ce2">
            <text:p>-636.020.228.561.2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7200" table:style-name="ce1">
            <text:p>420077200</text:p>
          </table:table-cell>
          <table:table-cell office:value-type="string" table:style-name="ce1">
            <text:p>Centro de Apoyo Escola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190</text:p>
          </table:table-cell>
          <table:table-cell office:value-type="string" table:style-name="ce1">
            <text:p>L6333</text:p>
          </table:table-cell>
          <table:table-cell table:style-name="ce1"/>
          <table:table-cell office:value-type="string" table:style-name="ce1">
            <text:p>QUEMU QUEMU</text:p>
          </table:table-cell>
          <table:table-cell office:value-type="string" table:style-name="ce1">
            <text:p>QUEMU QUEMU</text:p>
          </table:table-cell>
          <table:table-cell office:value-type="string" table:style-name="ce1">
            <text:p>cae.quemuquemu@lapampa.edu.ar</text:p>
          </table:table-cell>
          <table:table-cell table:number-columns-repeated="31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office:value-type="float" office:value="-360545201320249" table:style-name="ce2">
            <text:p>-360.545.201.320.249</text:p>
          </table:table-cell>
          <table:table-cell office:value-type="float" office:value="-635647925087226" table:style-name="ce2">
            <text:p>-635.647.925.087.22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7300" table:style-name="ce1">
            <text:p>420077300</text:p>
          </table:table-cell>
          <table:table-cell office:value-type="string" table:style-name="ce1">
            <text:p>Centro de Apoyo Escola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6 N° 991 esq. 23 EL MOLINO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cae.generalpico@lapampa.edu.ar</text:p>
          </table:table-cell>
          <table:table-cell table:number-columns-repeated="31" table:style-name="ce1"/>
          <table:table-cell office:value-type="string" table:style-name="ce1">
            <text:p>X</text:p>
          </table:table-cell>
          <table:table-cell office:value-type="float" office:value="42" table:style-name="ce1">
            <text:p>42</text:p>
          </table:table-cell>
          <table:table-cell office:value-type="float" office:value="-356577596556909" table:style-name="ce2">
            <text:p>-356.577.596.556.909</text:p>
          </table:table-cell>
          <table:table-cell office:value-type="float" office:value="-637663572960909" table:style-name="ce2">
            <text:p>-637.663.572.960.9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7400" table:style-name="ce1">
            <text:p>420077400</text:p>
          </table:table-cell>
          <table:table-cell office:value-type="string" table:style-name="ce1">
            <text:p>Centro de Apoyo Escola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ín 550 - 1° Piso</text:p>
          </table:table-cell>
          <table:table-cell office:value-type="string" table:style-name="ce1">
            <text:p>L6330</text:p>
          </table:table-cell>
          <table:table-cell table:style-name="ce1"/>
          <table:table-cell office:value-type="string" table:style-name="ce1">
            <text:p>CATRILO</text:p>
          </table:table-cell>
          <table:table-cell office:value-type="string" table:style-name="ce1">
            <text:p>CATRILO</text:p>
          </table:table-cell>
          <table:table-cell office:value-type="string" table:style-name="ce1">
            <text:p>caecatrilo@hotmail.com</text:p>
          </table:table-cell>
          <table:table-cell table:number-columns-repeated="31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office:value-type="float" office:value="-36405660257936" table:style-name="ce2">
            <text:p>-36.405.660.257.936</text:p>
          </table:table-cell>
          <table:table-cell office:value-type="float" office:value="-634236838156675" table:style-name="ce2">
            <text:p>-634.236.838.156.67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7500" table:style-name="ce1">
            <text:p>420077500</text:p>
          </table:table-cell>
          <table:table-cell office:value-type="string" table:style-name="ce1">
            <text:p>Centro de Apoyo Escola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783</text:p>
          </table:table-cell>
          <table:table-cell office:value-type="string" table:style-name="ce1">
            <text:p>L6311</text:p>
          </table:table-cell>
          <table:table-cell table:style-name="ce1"/>
          <table:table-cell office:value-type="string" table:style-name="ce1">
            <text:p>GUATRACHE</text:p>
          </table:table-cell>
          <table:table-cell office:value-type="string" table:style-name="ce1">
            <text:p>GUATRACHE</text:p>
          </table:table-cell>
          <table:table-cell office:value-type="string" table:style-name="ce1">
            <text:p>cae.guatrache@lapampa.edu.ar</text:p>
          </table:table-cell>
          <table:table-cell table:number-columns-repeated="31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office:value-type="float" office:value="-376726869408468" table:style-name="ce2">
            <text:p>-376.726.869.408.468</text:p>
          </table:table-cell>
          <table:table-cell office:value-type="float" office:value="-635355923695552" table:style-name="ce2">
            <text:p>-635.355.923.695.5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7600" table:style-name="ce1">
            <text:p>420077600</text:p>
          </table:table-cell>
          <table:table-cell office:value-type="string" table:style-name="ce1">
            <text:p>Centro de Apoyo Escola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sina 265 ESCUELA 75</text:p>
          </table:table-cell>
          <table:table-cell office:value-type="string" table:style-name="ce1">
            <text:p>L6387</text:p>
          </table:table-cell>
          <table:table-cell table:style-name="ce1"/>
          <table:table-cell office:value-type="string" table:style-name="ce1">
            <text:p>CALEUFU</text:p>
          </table:table-cell>
          <table:table-cell office:value-type="string" table:style-name="ce1">
            <text:p>RANCUL</text:p>
          </table:table-cell>
          <table:table-cell office:value-type="string" table:style-name="ce1">
            <text:p>cae.caleufu@lapampa.edu.ar</text:p>
          </table:table-cell>
          <table:table-cell table:number-columns-repeated="31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office:value-type="float" office:value="-355943655979817" table:style-name="ce2">
            <text:p>-355.943.655.979.817</text:p>
          </table:table-cell>
          <table:table-cell office:value-type="float" office:value="-645600556445209" table:style-name="ce2">
            <text:p>-645.600.556.445.2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7700" table:style-name="ce1">
            <text:p>420077700</text:p>
          </table:table-cell>
          <table:table-cell office:value-type="string" table:style-name="ce1">
            <text:p>Centro de Apoyo Escola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vard. Brown esquina Mitre</text:p>
          </table:table-cell>
          <table:table-cell office:value-type="string" table:style-name="ce1">
            <text:p>L6303</text:p>
          </table:table-cell>
          <table:table-cell table:style-name="ce1"/>
          <table:table-cell office:value-type="string" table:style-name="ce1">
            <text:p>TOAY</text:p>
          </table:table-cell>
          <table:table-cell office:value-type="string" table:style-name="ce1">
            <text:p>TOAY</text:p>
          </table:table-cell>
          <table:table-cell office:value-type="string" table:style-name="ce1">
            <text:p>cae.toay@lapampa.edu.ar</text:p>
          </table:table-cell>
          <table:table-cell table:number-columns-repeated="31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office:value-type="float" office:value="-366732031475575" table:style-name="ce2">
            <text:p>-366.732.031.475.575</text:p>
          </table:table-cell>
          <table:table-cell office:value-type="float" office:value="-643803293475436" table:style-name="ce2">
            <text:p>-643.803.293.475.4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7800" table:style-name="ce1">
            <text:p>420077800</text:p>
          </table:table-cell>
          <table:table-cell office:value-type="string" table:style-name="ce1">
            <text:p>Centro de Apoyo Escola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1023</text:p>
          </table:table-cell>
          <table:table-cell office:value-type="string" table:style-name="ce1">
            <text:p>L6221</text:p>
          </table:table-cell>
          <table:table-cell table:style-name="ce1"/>
          <table:table-cell office:value-type="string" table:style-name="ce1">
            <text:p>INTENDENTE ALVEAR</text:p>
          </table:table-cell>
          <table:table-cell office:value-type="string" table:style-name="ce1">
            <text:p>CHAPALEUFU</text:p>
          </table:table-cell>
          <table:table-cell office:value-type="string" table:style-name="ce1">
            <text:p>cae.intendentealvear@lapampa.edu.ar</text:p>
          </table:table-cell>
          <table:table-cell table:number-columns-repeated="31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office:value-type="float" office:value="-352410571739335" table:style-name="ce2">
            <text:p>-352.410.571.739.335</text:p>
          </table:table-cell>
          <table:table-cell office:value-type="float" office:value="-635921259351612" table:style-name="ce2">
            <text:p>-635.921.259.351.6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8200" table:style-name="ce1">
            <text:p>420078200</text:p>
          </table:table-cell>
          <table:table-cell office:value-type="string" table:style-name="ce1">
            <text:p>Centro Laboral Nº 2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eyrredón 1099 Servicio Penitenciario Federal Colonia Penal - U 4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2" table:style-name="ce1">
            <text:p>42</text:p>
          </table:table-cell>
          <table:table-cell office:value-type="float" office:value="-366160836960608" table:style-name="ce2">
            <text:p>-366.160.836.960.608</text:p>
          </table:table-cell>
          <table:table-cell office:value-type="float" office:value="-6429320380646" table:style-name="ce2">
            <text:p>-6.429.320.380.6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8400" table:style-name="ce1">
            <text:p>420078400</text:p>
          </table:table-cell>
          <table:table-cell office:value-type="string" table:style-name="ce1">
            <text:p>Centro de Apoyo Escola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dor. Gonzalez 1545</text:p>
          </table:table-cell>
          <table:table-cell office:value-type="string" table:style-name="ce1">
            <text:p>L6200</text:p>
          </table:table-cell>
          <table:table-cell table:style-name="ce1"/>
          <table:table-cell office:value-type="string" table:style-name="ce1">
            <text:p>REALICO</text:p>
          </table:table-cell>
          <table:table-cell office:value-type="string" table:style-name="ce1">
            <text:p>REALICO</text:p>
          </table:table-cell>
          <table:table-cell office:value-type="string" table:style-name="ce1">
            <text:p>cae@cernet.com</text:p>
          </table:table-cell>
          <table:table-cell table:number-columns-repeated="31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office:value-type="float" office:value="-350376673545615" table:style-name="ce2">
            <text:p>-350.376.673.545.615</text:p>
          </table:table-cell>
          <table:table-cell office:value-type="float" office:value="-64252300013898" table:style-name="ce2">
            <text:p>-64.252.300.013.8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8500" table:style-name="ce1">
            <text:p>420078500</text:p>
          </table:table-cell>
          <table:table-cell office:value-type="string" table:style-name="ce1">
            <text:p>Centro de Apoyo Escola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250</text:p>
          </table:table-cell>
          <table:table-cell office:value-type="string" table:style-name="ce1">
            <text:p>L6205</text:p>
          </table:table-cell>
          <table:table-cell table:style-name="ce1"/>
          <table:table-cell office:value-type="string" table:style-name="ce1">
            <text:p>INGENIERO LUIGGI</text:p>
          </table:table-cell>
          <table:table-cell office:value-type="string" table:style-name="ce1">
            <text:p>REALICO</text:p>
          </table:table-cell>
          <table:table-cell office:value-type="string" table:style-name="ce1">
            <text:p>cae.ingenieroluiggi@lapampa.edu.ar</text:p>
          </table:table-cell>
          <table:table-cell table:number-columns-repeated="31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office:value-type="float" office:value="-353864115359276" table:style-name="ce2">
            <text:p>-353.864.115.359.276</text:p>
          </table:table-cell>
          <table:table-cell office:value-type="float" office:value="-64475391789301" table:style-name="ce2">
            <text:p>-64.475.391.789.3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8600" table:style-name="ce1">
            <text:p>420078600</text:p>
          </table:table-cell>
          <table:table-cell office:value-type="string" table:style-name="ce1">
            <text:p>Centro de Apoyo Escola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egovia y Wilde s/n</text:p>
          </table:table-cell>
          <table:table-cell office:value-type="string" table:style-name="ce1">
            <text:p>L8200</text:p>
          </table:table-cell>
          <table:table-cell table:style-name="ce1"/>
          <table:table-cell office:value-type="string" table:style-name="ce1">
            <text:p>GENERAL ACHA</text:p>
          </table:table-cell>
          <table:table-cell office:value-type="string" table:style-name="ce1">
            <text:p>UTRACAN</text:p>
          </table:table-cell>
          <table:table-cell office:value-type="string" table:style-name="ce1">
            <text:p>caegralacha@coseganet.com.ar</text:p>
          </table:table-cell>
          <table:table-cell table:number-columns-repeated="31" table:style-name="ce1"/>
          <table:table-cell office:value-type="string" table:style-name="ce1">
            <text:p>X</text:p>
          </table:table-cell>
          <table:table-cell office:value-type="float" office:value="42" table:style-name="ce1">
            <text:p>42</text:p>
          </table:table-cell>
          <table:table-cell office:value-type="float" office:value="-373703954590762" table:style-name="ce2">
            <text:p>-373.703.954.590.762</text:p>
          </table:table-cell>
          <table:table-cell office:value-type="float" office:value="-64600552696724" table:style-name="ce2">
            <text:p>-64.600.552.696.7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8700" table:style-name="ce1">
            <text:p>420078700</text:p>
          </table:table-cell>
          <table:table-cell office:value-type="string" table:style-name="ce1">
            <text:p>Centro de Apoyo Escola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ancul 258</text:p>
          </table:table-cell>
          <table:table-cell office:value-type="string" table:style-name="ce1">
            <text:p>L8201</text:p>
          </table:table-cell>
          <table:table-cell table:style-name="ce1"/>
          <table:table-cell office:value-type="string" table:style-name="ce1">
            <text:p>25 DE MAYO</text:p>
          </table:table-cell>
          <table:table-cell office:value-type="string" table:style-name="ce1">
            <text:p>PUELEN</text:p>
          </table:table-cell>
          <table:table-cell office:value-type="string" table:style-name="ce1">
            <text:p>cae.25demayo@lapampa.edu.ar</text:p>
          </table:table-cell>
          <table:table-cell table:number-columns-repeated="31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office:value-type="float" office:value="-377766725877603" table:style-name="ce2">
            <text:p>-377.766.725.877.603</text:p>
          </table:table-cell>
          <table:table-cell office:value-type="float" office:value="-677115833064555" table:style-name="ce2">
            <text:p>-677.115.833.064.5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9300" table:style-name="ce1">
            <text:p>420079300</text:p>
          </table:table-cell>
          <table:table-cell office:value-type="string" table:style-name="ce1">
            <text:p>Ciclo Orientado de la Educación Secundaria - EPJ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TRADA 46 MARIANO MORENO</text:p>
          </table:table-cell>
          <table:table-cell office:value-type="string" table:style-name="ce1">
            <text:p>L6205</text:p>
          </table:table-cell>
          <table:table-cell office:value-type="string" table:style-name="ce1">
            <text:p>02335-472063</text:p>
          </table:table-cell>
          <table:table-cell office:value-type="string" table:style-name="ce1">
            <text:p>INGENIERO LUIGGI</text:p>
          </table:table-cell>
          <table:table-cell office:value-type="string" table:style-name="ce1">
            <text:p>REALICO</text:p>
          </table:table-cell>
          <table:table-cell office:value-type="string" table:style-name="ce1">
            <text:p>ESCMMORENO@YAHOO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2" table:style-name="ce1">
            <text:p>42</text:p>
          </table:table-cell>
          <table:table-cell office:value-type="float" office:value="-3541530459312" table:style-name="ce2">
            <text:p>-3.541.530.459.312</text:p>
          </table:table-cell>
          <table:table-cell office:value-type="float" office:value="-644100259515673" table:style-name="ce2">
            <text:p>-644.100.259.515.6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9500" table:style-name="ce1">
            <text:p>420079500</text:p>
          </table:table-cell>
          <table:table-cell office:value-type="string" table:style-name="ce1">
            <text:p>Centro Educativo Programa Especial Nº 6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aquin Ferro 1359 Villa del Busto Hnas. Adoratrices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float" office:value="42" table:style-name="ce1">
            <text:p>42</text:p>
          </table:table-cell>
          <table:table-cell office:value-type="float" office:value="-366358429858387" table:style-name="ce2">
            <text:p>-366.358.429.858.387</text:p>
          </table:table-cell>
          <table:table-cell office:value-type="float" office:value="-642903308070583" table:style-name="ce2">
            <text:p>-642.903.308.070.5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9600" table:style-name="ce1">
            <text:p>420079600</text:p>
          </table:table-cell>
          <table:table-cell office:value-type="string" table:style-name="ce1">
            <text:p>Centro Educativo Programa Especial Nº 7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36 1394 Indios Ranqueles Escuela N° 41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2" table:style-name="ce1">
            <text:p>42</text:p>
          </table:table-cell>
          <table:table-cell office:value-type="float" office:value="-356577596556909" table:style-name="ce2">
            <text:p>-356.577.596.556.909</text:p>
          </table:table-cell>
          <table:table-cell office:value-type="float" office:value="-637663572960909" table:style-name="ce2">
            <text:p>-637.663.572.960.9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9700" table:style-name="ce1">
            <text:p>420079700</text:p>
          </table:table-cell>
          <table:table-cell office:value-type="string" table:style-name="ce1">
            <text:p>Centro Educativo Programa Especial Nº 8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io Arsenio Escofett 250 Escuela 192</text:p>
          </table:table-cell>
          <table:table-cell office:value-type="string" table:style-name="ce1">
            <text:p>L6385</text:p>
          </table:table-cell>
          <table:table-cell table:style-name="ce1"/>
          <table:table-cell office:value-type="string" table:style-name="ce1">
            <text:p>LA MARUJA</text:p>
          </table:table-cell>
          <table:table-cell office:value-type="string" table:style-name="ce1">
            <text:p>RANCU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42" table:style-name="ce1">
            <text:p>42</text:p>
          </table:table-cell>
          <table:table-cell office:value-type="float" office:value="-3567537999" table:style-name="ce2">
            <text:p>-3.567.537.999</text:p>
          </table:table-cell>
          <table:table-cell office:value-type="float" office:value="-649381516" table:style-name="ce2">
            <text:p>-649.381.5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9800" table:style-name="ce1">
            <text:p>420079800</text:p>
          </table:table-cell>
          <table:table-cell office:value-type="string" table:style-name="ce1">
            <text:p>Centro Educativo Programa Especial Nº 8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12 151 Julio Argentono Roca Escuela 84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0"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42" table:style-name="ce1">
            <text:p>42</text:p>
          </table:table-cell>
          <table:table-cell office:value-type="float" office:value="-356577596556909" table:style-name="ce2">
            <text:p>-356.577.596.556.909</text:p>
          </table:table-cell>
          <table:table-cell office:value-type="float" office:value="-637663572960909" table:style-name="ce2">
            <text:p>-637.663.572.960.9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79900" table:style-name="ce1">
            <text:p>420079900</text:p>
          </table:table-cell>
          <table:table-cell office:value-type="string" table:style-name="ce1">
            <text:p>Centro Educativo Programa Especial Nº 11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Escuela N° 99</text:p>
          </table:table-cell>
          <table:table-cell office:value-type="string" table:style-name="ce1">
            <text:p>L6323</text:p>
          </table:table-cell>
          <table:table-cell table:style-name="ce1"/>
          <table:table-cell office:value-type="string" table:style-name="ce1">
            <text:p>SANTA ISABEL</text:p>
          </table:table-cell>
          <table:table-cell office:value-type="string" table:style-name="ce1">
            <text:p>CHALILE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5" table:style-name="ce1">
            <text:p>5</text:p>
          </table:table-cell>
          <table:table-cell office:value-type="float" office:value="-362278" table:style-name="ce2">
            <text:p>-362.278</text:p>
          </table:table-cell>
          <table:table-cell office:value-type="float" office:value="-66941" table:style-name="ce2">
            <text:p>-66.9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0000" table:style-name="ce1">
            <text:p>420080000</text:p>
          </table:table-cell>
          <table:table-cell office:value-type="string" table:style-name="ce1">
            <text:p>Centro Educativo Programa Especial Nº 11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251 Escuela N° 39</text:p>
          </table:table-cell>
          <table:table-cell office:value-type="string" table:style-name="ce1">
            <text:p>L6326</text:p>
          </table:table-cell>
          <table:table-cell table:style-name="ce1"/>
          <table:table-cell office:value-type="string" table:style-name="ce1">
            <text:p>ANGUIL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0"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42" table:style-name="ce1">
            <text:p>42</text:p>
          </table:table-cell>
          <table:table-cell office:value-type="float" office:value="-365246561216197" table:style-name="ce2">
            <text:p>-365.246.561.216.197</text:p>
          </table:table-cell>
          <table:table-cell office:value-type="float" office:value="-640141988552356" table:style-name="ce2">
            <text:p>-640.141.988.552.3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0100" table:style-name="ce1">
            <text:p>420080100</text:p>
          </table:table-cell>
          <table:table-cell office:value-type="string" table:style-name="ce1">
            <text:p>Centro Educativo Programa Especial Nº 11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y J. B. Justo Escuela Laboral Nº 3</text:p>
          </table:table-cell>
          <table:table-cell office:value-type="string" table:style-name="ce1">
            <text:p>L6387</text:p>
          </table:table-cell>
          <table:table-cell table:style-name="ce1"/>
          <table:table-cell office:value-type="string" table:style-name="ce1">
            <text:p>CALEUFU</text:p>
          </table:table-cell>
          <table:table-cell office:value-type="string" table:style-name="ce1">
            <text:p>RANCU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42" table:style-name="ce1">
            <text:p>42</text:p>
          </table:table-cell>
          <table:table-cell office:value-type="float" office:value="-356273099759776" table:style-name="ce2">
            <text:p>-356.273.099.759.776</text:p>
          </table:table-cell>
          <table:table-cell office:value-type="float" office:value="-644929273720938" table:style-name="ce2">
            <text:p>-644.929.273.720.9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0200" table:style-name="ce1">
            <text:p>420080200</text:p>
          </table:table-cell>
          <table:table-cell office:value-type="string" table:style-name="ce1">
            <text:p>Centro Educativo Programa Especial Nº 11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12 151 Julio Argentino Roca Escuela 84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0"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42" table:style-name="ce1">
            <text:p>42</text:p>
          </table:table-cell>
          <table:table-cell office:value-type="float" office:value="-356577596556909" table:style-name="ce2">
            <text:p>-356.577.596.556.909</text:p>
          </table:table-cell>
          <table:table-cell office:value-type="float" office:value="-637663572960909" table:style-name="ce2">
            <text:p>-637.663.572.960.9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0300" table:style-name="ce1">
            <text:p>420080300</text:p>
          </table:table-cell>
          <table:table-cell office:value-type="string" table:style-name="ce1">
            <text:p>Centro Educativo Programa Especial Nº 11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Libertad 350 Villa del Busto Escuela de Adultos N° 4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2" table:style-name="ce1">
            <text:p>42</text:p>
          </table:table-cell>
          <table:table-cell office:value-type="float" office:value="-366160836960608" table:style-name="ce2">
            <text:p>-366.160.836.960.608</text:p>
          </table:table-cell>
          <table:table-cell office:value-type="float" office:value="-6429320380646" table:style-name="ce2">
            <text:p>-6.429.320.380.6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0400" table:style-name="ce1">
            <text:p>420080400</text:p>
          </table:table-cell>
          <table:table-cell office:value-type="string" table:style-name="ce1">
            <text:p>Centro Educativo Programa Especial Nº 11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vard. Brown 1250 Centro Escuela N° 5</text:p>
          </table:table-cell>
          <table:table-cell office:value-type="string" table:style-name="ce1">
            <text:p>L6303</text:p>
          </table:table-cell>
          <table:table-cell table:style-name="ce1"/>
          <table:table-cell office:value-type="string" table:style-name="ce1">
            <text:p>TOAY</text:p>
          </table:table-cell>
          <table:table-cell office:value-type="string" table:style-name="ce1">
            <text:p>TOAY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0"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42" table:style-name="ce1">
            <text:p>42</text:p>
          </table:table-cell>
          <table:table-cell office:value-type="float" office:value="-366733120763096" table:style-name="ce2">
            <text:p>-366.733.120.763.096</text:p>
          </table:table-cell>
          <table:table-cell office:value-type="float" office:value="-643806333603224" table:style-name="ce2">
            <text:p>-643.806.333.603.2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0500" table:style-name="ce1">
            <text:p>420080500</text:p>
          </table:table-cell>
          <table:table-cell office:value-type="string" table:style-name="ce1">
            <text:p>Centro Educativo Nº 2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aquin Ferro 1359 Villa del Busto Hnas. Adoratrices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2" table:style-name="ce1">
            <text:p>42</text:p>
          </table:table-cell>
          <table:table-cell office:value-type="float" office:value="-366358429858387" table:style-name="ce2">
            <text:p>-366.358.429.858.387</text:p>
          </table:table-cell>
          <table:table-cell office:value-type="float" office:value="-642903308070583" table:style-name="ce2">
            <text:p>-642.903.308.070.5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0600" table:style-name="ce1">
            <text:p>420080600</text:p>
          </table:table-cell>
          <table:table-cell office:value-type="string" table:style-name="ce1">
            <text:p>Centro Educativo Programa Especial Nº 12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paña 311 Instituto José Hernandez</text:p>
          </table:table-cell>
          <table:table-cell office:value-type="string" table:style-name="ce1">
            <text:p>L6315</text:p>
          </table:table-cell>
          <table:table-cell table:style-name="ce1"/>
          <table:table-cell office:value-type="string" table:style-name="ce1">
            <text:p>COLONIA BARON</text:p>
          </table:table-cell>
          <table:table-cell office:value-type="string" table:style-name="ce1">
            <text:p>QUEMU QUEMU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42" table:style-name="ce1">
            <text:p>42</text:p>
          </table:table-cell>
          <table:table-cell office:value-type="float" office:value="-360551363687286" table:style-name="ce2">
            <text:p>-360.551.363.687.286</text:p>
          </table:table-cell>
          <table:table-cell office:value-type="float" office:value="-635639214263354" table:style-name="ce2">
            <text:p>-635.639.214.263.3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0700" table:style-name="ce1">
            <text:p>420080700</text:p>
          </table:table-cell>
          <table:table-cell office:value-type="string" table:style-name="ce1">
            <text:p>Centro Educativo Programa Especial Nº 12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San Martín 545 Escuela Laboral Nº 7</text:p>
          </table:table-cell>
          <table:table-cell office:value-type="string" table:style-name="ce1">
            <text:p>L6205</text:p>
          </table:table-cell>
          <table:table-cell table:style-name="ce1"/>
          <table:table-cell office:value-type="string" table:style-name="ce1">
            <text:p>INGENIERO LUIGGI</text:p>
          </table:table-cell>
          <table:table-cell office:value-type="string" table:style-name="ce1">
            <text:p>REALI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42" table:style-name="ce1">
            <text:p>42</text:p>
          </table:table-cell>
          <table:table-cell office:value-type="float" office:value="-3541530459312" table:style-name="ce2">
            <text:p>-3.541.530.459.312</text:p>
          </table:table-cell>
          <table:table-cell office:value-type="float" office:value="-644100259515673" table:style-name="ce2">
            <text:p>-644.100.259.515.6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0800" table:style-name="ce1">
            <text:p>420080800</text:p>
          </table:table-cell>
          <table:table-cell office:value-type="string" table:style-name="ce1">
            <text:p>Centro Educativo Programa Especial Nº 12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7 Nº 585 585 Centro Colegio Secundario Profesora Silvia Machicote (Ex. UE Nº 15)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2" table:style-name="ce1">
            <text:p>42</text:p>
          </table:table-cell>
          <table:table-cell office:value-type="float" office:value="-356577596556909" table:style-name="ce2">
            <text:p>-356.577.596.556.909</text:p>
          </table:table-cell>
          <table:table-cell office:value-type="float" office:value="-637663572960909" table:style-name="ce2">
            <text:p>-637.663.572.960.9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0900" table:style-name="ce1">
            <text:p>420080900</text:p>
          </table:table-cell>
          <table:table-cell office:value-type="string" table:style-name="ce1">
            <text:p>Centro Educativo Programa Especial Nº 12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mpa 582 EPET N°5</text:p>
          </table:table-cell>
          <table:table-cell office:value-type="string" table:style-name="ce1">
            <text:p>L6307</text:p>
          </table:table-cell>
          <table:table-cell table:style-name="ce1"/>
          <table:table-cell office:value-type="string" table:style-name="ce1">
            <text:p>MACACHIN</text:p>
          </table:table-cell>
          <table:table-cell office:value-type="string" table:style-name="ce1">
            <text:p>ATREUCO</text:p>
          </table:table-cell>
          <table:table-cell office:value-type="string" table:style-name="ce1">
            <text:p>MAVLTWIL@REDDATA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42" table:style-name="ce1">
            <text:p>42</text:p>
          </table:table-cell>
          <table:table-cell office:value-type="float" office:value="-373903166243631" table:style-name="ce2">
            <text:p>-373.903.166.243.631</text:p>
          </table:table-cell>
          <table:table-cell office:value-type="float" office:value="-64005911877538" table:style-name="ce2">
            <text:p>-64.005.911.877.5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1000" table:style-name="ce1">
            <text:p>420081000</text:p>
          </table:table-cell>
          <table:table-cell office:value-type="string" table:style-name="ce1">
            <text:p>Centro Educativo Programa Especial Nº 12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evoto 51 Ex Terminal de Omnibus</text:p>
          </table:table-cell>
          <table:table-cell office:value-type="string" table:style-name="ce1">
            <text:p>L6369</text:p>
          </table:table-cell>
          <table:table-cell table:style-name="ce1"/>
          <table:table-cell office:value-type="string" table:style-name="ce1">
            <text:p>TRENEL</text:p>
          </table:table-cell>
          <table:table-cell office:value-type="string" table:style-name="ce1">
            <text:p>TRENE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0"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42" table:style-name="ce1">
            <text:p>42</text:p>
          </table:table-cell>
          <table:table-cell office:value-type="float" office:value="-357414031638492" table:style-name="ce2">
            <text:p>-357.414.031.638.492</text:p>
          </table:table-cell>
          <table:table-cell office:value-type="float" office:value="-640676111059379" table:style-name="ce2">
            <text:p>-640.676.111.059.3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1200" table:style-name="ce1">
            <text:p>420081200</text:p>
          </table:table-cell>
          <table:table-cell office:value-type="string" table:style-name="ce1">
            <text:p>Centro Educativo Programa Especial Nº 12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8 537 Escuela N° 53</text:p>
          </table:table-cell>
          <table:table-cell office:value-type="string" table:style-name="ce1">
            <text:p>L6310</text:p>
          </table:table-cell>
          <table:table-cell table:style-name="ce1"/>
          <table:table-cell office:value-type="string" table:style-name="ce1">
            <text:p>METILEO</text:p>
          </table:table-cell>
          <table:table-cell office:value-type="string" table:style-name="ce1">
            <text:p>TRENE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42" table:style-name="ce1">
            <text:p>42</text:p>
          </table:table-cell>
          <table:table-cell office:value-type="float" office:value="-3615541972" table:style-name="ce2">
            <text:p>-3.615.541.972</text:p>
          </table:table-cell>
          <table:table-cell office:value-type="float" office:value="-6351443137" table:style-name="ce2">
            <text:p>-6.351.443.1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1400" table:style-name="ce1">
            <text:p>420081400</text:p>
          </table:table-cell>
          <table:table-cell office:value-type="string" table:style-name="ce1">
            <text:p>Centro Laboral Programa Especial Nº 13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Quintana y Rivadavia Comedor Escolar</text:p>
          </table:table-cell>
          <table:table-cell office:value-type="string" table:style-name="ce1">
            <text:p>L6214</text:p>
          </table:table-cell>
          <table:table-cell table:style-name="ce1"/>
          <table:table-cell office:value-type="string" table:style-name="ce1">
            <text:p>RANCUL</text:p>
          </table:table-cell>
          <table:table-cell office:value-type="string" table:style-name="ce1">
            <text:p>RANCUL</text:p>
          </table:table-cell>
          <table:table-cell office:value-type="string" table:style-name="ce1">
            <text:p>SERGIOAIMAR@YAHOO.COM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2" table:style-name="ce1">
            <text:p>42</text:p>
          </table:table-cell>
          <table:table-cell office:value-type="float" office:value="-350901062195302" table:style-name="ce2">
            <text:p>-350.901.062.195.302</text:p>
          </table:table-cell>
          <table:table-cell office:value-type="float" office:value="-646170188445086" table:style-name="ce2">
            <text:p>-646.170.188.445.0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1500" table:style-name="ce1">
            <text:p>420081500</text:p>
          </table:table-cell>
          <table:table-cell office:value-type="string" table:style-name="ce1">
            <text:p>Centro Laboral Nº 5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paña 1362 Escuela Laboral N° 4</text:p>
          </table:table-cell>
          <table:table-cell office:value-type="string" table:style-name="ce1">
            <text:p>L6200</text:p>
          </table:table-cell>
          <table:table-cell table:style-name="ce1"/>
          <table:table-cell office:value-type="string" table:style-name="ce1">
            <text:p>REALICO</text:p>
          </table:table-cell>
          <table:table-cell office:value-type="string" table:style-name="ce1">
            <text:p>REALI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2" table:style-name="ce1">
            <text:p>42</text:p>
          </table:table-cell>
          <table:table-cell office:value-type="float" office:value="-350317977113798" table:style-name="ce2">
            <text:p>-350.317.977.113.798</text:p>
          </table:table-cell>
          <table:table-cell office:value-type="float" office:value="-642460255929314" table:style-name="ce2">
            <text:p>-642.460.255.929.3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1700" table:style-name="ce1">
            <text:p>420081700</text:p>
          </table:table-cell>
          <table:table-cell office:value-type="string" table:style-name="ce1">
            <text:p>Centro de Apoyo Escola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iag. San Martín 1100</text:p>
          </table:table-cell>
          <table:table-cell office:value-type="string" table:style-name="ce1">
            <text:p>L6380</text:p>
          </table:table-cell>
          <table:table-cell table:style-name="ce1"/>
          <table:table-cell office:value-type="string" table:style-name="ce1">
            <text:p>EDUARDO CASTEX</text:p>
          </table:table-cell>
          <table:table-cell office:value-type="string" table:style-name="ce1">
            <text:p>CONHELO</text:p>
          </table:table-cell>
          <table:table-cell office:value-type="string" table:style-name="ce1">
            <text:p>caeedocastex@hotmail.com</text:p>
          </table:table-cell>
          <table:table-cell table:number-columns-repeated="31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office:value-type="float" office:value="-359063866338589" table:style-name="ce2">
            <text:p>-359.063.866.338.589</text:p>
          </table:table-cell>
          <table:table-cell office:value-type="float" office:value="-642743730432847" table:style-name="ce2">
            <text:p>-642.743.730.432.8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1800" table:style-name="ce1">
            <text:p>420081800</text:p>
          </table:table-cell>
          <table:table-cell office:value-type="string" table:style-name="ce1">
            <text:p>Centro de Apoyo Escola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26 984 Colegio Secundario Leuvucó (Ex. UE Nº 31)</text:p>
          </table:table-cell>
          <table:table-cell office:value-type="string" table:style-name="ce1">
            <text:p>L6319</text:p>
          </table:table-cell>
          <table:table-cell table:style-name="ce1"/>
          <table:table-cell office:value-type="string" table:style-name="ce1">
            <text:p>VICTORICA</text:p>
          </table:table-cell>
          <table:table-cell office:value-type="string" table:style-name="ce1">
            <text:p>LOVENTUE</text:p>
          </table:table-cell>
          <table:table-cell office:value-type="string" table:style-name="ce1">
            <text:p>cae.victorica@lapampa.edu.ar</text:p>
          </table:table-cell>
          <table:table-cell table:number-columns-repeated="31" table:style-name="ce1"/>
          <table:table-cell office:value-type="string" table:style-name="ce1">
            <text:p>X</text:p>
          </table:table-cell>
          <table:table-cell office:value-type="float" office:value="2" table:style-name="ce1">
            <text:p>2</text:p>
          </table:table-cell>
          <table:table-cell office:value-type="float" office:value="-362202493751367" table:style-name="ce2">
            <text:p>-362.202.493.751.367</text:p>
          </table:table-cell>
          <table:table-cell office:value-type="float" office:value="-65430666465686" table:style-name="ce2">
            <text:p>-65.430.666.465.6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2500" table:style-name="ce1">
            <text:p>420082500</text:p>
          </table:table-cell>
          <table:table-cell office:value-type="string" table:style-name="ce1">
            <text:p>Centro de Apoyo Escola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Uruguay 364 ESCUELA 83</text:p>
          </table:table-cell>
          <table:table-cell office:value-type="string" table:style-name="ce1">
            <text:p>L6305</text:p>
          </table:table-cell>
          <table:table-cell table:style-name="ce1"/>
          <table:table-cell office:value-type="string" table:style-name="ce1">
            <text:p>DOBLAS</text:p>
          </table:table-cell>
          <table:table-cell office:value-type="string" table:style-name="ce1">
            <text:p>ATREUCO</text:p>
          </table:table-cell>
          <table:table-cell office:value-type="string" table:style-name="ce1">
            <text:p>cae.doblas@lapampa.edu.ar</text:p>
          </table:table-cell>
          <table:table-cell table:number-columns-repeated="31" table:style-name="ce1"/>
          <table:table-cell office:value-type="string" table:style-name="ce1">
            <text:p>X</text:p>
          </table:table-cell>
          <table:table-cell office:value-type="float" office:value="42" table:style-name="ce1">
            <text:p>42</text:p>
          </table:table-cell>
          <table:table-cell office:value-type="float" office:value="-371500177326096" table:style-name="ce2">
            <text:p>-371.500.177.326.096</text:p>
          </table:table-cell>
          <table:table-cell office:value-type="float" office:value="-640075371228353" table:style-name="ce2">
            <text:p>-640.075.371.228.3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2600" table:style-name="ce1">
            <text:p>420082600</text:p>
          </table:table-cell>
          <table:table-cell office:value-type="string" table:style-name="ce1">
            <text:p>Ciudad Educativa Escuela Superior de Servicios y Negoci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meghino 865 VILLA SANTILLAN</text:p>
          </table:table-cell>
          <table:table-cell office:value-type="string" table:style-name="ce1">
            <text:p>L6300</text:p>
          </table:table-cell>
          <table:table-cell office:value-type="string" table:style-name="ce1">
            <text:p>415777/432158</text:p>
          </table:table-cell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LICEO@CPENET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2" table:style-name="ce1">
            <text:p>42</text:p>
          </table:table-cell>
          <table:table-cell office:value-type="float" office:value="-366160836960608" table:style-name="ce2">
            <text:p>-366.160.836.960.608</text:p>
          </table:table-cell>
          <table:table-cell office:value-type="float" office:value="-6429320380646" table:style-name="ce2">
            <text:p>-6.429.320.380.6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2700" table:style-name="ce1">
            <text:p>420082700</text:p>
          </table:table-cell>
          <table:table-cell office:value-type="string" table:style-name="ce1">
            <text:p>Centro Regional de Educación Artística - C.R.E.A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te. Brown y 1º de Mayo Villa del Busto</text:p>
          </table:table-cell>
          <table:table-cell office:value-type="string" table:style-name="ce1">
            <text:p>L6300</text:p>
          </table:table-cell>
          <table:table-cell office:value-type="string" table:style-name="ce1">
            <text:p>435803/439027</text:p>
          </table:table-cell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crear.lapampa@gmail.com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float" office:value="1" table:style-name="ce1">
            <text:p>1</text:p>
          </table:table-cell>
          <table:table-cell office:value-type="float" office:value="-366160836960608" table:style-name="ce2">
            <text:p>-366.160.836.960.608</text:p>
          </table:table-cell>
          <table:table-cell office:value-type="float" office:value="-6429320380646" table:style-name="ce2">
            <text:p>-6.429.320.380.6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2800" table:style-name="ce1">
            <text:p>420082800</text:p>
          </table:table-cell>
          <table:table-cell office:value-type="string" table:style-name="ce1">
            <text:p>Centro Educativo Nº 7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elfin Cangueiro 482 Escuela Nº 30</text:p>
          </table:table-cell>
          <table:table-cell office:value-type="string" table:style-name="ce1">
            <text:p>L426203</text:p>
          </table:table-cell>
          <table:table-cell table:style-name="ce1"/>
          <table:table-cell office:value-type="string" table:style-name="ce1">
            <text:p>EMBAJADOR MARTINI</text:p>
          </table:table-cell>
          <table:table-cell office:value-type="string" table:style-name="ce1">
            <text:p>REALI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42" table:style-name="ce1">
            <text:p>42</text:p>
          </table:table-cell>
          <table:table-cell office:value-type="float" office:value="-3504064788" table:style-name="ce2">
            <text:p>-3.504.064.788</text:p>
          </table:table-cell>
          <table:table-cell office:value-type="float" office:value="-643867963" table:style-name="ce2">
            <text:p>-643.867.9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2900" table:style-name="ce1">
            <text:p>420082900</text:p>
          </table:table-cell>
          <table:table-cell office:value-type="string" table:style-name="ce1">
            <text:p>Centro Educativo Programa Especial Nº 4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03 Esq. 14 Villa Jardín Bienestar Social - Delegación Zona Norte</text:p>
          </table:table-cell>
          <table:table-cell office:value-type="string" table:style-name="ce1">
            <text:p>L633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42" table:style-name="ce1">
            <text:p>42</text:p>
          </table:table-cell>
          <table:table-cell office:value-type="float" office:value="-356577596556909" table:style-name="ce2">
            <text:p>-356.577.596.556.909</text:p>
          </table:table-cell>
          <table:table-cell office:value-type="float" office:value="-637663572960909" table:style-name="ce2">
            <text:p>-637.663.572.960.9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3000" table:style-name="ce1">
            <text:p>420083000</text:p>
          </table:table-cell>
          <table:table-cell office:value-type="string" table:style-name="ce1">
            <text:p>Centro Laboral Nº 2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vadavia 175 Hogar San Carlos</text:p>
          </table:table-cell>
          <table:table-cell office:value-type="string" table:style-name="ce1">
            <text:p>L6311</text:p>
          </table:table-cell>
          <table:table-cell table:style-name="ce1"/>
          <table:table-cell office:value-type="string" table:style-name="ce1">
            <text:p>GUATRACHE</text:p>
          </table:table-cell>
          <table:table-cell office:value-type="string" table:style-name="ce1">
            <text:p>GUATRACH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2" table:style-name="ce1">
            <text:p>42</text:p>
          </table:table-cell>
          <table:table-cell office:value-type="float" office:value="-377550368519181" table:style-name="ce2">
            <text:p>-377.550.368.519.181</text:p>
          </table:table-cell>
          <table:table-cell office:value-type="float" office:value="-635008752259518" table:style-name="ce2">
            <text:p>-635.008.752.259.5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3100" table:style-name="ce1">
            <text:p>420083100</text:p>
          </table:table-cell>
          <table:table-cell office:value-type="string" table:style-name="ce1">
            <text:p>Centro Laboral Nº 2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aquin Ferro 1359 Villa del Busto Hnas. Adoratrices</text:p>
          </table:table-cell>
          <table:table-cell office:value-type="float" office:value="6300" table:style-name="ce1">
            <text:p>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2" table:style-name="ce1">
            <text:p>42</text:p>
          </table:table-cell>
          <table:table-cell office:value-type="float" office:value="-379779947170972" table:style-name="ce2">
            <text:p>-379.779.947.170.972</text:p>
          </table:table-cell>
          <table:table-cell office:value-type="float" office:value="-636030303629566" table:style-name="ce2">
            <text:p>-636.030.303.629.5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3500" table:style-name="ce1">
            <text:p>420083500</text:p>
          </table:table-cell>
          <table:table-cell office:value-type="string" table:style-name="ce1">
            <text:p>Centro Laboral Programa Especial N° 13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San Martín 302 Fundación Pro Alvear</text:p>
          </table:table-cell>
          <table:table-cell office:value-type="string" table:style-name="ce1">
            <text:p>L6221</text:p>
          </table:table-cell>
          <table:table-cell table:style-name="ce1"/>
          <table:table-cell office:value-type="string" table:style-name="ce1">
            <text:p>INTENDENTE ALVEAR</text:p>
          </table:table-cell>
          <table:table-cell office:value-type="string" table:style-name="ce1">
            <text:p>CHAPALEUFU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2" table:style-name="ce1">
            <text:p>42</text:p>
          </table:table-cell>
          <table:table-cell office:value-type="float" office:value="-352410539122502" table:style-name="ce2">
            <text:p>-352.410.539.122.502</text:p>
          </table:table-cell>
          <table:table-cell office:value-type="float" office:value="-635921240141972" table:style-name="ce2">
            <text:p>-635.921.240.141.9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3900" table:style-name="ce1">
            <text:p>420083900</text:p>
          </table:table-cell>
          <table:table-cell office:value-type="string" table:style-name="ce1">
            <text:p>Ciclo Orientado de la Educación Secundar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237 Esc. N° 196</text:p>
          </table:table-cell>
          <table:table-cell office:value-type="string" table:style-name="ce1">
            <text:p>L6221</text:p>
          </table:table-cell>
          <table:table-cell table:style-name="ce1"/>
          <table:table-cell office:value-type="string" table:style-name="ce1">
            <text:p>INTENDENTE ALVEAR</text:p>
          </table:table-cell>
          <table:table-cell office:value-type="string" table:style-name="ce1">
            <text:p>CHAPALEUFU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2" table:style-name="ce1">
            <text:p>42</text:p>
          </table:table-cell>
          <table:table-cell office:value-type="float" office:value="-352410539122502" table:style-name="ce2">
            <text:p>-352.410.539.122.502</text:p>
          </table:table-cell>
          <table:table-cell office:value-type="float" office:value="-635921240141972" table:style-name="ce2">
            <text:p>-635.921.240.141.9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4000" table:style-name="ce1">
            <text:p>420084000</text:p>
          </table:table-cell>
          <table:table-cell office:value-type="string" table:style-name="ce1">
            <text:p>Secundario a Distancia para Jóvenes y Adult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Wilfrid Barón 450 Esc. Nº 13</text:p>
          </table:table-cell>
          <table:table-cell office:value-type="string" table:style-name="ce1">
            <text:p>L6315</text:p>
          </table:table-cell>
          <table:table-cell table:style-name="ce1"/>
          <table:table-cell office:value-type="string" table:style-name="ce1">
            <text:p>COLONIA BARON</text:p>
          </table:table-cell>
          <table:table-cell office:value-type="string" table:style-name="ce1">
            <text:p>QUEMU QUEMU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2" table:style-name="ce1">
            <text:p>42</text:p>
          </table:table-cell>
          <table:table-cell office:value-type="float" office:value="-360551363687286" table:style-name="ce2">
            <text:p>-360.551.363.687.286</text:p>
          </table:table-cell>
          <table:table-cell office:value-type="float" office:value="-635639214263354" table:style-name="ce2">
            <text:p>-635.639.214.263.3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4400" table:style-name="ce1">
            <text:p>420084400</text:p>
          </table:table-cell>
          <table:table-cell office:value-type="string" table:style-name="ce1">
            <text:p>Ciclo Orientado de la Educación Secundaria - EPJ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llaneda 827 Escuela 11</text:p>
          </table:table-cell>
          <table:table-cell office:value-type="string" table:style-name="ce1">
            <text:p>L8200</text:p>
          </table:table-cell>
          <table:table-cell table:style-name="ce1"/>
          <table:table-cell office:value-type="string" table:style-name="ce1">
            <text:p>GENERAL ACHA</text:p>
          </table:table-cell>
          <table:table-cell office:value-type="string" table:style-name="ce1">
            <text:p>UTRACA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2" table:style-name="ce1">
            <text:p>42</text:p>
          </table:table-cell>
          <table:table-cell office:value-type="float" office:value="-373703954590762" table:style-name="ce2">
            <text:p>-373.703.954.590.762</text:p>
          </table:table-cell>
          <table:table-cell office:value-type="float" office:value="-64600552696724" table:style-name="ce2">
            <text:p>-64.600.552.696.7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4500" table:style-name="ce1">
            <text:p>420084500</text:p>
          </table:table-cell>
          <table:table-cell office:value-type="string" table:style-name="ce1">
            <text:p>Ciclo Orientado de la Educación Secundaria - EPJ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250 Inst. Alberdi</text:p>
          </table:table-cell>
          <table:table-cell office:value-type="string" table:style-name="ce1">
            <text:p>L6311</text:p>
          </table:table-cell>
          <table:table-cell table:style-name="ce1"/>
          <table:table-cell office:value-type="string" table:style-name="ce1">
            <text:p>GUATRACHE</text:p>
          </table:table-cell>
          <table:table-cell office:value-type="string" table:style-name="ce1">
            <text:p>GUATRACH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2" table:style-name="ce1">
            <text:p>42</text:p>
          </table:table-cell>
          <table:table-cell office:value-type="float" office:value="-377550368519181" table:style-name="ce2">
            <text:p>-377.550.368.519.181</text:p>
          </table:table-cell>
          <table:table-cell office:value-type="float" office:value="-635008752259518" table:style-name="ce2">
            <text:p>-635.008.752.259.5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4600" table:style-name="ce1">
            <text:p>420084600</text:p>
          </table:table-cell>
          <table:table-cell office:value-type="string" table:style-name="ce1">
            <text:p>Colegio Secundario Mariano Acha (Ex. UE Nº 34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vadavia 320</text:p>
          </table:table-cell>
          <table:table-cell office:value-type="string" table:style-name="ce1">
            <text:p>L8200</text:p>
          </table:table-cell>
          <table:table-cell table:style-name="ce1"/>
          <table:table-cell office:value-type="string" table:style-name="ce1">
            <text:p>GENERAL ACHA</text:p>
          </table:table-cell>
          <table:table-cell office:value-type="string" table:style-name="ce1">
            <text:p>UTRACAN</text:p>
          </table:table-cell>
          <table:table-cell office:value-type="string" table:style-name="ce1">
            <text:p>ue34@lapampa.edu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73734969498595" table:style-name="ce2">
            <text:p>-373.734.969.498.595</text:p>
          </table:table-cell>
          <table:table-cell office:value-type="float" office:value="-645984528339974" table:style-name="ce2">
            <text:p>-645.984.528.339.9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4700" table:style-name="ce1">
            <text:p>420084700</text:p>
          </table:table-cell>
          <table:table-cell office:value-type="string" table:style-name="ce1">
            <text:p>Jardín de Infantes Abejita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ndependencia 209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calelad@yahoo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366160836960608" table:style-name="ce2">
            <text:p>-366.160.836.960.608</text:p>
          </table:table-cell>
          <table:table-cell office:value-type="float" office:value="-6429320380646" table:style-name="ce2">
            <text:p>-6.429.320.380.6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4800" table:style-name="ce1">
            <text:p>420084800</text:p>
          </table:table-cell>
          <table:table-cell office:value-type="string" table:style-name="ce1">
            <text:p>Centro Educativo Programa Especial Nº 5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aquin Ferro 1359 Villa del Busto Hnas. Adoratrices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0"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4" table:style-name="ce1">
            <text:p>4</text:p>
          </table:table-cell>
          <table:table-cell office:value-type="float" office:value="-366160836960608" table:style-name="ce2">
            <text:p>-366.160.836.960.608</text:p>
          </table:table-cell>
          <table:table-cell office:value-type="float" office:value="-6429320380646" table:style-name="ce2">
            <text:p>-6.429.320.380.6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5000" table:style-name="ce1">
            <text:p>420085000</text:p>
          </table:table-cell>
          <table:table-cell office:value-type="string" table:style-name="ce1">
            <text:p>Centro Educativo Programa Especial N° 14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9 550 CENTRO Escuela de Adultos N° 2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0"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4" table:style-name="ce1">
            <text:p>4</text:p>
          </table:table-cell>
          <table:table-cell office:value-type="float" office:value="-350675992942919" table:style-name="ce2">
            <text:p>-350.675.992.942.919</text:p>
          </table:table-cell>
          <table:table-cell office:value-type="float" office:value="-646880780895776" table:style-name="ce2">
            <text:p>-646.880.780.895.7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5100" table:style-name="ce1">
            <text:p>420085100</text:p>
          </table:table-cell>
          <table:table-cell office:value-type="string" table:style-name="ce1">
            <text:p>Centro Educativo Programa Especial Nº 12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San Martin 386 Comedor Escolar</text:p>
          </table:table-cell>
          <table:table-cell office:value-type="string" table:style-name="ce1">
            <text:p>L6213</text:p>
          </table:table-cell>
          <table:table-cell table:style-name="ce1"/>
          <table:table-cell office:value-type="string" table:style-name="ce1">
            <text:p>PARERA</text:p>
          </table:table-cell>
          <table:table-cell office:value-type="string" table:style-name="ce1">
            <text:p>RANCU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0"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4" table:style-name="ce1">
            <text:p>4</text:p>
          </table:table-cell>
          <table:table-cell office:value-type="float" office:value="-356655291091875" table:style-name="ce2">
            <text:p>-356.655.291.091.875</text:p>
          </table:table-cell>
          <table:table-cell office:value-type="float" office:value="-637622321496141" table:style-name="ce2">
            <text:p>-637.622.321.496.1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5300" table:style-name="ce1">
            <text:p>420085300</text:p>
          </table:table-cell>
          <table:table-cell office:value-type="string" table:style-name="ce1">
            <text:p>Centro Laboral Programa Especial N° 14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eyrredon 1099 Servicio Penitenciario Federal Colonia Penal - U 4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366160836960608" table:style-name="ce2">
            <text:p>-366.160.836.960.608</text:p>
          </table:table-cell>
          <table:table-cell office:value-type="float" office:value="-6429320380646" table:style-name="ce2">
            <text:p>-6.429.320.380.6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5400" table:style-name="ce1">
            <text:p>420085400</text:p>
          </table:table-cell>
          <table:table-cell office:value-type="string" table:style-name="ce1">
            <text:p>Colegio Secundario Gdor. Duv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iago Rodriguez EX MOTEL ACA</text:p>
          </table:table-cell>
          <table:table-cell office:value-type="string" table:style-name="ce1">
            <text:p>L8336</text:p>
          </table:table-cell>
          <table:table-cell table:style-name="ce1"/>
          <table:table-cell office:value-type="string" table:style-name="ce1">
            <text:p>GOBERNADOR DUVAL</text:p>
          </table:table-cell>
          <table:table-cell office:value-type="string" table:style-name="ce1">
            <text:p>CURACO</text:p>
          </table:table-cell>
          <table:table-cell office:value-type="string" table:style-name="ce1">
            <text:p>polimodal_duval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874010864" table:style-name="ce2">
            <text:p>-3.874.010.864</text:p>
          </table:table-cell>
          <table:table-cell office:value-type="float" office:value="-6643657219" table:style-name="ce2">
            <text:p>-6.643.657.21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5600" table:style-name="ce1">
            <text:p>420085600</text:p>
          </table:table-cell>
          <table:table-cell office:value-type="string" table:style-name="ce1">
            <text:p>Centro Laboral Programa Especial N° 13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paña 1362 Esuela Laboral N° 4</text:p>
          </table:table-cell>
          <table:table-cell office:value-type="string" table:style-name="ce1">
            <text:p>L6200</text:p>
          </table:table-cell>
          <table:table-cell table:style-name="ce1"/>
          <table:table-cell office:value-type="string" table:style-name="ce1">
            <text:p>REALICO</text:p>
          </table:table-cell>
          <table:table-cell office:value-type="string" table:style-name="ce1">
            <text:p>REALI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360533262554388" table:style-name="ce2">
            <text:p>-360.533.262.554.388</text:p>
          </table:table-cell>
          <table:table-cell office:value-type="float" office:value="-635665012652786" table:style-name="ce2">
            <text:p>-635.665.012.652.7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5700" table:style-name="ce1">
            <text:p>420085700</text:p>
          </table:table-cell>
          <table:table-cell office:value-type="string" table:style-name="ce1">
            <text:p>Centro Educativo Programa Especial Nº 14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llaneda 827 Centro Escuela de Adultos Nº 4</text:p>
          </table:table-cell>
          <table:table-cell office:value-type="string" table:style-name="ce1">
            <text:p>L8200</text:p>
          </table:table-cell>
          <table:table-cell table:style-name="ce1"/>
          <table:table-cell office:value-type="string" table:style-name="ce1">
            <text:p>GENERAL ACHA</text:p>
          </table:table-cell>
          <table:table-cell office:value-type="string" table:style-name="ce1">
            <text:p>UTRACA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35042297973841" table:style-name="ce2">
            <text:p>-35.042.297.973.841</text:p>
          </table:table-cell>
          <table:table-cell office:value-type="float" office:value="-64246225121368" table:style-name="ce2">
            <text:p>-64.246.225.121.3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5800" table:style-name="ce1">
            <text:p>420085800</text:p>
          </table:table-cell>
          <table:table-cell office:value-type="string" table:style-name="ce1">
            <text:p>Centro Educativo Programa Especial Nº 14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llaneda 827 Centro Escuela de Adultos N° 4</text:p>
          </table:table-cell>
          <table:table-cell office:value-type="string" table:style-name="ce1">
            <text:p>L8200</text:p>
          </table:table-cell>
          <table:table-cell table:style-name="ce1"/>
          <table:table-cell office:value-type="string" table:style-name="ce1">
            <text:p>GENERAL ACHA</text:p>
          </table:table-cell>
          <table:table-cell office:value-type="string" table:style-name="ce1">
            <text:p>UTRACA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373826757277081" table:style-name="ce2">
            <text:p>-373.826.757.277.081</text:p>
          </table:table-cell>
          <table:table-cell office:value-type="float" office:value="-64598182333176" table:style-name="ce2">
            <text:p>-64.598.182.333.1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5900" table:style-name="ce1">
            <text:p>420085900</text:p>
          </table:table-cell>
          <table:table-cell office:value-type="string" table:style-name="ce1">
            <text:p>Centro de Apoyo Escola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mpa 251 SEDE - ESCUELA 82</text:p>
          </table:table-cell>
          <table:table-cell office:value-type="string" table:style-name="ce1">
            <text:p>L6307</text:p>
          </table:table-cell>
          <table:table-cell table:style-name="ce1"/>
          <table:table-cell office:value-type="string" table:style-name="ce1">
            <text:p>MACACHIN</text:p>
          </table:table-cell>
          <table:table-cell office:value-type="string" table:style-name="ce1">
            <text:p>ATREUCO</text:p>
          </table:table-cell>
          <table:table-cell office:value-type="string" table:style-name="ce1">
            <text:p>mcgordillo66@hotmail.com</text:p>
          </table:table-cell>
          <table:table-cell table:number-columns-repeated="31" table:style-name="ce1"/>
          <table:table-cell office:value-type="string" table:style-name="ce1">
            <text:p>X</text:p>
          </table:table-cell>
          <table:table-cell office:value-type="float" office:value="4" table:style-name="ce1">
            <text:p>4</text:p>
          </table:table-cell>
          <table:table-cell office:value-type="float" office:value="-373826757277081" table:style-name="ce2">
            <text:p>-373.826.757.277.081</text:p>
          </table:table-cell>
          <table:table-cell office:value-type="float" office:value="-64598182333176" table:style-name="ce2">
            <text:p>-64.598.182.333.1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6000" table:style-name="ce1">
            <text:p>420086000</text:p>
          </table:table-cell>
          <table:table-cell office:value-type="string" table:style-name="ce1">
            <text:p>Centro de Apoyo Escola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860 SEDE ESCUELA 234</text:p>
          </table:table-cell>
          <table:table-cell office:value-type="string" table:style-name="ce1">
            <text:p>L6214</text:p>
          </table:table-cell>
          <table:table-cell table:style-name="ce1"/>
          <table:table-cell office:value-type="string" table:style-name="ce1">
            <text:p>RANCUL</text:p>
          </table:table-cell>
          <table:table-cell office:value-type="string" table:style-name="ce1">
            <text:p>RANCUL</text:p>
          </table:table-cell>
          <table:table-cell table:number-columns-repeated="32" table:style-name="ce1"/>
          <table:table-cell office:value-type="string" table:style-name="ce1">
            <text:p>X</text:p>
          </table:table-cell>
          <table:table-cell office:value-type="float" office:value="4" table:style-name="ce1">
            <text:p>4</text:p>
          </table:table-cell>
          <table:table-cell office:value-type="float" office:value="-371389775720821" table:style-name="ce2">
            <text:p>-371.389.775.720.821</text:p>
          </table:table-cell>
          <table:table-cell office:value-type="float" office:value="-636619170446192" table:style-name="ce2">
            <text:p>-636.619.170.446.1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6100" table:style-name="ce1">
            <text:p>420086100</text:p>
          </table:table-cell>
          <table:table-cell office:value-type="string" table:style-name="ce1">
            <text:p>Centro Laboral Programa Especial N° 14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245 Escuela Nº 63</text:p>
          </table:table-cell>
          <table:table-cell office:value-type="string" table:style-name="ce1">
            <text:p>L6309</text:p>
          </table:table-cell>
          <table:table-cell table:style-name="ce1"/>
          <table:table-cell office:value-type="string" table:style-name="ce1">
            <text:p>ALPACHIRI</text:p>
          </table:table-cell>
          <table:table-cell office:value-type="string" table:style-name="ce1">
            <text:p>GUATRACH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3737608876" table:style-name="ce2">
            <text:p>-3.737.608.876</text:p>
          </table:table-cell>
          <table:table-cell office:value-type="float" office:value="-6377576679" table:style-name="ce2">
            <text:p>-6.377.576.6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6200" table:style-name="ce1">
            <text:p>420086200</text:p>
          </table:table-cell>
          <table:table-cell office:value-type="string" table:style-name="ce1">
            <text:p>Centro Laboral Programa Especial Nº 14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Circunvalación S. Marzo Este y L. Rosas Colonia Escalante Instituto de Jovenes Adultos Dr. Julio A. Alfonsin- U30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366160836960608" table:style-name="ce2">
            <text:p>-366.160.836.960.608</text:p>
          </table:table-cell>
          <table:table-cell office:value-type="float" office:value="-6429320380646" table:style-name="ce2">
            <text:p>-6.429.320.380.6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6300" table:style-name="ce1">
            <text:p>420086300</text:p>
          </table:table-cell>
          <table:table-cell office:value-type="string" table:style-name="ce1">
            <text:p>Centro Laboral Programa Especial N° 14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251 Escuela N° 39</text:p>
          </table:table-cell>
          <table:table-cell office:value-type="string" table:style-name="ce1">
            <text:p>L6326</text:p>
          </table:table-cell>
          <table:table-cell table:style-name="ce1"/>
          <table:table-cell office:value-type="string" table:style-name="ce1">
            <text:p>ANGUIL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365246561216197" table:style-name="ce2">
            <text:p>-365.246.561.216.197</text:p>
          </table:table-cell>
          <table:table-cell office:value-type="float" office:value="-640141988552356" table:style-name="ce2">
            <text:p>-640.141.988.552.3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6400" table:style-name="ce1">
            <text:p>420086400</text:p>
          </table:table-cell>
          <table:table-cell office:value-type="string" table:style-name="ce1">
            <text:p>Centro Laboral Programa Especial N° 14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Bonnet 380 Villa Elisa Escuela N° 95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366160836960608" table:style-name="ce2">
            <text:p>-366.160.836.960.608</text:p>
          </table:table-cell>
          <table:table-cell office:value-type="float" office:value="-6429320380646" table:style-name="ce2">
            <text:p>-6.429.320.380.6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6600" table:style-name="ce1">
            <text:p>420086600</text:p>
          </table:table-cell>
          <table:table-cell office:value-type="string" table:style-name="ce1">
            <text:p>Servicio de Educación Especi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Plata 456 ESCUELA 220</text:p>
          </table:table-cell>
          <table:table-cell office:value-type="string" table:style-name="ce1">
            <text:p>L6307</text:p>
          </table:table-cell>
          <table:table-cell table:style-name="ce1"/>
          <table:table-cell office:value-type="string" table:style-name="ce1">
            <text:p>MACACHIN</text:p>
          </table:table-cell>
          <table:table-cell office:value-type="string" table:style-name="ce1">
            <text:p>ATREUCO</text:p>
          </table:table-cell>
          <table:table-cell office:value-type="string" table:style-name="ce1">
            <text:p>see.macachin@lapampa.edu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4" table:style-name="ce1">
            <text:p>4</text:p>
          </table:table-cell>
          <table:table-cell office:value-type="float" office:value="-371348276307999" table:style-name="ce2">
            <text:p>-371.348.276.307.999</text:p>
          </table:table-cell>
          <table:table-cell office:value-type="float" office:value="-636642887398767" table:style-name="ce2">
            <text:p>-636.642.887.398.7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6700" table:style-name="ce1">
            <text:p>420086700</text:p>
          </table:table-cell>
          <table:table-cell office:value-type="string" table:style-name="ce1">
            <text:p>Servicio de Educación Especi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üemes 95</text:p>
          </table:table-cell>
          <table:table-cell office:value-type="string" table:style-name="ce1">
            <text:p>L8134</text:p>
          </table:table-cell>
          <table:table-cell table:style-name="ce1"/>
          <table:table-cell office:value-type="string" table:style-name="ce1">
            <text:p>LA ADELA</text:p>
          </table:table-cell>
          <table:table-cell office:value-type="string" table:style-name="ce1">
            <text:p>CALEU CALEU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4" table:style-name="ce1">
            <text:p>4</text:p>
          </table:table-cell>
          <table:table-cell office:value-type="float" office:value="-3898429854" table:style-name="ce2">
            <text:p>-3.898.429.854</text:p>
          </table:table-cell>
          <table:table-cell office:value-type="float" office:value="-6409095711" table:style-name="ce2">
            <text:p>-6.409.095.7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6800" table:style-name="ce1">
            <text:p>420086800</text:p>
          </table:table-cell>
          <table:table-cell office:value-type="string" table:style-name="ce1">
            <text:p>C.E.F.L.I - Centro Educativo de Formación Laboral Integrad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n Bosco 734 CENTRO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ceflintegrar@hotmail.com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float" office:value="-366160836960608" table:style-name="ce2">
            <text:p>-366.160.836.960.608</text:p>
          </table:table-cell>
          <table:table-cell office:value-type="float" office:value="-6429320380646" table:style-name="ce2">
            <text:p>-6.429.320.380.6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6900" table:style-name="ce1">
            <text:p>420086900</text:p>
          </table:table-cell>
          <table:table-cell office:value-type="string" table:style-name="ce1">
            <text:p>Colegio Secundario Héroes de Malvin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Elvira Jofré de Villegas 582</text:p>
          </table:table-cell>
          <table:table-cell office:value-type="string" table:style-name="ce1">
            <text:p>L6315</text:p>
          </table:table-cell>
          <table:table-cell table:style-name="ce1"/>
          <table:table-cell office:value-type="string" table:style-name="ce1">
            <text:p>VILLA MIRASOL</text:p>
          </table:table-cell>
          <table:table-cell office:value-type="string" table:style-name="ce1">
            <text:p>QUEMU QUEMU</text:p>
          </table:table-cell>
          <table:table-cell office:value-type="string" table:style-name="ce1">
            <text:p>colegioheroesdemalvinas@vmirasol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607971873" table:style-name="ce2">
            <text:p>-3.607.971.873</text:p>
          </table:table-cell>
          <table:table-cell office:value-type="float" office:value="-6388738809" table:style-name="ce2">
            <text:p>-6.388.738.8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6901" table:style-name="ce1">
            <text:p>420086901</text:p>
          </table:table-cell>
          <table:table-cell office:value-type="string" table:style-name="ce1">
            <text:p>C.B. Anexo Colegio Héroes de Malvinas en Esc. Nº 10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129 Escuela Nº 103</text:p>
          </table:table-cell>
          <table:table-cell office:value-type="string" table:style-name="ce1">
            <text:p>L6315</text:p>
          </table:table-cell>
          <table:table-cell table:style-name="ce1"/>
          <table:table-cell office:value-type="string" table:style-name="ce1">
            <text:p>MAURICIO MAYER</text:p>
          </table:table-cell>
          <table:table-cell office:value-type="string" table:style-name="ce1">
            <text:p>CONHELO</text:p>
          </table:table-cell>
          <table:table-cell office:value-type="string" table:style-name="ce1">
            <text:p>escuela103@lapampa.edu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62088298416479" table:style-name="ce2">
            <text:p>-362.088.298.416.479</text:p>
          </table:table-cell>
          <table:table-cell office:value-type="float" office:value="-640316261434048" table:style-name="ce2">
            <text:p>-640.316.261.434.0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7000" table:style-name="ce1">
            <text:p>420087000</text:p>
          </table:table-cell>
          <table:table-cell office:value-type="string" table:style-name="ce1">
            <text:p>Secundario a Distancia para Jóvenes y Adult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360 Esc. N° 133</text:p>
          </table:table-cell>
          <table:table-cell office:value-type="string" table:style-name="ce1">
            <text:p>L6309</text:p>
          </table:table-cell>
          <table:table-cell table:style-name="ce1"/>
          <table:table-cell office:value-type="string" table:style-name="ce1">
            <text:p>GENERAL MANUEL J CAMPOS</text:p>
          </table:table-cell>
          <table:table-cell office:value-type="string" table:style-name="ce1">
            <text:p>GUATRACHE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3745826662" table:style-name="ce2">
            <text:p>-3.745.826.662</text:p>
          </table:table-cell>
          <table:table-cell office:value-type="float" office:value="-6358681983" table:style-name="ce2">
            <text:p>-6.358.681.9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7300" table:style-name="ce1">
            <text:p>420087300</text:p>
          </table:table-cell>
          <table:table-cell office:value-type="string" table:style-name="ce1">
            <text:p>Centro Educativo N° 1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Belgrano 331 Inst. Joseé de Sna Martin</text:p>
          </table:table-cell>
          <table:table-cell office:value-type="string" table:style-name="ce1">
            <text:p>L6324</text:p>
          </table:table-cell>
          <table:table-cell table:style-name="ce1"/>
          <table:table-cell office:value-type="string" table:style-name="ce1">
            <text:p>MIGUEL RIGLOS</text:p>
          </table:table-cell>
          <table:table-cell office:value-type="string" table:style-name="ce1">
            <text:p>ATREU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0"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4" table:style-name="ce1">
            <text:p>4</text:p>
          </table:table-cell>
          <table:table-cell office:value-type="float" office:value="-368555948150723" table:style-name="ce2">
            <text:p>-368.555.948.150.723</text:p>
          </table:table-cell>
          <table:table-cell office:value-type="float" office:value="-636879220359898" table:style-name="ce2">
            <text:p>-636.879.220.359.8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7400" table:style-name="ce1">
            <text:p>420087400</text:p>
          </table:table-cell>
          <table:table-cell office:value-type="string" table:style-name="ce1">
            <text:p>Centro Educativo N° 1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eberto Espel Escuela N° 117</text:p>
          </table:table-cell>
          <table:table-cell office:value-type="string" table:style-name="ce1">
            <text:p>L6301</text:p>
          </table:table-cell>
          <table:table-cell table:style-name="ce1"/>
          <table:table-cell office:value-type="string" table:style-name="ce1">
            <text:p>TOMAS M ANCHORENA</text:p>
          </table:table-cell>
          <table:table-cell office:value-type="string" table:style-name="ce1">
            <text:p>ATREU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4" table:style-name="ce1">
            <text:p>4</text:p>
          </table:table-cell>
          <table:table-cell office:value-type="float" office:value="-36842403" table:style-name="ce2">
            <text:p>-36.842.403</text:p>
          </table:table-cell>
          <table:table-cell office:value-type="float" office:value="-63521687" table:style-name="ce2">
            <text:p>-63.521.6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7500" table:style-name="ce1">
            <text:p>420087500</text:p>
          </table:table-cell>
          <table:table-cell office:value-type="string" table:style-name="ce1">
            <text:p>Centro Educativo N° 1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Belgrano Escuela N° 157</text:p>
          </table:table-cell>
          <table:table-cell office:value-type="string" table:style-name="ce1">
            <text:p>L8201</text:p>
          </table:table-cell>
          <table:table-cell table:style-name="ce1"/>
          <table:table-cell office:value-type="string" table:style-name="ce1">
            <text:p>PUELEN</text:p>
          </table:table-cell>
          <table:table-cell office:value-type="string" table:style-name="ce1">
            <text:p>PUELE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4" table:style-name="ce1">
            <text:p>4</text:p>
          </table:table-cell>
          <table:table-cell office:value-type="float" office:value="-373485957" table:style-name="ce2">
            <text:p>-373.485.957</text:p>
          </table:table-cell>
          <table:table-cell office:value-type="float" office:value="-6762554449" table:style-name="ce2">
            <text:p>-6.762.554.4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7600" table:style-name="ce1">
            <text:p>420087600</text:p>
          </table:table-cell>
          <table:table-cell office:value-type="string" table:style-name="ce1">
            <text:p>Centro Educativo Programa Especial Nº 13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r. Folz Escuela N° 24</text:p>
          </table:table-cell>
          <table:table-cell office:value-type="string" table:style-name="ce1">
            <text:p>L6354</text:p>
          </table:table-cell>
          <table:table-cell table:style-name="ce1"/>
          <table:table-cell office:value-type="string" table:style-name="ce1">
            <text:p>URIBURU</text:p>
          </table:table-cell>
          <table:table-cell office:value-type="string" table:style-name="ce1">
            <text:p>CATRIL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4" table:style-name="ce1">
            <text:p>4</text:p>
          </table:table-cell>
          <table:table-cell office:value-type="float" office:value="-365059132822273" table:style-name="ce2">
            <text:p>-365.059.132.822.273</text:p>
          </table:table-cell>
          <table:table-cell office:value-type="float" office:value="-638596596315944" table:style-name="ce2">
            <text:p>-638.596.596.315.9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7700" table:style-name="ce1">
            <text:p>420087700</text:p>
          </table:table-cell>
          <table:table-cell office:value-type="string" table:style-name="ce1">
            <text:p>Centro Educativo N° 2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lvinas Argentinas 480 Escuela 94</text:p>
          </table:table-cell>
          <table:table-cell office:value-type="string" table:style-name="ce1">
            <text:p>L6395</text:p>
          </table:table-cell>
          <table:table-cell office:value-type="string" table:style-name="ce1">
            <text:p>02335-498030</text:p>
          </table:table-cell>
          <table:table-cell office:value-type="string" table:style-name="ce1">
            <text:p>ARATA</text:p>
          </table:table-cell>
          <table:table-cell office:value-type="string" table:style-name="ce1">
            <text:p>TRENE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0"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4" table:style-name="ce1">
            <text:p>4</text:p>
          </table:table-cell>
          <table:table-cell office:value-type="float" office:value="-3564029628" table:style-name="ce2">
            <text:p>-3.564.029.628</text:p>
          </table:table-cell>
          <table:table-cell office:value-type="float" office:value="-643558374" table:style-name="ce2">
            <text:p>-643.558.3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7800" table:style-name="ce1">
            <text:p>420087800</text:p>
          </table:table-cell>
          <table:table-cell office:value-type="string" table:style-name="ce1">
            <text:p>Centro Laboral Programa Especial N° 13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aquin Ferro 1359 Villa del Busto Hnas. Adoratrices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366160836960608" table:style-name="ce2">
            <text:p>-366.160.836.960.608</text:p>
          </table:table-cell>
          <table:table-cell office:value-type="float" office:value="-6429320380646" table:style-name="ce2">
            <text:p>-6.429.320.380.6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7900" table:style-name="ce1">
            <text:p>420087900</text:p>
          </table:table-cell>
          <table:table-cell office:value-type="string" table:style-name="ce1">
            <text:p>Centro Laboral Programa Especial N° 14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nchorena 359</text:p>
          </table:table-cell>
          <table:table-cell office:value-type="string" table:style-name="ce1">
            <text:p>L6301</text:p>
          </table:table-cell>
          <table:table-cell table:style-name="ce1"/>
          <table:table-cell office:value-type="string" table:style-name="ce1">
            <text:p>MIGUEL RIGLOS</text:p>
          </table:table-cell>
          <table:table-cell office:value-type="string" table:style-name="ce1">
            <text:p>ATREU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365059132822273" table:style-name="ce2">
            <text:p>-365.059.132.822.273</text:p>
          </table:table-cell>
          <table:table-cell office:value-type="float" office:value="-638596596315944" table:style-name="ce2">
            <text:p>-638.596.596.315.9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8000" table:style-name="ce1">
            <text:p>420088000</text:p>
          </table:table-cell>
          <table:table-cell office:value-type="string" table:style-name="ce1">
            <text:p>Centro Laboral Programa Especial N° 15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eyrredón 1099 Servicio Penitenciario Federal Colonia Penal - U 4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366160836960608" table:style-name="ce2">
            <text:p>-366.160.836.960.608</text:p>
          </table:table-cell>
          <table:table-cell office:value-type="float" office:value="-6429320380646" table:style-name="ce2">
            <text:p>-6.429.320.380.6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8100" table:style-name="ce1">
            <text:p>420088100</text:p>
          </table:table-cell>
          <table:table-cell office:value-type="string" table:style-name="ce1">
            <text:p>Centro Laboral Programa Especial N° 15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Circunvalación S. Marzo Este y L. Rosas Colonia Escalante Instituto de Jovenes Adultos Dr. Julio A. Alfonsin- U302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366160836960608" table:style-name="ce2">
            <text:p>-366.160.836.960.608</text:p>
          </table:table-cell>
          <table:table-cell office:value-type="float" office:value="-6429320380646" table:style-name="ce2">
            <text:p>-6.429.320.380.6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8200" table:style-name="ce1">
            <text:p>420088200</text:p>
          </table:table-cell>
          <table:table-cell office:value-type="string" table:style-name="ce1">
            <text:p>Centro Laboral Programa Especial N° 15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vard. Brown 1308 Misión Monotécnica y Extensión Cultural Nº 21</text:p>
          </table:table-cell>
          <table:table-cell office:value-type="string" table:style-name="ce1">
            <text:p>L6301</text:p>
          </table:table-cell>
          <table:table-cell table:style-name="ce1"/>
          <table:table-cell office:value-type="string" table:style-name="ce1">
            <text:p>TOAY</text:p>
          </table:table-cell>
          <table:table-cell office:value-type="string" table:style-name="ce1">
            <text:p>TOAY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3702930604" table:style-name="ce2">
            <text:p>-3.702.930.604</text:p>
          </table:table-cell>
          <table:table-cell office:value-type="float" office:value="-642822997" table:style-name="ce2">
            <text:p>-642.822.9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8400" table:style-name="ce1">
            <text:p>420088400</text:p>
          </table:table-cell>
          <table:table-cell office:value-type="string" table:style-name="ce1">
            <text:p>Centro Laboral N° 4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. Zeballos s/n Estación del Ferrocarril</text:p>
          </table:table-cell>
          <table:table-cell office:value-type="string" table:style-name="ce1">
            <text:p>L6207</text:p>
          </table:table-cell>
          <table:table-cell table:style-name="ce1"/>
          <table:table-cell office:value-type="string" table:style-name="ce1">
            <text:p>ALTA ITALIA</text:p>
          </table:table-cell>
          <table:table-cell office:value-type="string" table:style-name="ce1">
            <text:p>REALI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3533484212" table:style-name="ce2">
            <text:p>-3.533.484.212</text:p>
          </table:table-cell>
          <table:table-cell office:value-type="float" office:value="-6411610349" table:style-name="ce2">
            <text:p>-6.411.610.3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8500" table:style-name="ce1">
            <text:p>420088500</text:p>
          </table:table-cell>
          <table:table-cell office:value-type="string" table:style-name="ce1">
            <text:p>Centro Politecnico Arturo Juan Ferrero - CERET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4 N esq. 105 285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ctro.politecnico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356592387684708" table:style-name="ce2">
            <text:p>-356.592.387.684.708</text:p>
          </table:table-cell>
          <table:table-cell office:value-type="float" office:value="-637586105789557" table:style-name="ce2">
            <text:p>-637.586.105.789.5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8600" table:style-name="ce1">
            <text:p>420088600</text:p>
          </table:table-cell>
          <table:table-cell office:value-type="string" table:style-name="ce1">
            <text:p>Escuela N° 26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je. Chos Malal -Intersección Rutas Pciales. Nº 14 Y 27 Pje. Chosmalal</text:p>
          </table:table-cell>
          <table:table-cell office:value-type="string" table:style-name="ce1">
            <text:p>L6323</text:p>
          </table:table-cell>
          <table:table-cell table:style-name="ce1"/>
          <table:table-cell office:value-type="string" table:style-name="ce1">
            <text:p>CHOSMALAL</text:p>
          </table:table-cell>
          <table:table-cell office:value-type="string" table:style-name="ce1">
            <text:p>CHICAL 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3678222439" table:style-name="ce2">
            <text:p>-3.678.222.439</text:p>
          </table:table-cell>
          <table:table-cell office:value-type="float" office:value="-6816813131" table:style-name="ce2">
            <text:p>-6.816.813.13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8800" table:style-name="ce1">
            <text:p>420088800</text:p>
          </table:table-cell>
          <table:table-cell office:value-type="string" table:style-name="ce1">
            <text:p>Servicio de Educación Especi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vadavia 748</text:p>
          </table:table-cell>
          <table:table-cell office:value-type="string" table:style-name="ce1">
            <text:p>L6205</text:p>
          </table:table-cell>
          <table:table-cell table:style-name="ce1"/>
          <table:table-cell office:value-type="string" table:style-name="ce1">
            <text:p>INGENIERO LUIGGI</text:p>
          </table:table-cell>
          <table:table-cell office:value-type="string" table:style-name="ce1">
            <text:p>REALICO</text:p>
          </table:table-cell>
          <table:table-cell office:value-type="string" table:style-name="ce1">
            <text:p>see.ingenieroluiggi@lapampa.edu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4" table:style-name="ce1">
            <text:p>4</text:p>
          </table:table-cell>
          <table:table-cell office:value-type="float" office:value="-353881414895515" table:style-name="ce2">
            <text:p>-353.881.414.895.515</text:p>
          </table:table-cell>
          <table:table-cell office:value-type="float" office:value="-644644930275302" table:style-name="ce2">
            <text:p>-644.644.930.275.3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8900" table:style-name="ce1">
            <text:p>420088900</text:p>
          </table:table-cell>
          <table:table-cell office:value-type="string" table:style-name="ce1">
            <text:p>Escuela Laboral N° 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San Martín 545</text:p>
          </table:table-cell>
          <table:table-cell office:value-type="string" table:style-name="ce1">
            <text:p>L6205</text:p>
          </table:table-cell>
          <table:table-cell table:style-name="ce1"/>
          <table:table-cell office:value-type="string" table:style-name="ce1">
            <text:p>INGENIERO LUIGGI</text:p>
          </table:table-cell>
          <table:table-cell office:value-type="string" table:style-name="ce1">
            <text:p>REALICO</text:p>
          </table:table-cell>
          <table:table-cell office:value-type="string" table:style-name="ce1">
            <text:p>laboral7@lapampa.edu.ar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353881414895515" table:style-name="ce2">
            <text:p>-353.881.414.895.515</text:p>
          </table:table-cell>
          <table:table-cell office:value-type="float" office:value="-644644930275302" table:style-name="ce2">
            <text:p>-644.644.930.275.3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9000" table:style-name="ce1">
            <text:p>420089000</text:p>
          </table:table-cell>
          <table:table-cell office:value-type="string" table:style-name="ce1">
            <text:p>Escuela Nº 215 -Colegio Secundario de Casa de Pied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8 y 5</text:p>
          </table:table-cell>
          <table:table-cell office:value-type="string" table:style-name="ce1">
            <text:p>L8202</text:p>
          </table:table-cell>
          <table:table-cell table:style-name="ce1"/>
          <table:table-cell office:value-type="string" table:style-name="ce1">
            <text:p>CASA DE PIEDRA</text:p>
          </table:table-cell>
          <table:table-cell office:value-type="string" table:style-name="ce1">
            <text:p>PUELEN</text:p>
          </table:table-cell>
          <table:table-cell office:value-type="string" table:style-name="ce1">
            <text:p>ESCUELA215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3815491777" table:style-name="ce2">
            <text:p>-3.815.491.777</text:p>
          </table:table-cell>
          <table:table-cell office:value-type="float" office:value="-6715110614" table:style-name="ce2">
            <text:p>-6.715.110.6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9100" table:style-name="ce1">
            <text:p>420089100</text:p>
          </table:table-cell>
          <table:table-cell office:value-type="string" table:style-name="ce1">
            <text:p>Instituto Crianz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tgo. Alvarez 1503 VILLA SANTILLAN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consulta@cetcrianza.com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4" table:style-name="ce1">
            <text:p>4</text:p>
          </table:table-cell>
          <table:table-cell office:value-type="float" office:value="-366160836960608" table:style-name="ce2">
            <text:p>-366.160.836.960.608</text:p>
          </table:table-cell>
          <table:table-cell office:value-type="float" office:value="-6429320380646" table:style-name="ce2">
            <text:p>-6.429.320.380.6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9200" table:style-name="ce1">
            <text:p>420089200</text:p>
          </table:table-cell>
          <table:table-cell office:value-type="string" table:style-name="ce1">
            <text:p>Establecimiento de Educación Especial De Tu Man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4 865 Talleres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fundacion_de_tu_mano@hotmail.com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4" table:style-name="ce1">
            <text:p>4</text:p>
          </table:table-cell>
          <table:table-cell office:value-type="float" office:value="-356592387684708" table:style-name="ce2">
            <text:p>-356.592.387.684.708</text:p>
          </table:table-cell>
          <table:table-cell office:value-type="float" office:value="-637586105789557" table:style-name="ce2">
            <text:p>-637.586.105.789.5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9300" table:style-name="ce1">
            <text:p>420089300</text:p>
          </table:table-cell>
          <table:table-cell office:value-type="string" table:style-name="ce1">
            <text:p>Centro Laboral Programa Especial N° 13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llaneda 827 Centro Escuela de Adultos N° 4</text:p>
          </table:table-cell>
          <table:table-cell office:value-type="string" table:style-name="ce1">
            <text:p>L8200</text:p>
          </table:table-cell>
          <table:table-cell table:style-name="ce1"/>
          <table:table-cell office:value-type="string" table:style-name="ce1">
            <text:p>GENERAL ACHA</text:p>
          </table:table-cell>
          <table:table-cell office:value-type="string" table:style-name="ce1">
            <text:p>UTRACA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373734969498595" table:style-name="ce2">
            <text:p>-373.734.969.498.595</text:p>
          </table:table-cell>
          <table:table-cell office:value-type="float" office:value="-645984528339974" table:style-name="ce2">
            <text:p>-645.984.528.339.9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9400" table:style-name="ce1">
            <text:p>420089400</text:p>
          </table:table-cell>
          <table:table-cell office:value-type="string" table:style-name="ce1">
            <text:p>Centro Educativo N° 1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Circunvalación S. Marzo Este y L. Rosas Colonia Escalante Instituto de Jovenes Adultos Dr. Julio A. Alfonsin- U30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4" table:style-name="ce1">
            <text:p>4</text:p>
          </table:table-cell>
          <table:table-cell office:value-type="float" office:value="-350566500628898" table:style-name="ce2">
            <text:p>-350.566.500.628.898</text:p>
          </table:table-cell>
          <table:table-cell office:value-type="float" office:value="-64525629414028" table:style-name="ce2">
            <text:p>-64.525.629.414.0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9500" table:style-name="ce1">
            <text:p>420089500</text:p>
          </table:table-cell>
          <table:table-cell office:value-type="string" table:style-name="ce1">
            <text:p>ISESEMAC - Instituto Superior de Estudios Socioeducativos, Multiculturalismo, Arte y Comunicación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(o) e/106 y 108 335 Talleres</text:p>
          </table:table-cell>
          <table:table-cell office:value-type="string" table:style-name="ce1">
            <text:p>L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fesemac@yahoo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356592387684708" table:style-name="ce2">
            <text:p>-356.592.387.684.708</text:p>
          </table:table-cell>
          <table:table-cell office:value-type="float" office:value="-637586105789557" table:style-name="ce2">
            <text:p>-637.586.105.789.5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9600" table:style-name="ce1">
            <text:p>420089600</text:p>
          </table:table-cell>
          <table:table-cell office:value-type="string" table:style-name="ce1">
            <text:p>Centro Laboral Programa Especial N° 13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Circunvalación S. Marzo Este y L. Rosas Colonia Escalante Instituto de Jovenes Adultos Dr. Julio A. Alfonsin- U30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366160836960608" table:style-name="ce2">
            <text:p>-366.160.836.960.608</text:p>
          </table:table-cell>
          <table:table-cell office:value-type="float" office:value="-6429320380646" table:style-name="ce2">
            <text:p>-6.429.320.380.6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9700" table:style-name="ce1">
            <text:p>420089700</text:p>
          </table:table-cell>
          <table:table-cell office:value-type="string" table:style-name="ce1">
            <text:p>Centro Laboral Programa Especial N° 12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uther King 1785 Colonia Escalante Escuela de Adultos 5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366160836960608" table:style-name="ce2">
            <text:p>-366.160.836.960.608</text:p>
          </table:table-cell>
          <table:table-cell office:value-type="float" office:value="-6429320380646" table:style-name="ce2">
            <text:p>-6.429.320.380.6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9800" table:style-name="ce1">
            <text:p>420089800</text:p>
          </table:table-cell>
          <table:table-cell office:value-type="string" table:style-name="ce1">
            <text:p>Centro Laboral Programa Especial N° 15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Quintana y Rivadavia Comedor Escolar</text:p>
          </table:table-cell>
          <table:table-cell office:value-type="string" table:style-name="ce1">
            <text:p>L6214</text:p>
          </table:table-cell>
          <table:table-cell table:style-name="ce1"/>
          <table:table-cell office:value-type="string" table:style-name="ce1">
            <text:p>RANCUL</text:p>
          </table:table-cell>
          <table:table-cell office:value-type="string" table:style-name="ce1">
            <text:p>RANCU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350702937839271" table:style-name="ce2">
            <text:p>-350.702.937.839.271</text:p>
          </table:table-cell>
          <table:table-cell office:value-type="float" office:value="-646810326376013" table:style-name="ce2">
            <text:p>-646.810.326.376.0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89900" table:style-name="ce1">
            <text:p>420089900</text:p>
          </table:table-cell>
          <table:table-cell office:value-type="string" table:style-name="ce1">
            <text:p>Centro Laboral Programa Especial N° 15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vard. Brown 1308 Misión Monotécnica y Extensión Cultural Nº 21</text:p>
          </table:table-cell>
          <table:table-cell office:value-type="string" table:style-name="ce1">
            <text:p>L6303</text:p>
          </table:table-cell>
          <table:table-cell table:style-name="ce1"/>
          <table:table-cell office:value-type="string" table:style-name="ce1">
            <text:p>TOAY</text:p>
          </table:table-cell>
          <table:table-cell office:value-type="string" table:style-name="ce1">
            <text:p>TOAY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366734507609462" table:style-name="ce2">
            <text:p>-366.734.507.609.462</text:p>
          </table:table-cell>
          <table:table-cell office:value-type="float" office:value="-643791823652003" table:style-name="ce2">
            <text:p>-643.791.823.652.0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90400" table:style-name="ce1">
            <text:p>420090400</text:p>
          </table:table-cell>
          <table:table-cell office:value-type="string" table:style-name="ce1">
            <text:p>Ciclo Orientado de la Educación Secundaria - EPJ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alucho 181 Escuela N° 230</text:p>
          </table:table-cell>
          <table:table-cell office:value-type="string" table:style-name="ce1">
            <text:p>L6389</text:p>
          </table:table-cell>
          <table:table-cell table:style-name="ce1"/>
          <table:table-cell office:value-type="string" table:style-name="ce1">
            <text:p>TRENEL</text:p>
          </table:table-cell>
          <table:table-cell office:value-type="string" table:style-name="ce1">
            <text:p>TRENE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356982029410918" table:style-name="ce2">
            <text:p>-356.982.029.410.918</text:p>
          </table:table-cell>
          <table:table-cell office:value-type="float" office:value="-641356909897132" table:style-name="ce2">
            <text:p>-641.356.909.897.1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90500" table:style-name="ce1">
            <text:p>420090500</text:p>
          </table:table-cell>
          <table:table-cell office:value-type="string" table:style-name="ce1">
            <text:p>Centro Laboral Programa Especial N° 15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celo T. Alvear 351 Centro Unidad Carcelaria de Mujeres N° 13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366364867711151" table:style-name="ce2">
            <text:p>-366.364.867.711.151</text:p>
          </table:table-cell>
          <table:table-cell office:value-type="float" office:value="-642896778474843" table:style-name="ce2">
            <text:p>-642.896.778.474.8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90600" table:style-name="ce1">
            <text:p>420090600</text:p>
          </table:table-cell>
          <table:table-cell office:value-type="string" table:style-name="ce1">
            <text:p>Centro Laboral Programa Especial Nº 3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Libertad 350 Villa del Busto Escuela de Adultos 6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366364867711151" table:style-name="ce2">
            <text:p>-366.364.867.711.151</text:p>
          </table:table-cell>
          <table:table-cell office:value-type="float" office:value="-642896778474843" table:style-name="ce2">
            <text:p>-642.896.778.474.8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90700" table:style-name="ce1">
            <text:p>420090700</text:p>
          </table:table-cell>
          <table:table-cell office:value-type="string" table:style-name="ce1">
            <text:p>Centro Educativo Porgrama Especial N° 15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em 751 Escuela de Adultos 3</text:p>
          </table:table-cell>
          <table:table-cell office:value-type="float" office:value="6380" table:style-name="ce1">
            <text:p>6380</text:p>
          </table:table-cell>
          <table:table-cell table:style-name="ce1"/>
          <table:table-cell office:value-type="string" table:style-name="ce1">
            <text:p>EDUARDO CASTEX</text:p>
          </table:table-cell>
          <table:table-cell office:value-type="string" table:style-name="ce1">
            <text:p>CONHEL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4" table:style-name="ce1">
            <text:p>4</text:p>
          </table:table-cell>
          <table:table-cell office:value-type="float" office:value="-355332983219345" table:style-name="ce2">
            <text:p>-355.332.983.219.345</text:p>
          </table:table-cell>
          <table:table-cell office:value-type="float" office:value="-637999096962574" table:style-name="ce2">
            <text:p>-637.999.096.962.5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90800" table:style-name="ce1">
            <text:p>420090800</text:p>
          </table:table-cell>
          <table:table-cell office:value-type="string" table:style-name="ce1">
            <text:p>Escuela N° 26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rturo Almaraz y Roque Saenz Peña</text:p>
          </table:table-cell>
          <table:table-cell office:value-type="string" table:style-name="ce1">
            <text:p>L6330</text:p>
          </table:table-cell>
          <table:table-cell table:style-name="ce1"/>
          <table:table-cell office:value-type="string" table:style-name="ce1">
            <text:p>CATRILO</text:p>
          </table:table-cell>
          <table:table-cell office:value-type="string" table:style-name="ce1">
            <text:p>CATRIL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64074881330166" table:style-name="ce2">
            <text:p>-364.074.881.330.166</text:p>
          </table:table-cell>
          <table:table-cell office:value-type="float" office:value="-634271017505547" table:style-name="ce2">
            <text:p>-634.271.017.505.5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90900" table:style-name="ce1">
            <text:p>420090900</text:p>
          </table:table-cell>
          <table:table-cell office:value-type="string" table:style-name="ce1">
            <text:p>Centro Laboral Programa Especial Nº 15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eyrredón 1099 Servicio Penitenciario Federal Colonia Penal - U 4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366364867711151" table:style-name="ce2">
            <text:p>-366.364.867.711.151</text:p>
          </table:table-cell>
          <table:table-cell office:value-type="float" office:value="-642896778474843" table:style-name="ce2">
            <text:p>-642.896.778.474.8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91000" table:style-name="ce1">
            <text:p>420091000</text:p>
          </table:table-cell>
          <table:table-cell office:value-type="string" table:style-name="ce1">
            <text:p>Colegio Santa Maria de las Pamp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e Laferrere 1145 Santa Maria de las Pampas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66364867711151" table:style-name="ce2">
            <text:p>-366.364.867.711.151</text:p>
          </table:table-cell>
          <table:table-cell office:value-type="float" office:value="-642896778474843" table:style-name="ce2">
            <text:p>-642.896.778.474.8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91100" table:style-name="ce1">
            <text:p>420091100</text:p>
          </table:table-cell>
          <table:table-cell office:value-type="string" table:style-name="ce1">
            <text:p>Escuela N° 26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.Provincialista e/Ferreyra y Carman Santa María de las Pampas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SCUELA262@LAPAMPA.EDU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366364867711151" table:style-name="ce2">
            <text:p>-366.364.867.711.151</text:p>
          </table:table-cell>
          <table:table-cell office:value-type="float" office:value="-642896778474843" table:style-name="ce2">
            <text:p>-642.896.778.474.8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91200" table:style-name="ce1">
            <text:p>420091200</text:p>
          </table:table-cell>
          <table:table-cell office:value-type="string" table:style-name="ce1">
            <text:p>Colegio Secundario La Huma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España s/n Escuela Nº 88</text:p>
          </table:table-cell>
          <table:table-cell office:value-type="string" table:style-name="ce1">
            <text:p>L6323</text:p>
          </table:table-cell>
          <table:table-cell table:style-name="ce1"/>
          <table:table-cell office:value-type="string" table:style-name="ce1">
            <text:p>LA HUMADA</text:p>
          </table:table-cell>
          <table:table-cell office:value-type="string" table:style-name="ce1">
            <text:p>CHICAL C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63491337068769" table:style-name="ce2">
            <text:p>-363.491.337.068.769</text:p>
          </table:table-cell>
          <table:table-cell office:value-type="float" office:value="-680201378815163" table:style-name="ce2">
            <text:p>-680.201.378.815.1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91800" table:style-name="ce1">
            <text:p>420091800</text:p>
          </table:table-cell>
          <table:table-cell office:value-type="string" table:style-name="ce1">
            <text:p>Secundario a Distancia para Jóvenes y Adult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251 Escuela Nº 39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ANGUIL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365242443824622" table:style-name="ce2">
            <text:p>-365.242.443.824.622</text:p>
          </table:table-cell>
          <table:table-cell office:value-type="float" office:value="-640076302425994" table:style-name="ce2">
            <text:p>-640.076.302.425.9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91900" table:style-name="ce1">
            <text:p>420091900</text:p>
          </table:table-cell>
          <table:table-cell office:value-type="string" table:style-name="ce1">
            <text:p>Secundario a Distancia para Jóvenes y Adult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talia 41 Ex Unidad Educativa 32</text:p>
          </table:table-cell>
          <table:table-cell office:value-type="string" table:style-name="ce1">
            <text:p>L6330</text:p>
          </table:table-cell>
          <table:table-cell table:style-name="ce1"/>
          <table:table-cell office:value-type="string" table:style-name="ce1">
            <text:p>CATRILO</text:p>
          </table:table-cell>
          <table:table-cell office:value-type="string" table:style-name="ce1">
            <text:p>CATRIL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364092998409464" table:style-name="ce2">
            <text:p>-364.092.998.409.464</text:p>
          </table:table-cell>
          <table:table-cell office:value-type="float" office:value="-634190829011235" table:style-name="ce2">
            <text:p>-634.190.829.011.2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92100" table:style-name="ce1">
            <text:p>420092100</text:p>
          </table:table-cell>
          <table:table-cell office:value-type="string" table:style-name="ce1">
            <text:p>Secundario a Distancia para Jóvenes y Adult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Gral. Belgrano 330 Inst. Jose de San Martín</text:p>
          </table:table-cell>
          <table:table-cell office:value-type="string" table:style-name="ce1">
            <text:p>L6301</text:p>
          </table:table-cell>
          <table:table-cell table:style-name="ce1"/>
          <table:table-cell office:value-type="string" table:style-name="ce1">
            <text:p>MIGUEL RIGLOS</text:p>
          </table:table-cell>
          <table:table-cell office:value-type="string" table:style-name="ce1">
            <text:p>ATREU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368555948150723" table:style-name="ce2">
            <text:p>-368.555.948.150.723</text:p>
          </table:table-cell>
          <table:table-cell office:value-type="float" office:value="-636879220359898" table:style-name="ce2">
            <text:p>-636.879.220.359.8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92200" table:style-name="ce1">
            <text:p>420092200</text:p>
          </table:table-cell>
          <table:table-cell office:value-type="string" table:style-name="ce1">
            <text:p>Colegio Secundario Paulo Frei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vear 443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nicoale2005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366364867711151" table:style-name="ce2">
            <text:p>-366.364.867.711.151</text:p>
          </table:table-cell>
          <table:table-cell office:value-type="float" office:value="-642896778474843" table:style-name="ce2">
            <text:p>-642.896.778.474.8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92201" table:style-name="ce1">
            <text:p>420092201</text:p>
          </table:table-cell>
          <table:table-cell office:value-type="string" table:style-name="ce1">
            <text:p>Colegio Secundario Paulo Freire - Anexo Toay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lcarce y España</text:p>
          </table:table-cell>
          <table:table-cell office:value-type="float" office:value="6303" table:style-name="ce1">
            <text:p>6303</text:p>
          </table:table-cell>
          <table:table-cell table:style-name="ce1"/>
          <table:table-cell office:value-type="string" table:style-name="ce1">
            <text:p>TOAY</text:p>
          </table:table-cell>
          <table:table-cell office:value-type="string" table:style-name="ce1">
            <text:p>TOAY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36673685" table:style-name="ce2">
            <text:p>-36.673.685</text:p>
          </table:table-cell>
          <table:table-cell office:value-type="float" office:value="-64376643" table:style-name="ce2">
            <text:p>-64.376.6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92300" table:style-name="ce1">
            <text:p>420092300</text:p>
          </table:table-cell>
          <table:table-cell office:value-type="string" table:style-name="ce1">
            <text:p>Servicio Educativo Domiciliario-Hospitalari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em 251 Escuela 1 vieja</text:p>
          </table:table-cell>
          <table:table-cell office:value-type="string" table:style-name="ce1">
            <text:p>L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dei.proyectos@mce.lapampa.gov.ar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366023642304664" table:style-name="ce2">
            <text:p>-366.023.642.304.664</text:p>
          </table:table-cell>
          <table:table-cell office:value-type="float" office:value="-642968699039083" table:style-name="ce2">
            <text:p>-642.968.699.039.0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92400" table:style-name="ce1">
            <text:p>420092400</text:p>
          </table:table-cell>
          <table:table-cell office:value-type="string" table:style-name="ce1">
            <text:p>Centro Educativo Programa Especial N° 15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553 Escuela N° 35</text:p>
          </table:table-cell>
          <table:table-cell office:value-type="string" table:style-name="ce1">
            <text:p>L6303</text:p>
          </table:table-cell>
          <table:table-cell table:style-name="ce1"/>
          <table:table-cell office:value-type="string" table:style-name="ce1">
            <text:p>LONQUIMAY</text:p>
          </table:table-cell>
          <table:table-cell office:value-type="string" table:style-name="ce1">
            <text:p>CATRIL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4" table:style-name="ce1">
            <text:p>4</text:p>
          </table:table-cell>
          <table:table-cell office:value-type="float" office:value="-364650783911591" table:style-name="ce2">
            <text:p>-364.650.783.911.591</text:p>
          </table:table-cell>
          <table:table-cell office:value-type="float" office:value="-636236916674809" table:style-name="ce2">
            <text:p>-636.236.916.674.8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92500" table:style-name="ce1">
            <text:p>420092500</text:p>
          </table:table-cell>
          <table:table-cell office:value-type="string" table:style-name="ce1">
            <text:p>Centro Laboral N° 18 a)-(Hogar San José Obrero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enzona 1392 Zona Norte Hogar San José Obrero</text:p>
          </table:table-cell>
          <table:table-cell office:value-type="float" office:value="6300" table:style-name="ce1">
            <text:p>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366023642304664" table:style-name="ce2">
            <text:p>-366.023.642.304.664</text:p>
          </table:table-cell>
          <table:table-cell office:value-type="float" office:value="-642968699039083" table:style-name="ce2">
            <text:p>-642.968.699.039.0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92600" table:style-name="ce1">
            <text:p>420092600</text:p>
          </table:table-cell>
          <table:table-cell office:value-type="string" table:style-name="ce1">
            <text:p>Centro Educativo Programa Especial Nº 13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Varela s/n (e/ Unanue y Gral.Acha) Fonavi 59 ( Plan 5000) Escuela N° 258</text:p>
          </table:table-cell>
          <table:table-cell office:value-type="float" office:value="6300" table:style-name="ce1">
            <text:p>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366023642304664" table:style-name="ce2">
            <text:p>-366.023.642.304.664</text:p>
          </table:table-cell>
          <table:table-cell office:value-type="float" office:value="-642968699039083" table:style-name="ce2">
            <text:p>-642.968.699.039.0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92700" table:style-name="ce1">
            <text:p>420092700</text:p>
          </table:table-cell>
          <table:table-cell office:value-type="string" table:style-name="ce1">
            <text:p>Centro Laboral Nº 5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Jarillas 215 Butaló Escuela 27</text:p>
          </table:table-cell>
          <table:table-cell office:value-type="float" office:value="6300" table:style-name="ce1">
            <text:p>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366023642304664" table:style-name="ce2">
            <text:p>-366.023.642.304.664</text:p>
          </table:table-cell>
          <table:table-cell office:value-type="float" office:value="-642968699039083" table:style-name="ce2">
            <text:p>-642.968.699.039.0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92800" table:style-name="ce1">
            <text:p>420092800</text:p>
          </table:table-cell>
          <table:table-cell office:value-type="string" table:style-name="ce1">
            <text:p>Centro Educativo Programa Especial N° 15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celo T. Alvear 351 Centro Inst. Correccional de Mujeres U-13</text:p>
          </table:table-cell>
          <table:table-cell office:value-type="float" office:value="6300" table:style-name="ce1">
            <text:p>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4" table:style-name="ce1">
            <text:p>4</text:p>
          </table:table-cell>
          <table:table-cell office:value-type="float" office:value="-366023642304664" table:style-name="ce2">
            <text:p>-366.023.642.304.664</text:p>
          </table:table-cell>
          <table:table-cell office:value-type="float" office:value="-642968699039083" table:style-name="ce2">
            <text:p>-642.968.699.039.0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92900" table:style-name="ce1">
            <text:p>420092900</text:p>
          </table:table-cell>
          <table:table-cell office:value-type="string" table:style-name="ce1">
            <text:p>Escuela N° 26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04 (entre 111 y 113) 651 José Ignacio Rucci</text:p>
          </table:table-cell>
          <table:table-cell office:value-type="float" office:value="6360" table:style-name="ce1">
            <text:p>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ESCUELA263PICO@G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5658839" table:style-name="ce2">
            <text:p>-35.658.839</text:p>
          </table:table-cell>
          <table:table-cell office:value-type="float" office:value="-6377645" table:style-name="ce2">
            <text:p>-6.377.6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93000" table:style-name="ce1">
            <text:p>420093000</text:p>
          </table:table-cell>
          <table:table-cell office:value-type="string" table:style-name="ce1">
            <text:p>Escuela N° 26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17 (entre 54 y 56) 2751 Carlos Berg</text:p>
          </table:table-cell>
          <table:table-cell office:value-type="float" office:value="6360" table:style-name="ce1">
            <text:p>6360</text:p>
          </table:table-cell>
          <table:table-cell table:style-name="ce1"/>
          <table:table-cell office:value-type="string" table:style-name="ce1">
            <text:p>GENERAL PICO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ESCUELA264GENERALPICO@G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5646242" table:style-name="ce2">
            <text:p>-35.646.242</text:p>
          </table:table-cell>
          <table:table-cell office:value-type="float" office:value="-63735123" table:style-name="ce2">
            <text:p>-63.735.1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93100" table:style-name="ce1">
            <text:p>420093100</text:p>
          </table:table-cell>
          <table:table-cell office:value-type="string" table:style-name="ce1">
            <text:p>Escuela N° 26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13 de Caballeria Norte y C. Gugliota 35</text:p>
          </table:table-cell>
          <table:table-cell office:value-type="float" office:value="6303" table:style-name="ce1">
            <text:p>6303</text:p>
          </table:table-cell>
          <table:table-cell table:style-name="ce1"/>
          <table:table-cell office:value-type="string" table:style-name="ce1">
            <text:p>TOAY</text:p>
          </table:table-cell>
          <table:table-cell office:value-type="string" table:style-name="ce1">
            <text:p>TOAY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36667507" table:style-name="ce2">
            <text:p>-36.667.507</text:p>
          </table:table-cell>
          <table:table-cell office:value-type="float" office:value="-64363039" table:style-name="ce2">
            <text:p>-64.363.0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93200" table:style-name="ce1">
            <text:p>420093200</text:p>
          </table:table-cell>
          <table:table-cell office:value-type="string" table:style-name="ce1">
            <text:p>Centro Educativo Programa Especial Nº 14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evoto 51 Ex Terminal de Omnibus</text:p>
          </table:table-cell>
          <table:table-cell office:value-type="float" office:value="6369" table:style-name="ce1">
            <text:p>6369</text:p>
          </table:table-cell>
          <table:table-cell table:style-name="ce1"/>
          <table:table-cell office:value-type="string" table:style-name="ce1">
            <text:p>TRENEL</text:p>
          </table:table-cell>
          <table:table-cell office:value-type="string" table:style-name="ce1">
            <text:p>TRENE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0"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4" table:style-name="ce1">
            <text:p>4</text:p>
          </table:table-cell>
          <table:table-cell office:value-type="float" office:value="-35689649" table:style-name="ce2">
            <text:p>-35.689.649</text:p>
          </table:table-cell>
          <table:table-cell office:value-type="float" office:value="-64129944" table:style-name="ce2">
            <text:p>-64.129.9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93300" table:style-name="ce1">
            <text:p>420093300</text:p>
          </table:table-cell>
          <table:table-cell office:value-type="string" table:style-name="ce1">
            <text:p>Colegio Secundario de Toay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13 de Caballería 1373 Escuela 265</text:p>
          </table:table-cell>
          <table:table-cell office:value-type="float" office:value="6300" table:style-name="ce1">
            <text:p>6300</text:p>
          </table:table-cell>
          <table:table-cell table:style-name="ce1"/>
          <table:table-cell office:value-type="string" table:style-name="ce1">
            <text:p>TOAY</text:p>
          </table:table-cell>
          <table:table-cell office:value-type="string" table:style-name="ce1">
            <text:p>TOAY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93400" table:style-name="ce1">
            <text:p>420093400</text:p>
          </table:table-cell>
          <table:table-cell office:value-type="string" table:style-name="ce1">
            <text:p>Colegio Secundario Rural de Dori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egundo Gonzalez s/n Escuela 49</text:p>
          </table:table-cell>
          <table:table-cell office:value-type="float" office:value="6365" table:style-name="ce1">
            <text:p>6365</text:p>
          </table:table-cell>
          <table:table-cell table:style-name="ce1"/>
          <table:table-cell office:value-type="string" table:style-name="ce1">
            <text:p>DORILA</text:p>
          </table:table-cell>
          <table:table-cell office:value-type="string" table:style-name="ce1">
            <text:p>MARACO</text:p>
          </table:table-cell>
          <table:table-cell office:value-type="string" table:style-name="ce1">
            <text:p>m_zv13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93500" table:style-name="ce1">
            <text:p>420093500</text:p>
          </table:table-cell>
          <table:table-cell office:value-type="string" table:style-name="ce1">
            <text:p>Ciclo Orientado de la Educación Secundaria Sede Belgrano- EPJ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Belgrano Norte e Illía Villa Tomás Mason Norte</text:p>
          </table:table-cell>
          <table:table-cell office:value-type="float" office:value="6300" table:style-name="ce1">
            <text:p>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93600" table:style-name="ce1">
            <text:p>420093600</text:p>
          </table:table-cell>
          <table:table-cell office:value-type="string" table:style-name="ce1">
            <text:p>Secundario a Distancia Santa Ros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nsilla 419 Centro Escuela 6</text:p>
          </table:table-cell>
          <table:table-cell office:value-type="float" office:value="6300" table:style-name="ce1">
            <text:p>6300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93700" table:style-name="ce1">
            <text:p>420093700</text:p>
          </table:table-cell>
          <table:table-cell office:value-type="string" table:style-name="ce1">
            <text:p>Secundario a Distancia Catriló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talia 41 Colegio Medanos Cortado</text:p>
          </table:table-cell>
          <table:table-cell office:value-type="float" office:value="6380" table:style-name="ce1">
            <text:p>6380</text:p>
          </table:table-cell>
          <table:table-cell table:style-name="ce1"/>
          <table:table-cell office:value-type="string" table:style-name="ce1">
            <text:p>CATRILO</text:p>
          </table:table-cell>
          <table:table-cell office:value-type="string" table:style-name="ce1">
            <text:p>CATRIL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La Pampa</text:p>
          </table:table-cell>
          <table:table-cell office:value-type="float" office:value="420093800" table:style-name="ce1">
            <text:p>420093800</text:p>
          </table:table-cell>
          <table:table-cell office:value-type="string" table:style-name="ce1">
            <text:p>Secundario a Distancia Dobl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Uruguay 824 Colegio M J Estrada</text:p>
          </table:table-cell>
          <table:table-cell table:number-columns-repeated="2" table:style-name="ce1"/>
          <table:table-cell office:value-type="string" table:style-name="ce1">
            <text:p>DOBLAS</text:p>
          </table:table-cell>
          <table:table-cell office:value-type="string" table:style-name="ce1">
            <text:p>ATREUC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40"/>
        </table:table-row>
        <table:table-row table:number-rows-repeated="104778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orge Luis Cabezas</meta:initial-creator>
    <dc:creator>Jorge Luis Cabezas</dc:creator>
    <meta:creation-date>2015-07-23T20:55:06Z</meta:creation-date>
    <dc:date>2015-07-23T21:15:54Z</dc:date>
  </office:meta>
</office:document-meta>
</file>